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7.057cm" svg:height="9.005cm" svg:x="1.072cm" svg:y="73.497cm">
            <draw:object draw:notify-on-update-of-ranges="Planilha1.B6:Planilha1.B6 Planilha1.B7:Planilha1.B157 Planilha1.C6:Planilha1.C6 Planilha1.C7:Planilha1.C157 Planilha1.D6:Planilha1.D6 Planilha1.D7:Planilha1.D1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48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]+10" office:value-type="float" office:value="20" calcext:value-type="float">
            <text:p>20</text:p>
          </table:table-cell>
          <table:table-cell table:formula="of:=[.C1]+10" office:value-type="float" office:value="30" calcext:value-type="float">
            <text:p>30</text:p>
          </table:table-cell>
          <table:table-cell table:formula="of:=[.D1]+10" office:value-type="float" office:value="40" calcext:value-type="float">
            <text:p>40</text:p>
          </table:table-cell>
          <table:table-cell table:formula="of:=[.E1]+10" office:value-type="float" office:value="50" calcext:value-type="float">
            <text:p>50</text:p>
          </table:table-cell>
          <table:table-cell table:formula="of:=[.F1]+10" office:value-type="float" office:value="60" calcext:value-type="float">
            <text:p>60</text:p>
          </table:table-cell>
          <table:table-cell table:formula="of:=[.G1]+10" office:value-type="float" office:value="70" calcext:value-type="float">
            <text:p>70</text:p>
          </table:table-cell>
          <table:table-cell table:formula="of:=[.H1]+10" office:value-type="float" office:value="80" calcext:value-type="float">
            <text:p>80</text:p>
          </table:table-cell>
          <table:table-cell table:formula="of:=[.I1]+10" office:value-type="float" office:value="90" calcext:value-type="float">
            <text:p>90</text:p>
          </table:table-cell>
          <table:table-cell table:formula="of:=[.J1]+10" office:value-type="float" office:value="100" calcext:value-type="float">
            <text:p>100</text:p>
          </table:table-cell>
          <table:table-cell table:formula="of:=[.K1]+10" office:value-type="float" office:value="110" calcext:value-type="float">
            <text:p>110</text:p>
          </table:table-cell>
          <table:table-cell table:formula="of:=[.L1]+10" office:value-type="float" office:value="120" calcext:value-type="float">
            <text:p>120</text:p>
          </table:table-cell>
          <table:table-cell table:formula="of:=[.M1]+10" office:value-type="float" office:value="130" calcext:value-type="float">
            <text:p>130</text:p>
          </table:table-cell>
          <table:table-cell table:formula="of:=[.N1]+10" office:value-type="float" office:value="140" calcext:value-type="float">
            <text:p>140</text:p>
          </table:table-cell>
          <table:table-cell table:formula="of:=[.O1]+10" office:value-type="float" office:value="150" calcext:value-type="float">
            <text:p>150</text:p>
          </table:table-cell>
          <table:table-cell table:formula="of:=[.P1]+10" office:value-type="float" office:value="160" calcext:value-type="float">
            <text:p>160</text:p>
          </table:table-cell>
          <table:table-cell table:formula="of:=[.Q1]+10" office:value-type="float" office:value="170" calcext:value-type="float">
            <text:p>170</text:p>
          </table:table-cell>
          <table:table-cell table:formula="of:=[.R1]+10" office:value-type="float" office:value="180" calcext:value-type="float">
            <text:p>180</text:p>
          </table:table-cell>
          <table:table-cell table:formula="of:=[.S1]+10" office:value-type="float" office:value="190" calcext:value-type="float">
            <text:p>190</text:p>
          </table:table-cell>
          <table:table-cell table:formula="of:=[.T1]+10" office:value-type="float" office:value="200" calcext:value-type="float">
            <text:p>200</text:p>
          </table:table-cell>
          <table:table-cell table:formula="of:=[.U1]+10" office:value-type="float" office:value="210" calcext:value-type="float">
            <text:p>210</text:p>
          </table:table-cell>
          <table:table-cell table:formula="of:=[.V1]+10" office:value-type="float" office:value="220" calcext:value-type="float">
            <text:p>220</text:p>
          </table:table-cell>
          <table:table-cell table:formula="of:=[.W1]+10" office:value-type="float" office:value="230" calcext:value-type="float">
            <text:p>230</text:p>
          </table:table-cell>
          <table:table-cell table:formula="of:=[.X1]+10" office:value-type="float" office:value="240" calcext:value-type="float">
            <text:p>240</text:p>
          </table:table-cell>
          <table:table-cell table:formula="of:=[.Y1]+10" office:value-type="float" office:value="250" calcext:value-type="float">
            <text:p>250</text:p>
          </table:table-cell>
          <table:table-cell table:formula="of:=[.Z1]+10" office:value-type="float" office:value="260" calcext:value-type="float">
            <text:p>260</text:p>
          </table:table-cell>
          <table:table-cell table:formula="of:=[.AA1]+10" office:value-type="float" office:value="270" calcext:value-type="float">
            <text:p>270</text:p>
          </table:table-cell>
          <table:table-cell table:formula="of:=[.AB1]+10" office:value-type="float" office:value="280" calcext:value-type="float">
            <text:p>280</text:p>
          </table:table-cell>
          <table:table-cell table:formula="of:=[.AC1]+10" office:value-type="float" office:value="290" calcext:value-type="float">
            <text:p>290</text:p>
          </table:table-cell>
          <table:table-cell table:formula="of:=[.AD1]+10" office:value-type="float" office:value="300" calcext:value-type="float">
            <text:p>300</text:p>
          </table:table-cell>
          <table:table-cell table:formula="of:=[.AE1]+10" office:value-type="float" office:value="310" calcext:value-type="float">
            <text:p>310</text:p>
          </table:table-cell>
          <table:table-cell table:formula="of:=[.AF1]+10" office:value-type="float" office:value="320" calcext:value-type="float">
            <text:p>320</text:p>
          </table:table-cell>
          <table:table-cell table:formula="of:=[.AG1]+10" office:value-type="float" office:value="330" calcext:value-type="float">
            <text:p>330</text:p>
          </table:table-cell>
          <table:table-cell table:formula="of:=[.AH1]+10" office:value-type="float" office:value="340" calcext:value-type="float">
            <text:p>340</text:p>
          </table:table-cell>
          <table:table-cell table:formula="of:=[.AI1]+10" office:value-type="float" office:value="350" calcext:value-type="float">
            <text:p>350</text:p>
          </table:table-cell>
          <table:table-cell table:formula="of:=[.AJ1]+10" office:value-type="float" office:value="360" calcext:value-type="float">
            <text:p>360</text:p>
          </table:table-cell>
          <table:table-cell table:formula="of:=[.AK1]+10" office:value-type="float" office:value="370" calcext:value-type="float">
            <text:p>370</text:p>
          </table:table-cell>
          <table:table-cell table:formula="of:=[.AL1]+10" office:value-type="float" office:value="380" calcext:value-type="float">
            <text:p>380</text:p>
          </table:table-cell>
          <table:table-cell table:formula="of:=[.AM1]+10" office:value-type="float" office:value="390" calcext:value-type="float">
            <text:p>390</text:p>
          </table:table-cell>
          <table:table-cell table:formula="of:=[.AN1]+10" office:value-type="float" office:value="400" calcext:value-type="float">
            <text:p>400</text:p>
          </table:table-cell>
          <table:table-cell table:formula="of:=[.AO1]+10" office:value-type="float" office:value="410" calcext:value-type="float">
            <text:p>410</text:p>
          </table:table-cell>
          <table:table-cell table:formula="of:=[.AP1]+10" office:value-type="float" office:value="420" calcext:value-type="float">
            <text:p>420</text:p>
          </table:table-cell>
          <table:table-cell table:formula="of:=[.AQ1]+10" office:value-type="float" office:value="430" calcext:value-type="float">
            <text:p>430</text:p>
          </table:table-cell>
          <table:table-cell table:formula="of:=[.AR1]+10" office:value-type="float" office:value="440" calcext:value-type="float">
            <text:p>440</text:p>
          </table:table-cell>
          <table:table-cell table:formula="of:=[.AS1]+10" office:value-type="float" office:value="450" calcext:value-type="float">
            <text:p>450</text:p>
          </table:table-cell>
          <table:table-cell table:formula="of:=[.AT1]+10" office:value-type="float" office:value="460" calcext:value-type="float">
            <text:p>460</text:p>
          </table:table-cell>
          <table:table-cell table:formula="of:=[.AU1]+10" office:value-type="float" office:value="470" calcext:value-type="float">
            <text:p>470</text:p>
          </table:table-cell>
          <table:table-cell table:formula="of:=[.AV1]+10" office:value-type="float" office:value="480" calcext:value-type="float">
            <text:p>480</text:p>
          </table:table-cell>
          <table:table-cell table:formula="of:=[.AW1]+10" office:value-type="float" office:value="490" calcext:value-type="float">
            <text:p>490</text:p>
          </table:table-cell>
          <table:table-cell table:formula="of:=[.AX1]+10" office:value-type="float" office:value="500" calcext:value-type="float">
            <text:p>500</text:p>
          </table:table-cell>
          <table:table-cell table:formula="of:=[.AY1]+10" office:value-type="float" office:value="510" calcext:value-type="float">
            <text:p>510</text:p>
          </table:table-cell>
          <table:table-cell table:formula="of:=[.AZ1]+10" office:value-type="float" office:value="520" calcext:value-type="float">
            <text:p>520</text:p>
          </table:table-cell>
          <table:table-cell table:formula="of:=[.BA1]+10" office:value-type="float" office:value="530" calcext:value-type="float">
            <text:p>530</text:p>
          </table:table-cell>
          <table:table-cell table:formula="of:=[.BB1]+10" office:value-type="float" office:value="540" calcext:value-type="float">
            <text:p>540</text:p>
          </table:table-cell>
          <table:table-cell table:formula="of:=[.BC1]+10" office:value-type="float" office:value="550" calcext:value-type="float">
            <text:p>550</text:p>
          </table:table-cell>
          <table:table-cell table:formula="of:=[.BD1]+10" office:value-type="float" office:value="560" calcext:value-type="float">
            <text:p>560</text:p>
          </table:table-cell>
          <table:table-cell table:formula="of:=[.BE1]+10" office:value-type="float" office:value="570" calcext:value-type="float">
            <text:p>570</text:p>
          </table:table-cell>
          <table:table-cell table:formula="of:=[.BF1]+10" office:value-type="float" office:value="580" calcext:value-type="float">
            <text:p>580</text:p>
          </table:table-cell>
          <table:table-cell table:formula="of:=[.BG1]+10" office:value-type="float" office:value="590" calcext:value-type="float">
            <text:p>590</text:p>
          </table:table-cell>
          <table:table-cell table:formula="of:=[.BH1]+10" office:value-type="float" office:value="600" calcext:value-type="float">
            <text:p>600</text:p>
          </table:table-cell>
          <table:table-cell table:formula="of:=[.BI1]+10" office:value-type="float" office:value="610" calcext:value-type="float">
            <text:p>610</text:p>
          </table:table-cell>
          <table:table-cell table:formula="of:=[.BJ1]+10" office:value-type="float" office:value="620" calcext:value-type="float">
            <text:p>620</text:p>
          </table:table-cell>
          <table:table-cell table:formula="of:=[.BK1]+10" office:value-type="float" office:value="630" calcext:value-type="float">
            <text:p>630</text:p>
          </table:table-cell>
          <table:table-cell table:formula="of:=[.BL1]+10" office:value-type="float" office:value="640" calcext:value-type="float">
            <text:p>640</text:p>
          </table:table-cell>
          <table:table-cell table:formula="of:=[.BM1]+10" office:value-type="float" office:value="650" calcext:value-type="float">
            <text:p>650</text:p>
          </table:table-cell>
          <table:table-cell table:formula="of:=[.BN1]+10" office:value-type="float" office:value="660" calcext:value-type="float">
            <text:p>660</text:p>
          </table:table-cell>
          <table:table-cell table:formula="of:=[.BO1]+10" office:value-type="float" office:value="670" calcext:value-type="float">
            <text:p>670</text:p>
          </table:table-cell>
          <table:table-cell table:formula="of:=[.BP1]+10" office:value-type="float" office:value="680" calcext:value-type="float">
            <text:p>680</text:p>
          </table:table-cell>
          <table:table-cell table:formula="of:=[.BQ1]+10" office:value-type="float" office:value="690" calcext:value-type="float">
            <text:p>690</text:p>
          </table:table-cell>
          <table:table-cell table:formula="of:=[.BR1]+10" office:value-type="float" office:value="700" calcext:value-type="float">
            <text:p>700</text:p>
          </table:table-cell>
          <table:table-cell table:formula="of:=[.BS1]+10" office:value-type="float" office:value="710" calcext:value-type="float">
            <text:p>710</text:p>
          </table:table-cell>
          <table:table-cell table:formula="of:=[.BT1]+10" office:value-type="float" office:value="720" calcext:value-type="float">
            <text:p>720</text:p>
          </table:table-cell>
          <table:table-cell table:formula="of:=[.BU1]+10" office:value-type="float" office:value="730" calcext:value-type="float">
            <text:p>730</text:p>
          </table:table-cell>
          <table:table-cell table:formula="of:=[.BV1]+10" office:value-type="float" office:value="740" calcext:value-type="float">
            <text:p>740</text:p>
          </table:table-cell>
          <table:table-cell table:formula="of:=[.BW1]+10" office:value-type="float" office:value="750" calcext:value-type="float">
            <text:p>750</text:p>
          </table:table-cell>
          <table:table-cell table:formula="of:=[.BX1]+10" office:value-type="float" office:value="760" calcext:value-type="float">
            <text:p>760</text:p>
          </table:table-cell>
          <table:table-cell table:formula="of:=[.BY1]+10" office:value-type="float" office:value="770" calcext:value-type="float">
            <text:p>770</text:p>
          </table:table-cell>
          <table:table-cell table:formula="of:=[.BZ1]+10" office:value-type="float" office:value="780" calcext:value-type="float">
            <text:p>780</text:p>
          </table:table-cell>
          <table:table-cell table:formula="of:=[.CA1]+10" office:value-type="float" office:value="790" calcext:value-type="float">
            <text:p>790</text:p>
          </table:table-cell>
          <table:table-cell table:formula="of:=[.CB1]+10" office:value-type="float" office:value="800" calcext:value-type="float">
            <text:p>800</text:p>
          </table:table-cell>
          <table:table-cell table:formula="of:=[.CC1]+10" office:value-type="float" office:value="810" calcext:value-type="float">
            <text:p>810</text:p>
          </table:table-cell>
          <table:table-cell table:formula="of:=[.CD1]+10" office:value-type="float" office:value="820" calcext:value-type="float">
            <text:p>820</text:p>
          </table:table-cell>
          <table:table-cell table:formula="of:=[.CE1]+10" office:value-type="float" office:value="830" calcext:value-type="float">
            <text:p>830</text:p>
          </table:table-cell>
          <table:table-cell table:formula="of:=[.CF1]+10" office:value-type="float" office:value="840" calcext:value-type="float">
            <text:p>840</text:p>
          </table:table-cell>
          <table:table-cell table:formula="of:=[.CG1]+10" office:value-type="float" office:value="850" calcext:value-type="float">
            <text:p>850</text:p>
          </table:table-cell>
          <table:table-cell table:formula="of:=[.CH1]+10" office:value-type="float" office:value="860" calcext:value-type="float">
            <text:p>860</text:p>
          </table:table-cell>
          <table:table-cell table:formula="of:=[.CI1]+10" office:value-type="float" office:value="870" calcext:value-type="float">
            <text:p>870</text:p>
          </table:table-cell>
          <table:table-cell table:formula="of:=[.CJ1]+10" office:value-type="float" office:value="880" calcext:value-type="float">
            <text:p>880</text:p>
          </table:table-cell>
          <table:table-cell table:formula="of:=[.CK1]+10" office:value-type="float" office:value="890" calcext:value-type="float">
            <text:p>890</text:p>
          </table:table-cell>
          <table:table-cell table:formula="of:=[.CL1]+10" office:value-type="float" office:value="900" calcext:value-type="float">
            <text:p>900</text:p>
          </table:table-cell>
          <table:table-cell table:formula="of:=[.CM1]+10" office:value-type="float" office:value="910" calcext:value-type="float">
            <text:p>910</text:p>
          </table:table-cell>
          <table:table-cell table:formula="of:=[.CN1]+10" office:value-type="float" office:value="920" calcext:value-type="float">
            <text:p>920</text:p>
          </table:table-cell>
          <table:table-cell table:formula="of:=[.CO1]+10" office:value-type="float" office:value="930" calcext:value-type="float">
            <text:p>930</text:p>
          </table:table-cell>
          <table:table-cell table:formula="of:=[.CP1]+10" office:value-type="float" office:value="940" calcext:value-type="float">
            <text:p>940</text:p>
          </table:table-cell>
          <table:table-cell table:formula="of:=[.CQ1]+10" office:value-type="float" office:value="950" calcext:value-type="float">
            <text:p>950</text:p>
          </table:table-cell>
          <table:table-cell table:formula="of:=[.CR1]+10" office:value-type="float" office:value="960" calcext:value-type="float">
            <text:p>960</text:p>
          </table:table-cell>
          <table:table-cell table:formula="of:=[.CS1]+10" office:value-type="float" office:value="970" calcext:value-type="float">
            <text:p>970</text:p>
          </table:table-cell>
          <table:table-cell table:formula="of:=[.CT1]+10" office:value-type="float" office:value="980" calcext:value-type="float">
            <text:p>980</text:p>
          </table:table-cell>
          <table:table-cell table:formula="of:=[.CU1]+10" office:value-type="float" office:value="990" calcext:value-type="float">
            <text:p>990</text:p>
          </table:table-cell>
          <table:table-cell table:formula="of:=[.CV1]+10" office:value-type="float" office:value="1000" calcext:value-type="float">
            <text:p>1000</text:p>
          </table:table-cell>
          <table:table-cell table:formula="of:=[.CW1]+10" office:value-type="float" office:value="1010" calcext:value-type="float">
            <text:p>1010</text:p>
          </table:table-cell>
          <table:table-cell table:formula="of:=[.CX1]+10" office:value-type="float" office:value="1020" calcext:value-type="float">
            <text:p>1020</text:p>
          </table:table-cell>
          <table:table-cell table:formula="of:=[.CY1]+10" office:value-type="float" office:value="1030" calcext:value-type="float">
            <text:p>1030</text:p>
          </table:table-cell>
          <table:table-cell table:formula="of:=[.CZ1]+10" office:value-type="float" office:value="1040" calcext:value-type="float">
            <text:p>1040</text:p>
          </table:table-cell>
          <table:table-cell table:formula="of:=[.DA1]+10" office:value-type="float" office:value="1050" calcext:value-type="float">
            <text:p>1050</text:p>
          </table:table-cell>
          <table:table-cell table:formula="of:=[.DB1]+10" office:value-type="float" office:value="1060" calcext:value-type="float">
            <text:p>1060</text:p>
          </table:table-cell>
          <table:table-cell table:formula="of:=[.DC1]+10" office:value-type="float" office:value="1070" calcext:value-type="float">
            <text:p>1070</text:p>
          </table:table-cell>
          <table:table-cell table:formula="of:=[.DD1]+10" office:value-type="float" office:value="1080" calcext:value-type="float">
            <text:p>1080</text:p>
          </table:table-cell>
          <table:table-cell table:formula="of:=[.DE1]+10" office:value-type="float" office:value="1090" calcext:value-type="float">
            <text:p>1090</text:p>
          </table:table-cell>
          <table:table-cell table:formula="of:=[.DF1]+10" office:value-type="float" office:value="1100" calcext:value-type="float">
            <text:p>1100</text:p>
          </table:table-cell>
          <table:table-cell table:formula="of:=[.DG1]+10" office:value-type="float" office:value="1110" calcext:value-type="float">
            <text:p>1110</text:p>
          </table:table-cell>
          <table:table-cell table:formula="of:=[.DH1]+10" office:value-type="float" office:value="1120" calcext:value-type="float">
            <text:p>1120</text:p>
          </table:table-cell>
          <table:table-cell table:formula="of:=[.DI1]+10" office:value-type="float" office:value="1130" calcext:value-type="float">
            <text:p>1130</text:p>
          </table:table-cell>
          <table:table-cell table:formula="of:=[.DJ1]+10" office:value-type="float" office:value="1140" calcext:value-type="float">
            <text:p>1140</text:p>
          </table:table-cell>
          <table:table-cell table:formula="of:=[.DK1]+10" office:value-type="float" office:value="1150" calcext:value-type="float">
            <text:p>1150</text:p>
          </table:table-cell>
          <table:table-cell table:formula="of:=[.DL1]+10" office:value-type="float" office:value="1160" calcext:value-type="float">
            <text:p>1160</text:p>
          </table:table-cell>
          <table:table-cell table:formula="of:=[.DM1]+10" office:value-type="float" office:value="1170" calcext:value-type="float">
            <text:p>1170</text:p>
          </table:table-cell>
          <table:table-cell table:formula="of:=[.DN1]+10" office:value-type="float" office:value="1180" calcext:value-type="float">
            <text:p>1180</text:p>
          </table:table-cell>
          <table:table-cell table:formula="of:=[.DO1]+10" office:value-type="float" office:value="1190" calcext:value-type="float">
            <text:p>1190</text:p>
          </table:table-cell>
          <table:table-cell table:formula="of:=[.DP1]+10" office:value-type="float" office:value="1200" calcext:value-type="float">
            <text:p>1200</text:p>
          </table:table-cell>
          <table:table-cell table:formula="of:=[.DQ1]+10" office:value-type="float" office:value="1210" calcext:value-type="float">
            <text:p>1210</text:p>
          </table:table-cell>
          <table:table-cell table:formula="of:=[.DR1]+10" office:value-type="float" office:value="1220" calcext:value-type="float">
            <text:p>1220</text:p>
          </table:table-cell>
          <table:table-cell table:formula="of:=[.DS1]+10" office:value-type="float" office:value="1230" calcext:value-type="float">
            <text:p>1230</text:p>
          </table:table-cell>
          <table:table-cell table:formula="of:=[.DT1]+10" office:value-type="float" office:value="1240" calcext:value-type="float">
            <text:p>1240</text:p>
          </table:table-cell>
          <table:table-cell table:formula="of:=[.DU1]+10" office:value-type="float" office:value="1250" calcext:value-type="float">
            <text:p>1250</text:p>
          </table:table-cell>
          <table:table-cell table:formula="of:=[.DV1]+10" office:value-type="float" office:value="1260" calcext:value-type="float">
            <text:p>1260</text:p>
          </table:table-cell>
          <table:table-cell table:formula="of:=[.DW1]+10" office:value-type="float" office:value="1270" calcext:value-type="float">
            <text:p>1270</text:p>
          </table:table-cell>
          <table:table-cell table:formula="of:=[.DX1]+10" office:value-type="float" office:value="1280" calcext:value-type="float">
            <text:p>1280</text:p>
          </table:table-cell>
          <table:table-cell table:formula="of:=[.DY1]+10" office:value-type="float" office:value="1290" calcext:value-type="float">
            <text:p>1290</text:p>
          </table:table-cell>
          <table:table-cell table:formula="of:=[.DZ1]+10" office:value-type="float" office:value="1300" calcext:value-type="float">
            <text:p>1300</text:p>
          </table:table-cell>
          <table:table-cell table:formula="of:=[.EA1]+10" office:value-type="float" office:value="1310" calcext:value-type="float">
            <text:p>1310</text:p>
          </table:table-cell>
          <table:table-cell table:formula="of:=[.EB1]+10" office:value-type="float" office:value="1320" calcext:value-type="float">
            <text:p>1320</text:p>
          </table:table-cell>
          <table:table-cell table:formula="of:=[.EC1]+10" office:value-type="float" office:value="1330" calcext:value-type="float">
            <text:p>1330</text:p>
          </table:table-cell>
          <table:table-cell table:formula="of:=[.ED1]+10" office:value-type="float" office:value="1340" calcext:value-type="float">
            <text:p>1340</text:p>
          </table:table-cell>
          <table:table-cell table:formula="of:=[.EE1]+10" office:value-type="float" office:value="1350" calcext:value-type="float">
            <text:p>1350</text:p>
          </table:table-cell>
          <table:table-cell table:formula="of:=[.EF1]+10" office:value-type="float" office:value="1360" calcext:value-type="float">
            <text:p>1360</text:p>
          </table:table-cell>
          <table:table-cell table:formula="of:=[.EG1]+10" office:value-type="float" office:value="1370" calcext:value-type="float">
            <text:p>1370</text:p>
          </table:table-cell>
          <table:table-cell table:formula="of:=[.EH1]+10" office:value-type="float" office:value="1380" calcext:value-type="float">
            <text:p>1380</text:p>
          </table:table-cell>
          <table:table-cell table:formula="of:=[.EI1]+10" office:value-type="float" office:value="1390" calcext:value-type="float">
            <text:p>1390</text:p>
          </table:table-cell>
          <table:table-cell table:formula="of:=[.EJ1]+10" office:value-type="float" office:value="1400" calcext:value-type="float">
            <text:p>1400</text:p>
          </table:table-cell>
          <table:table-cell table:formula="of:=[.EK1]+10" office:value-type="float" office:value="1410" calcext:value-type="float">
            <text:p>1410</text:p>
          </table:table-cell>
          <table:table-cell table:formula="of:=[.EL1]+10" office:value-type="float" office:value="1420" calcext:value-type="float">
            <text:p>1420</text:p>
          </table:table-cell>
          <table:table-cell table:formula="of:=[.EM1]+10" office:value-type="float" office:value="1430" calcext:value-type="float">
            <text:p>1430</text:p>
          </table:table-cell>
          <table:table-cell table:formula="of:=[.EN1]+10" office:value-type="float" office:value="1440" calcext:value-type="float">
            <text:p>1440</text:p>
          </table:table-cell>
          <table:table-cell table:formula="of:=[.EO1]+10" office:value-type="float" office:value="1450" calcext:value-type="float">
            <text:p>1450</text:p>
          </table:table-cell>
          <table:table-cell table:formula="of:=[.EP1]+10" office:value-type="float" office:value="1460" calcext:value-type="float">
            <text:p>1460</text:p>
          </table:table-cell>
          <table:table-cell table:formula="of:=[.EQ1]+10" office:value-type="float" office:value="1470" calcext:value-type="float">
            <text:p>1470</text:p>
          </table:table-cell>
          <table:table-cell table:formula="of:=[.ER1]+10" office:value-type="float" office:value="1480" calcext:value-type="float">
            <text:p>1480</text:p>
          </table:table-cell>
          <table:table-cell table:formula="of:=[.ES1]+10" office:value-type="float" office:value="1490" calcext:value-type="float">
            <text:p>1490</text:p>
          </table:table-cell>
          <table:table-cell table:formula="of:=[.ET1]+10" office:value-type="float" office:value="1500" calcext:value-type="float">
            <text:p>1500</text:p>
          </table:table-cell>
          <table:table-cell table:formula="of:=[.EU1]+10"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ResistorFixo</text:p>
          </table:table-cell>
          <table:table-cell office:value-type="float" office:value="-1.15469956408242" calcext:value-type="float">
            <text:p>-1,15469956408242</text:p>
          </table:table-cell>
          <table:table-cell office:value-type="float" office:value="-1.15469978392884" calcext:value-type="float">
            <text:p>-1,15469978392884</text:p>
          </table:table-cell>
          <table:table-cell office:value-type="float" office:value="-1.1546997134373" calcext:value-type="float">
            <text:p>-1,1546997134373</text:p>
          </table:table-cell>
          <table:table-cell office:value-type="float" office:value="-1.1546999756251" calcext:value-type="float">
            <text:p>-1,1546999756251</text:p>
          </table:table-cell>
          <table:table-cell office:value-type="float" office:value="-1.15469991486641" calcext:value-type="float">
            <text:p>-1,15469991486641</text:p>
          </table:table-cell>
          <table:table-cell office:value-type="float" office:value="-1.15469991494122" calcext:value-type="float">
            <text:p>-1,15469991494122</text:p>
          </table:table-cell>
          <table:table-cell office:value-type="float" office:value="-1.1546991349716" calcext:value-type="float">
            <text:p>-1,1546991349716</text:p>
          </table:table-cell>
          <table:table-cell table:number-columns-repeated="3" office:value-type="float" office:value="-1.15469991509081" calcext:value-type="float">
            <text:p>-1,15469991509081</text:p>
          </table:table-cell>
          <table:table-cell table:number-columns-repeated="2" office:value-type="float" office:value="-1.15470038246353" calcext:value-type="float">
            <text:p>-1,15470038246353</text:p>
          </table:table-cell>
          <table:table-cell office:value-type="float" office:value="-1.15469991509081" calcext:value-type="float">
            <text:p>-1,15469991509081</text:p>
          </table:table-cell>
          <table:table-cell table:number-columns-repeated="2" office:value-type="float" office:value="-1.15470038246353" calcext:value-type="float">
            <text:p>-1,15470038246353</text:p>
          </table:table-cell>
          <table:table-cell office:value-type="float" office:value="-1.15468763108499" calcext:value-type="float">
            <text:p>-1,15468763108499</text:p>
          </table:table-cell>
          <table:table-cell office:value-type="float" office:value="-1.15468762798689" calcext:value-type="float">
            <text:p>-1,15468762798689</text:p>
          </table:table-cell>
          <table:table-cell office:value-type="float" office:value="-1.15468819056518" calcext:value-type="float">
            <text:p>-1,15468819056518</text:p>
          </table:table-cell>
          <table:table-cell office:value-type="float" office:value="-1.15468791365296" calcext:value-type="float">
            <text:p>-1,15468791365296</text:p>
          </table:table-cell>
          <table:table-cell office:value-type="float" office:value="-1.15468762953608" calcext:value-type="float">
            <text:p>-1,15468762953608</text:p>
          </table:table-cell>
          <table:table-cell office:value-type="float" office:value="-1.15468846590148" calcext:value-type="float">
            <text:p>-1,15468846590148</text:p>
          </table:table-cell>
          <table:table-cell office:value-type="float" office:value="-1.15468846735008" calcext:value-type="float">
            <text:p>-1,15468846735008</text:p>
          </table:table-cell>
          <table:table-cell office:value-type="float" office:value="-1.15468873942081" calcext:value-type="float">
            <text:p>-1,15468873942081</text:p>
          </table:table-cell>
          <table:table-cell office:value-type="float" office:value="-1.15468873927922" calcext:value-type="float">
            <text:p>-1,15468873927922</text:p>
          </table:table-cell>
          <table:table-cell table:number-columns-repeated="2" office:value-type="float" office:value="-1.15468900965173" calcext:value-type="float">
            <text:p>-1,15468900965173</text:p>
          </table:table-cell>
          <table:table-cell office:value-type="float" office:value="-1.15468900951338" calcext:value-type="float">
            <text:p>-1,15468900951338</text:p>
          </table:table-cell>
          <table:table-cell office:value-type="float" office:value="-1.15468953962892" calcext:value-type="float">
            <text:p>-1,15468953962892</text:p>
          </table:table-cell>
          <table:table-cell table:number-columns-repeated="2" office:value-type="float" office:value="-1.15468953949694" calcext:value-type="float">
            <text:p>-1,15468953949694</text:p>
          </table:table-cell>
          <table:table-cell table:number-columns-repeated="3" office:value-type="float" office:value="-1.154690057011" calcext:value-type="float">
            <text:p>-1,154690057011</text:p>
          </table:table-cell>
          <table:table-cell office:value-type="float" office:value="-1.1546903104783" calcext:value-type="float">
            <text:p>-1,1546903104783</text:p>
          </table:table-cell>
          <table:table-cell table:number-columns-repeated="2" office:value-type="float" office:value="-1.15469056205551" calcext:value-type="float">
            <text:p>-1,15469056205551</text:p>
          </table:table-cell>
          <table:table-cell office:value-type="float" office:value="-1.15469080931795" calcext:value-type="float">
            <text:p>-1,15469080931795</text:p>
          </table:table-cell>
          <table:table-cell office:value-type="float" office:value="-1.15469105451663" calcext:value-type="float">
            <text:p>-1,15469105451663</text:p>
          </table:table-cell>
          <table:table-cell office:value-type="float" office:value="-1.15469105463043" calcext:value-type="float">
            <text:p>-1,15469105463043</text:p>
          </table:table-cell>
          <table:table-cell office:value-type="float" office:value="-1.1546915347357" calcext:value-type="float">
            <text:p>-1,1546915347357</text:p>
          </table:table-cell>
          <table:table-cell table:number-columns-repeated="3" office:value-type="float" office:value="-1.15469153462766" calcext:value-type="float">
            <text:p>-1,15469153462766</text:p>
          </table:table-cell>
          <table:table-cell table:number-columns-repeated="3" office:value-type="float" office:value="-1.15469200226885" calcext:value-type="float">
            <text:p>-1,15469200226885</text:p>
          </table:table-cell>
          <table:table-cell table:number-columns-repeated="3" office:value-type="float" office:value="-1.15469245744016" calcext:value-type="float">
            <text:p>-1,15469245744016</text:p>
          </table:table-cell>
          <table:table-cell table:number-columns-repeated="2" office:value-type="float" office:value="-1.15469290014153" calcext:value-type="float">
            <text:p>-1,15469290014153</text:p>
          </table:table-cell>
          <table:table-cell office:value-type="float" office:value="-1.15469311726125" calcext:value-type="float">
            <text:p>-1,15469311726125</text:p>
          </table:table-cell>
          <table:table-cell table:number-columns-repeated="2" office:value-type="float" office:value="-1.15469333037294" calcext:value-type="float">
            <text:p>-1,15469333037294</text:p>
          </table:table-cell>
          <table:table-cell table:number-columns-repeated="2" office:value-type="float" office:value="-1.15469354123221" calcext:value-type="float">
            <text:p>-1,15469354123221</text:p>
          </table:table-cell>
          <table:table-cell office:value-type="float" office:value="-1.15469374813432" calcext:value-type="float">
            <text:p>-1,15469374813432</text:p>
          </table:table-cell>
          <table:table-cell office:value-type="float" office:value="-1.15469395273389" calcext:value-type="float">
            <text:p>-1,15469395273389</text:p>
          </table:table-cell>
          <table:table-cell table:number-columns-repeated="2" office:value-type="float" office:value="-1.15469415342565" calcext:value-type="float">
            <text:p>-1,15469415342565</text:p>
          </table:table-cell>
          <table:table-cell office:value-type="float" office:value="-1.15469435176623" calcext:value-type="float">
            <text:p>-1,15469435176623</text:p>
          </table:table-cell>
          <table:table-cell table:number-columns-repeated="2" office:value-type="float" office:value="-1.15469454624689" calcext:value-type="float">
            <text:p>-1,15469454624689</text:p>
          </table:table-cell>
          <table:table-cell office:value-type="float" office:value="-1.15469454631879" calcext:value-type="float">
            <text:p>-1,15469454631879</text:p>
          </table:table-cell>
          <table:table-cell office:value-type="float" office:value="-1.15469473839881" calcext:value-type="float">
            <text:p>-1,15469473839881</text:p>
          </table:table-cell>
          <table:table-cell table:number-columns-repeated="2" office:value-type="float" office:value="-1.15469492666533" calcext:value-type="float">
            <text:p>-1,15469492666533</text:p>
          </table:table-cell>
          <table:table-cell table:number-columns-repeated="3" office:value-type="float" office:value="-1.15469529454185" calcext:value-type="float">
            <text:p>-1,15469529454185</text:p>
          </table:table-cell>
          <table:table-cell table:number-columns-repeated="2" office:value-type="float" office:value="-1.15469547386461" calcext:value-type="float">
            <text:p>-1,15469547386461</text:p>
          </table:table-cell>
          <table:table-cell office:value-type="float" office:value="-1.15469564971366" calcext:value-type="float">
            <text:p>-1,15469564971366</text:p>
          </table:table-cell>
          <table:table-cell table:number-columns-repeated="2" office:value-type="float" office:value="-1.15469582303184" calcext:value-type="float">
            <text:p>-1,15469582303184</text:p>
          </table:table-cell>
          <table:table-cell office:value-type="float" office:value="-1.15469599266649" calcext:value-type="float">
            <text:p>-1,15469599266649</text:p>
          </table:table-cell>
          <table:table-cell table:number-columns-repeated="2" office:value-type="float" office:value="-1.15469615972911" calcext:value-type="float">
            <text:p>-1,15469615972911</text:p>
          </table:table-cell>
          <table:table-cell table:number-columns-repeated="2" office:value-type="float" office:value="-1.1546963231486" calcext:value-type="float">
            <text:p>-1,1546963231486</text:p>
          </table:table-cell>
          <table:table-cell office:value-type="float" office:value="-1.1546964839564" calcext:value-type="float">
            <text:p>-1,1546964839564</text:p>
          </table:table-cell>
          <table:table-cell table:number-columns-repeated="2" office:value-type="float" office:value="-1.15469664115995" calcext:value-type="float">
            <text:p>-1,15469664115995</text:p>
          </table:table-cell>
          <table:table-cell office:value-type="float" office:value="-1.15469679571365" calcext:value-type="float">
            <text:p>-1,15469679571365</text:p>
          </table:table-cell>
          <table:table-cell office:value-type="float" office:value="-1.15469694670052" calcext:value-type="float">
            <text:p>-1,15469694670052</text:p>
          </table:table-cell>
          <table:table-cell table:number-columns-repeated="2" office:value-type="float" office:value="-1.15469709500086" calcext:value-type="float">
            <text:p>-1,15469709500086</text:p>
          </table:table-cell>
          <table:table-cell table:number-columns-repeated="2" office:value-type="float" office:value="-1.15469723977027" calcext:value-type="float">
            <text:p>-1,15469723977027</text:p>
          </table:table-cell>
          <table:table-cell table:number-columns-repeated="2" office:value-type="float" office:value="-1.15469738181798" calcext:value-type="float">
            <text:p>-1,15469738181798</text:p>
          </table:table-cell>
          <table:table-cell table:number-columns-repeated="3" office:value-type="float" office:value="-1.154697656165" calcext:value-type="float">
            <text:p>-1,154697656165</text:p>
          </table:table-cell>
          <table:table-cell office:value-type="float" office:value="-1.15469778849722" calcext:value-type="float">
            <text:p>-1,15469778849722</text:p>
          </table:table-cell>
          <table:table-cell table:number-columns-repeated="2" office:value-type="float" office:value="-1.15469791804187" calcext:value-type="float">
            <text:p>-1,15469791804187</text:p>
          </table:table-cell>
          <table:table-cell office:value-type="float" office:value="-1.15469804415436" calcext:value-type="float">
            <text:p>-1,15469804415436</text:p>
          </table:table-cell>
          <table:table-cell table:number-columns-repeated="2" office:value-type="float" office:value="-1.15469816744859" calcext:value-type="float">
            <text:p>-1,15469816744859</text:p>
          </table:table-cell>
          <table:table-cell table:number-columns-repeated="2" office:value-type="float" office:value="-1.15469840438512" calcext:value-type="float">
            <text:p>-1,15469840438512</text:p>
          </table:table-cell>
          <table:table-cell office:value-type="float" office:value="-1.15469840441073" calcext:value-type="float">
            <text:p>-1,15469840441073</text:p>
          </table:table-cell>
          <table:table-cell office:value-type="float" office:value="-1.15469851808009" calcext:value-type="float">
            <text:p>-1,15469851808009</text:p>
          </table:table-cell>
          <table:table-cell table:number-columns-repeated="2" office:value-type="float" office:value="-1.15469862887435" calcext:value-type="float">
            <text:p>-1,15469862887435</text:p>
          </table:table-cell>
          <table:table-cell office:value-type="float" office:value="-1.15469873632177" calcext:value-type="float">
            <text:p>-1,15469873632177</text:p>
          </table:table-cell>
          <table:table-cell table:number-columns-repeated="2" office:value-type="float" office:value="-1.1546988408679" calcext:value-type="float">
            <text:p>-1,1546988408679</text:p>
          </table:table-cell>
          <table:table-cell office:value-type="float" office:value="-1.15469894209261" calcext:value-type="float">
            <text:p>-1,15469894209261</text:p>
          </table:table-cell>
          <table:table-cell office:value-type="float" office:value="-1.15469904039134" calcext:value-type="float">
            <text:p>-1,15469904039134</text:p>
          </table:table-cell>
          <table:table-cell table:number-columns-repeated="3" office:value-type="float" office:value="-1.15469913539259" calcext:value-type="float">
            <text:p>-1,15469913539259</text:p>
          </table:table-cell>
          <table:table-cell office:value-type="float" office:value="-1.15469922744467" calcext:value-type="float">
            <text:p>-1,15469922744467</text:p>
          </table:table-cell>
          <table:table-cell office:value-type="float" office:value="-1.1546993162217" calcext:value-type="float">
            <text:p>-1,1546993162217</text:p>
          </table:table-cell>
          <table:table-cell table:number-columns-repeated="2" office:value-type="float" office:value="-1.15469940202785" calcext:value-type="float">
            <text:p>-1,15469940202785</text:p>
          </table:table-cell>
          <table:table-cell office:value-type="float" office:value="-1.15469948457991" calcext:value-type="float">
            <text:p>-1,15469948457991</text:p>
          </table:table-cell>
          <table:table-cell table:number-columns-repeated="2" office:value-type="float" office:value="-1.15469956414088" calcext:value-type="float">
            <text:p>-1,15469956414088</text:p>
          </table:table-cell>
          <table:table-cell office:value-type="float" office:value="-1.1546996404672" calcext:value-type="float">
            <text:p>-1,1546996404672</text:p>
          </table:table-cell>
          <table:table-cell table:number-columns-repeated="2" office:value-type="float" office:value="-1.15469971378373" calcext:value-type="float">
            <text:p>-1,15469971378373</text:p>
          </table:table-cell>
          <table:table-cell table:number-columns-repeated="2" office:value-type="float" office:value="-1.15469978388357" calcext:value-type="float">
            <text:p>-1,15469978388357</text:p>
          </table:table-cell>
          <table:table-cell office:value-type="float" office:value="-1.1546998509564" calcext:value-type="float">
            <text:p>-1,1546998509564</text:p>
          </table:table-cell>
          <table:table-cell table:number-columns-repeated="2" office:value-type="float" office:value="-1.154699914829" calcext:value-type="float">
            <text:p>-1,154699914829</text:p>
          </table:table-cell>
          <table:table-cell office:value-type="float" office:value="-1.15469997565886" calcext:value-type="float">
            <text:p>-1,15469997565886</text:p>
          </table:table-cell>
          <table:table-cell table:number-columns-repeated="2" office:value-type="float" office:value="-1.15470003330347" calcext:value-type="float">
            <text:p>-1,15470003330347</text:p>
          </table:table-cell>
          <table:table-cell table:number-columns-repeated="2" office:value-type="float" office:value="-1.15470008789112" calcext:value-type="float">
            <text:p>-1,15470008789112</text:p>
          </table:table-cell>
          <table:table-cell table:number-columns-repeated="2" office:value-type="float" office:value="-1.15470018765315" calcext:value-type="float">
            <text:p>-1,15470018765315</text:p>
          </table:table-cell>
          <table:table-cell table:number-columns-repeated="2" office:value-type="float" office:value="-1.1547002328395" calcext:value-type="float">
            <text:p>-1,1547002328395</text:p>
          </table:table-cell>
          <table:table-cell office:value-type="float" office:value="-1.15470027494495" calcext:value-type="float">
            <text:p>-1,15470027494495</text:p>
          </table:table-cell>
          <table:table-cell table:number-columns-repeated="2" office:value-type="float" office:value="-1.15470031390104" calcext:value-type="float">
            <text:p>-1,15470031390104</text:p>
          </table:table-cell>
          <table:table-cell office:value-type="float" office:value="-1.15470034976651" calcext:value-type="float">
            <text:p>-1,15470034976651</text:p>
          </table:table-cell>
          <table:table-cell office:value-type="float" office:value="-1.15470038249159" calcext:value-type="float">
            <text:p>-1,15470038249159</text:p>
          </table:table-cell>
          <table:table-cell office:value-type="float" office:value="-1.15305701077988" calcext:value-type="float">
            <text:p>-1,15305701077988</text:p>
          </table:table-cell>
          <table:table-cell office:value-type="float" office:value="-0.695763682709549" calcext:value-type="float">
            <text:p>-0,695763682709549</text:p>
          </table:table-cell>
          <table:table-cell office:value-type="float" office:value="-0.713093419247401" calcext:value-type="float">
            <text:p>-0,713093419247401</text:p>
          </table:table-cell>
          <table:table-cell office:value-type="float" office:value="-0.83605932469415" calcext:value-type="float">
            <text:p>-0,83605932469415</text:p>
          </table:table-cell>
          <table:table-cell office:value-type="float" office:value="-1.01678809683141" calcext:value-type="float">
            <text:p>-1,01678809683141</text:p>
          </table:table-cell>
          <table:table-cell office:value-type="float" office:value="-1.15230477878583" calcext:value-type="float">
            <text:p>-1,15230477878583</text:p>
          </table:table-cell>
          <table:table-cell office:value-type="float" office:value="-1.12200090435515" calcext:value-type="float">
            <text:p>-1,12200090435515</text:p>
          </table:table-cell>
          <table:table-cell office:value-type="float" office:value="-1.10758289766762" calcext:value-type="float">
            <text:p>-1,10758289766762</text:p>
          </table:table-cell>
        </table:table-row>
        <table:table-row table:style-name="ro1">
          <table:table-cell office:value-type="string" calcext:value-type="string">
            <text:p>ResistorVariavel</text:p>
          </table:table-cell>
          <table:table-cell office:value-type="float" office:value="0.578648832041303" calcext:value-type="float">
            <text:p>0,578648832041303</text:p>
          </table:table-cell>
          <table:table-cell office:value-type="float" office:value="0.57849302188791" calcext:value-type="float">
            <text:p>0,57849302188791</text:p>
          </table:table-cell>
          <table:table-cell office:value-type="float" office:value="0.578545198036907" calcext:value-type="float">
            <text:p>0,578545198036907</text:p>
          </table:table-cell>
          <table:table-cell office:value-type="float" office:value="0.578337266164493" calcext:value-type="float">
            <text:p>0,578337266164493</text:p>
          </table:table-cell>
          <table:table-cell office:value-type="float" office:value="0.5783891665724" calcext:value-type="float">
            <text:p>0,5783891665724</text:p>
          </table:table-cell>
          <table:table-cell office:value-type="float" office:value="0.578389104262314" calcext:value-type="float">
            <text:p>0,578389104262314</text:p>
          </table:table-cell>
          <table:table-cell office:value-type="float" office:value="0.578908660772938" calcext:value-type="float">
            <text:p>0,578908660772938</text:p>
          </table:table-cell>
          <table:table-cell table:number-columns-repeated="3" office:value-type="float" office:value="0.578388979664561" calcext:value-type="float">
            <text:p>0,578388979664561</text:p>
          </table:table-cell>
          <table:table-cell table:number-columns-repeated="2" office:value-type="float" office:value="0.577869858370587" calcext:value-type="float">
            <text:p>0,577869858370587</text:p>
          </table:table-cell>
          <table:table-cell office:value-type="float" office:value="0.578388979664561" calcext:value-type="float">
            <text:p>0,578388979664561</text:p>
          </table:table-cell>
          <table:table-cell table:number-columns-repeated="2" office:value-type="float" office:value="0.577869858370587" calcext:value-type="float">
            <text:p>0,577869858370587</text:p>
          </table:table-cell>
          <table:table-cell office:value-type="float" office:value="0.582072024981317" calcext:value-type="float">
            <text:p>0,582072024981317</text:p>
          </table:table-cell>
          <table:table-cell office:value-type="float" office:value="0.582072590844431" calcext:value-type="float">
            <text:p>0,582072590844431</text:p>
          </table:table-cell>
          <table:table-cell office:value-type="float" office:value="0.581968695479407" calcext:value-type="float">
            <text:p>0,581968695479407</text:p>
          </table:table-cell>
          <table:table-cell office:value-type="float" office:value="0.582020124897347" calcext:value-type="float">
            <text:p>0,582020124897347</text:p>
          </table:table-cell>
          <table:table-cell office:value-type="float" office:value="0.582072307895922" calcext:value-type="float">
            <text:p>0,582072307895922</text:p>
          </table:table-cell>
          <table:table-cell office:value-type="float" office:value="0.581916982185679" calcext:value-type="float">
            <text:p>0,581916982185679</text:p>
          </table:table-cell>
          <table:table-cell office:value-type="float" office:value="0.58191670855625" calcext:value-type="float">
            <text:p>0,58191670855625</text:p>
          </table:table-cell>
          <table:table-cell office:value-type="float" office:value="0.581865021331755" calcext:value-type="float">
            <text:p>0,581865021331755</text:p>
          </table:table-cell>
          <table:table-cell office:value-type="float" office:value="0.58186504838475" calcext:value-type="float">
            <text:p>0,58186504838475</text:p>
          </table:table-cell>
          <table:table-cell table:number-columns-repeated="2" office:value-type="float" office:value="0.581813088733041" calcext:value-type="float">
            <text:p>0,581813088733041</text:p>
          </table:table-cell>
          <table:table-cell office:value-type="float" office:value="0.581813115474624" calcext:value-type="float">
            <text:p>0,581813115474624</text:p>
          </table:table-cell>
          <table:table-cell office:value-type="float" office:value="0.581709435168945" calcext:value-type="float">
            <text:p>0,581709435168945</text:p>
          </table:table-cell>
          <table:table-cell table:number-columns-repeated="2" office:value-type="float" office:value="0.581709461290237" calcext:value-type="float">
            <text:p>0,581709461290237</text:p>
          </table:table-cell>
          <table:table-cell table:number-columns-repeated="3" office:value-type="float" office:value="0.581605800729694" calcext:value-type="float">
            <text:p>0,581605800729694</text:p>
          </table:table-cell>
          <table:table-cell office:value-type="float" office:value="0.581554094017498" calcext:value-type="float">
            <text:p>0,581554094017498</text:p>
          </table:table-cell>
          <table:table-cell table:number-columns-repeated="2" office:value-type="float" office:value="0.581502133796335" calcext:value-type="float">
            <text:p>0,581502133796335</text:p>
          </table:table-cell>
          <table:table-cell office:value-type="float" office:value="0.581450420796457" calcext:value-type="float">
            <text:p>0,581450420796457</text:p>
          </table:table-cell>
          <table:table-cell office:value-type="float" office:value="0.581398484753752" calcext:value-type="float">
            <text:p>0,581398484753752</text:p>
          </table:table-cell>
          <table:table-cell office:value-type="float" office:value="0.581398460493503" calcext:value-type="float">
            <text:p>0,581398460493503</text:p>
          </table:table-cell>
          <table:table-cell office:value-type="float" office:value="0.58129478082454" calcext:value-type="float">
            <text:p>0,58129478082454</text:p>
          </table:table-cell>
          <table:table-cell table:number-columns-repeated="3" office:value-type="float" office:value="0.581294804464182" calcext:value-type="float">
            <text:p>0,581294804464182</text:p>
          </table:table-cell>
          <table:table-cell table:number-columns-repeated="3" office:value-type="float" office:value="0.581191117811748" calcext:value-type="float">
            <text:p>0,581191117811748</text:p>
          </table:table-cell>
          <table:table-cell table:number-columns-repeated="3" office:value-type="float" office:value="0.581087424799793" calcext:value-type="float">
            <text:p>0,581087424799793</text:p>
          </table:table-cell>
          <table:table-cell table:number-columns-repeated="2" office:value-type="float" office:value="0.580983725431662" calcext:value-type="float">
            <text:p>0,580983725431662</text:p>
          </table:table-cell>
          <table:table-cell office:value-type="float" office:value="0.580931766033085" calcext:value-type="float">
            <text:p>0,580931766033085</text:p>
          </table:table-cell>
          <table:table-cell table:number-columns-repeated="2" office:value-type="float" office:value="0.5808800197107" calcext:value-type="float">
            <text:p>0,5808800197107</text:p>
          </table:table-cell>
          <table:table-cell table:number-columns-repeated="2" office:value-type="float" office:value="0.580828060241654" calcext:value-type="float">
            <text:p>0,580828060241654</text:p>
          </table:table-cell>
          <table:table-cell office:value-type="float" office:value="0.580776307640253" calcext:value-type="float">
            <text:p>0,580776307640253</text:p>
          </table:table-cell>
          <table:table-cell office:value-type="float" office:value="0.580724348102795" calcext:value-type="float">
            <text:p>0,580724348102795</text:p>
          </table:table-cell>
          <table:table-cell table:number-columns-repeated="2" office:value-type="float" office:value="0.580672589223668" calcext:value-type="float">
            <text:p>0,580672589223668</text:p>
          </table:table-cell>
          <table:table-cell office:value-type="float" office:value="0.580620629619855" calcext:value-type="float">
            <text:p>0,580620629619855</text:p>
          </table:table-cell>
          <table:table-cell table:number-columns-repeated="2" office:value-type="float" office:value="0.580568864464291" calcext:value-type="float">
            <text:p>0,580568864464291</text:p>
          </table:table-cell>
          <table:table-cell office:value-type="float" office:value="0.58056884517105" calcext:value-type="float">
            <text:p>0,58056884517105</text:p>
          </table:table-cell>
          <table:table-cell office:value-type="float" office:value="0.580516885814679" calcext:value-type="float">
            <text:p>0,580516885814679</text:p>
          </table:table-cell>
          <table:table-cell table:number-columns-repeated="2" office:value-type="float" office:value="0.580465114693452" calcext:value-type="float">
            <text:p>0,580465114693452</text:p>
          </table:table-cell>
          <table:table-cell table:number-columns-repeated="3" office:value-type="float" office:value="0.580361377879834" calcext:value-type="float">
            <text:p>0,580361377879834</text:p>
          </table:table-cell>
          <table:table-cell table:number-columns-repeated="2" office:value-type="float" office:value="0.580309489358235" calcext:value-type="float">
            <text:p>0,580309489358235</text:p>
          </table:table-cell>
          <table:table-cell office:value-type="float" office:value="0.580257704452183" calcext:value-type="float">
            <text:p>0,580257704452183</text:p>
          </table:table-cell>
          <table:table-cell table:number-columns-repeated="2" office:value-type="float" office:value="0.580205743668275" calcext:value-type="float">
            <text:p>0,580205743668275</text:p>
          </table:table-cell>
          <table:table-cell office:value-type="float" office:value="0.580153952490724" calcext:value-type="float">
            <text:p>0,580153952490724</text:p>
          </table:table-cell>
          <table:table-cell table:number-columns-repeated="2" office:value-type="float" office:value="0.580101991650746" calcext:value-type="float">
            <text:p>0,580101991650746</text:p>
          </table:table-cell>
          <table:table-cell table:number-columns-repeated="2" office:value-type="float" office:value="0.58005019420299" calcext:value-type="float">
            <text:p>0,58005019420299</text:p>
          </table:table-cell>
          <table:table-cell office:value-type="float" office:value="0.579998233308999" calcext:value-type="float">
            <text:p>0,579998233308999</text:p>
          </table:table-cell>
          <table:table-cell table:number-columns-repeated="2" office:value-type="float" office:value="0.579946429592331" calcext:value-type="float">
            <text:p>0,579946429592331</text:p>
          </table:table-cell>
          <table:table-cell office:value-type="float" office:value="0.579894468646384" calcext:value-type="float">
            <text:p>0,579894468646384</text:p>
          </table:table-cell>
          <table:table-cell office:value-type="float" office:value="0.579842658662099" calcext:value-type="float">
            <text:p>0,579842658662099</text:p>
          </table:table-cell>
          <table:table-cell table:number-columns-repeated="2" office:value-type="float" office:value="0.579790697666254" calcext:value-type="float">
            <text:p>0,579790697666254</text:p>
          </table:table-cell>
          <table:table-cell table:number-columns-repeated="2" office:value-type="float" office:value="0.579738881415646" calcext:value-type="float">
            <text:p>0,579738881415646</text:p>
          </table:table-cell>
          <table:table-cell table:number-columns-repeated="2" office:value-type="float" office:value="0.57968692037196" calcext:value-type="float">
            <text:p>0,57968692037196</text:p>
          </table:table-cell>
          <table:table-cell table:number-columns-repeated="3" office:value-type="float" office:value="0.579583136766856" calcext:value-type="float">
            <text:p>0,579583136766856</text:p>
          </table:table-cell>
          <table:table-cell office:value-type="float" office:value="0.579531307987488" calcext:value-type="float">
            <text:p>0,579531307987488</text:p>
          </table:table-cell>
          <table:table-cell table:number-columns-repeated="2" office:value-type="float" office:value="0.579479346854295" calcext:value-type="float">
            <text:p>0,579479346854295</text:p>
          </table:table-cell>
          <table:table-cell office:value-type="float" office:value="0.579427511812491" calcext:value-type="float">
            <text:p>0,579427511812491</text:p>
          </table:table-cell>
          <table:table-cell table:number-columns-repeated="2" office:value-type="float" office:value="0.57937555063763" calcext:value-type="float">
            <text:p>0,57937555063763</text:p>
          </table:table-cell>
          <table:table-cell table:number-columns-repeated="2" office:value-type="float" office:value="0.579271748120218" calcext:value-type="float">
            <text:p>0,579271748120218</text:p>
          </table:table-cell>
          <table:table-cell office:value-type="float" office:value="0.579271736598019" calcext:value-type="float">
            <text:p>0,579271736598019</text:p>
          </table:table-cell>
          <table:table-cell office:value-type="float" office:value="0.579219889345636" calcext:value-type="float">
            <text:p>0,579219889345636</text:p>
          </table:table-cell>
          <table:table-cell table:number-columns-repeated="2" office:value-type="float" office:value="0.579167928405374" calcext:value-type="float">
            <text:p>0,579167928405374</text:p>
          </table:table-cell>
          <table:table-cell office:value-type="float" office:value="0.579116074894524" calcext:value-type="float">
            <text:p>0,579116074894524</text:p>
          </table:table-cell>
          <table:table-cell table:number-columns-repeated="2" office:value-type="float" office:value="0.579064113918769" calcext:value-type="float">
            <text:p>0,579064113918769</text:p>
          </table:table-cell>
          <table:table-cell office:value-type="float" office:value="0.57901225415075" calcext:value-type="float">
            <text:p>0,57901225415075</text:p>
          </table:table-cell>
          <table:table-cell office:value-type="float" office:value="0.578960293141559" calcext:value-type="float">
            <text:p>0,578960293141559</text:p>
          </table:table-cell>
          <table:table-cell table:number-columns-repeated="3" office:value-type="float" office:value="0.578908427117672" calcext:value-type="float">
            <text:p>0,578908427117672</text:p>
          </table:table-cell>
          <table:table-cell office:value-type="float" office:value="0.578856466077101" calcext:value-type="float">
            <text:p>0,578856466077101</text:p>
          </table:table-cell>
          <table:table-cell office:value-type="float" office:value="0.578804593798646" calcext:value-type="float">
            <text:p>0,578804593798646</text:p>
          </table:table-cell>
          <table:table-cell table:number-columns-repeated="2" office:value-type="float" office:value="0.578752632728754" calcext:value-type="float">
            <text:p>0,578752632728754</text:p>
          </table:table-cell>
          <table:table-cell office:value-type="float" office:value="0.578700754197031" calcext:value-type="float">
            <text:p>0,578700754197031</text:p>
          </table:table-cell>
          <table:table-cell table:number-columns-repeated="2" office:value-type="float" office:value="0.578648793099875" calcext:value-type="float">
            <text:p>0,578648793099875</text:p>
          </table:table-cell>
          <table:table-cell office:value-type="float" office:value="0.578596908316186" calcext:value-type="float">
            <text:p>0,578596908316186</text:p>
          </table:table-cell>
          <table:table-cell table:number-columns-repeated="2" office:value-type="float" office:value="0.578544947193825" calcext:value-type="float">
            <text:p>0,578544947193825</text:p>
          </table:table-cell>
          <table:table-cell table:number-columns-repeated="2" office:value-type="float" office:value="0.578493056159472" calcext:value-type="float">
            <text:p>0,578493056159472</text:p>
          </table:table-cell>
          <table:table-cell office:value-type="float" office:value="0.578441095013961" calcext:value-type="float">
            <text:p>0,578441095013961</text:p>
          </table:table-cell>
          <table:table-cell table:number-columns-repeated="2" office:value-type="float" office:value="0.578389197730247" calcext:value-type="float">
            <text:p>0,578389197730247</text:p>
          </table:table-cell>
          <table:table-cell office:value-type="float" office:value="0.578337236563646" calcext:value-type="float">
            <text:p>0,578337236563646</text:p>
          </table:table-cell>
          <table:table-cell table:number-columns-repeated="2" office:value-type="float" office:value="0.578285333031873" calcext:value-type="float">
            <text:p>0,578285333031873</text:p>
          </table:table-cell>
          <table:table-cell table:number-columns-repeated="2" office:value-type="float" office:value="0.578233371846238" calcext:value-type="float">
            <text:p>0,578233371846238</text:p>
          </table:table-cell>
          <table:table-cell table:number-columns-repeated="2" office:value-type="float" office:value="0.578129500865101" calcext:value-type="float">
            <text:p>0,578129500865101</text:p>
          </table:table-cell>
          <table:table-cell table:number-columns-repeated="2" office:value-type="float" office:value="0.578077584841123" calcext:value-type="float">
            <text:p>0,578077584841123</text:p>
          </table:table-cell>
          <table:table-cell office:value-type="float" office:value="0.578025623623595" calcext:value-type="float">
            <text:p>0,578025623623595</text:p>
          </table:table-cell>
          <table:table-cell table:number-columns-repeated="2" office:value-type="float" office:value="0.577973701355472" calcext:value-type="float">
            <text:p>0,577973701355472</text:p>
          </table:table-cell>
          <table:table-cell office:value-type="float" office:value="0.577921740125084" calcext:value-type="float">
            <text:p>0,577921740125084</text:p>
          </table:table-cell>
          <table:table-cell office:value-type="float" office:value="0.577869811614121" calcext:value-type="float">
            <text:p>0,577869811614121</text:p>
          </table:table-cell>
          <table:table-cell office:value-type="float" office:value="0.629863741571386" calcext:value-type="float">
            <text:p>0,629863741571386</text:p>
          </table:table-cell>
          <table:table-cell office:value-type="float" office:value="-0.450200029988532" calcext:value-type="float">
            <text:p>-0,450200029988532</text:p>
          </table:table-cell>
          <table:table-cell office:value-type="float" office:value="-0.429979406642974" calcext:value-type="float">
            <text:p>-0,429979406642974</text:p>
          </table:table-cell>
          <table:table-cell office:value-type="float" office:value="-0.271719280525599" calcext:value-type="float">
            <text:p>-0,271719280525599</text:p>
          </table:table-cell>
          <table:table-cell office:value-type="float" office:value="0.0344673931129289" calcext:value-type="float">
            <text:p>0,034467393112929</text:p>
          </table:table-cell>
          <table:table-cell office:value-type="float" office:value="0.511768598028089" calcext:value-type="float">
            <text:p>0,511768598028089</text:p>
          </table:table-cell>
          <table:table-cell office:value-type="float" office:value="0.79729577157615" calcext:value-type="float">
            <text:p>0,79729577157615</text:p>
          </table:table-cell>
          <table:table-cell office:value-type="float" office:value="0.836537082921496" calcext:value-type="float">
            <text:p>0,836537082921496</text:p>
          </table:table-cell>
        </table:table-row>
        <table:table-row table:style-name="ro1">
          <table:table-cell office:value-type="string" calcext:value-type="string">
            <text:p>CircuitoIntegrado</text:p>
          </table:table-cell>
          <table:table-cell office:value-type="float" office:value="0.576050732041117" calcext:value-type="float">
            <text:p>0,576050732041117</text:p>
          </table:table-cell>
          <table:table-cell office:value-type="float" office:value="0.576206762040928" calcext:value-type="float">
            <text:p>0,576206762040928</text:p>
          </table:table-cell>
          <table:table-cell office:value-type="float" office:value="0.57615451540039" calcext:value-type="float">
            <text:p>0,57615451540039</text:p>
          </table:table-cell>
          <table:table-cell office:value-type="float" office:value="0.576362709460607" calcext:value-type="float">
            <text:p>0,576362709460607</text:p>
          </table:table-cell>
          <table:table-cell office:value-type="float" office:value="0.576310748294006" calcext:value-type="float">
            <text:p>0,576310748294006</text:p>
          </table:table-cell>
          <table:table-cell office:value-type="float" office:value="0.576310810678906" calcext:value-type="float">
            <text:p>0,576310810678906</text:p>
          </table:table-cell>
          <table:table-cell office:value-type="float" office:value="0.575790474198663" calcext:value-type="float">
            <text:p>0,575790474198663</text:p>
          </table:table-cell>
          <table:table-cell table:number-columns-repeated="3" office:value-type="float" office:value="0.576310935426245" calcext:value-type="float">
            <text:p>0,576310935426245</text:p>
          </table:table-cell>
          <table:table-cell table:number-columns-repeated="2" office:value-type="float" office:value="0.576830524092942" calcext:value-type="float">
            <text:p>0,576830524092942</text:p>
          </table:table-cell>
          <table:table-cell office:value-type="float" office:value="0.576310935426245" calcext:value-type="float">
            <text:p>0,576310935426245</text:p>
          </table:table-cell>
          <table:table-cell table:number-columns-repeated="2" office:value-type="float" office:value="0.576830524092942" calcext:value-type="float">
            <text:p>0,576830524092942</text:p>
          </table:table-cell>
          <table:table-cell office:value-type="float" office:value="0.572615606103675" calcext:value-type="float">
            <text:p>0,572615606103675</text:p>
          </table:table-cell>
          <table:table-cell office:value-type="float" office:value="0.57261503714246" calcext:value-type="float">
            <text:p>0,57261503714246</text:p>
          </table:table-cell>
          <table:table-cell office:value-type="float" office:value="0.572719495085774" calcext:value-type="float">
            <text:p>0,572719495085774</text:p>
          </table:table-cell>
          <table:table-cell office:value-type="float" office:value="0.572667788755616" calcext:value-type="float">
            <text:p>0,572667788755616</text:p>
          </table:table-cell>
          <table:table-cell office:value-type="float" office:value="0.572615321640159" calcext:value-type="float">
            <text:p>0,572615321640159</text:p>
          </table:table-cell>
          <table:table-cell office:value-type="float" office:value="0.572771483715801" calcext:value-type="float">
            <text:p>0,572771483715801</text:p>
          </table:table-cell>
          <table:table-cell office:value-type="float" office:value="0.572771758793832" calcext:value-type="float">
            <text:p>0,572771758793832</text:p>
          </table:table-cell>
          <table:table-cell office:value-type="float" office:value="0.572823718089057" calcext:value-type="float">
            <text:p>0,572823718089057</text:p>
          </table:table-cell>
          <table:table-cell office:value-type="float" office:value="0.572823690894474" calcext:value-type="float">
            <text:p>0,572823690894474</text:p>
          </table:table-cell>
          <table:table-cell table:number-columns-repeated="2" office:value-type="float" office:value="0.572875920918686" calcext:value-type="float">
            <text:p>0,572875920918686</text:p>
          </table:table-cell>
          <table:table-cell office:value-type="float" office:value="0.572875894038762" calcext:value-type="float">
            <text:p>0,572875894038762</text:p>
          </table:table-cell>
          <table:table-cell office:value-type="float" office:value="0.57298010445998" calcext:value-type="float">
            <text:p>0,57298010445998</text:p>
          </table:table-cell>
          <table:table-cell table:number-columns-repeated="2" office:value-type="float" office:value="0.572980078206705" calcext:value-type="float">
            <text:p>0,572980078206705</text:p>
          </table:table-cell>
          <table:table-cell table:number-columns-repeated="3" office:value-type="float" office:value="0.573084256281308" calcext:value-type="float">
            <text:p>0,573084256281308</text:p>
          </table:table-cell>
          <table:table-cell office:value-type="float" office:value="0.573136216460805" calcext:value-type="float">
            <text:p>0,573136216460805</text:p>
          </table:table-cell>
          <table:table-cell table:number-columns-repeated="2" office:value-type="float" office:value="0.57318842825918" calcext:value-type="float">
            <text:p>0,57318842825918</text:p>
          </table:table-cell>
          <table:table-cell office:value-type="float" office:value="0.573240388521496" calcext:value-type="float">
            <text:p>0,573240388521496</text:p>
          </table:table-cell>
          <table:table-cell office:value-type="float" office:value="0.573292569762875" calcext:value-type="float">
            <text:p>0,573292569762875</text:p>
          </table:table-cell>
          <table:table-cell office:value-type="float" office:value="0.573292594136928" calcext:value-type="float">
            <text:p>0,573292594136928</text:p>
          </table:table-cell>
          <table:table-cell office:value-type="float" office:value="0.573396753911163" calcext:value-type="float">
            <text:p>0,573396753911163</text:p>
          </table:table-cell>
          <table:table-cell table:number-columns-repeated="3" office:value-type="float" office:value="0.573396730163478" calcext:value-type="float">
            <text:p>0,573396730163478</text:p>
          </table:table-cell>
          <table:table-cell table:number-columns-repeated="3" office:value-type="float" office:value="0.573500884457104" calcext:value-type="float">
            <text:p>0,573500884457104</text:p>
          </table:table-cell>
          <table:table-cell table:number-columns-repeated="3" office:value-type="float" office:value="0.573605032640365" calcext:value-type="float">
            <text:p>0,573605032640365</text:p>
          </table:table-cell>
          <table:table-cell table:number-columns-repeated="2" office:value-type="float" office:value="0.573709174709872" calcext:value-type="float">
            <text:p>0,573709174709872</text:p>
          </table:table-cell>
          <table:table-cell office:value-type="float" office:value="0.573761351228167" calcext:value-type="float">
            <text:p>0,573761351228167</text:p>
          </table:table-cell>
          <table:table-cell table:number-columns-repeated="2" office:value-type="float" office:value="0.573813310662236" calcext:value-type="float">
            <text:p>0,573813310662236</text:p>
          </table:table-cell>
          <table:table-cell table:number-columns-repeated="2" office:value-type="float" office:value="0.57386548099056" calcext:value-type="float">
            <text:p>0,57386548099056</text:p>
          </table:table-cell>
          <table:table-cell office:value-type="float" office:value="0.573917440494069" calcext:value-type="float">
            <text:p>0,573917440494069</text:p>
          </table:table-cell>
          <table:table-cell office:value-type="float" office:value="0.573969604631093" calcext:value-type="float">
            <text:p>0,573969604631093</text:p>
          </table:table-cell>
          <table:table-cell table:number-columns-repeated="2" office:value-type="float" office:value="0.574021564201986" calcext:value-type="float">
            <text:p>0,574021564201986</text:p>
          </table:table-cell>
          <table:table-cell office:value-type="float" office:value="0.57407372214638" calcext:value-type="float">
            <text:p>0,57407372214638</text:p>
          </table:table-cell>
          <table:table-cell table:number-columns-repeated="2" office:value-type="float" office:value="0.574125681782598" calcext:value-type="float">
            <text:p>0,574125681782598</text:p>
          </table:table-cell>
          <table:table-cell office:value-type="float" office:value="0.574125701147744" calcext:value-type="float">
            <text:p>0,574125701147744</text:p>
          </table:table-cell>
          <table:table-cell office:value-type="float" office:value="0.574177852584133" calcext:value-type="float">
            <text:p>0,574177852584133</text:p>
          </table:table-cell>
          <table:table-cell table:number-columns-repeated="2" office:value-type="float" office:value="0.574229811971881" calcext:value-type="float">
            <text:p>0,574229811971881</text:p>
          </table:table-cell>
          <table:table-cell table:number-columns-repeated="3" office:value-type="float" office:value="0.574333916662016" calcext:value-type="float">
            <text:p>0,574333916662016</text:p>
          </table:table-cell>
          <table:table-cell table:number-columns-repeated="2" office:value-type="float" office:value="0.574385984506378" calcext:value-type="float">
            <text:p>0,574385984506378</text:p>
          </table:table-cell>
          <table:table-cell office:value-type="float" office:value="0.574437945261479" calcext:value-type="float">
            <text:p>0,574437945261479</text:p>
          </table:table-cell>
          <table:table-cell table:number-columns-repeated="2" office:value-type="float" office:value="0.574490079363568" calcext:value-type="float">
            <text:p>0,574490079363568</text:p>
          </table:table-cell>
          <table:table-cell office:value-type="float" office:value="0.574542040175768" calcext:value-type="float">
            <text:p>0,574542040175768</text:p>
          </table:table-cell>
          <table:table-cell table:number-columns-repeated="2" office:value-type="float" office:value="0.574594168078368" calcext:value-type="float">
            <text:p>0,574594168078368</text:p>
          </table:table-cell>
          <table:table-cell table:number-columns-repeated="2" office:value-type="float" office:value="0.57464612894561" calcext:value-type="float">
            <text:p>0,57464612894561</text:p>
          </table:table-cell>
          <table:table-cell office:value-type="float" office:value="0.574698250647396" calcext:value-type="float">
            <text:p>0,574698250647396</text:p>
          </table:table-cell>
          <table:table-cell table:number-columns-repeated="2" office:value-type="float" office:value="0.574750211567623" calcext:value-type="float">
            <text:p>0,574750211567623</text:p>
          </table:table-cell>
          <table:table-cell office:value-type="float" office:value="0.574802327067269" calcext:value-type="float">
            <text:p>0,574802327067269</text:p>
          </table:table-cell>
          <table:table-cell office:value-type="float" office:value="0.574854288038423" calcext:value-type="float">
            <text:p>0,574854288038423</text:p>
          </table:table-cell>
          <table:table-cell table:number-columns-repeated="2" office:value-type="float" office:value="0.574906397334605" calcext:value-type="float">
            <text:p>0,574906397334605</text:p>
          </table:table-cell>
          <table:table-cell table:number-columns-repeated="2" office:value-type="float" office:value="0.574958358354628" calcext:value-type="float">
            <text:p>0,574958358354628</text:p>
          </table:table-cell>
          <table:table-cell table:number-columns-repeated="2" office:value-type="float" office:value="0.575010461446022" calcext:value-type="float">
            <text:p>0,575010461446022</text:p>
          </table:table-cell>
          <table:table-cell table:number-columns-repeated="3" office:value-type="float" office:value="0.57511451939814" calcext:value-type="float">
            <text:p>0,57511451939814</text:p>
          </table:table-cell>
          <table:table-cell office:value-type="float" office:value="0.575166480509729" calcext:value-type="float">
            <text:p>0,575166480509729</text:p>
          </table:table-cell>
          <table:table-cell table:number-columns-repeated="2" office:value-type="float" office:value="0.57521857118758" calcext:value-type="float">
            <text:p>0,57521857118758</text:p>
          </table:table-cell>
          <table:table-cell office:value-type="float" office:value="0.575270532341864" calcext:value-type="float">
            <text:p>0,575270532341864</text:p>
          </table:table-cell>
          <table:table-cell table:number-columns-repeated="2" office:value-type="float" office:value="0.57532261681096" calcext:value-type="float">
            <text:p>0,57532261681096</text:p>
          </table:table-cell>
          <table:table-cell table:number-columns-repeated="2" office:value-type="float" office:value="0.575426656264901" calcext:value-type="float">
            <text:p>0,575426656264901</text:p>
          </table:table-cell>
          <table:table-cell office:value-type="float" office:value="0.575426667812707" calcext:value-type="float">
            <text:p>0,575426667812707</text:p>
          </table:table-cell>
          <table:table-cell office:value-type="float" office:value="0.57547862873445" calcext:value-type="float">
            <text:p>0,57547862873445</text:p>
          </table:table-cell>
          <table:table-cell table:number-columns-repeated="2" office:value-type="float" office:value="0.575530700468979" calcext:value-type="float">
            <text:p>0,575530700468979</text:p>
          </table:table-cell>
          <table:table-cell office:value-type="float" office:value="0.575582661427245" calcext:value-type="float">
            <text:p>0,575582661427245</text:p>
          </table:table-cell>
          <table:table-cell table:number-columns-repeated="2" office:value-type="float" office:value="0.575634726949131" calcext:value-type="float">
            <text:p>0,575634726949131</text:p>
          </table:table-cell>
          <table:table-cell office:value-type="float" office:value="0.575686687941861" calcext:value-type="float">
            <text:p>0,575686687941861</text:p>
          </table:table-cell>
          <table:table-cell office:value-type="float" office:value="0.575738747249784" calcext:value-type="float">
            <text:p>0,575738747249784</text:p>
          </table:table-cell>
          <table:table-cell table:number-columns-repeated="3" office:value-type="float" office:value="0.575790708274923" calcext:value-type="float">
            <text:p>0,575790708274923</text:p>
          </table:table-cell>
          <table:table-cell office:value-type="float" office:value="0.575842761367565" calcext:value-type="float">
            <text:p>0,575842761367565</text:p>
          </table:table-cell>
          <table:table-cell office:value-type="float" office:value="0.575894722423053" calcext:value-type="float">
            <text:p>0,575894722423053</text:p>
          </table:table-cell>
          <table:table-cell table:number-columns-repeated="2" office:value-type="float" office:value="0.575946769299095" calcext:value-type="float">
            <text:p>0,575946769299095</text:p>
          </table:table-cell>
          <table:table-cell office:value-type="float" office:value="0.575998730382876" calcext:value-type="float">
            <text:p>0,575998730382876</text:p>
          </table:table-cell>
          <table:table-cell table:number-columns-repeated="2" office:value-type="float" office:value="0.576050771040999" calcext:value-type="float">
            <text:p>0,576050771040999</text:p>
          </table:table-cell>
          <table:table-cell office:value-type="float" office:value="0.576102732151016" calcext:value-type="float">
            <text:p>0,576102732151016</text:p>
          </table:table-cell>
          <table:table-cell table:number-columns-repeated="2" office:value-type="float" office:value="0.576154766589904" calcext:value-type="float">
            <text:p>0,576154766589904</text:p>
          </table:table-cell>
          <table:table-cell table:number-columns-repeated="2" office:value-type="float" office:value="0.576206727724098" calcext:value-type="float">
            <text:p>0,576206727724098</text:p>
          </table:table-cell>
          <table:table-cell office:value-type="float" office:value="0.576258755942435" calcext:value-type="float">
            <text:p>0,576258755942435</text:p>
          </table:table-cell>
          <table:table-cell table:number-columns-repeated="2" office:value-type="float" office:value="0.576310717098748" calcext:value-type="float">
            <text:p>0,576310717098748</text:p>
          </table:table-cell>
          <table:table-cell office:value-type="float" office:value="0.576362739095218" calcext:value-type="float">
            <text:p>0,576362739095218</text:p>
          </table:table-cell>
          <table:table-cell table:number-columns-repeated="2" office:value-type="float" office:value="0.576414700271593" calcext:value-type="float">
            <text:p>0,576414700271593</text:p>
          </table:table-cell>
          <table:table-cell table:number-columns-repeated="2" office:value-type="float" office:value="0.576466716044881" calcext:value-type="float">
            <text:p>0,576466716044881</text:p>
          </table:table-cell>
          <table:table-cell table:number-columns-repeated="2" office:value-type="float" office:value="0.576570686788051" calcext:value-type="float">
            <text:p>0,576570686788051</text:p>
          </table:table-cell>
          <table:table-cell table:number-columns-repeated="2" office:value-type="float" office:value="0.576622647998377" calcext:value-type="float">
            <text:p>0,576622647998377</text:p>
          </table:table-cell>
          <table:table-cell office:value-type="float" office:value="0.576674651321356" calcext:value-type="float">
            <text:p>0,576674651321356</text:p>
          </table:table-cell>
          <table:table-cell table:number-columns-repeated="2" office:value-type="float" office:value="0.576726612545571" calcext:value-type="float">
            <text:p>0,576726612545571</text:p>
          </table:table-cell>
          <table:table-cell office:value-type="float" office:value="0.576778609641425" calcext:value-type="float">
            <text:p>0,576778609641425</text:p>
          </table:table-cell>
          <table:table-cell office:value-type="float" office:value="0.576830570877471" calcext:value-type="float">
            <text:p>0,576830570877471</text:p>
          </table:table-cell>
          <table:table-cell office:value-type="float" office:value="0.52319326920849" calcext:value-type="float">
            <text:p>0,52319326920849</text:p>
          </table:table-cell>
          <table:table-cell office:value-type="float" office:value="1.14596371269808" calcext:value-type="float">
            <text:p>1,14596371269808</text:p>
          </table:table-cell>
          <table:table-cell office:value-type="float" office:value="1.14307282589037" calcext:value-type="float">
            <text:p>1,14307282589037</text:p>
          </table:table-cell>
          <table:table-cell office:value-type="float" office:value="1.10777860521975" calcext:value-type="float">
            <text:p>1,10777860521975</text:p>
          </table:table-cell>
          <table:table-cell office:value-type="float" office:value="0.982320703718477" calcext:value-type="float">
            <text:p>0,982320703718477</text:p>
          </table:table-cell>
          <table:table-cell office:value-type="float" office:value="0.640536180757738" calcext:value-type="float">
            <text:p>0,640536180757738</text:p>
          </table:table-cell>
          <table:table-cell office:value-type="float" office:value="0.324705132778996" calcext:value-type="float">
            <text:p>0,324705132778996</text:p>
          </table:table-cell>
          <table:table-cell office:value-type="float" office:value="0.271045814746125" calcext:value-type="float">
            <text:p>0,271045814746125</text:p>
          </table:table-cell>
        </table:table-row>
        <table:table-row table:style-name="ro1">
          <table:table-cell table:number-columns-repeated="152"/>
        </table:table-row>
        <table:table-row table:style-name="ro1">
          <table:table-cell/>
          <table:table-cell office:value-type="string" calcext:value-type="string">
            <text:p>ResistorFixo</text:p>
          </table:table-cell>
          <table:table-cell office:value-type="string" calcext:value-type="string">
            <text:p>ResistorVariavel</text:p>
          </table:table-cell>
          <table:table-cell office:value-type="string" calcext:value-type="string">
            <text:p>CircuitoIntegrado</text:p>
          </table:table-cell>
          <table:table-cell table:number-columns-repeated="1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15469956408242" calcext:value-type="float">
            <text:p>-1,15469956408242</text:p>
          </table:table-cell>
          <table:table-cell office:value-type="float" office:value="0.578648832041303" calcext:value-type="float">
            <text:p>0,578648832041303</text:p>
          </table:table-cell>
          <table:table-cell office:value-type="float" office:value="0.576050732041117" calcext:value-type="float">
            <text:p>0,576050732041117</text:p>
          </table:table-cell>
          <table:table-cell table:number-columns-repeated="1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.15469978392884" calcext:value-type="float">
            <text:p>-1,15469978392884</text:p>
          </table:table-cell>
          <table:table-cell office:value-type="float" office:value="0.57849302188791" calcext:value-type="float">
            <text:p>0,57849302188791</text:p>
          </table:table-cell>
          <table:table-cell office:value-type="float" office:value="0.576206762040928" calcext:value-type="float">
            <text:p>0,576206762040928</text:p>
          </table:table-cell>
          <table:table-cell table:number-columns-repeated="1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.1546997134373" calcext:value-type="float">
            <text:p>-1,1546997134373</text:p>
          </table:table-cell>
          <table:table-cell office:value-type="float" office:value="0.578545198036907" calcext:value-type="float">
            <text:p>0,578545198036907</text:p>
          </table:table-cell>
          <table:table-cell office:value-type="float" office:value="0.57615451540039" calcext:value-type="float">
            <text:p>0,57615451540039</text:p>
          </table:table-cell>
          <table:table-cell table:number-columns-repeated="14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.1546999756251" calcext:value-type="float">
            <text:p>-1,1546999756251</text:p>
          </table:table-cell>
          <table:table-cell office:value-type="float" office:value="0.578337266164493" calcext:value-type="float">
            <text:p>0,578337266164493</text:p>
          </table:table-cell>
          <table:table-cell office:value-type="float" office:value="0.576362709460607" calcext:value-type="float">
            <text:p>0,576362709460607</text:p>
          </table:table-cell>
          <table:table-cell table:number-columns-repeated="14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.15469991486641" calcext:value-type="float">
            <text:p>-1,15469991486641</text:p>
          </table:table-cell>
          <table:table-cell office:value-type="float" office:value="0.5783891665724" calcext:value-type="float">
            <text:p>0,5783891665724</text:p>
          </table:table-cell>
          <table:table-cell office:value-type="float" office:value="0.576310748294006" calcext:value-type="float">
            <text:p>0,576310748294006</text:p>
          </table:table-cell>
          <table:table-cell table:number-columns-repeated="14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.15469991494122" calcext:value-type="float">
            <text:p>-1,15469991494122</text:p>
          </table:table-cell>
          <table:table-cell office:value-type="float" office:value="0.578389104262314" calcext:value-type="float">
            <text:p>0,578389104262314</text:p>
          </table:table-cell>
          <table:table-cell office:value-type="float" office:value="0.576310810678906" calcext:value-type="float">
            <text:p>0,576310810678906</text:p>
          </table:table-cell>
          <table:table-cell table:number-columns-repeated="14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.1546991349716" calcext:value-type="float">
            <text:p>-1,1546991349716</text:p>
          </table:table-cell>
          <table:table-cell office:value-type="float" office:value="0.578908660772938" calcext:value-type="float">
            <text:p>0,578908660772938</text:p>
          </table:table-cell>
          <table:table-cell office:value-type="float" office:value="0.575790474198663" calcext:value-type="float">
            <text:p>0,575790474198663</text:p>
          </table:table-cell>
          <table:table-cell table:number-columns-repeated="14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.15469991509081" calcext:value-type="float">
            <text:p>-1,15469991509081</text:p>
          </table:table-cell>
          <table:table-cell office:value-type="float" office:value="0.578388979664561" calcext:value-type="float">
            <text:p>0,578388979664561</text:p>
          </table:table-cell>
          <table:table-cell office:value-type="float" office:value="0.576310935426245" calcext:value-type="float">
            <text:p>0,576310935426245</text:p>
          </table:table-cell>
          <table:table-cell table:number-columns-repeated="14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.15469991509081" calcext:value-type="float">
            <text:p>-1,15469991509081</text:p>
          </table:table-cell>
          <table:table-cell office:value-type="float" office:value="0.578388979664561" calcext:value-type="float">
            <text:p>0,578388979664561</text:p>
          </table:table-cell>
          <table:table-cell office:value-type="float" office:value="0.576310935426245" calcext:value-type="float">
            <text:p>0,576310935426245</text:p>
          </table:table-cell>
          <table:table-cell table:number-columns-repeated="14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.15469991509081" calcext:value-type="float">
            <text:p>-1,15469991509081</text:p>
          </table:table-cell>
          <table:table-cell office:value-type="float" office:value="0.578388979664561" calcext:value-type="float">
            <text:p>0,578388979664561</text:p>
          </table:table-cell>
          <table:table-cell office:value-type="float" office:value="0.576310935426245" calcext:value-type="float">
            <text:p>0,576310935426245</text:p>
          </table:table-cell>
          <table:table-cell table:number-columns-repeated="14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.15470038246353" calcext:value-type="float">
            <text:p>-1,15470038246353</text:p>
          </table:table-cell>
          <table:table-cell office:value-type="float" office:value="0.577869858370587" calcext:value-type="float">
            <text:p>0,577869858370587</text:p>
          </table:table-cell>
          <table:table-cell office:value-type="float" office:value="0.576830524092942" calcext:value-type="float">
            <text:p>0,576830524092942</text:p>
          </table:table-cell>
          <table:table-cell table:number-columns-repeated="14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.15470038246353" calcext:value-type="float">
            <text:p>-1,15470038246353</text:p>
          </table:table-cell>
          <table:table-cell office:value-type="float" office:value="0.577869858370587" calcext:value-type="float">
            <text:p>0,577869858370587</text:p>
          </table:table-cell>
          <table:table-cell office:value-type="float" office:value="0.576830524092942" calcext:value-type="float">
            <text:p>0,576830524092942</text:p>
          </table:table-cell>
          <table:table-cell table:number-columns-repeated="14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.15469991509081" calcext:value-type="float">
            <text:p>-1,15469991509081</text:p>
          </table:table-cell>
          <table:table-cell office:value-type="float" office:value="0.578388979664561" calcext:value-type="float">
            <text:p>0,578388979664561</text:p>
          </table:table-cell>
          <table:table-cell office:value-type="float" office:value="0.576310935426245" calcext:value-type="float">
            <text:p>0,576310935426245</text:p>
          </table:table-cell>
          <table:table-cell table:number-columns-repeated="14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.15470038246353" calcext:value-type="float">
            <text:p>-1,15470038246353</text:p>
          </table:table-cell>
          <table:table-cell office:value-type="float" office:value="0.577869858370587" calcext:value-type="float">
            <text:p>0,577869858370587</text:p>
          </table:table-cell>
          <table:table-cell office:value-type="float" office:value="0.576830524092942" calcext:value-type="float">
            <text:p>0,576830524092942</text:p>
          </table:table-cell>
          <table:table-cell table:number-columns-repeated="14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.15470038246353" calcext:value-type="float">
            <text:p>-1,15470038246353</text:p>
          </table:table-cell>
          <table:table-cell office:value-type="float" office:value="0.577869858370587" calcext:value-type="float">
            <text:p>0,577869858370587</text:p>
          </table:table-cell>
          <table:table-cell office:value-type="float" office:value="0.576830524092942" calcext:value-type="float">
            <text:p>0,576830524092942</text:p>
          </table:table-cell>
          <table:table-cell table:number-columns-repeated="14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.15468763108499" calcext:value-type="float">
            <text:p>-1,15468763108499</text:p>
          </table:table-cell>
          <table:table-cell office:value-type="float" office:value="0.582072024981317" calcext:value-type="float">
            <text:p>0,582072024981317</text:p>
          </table:table-cell>
          <table:table-cell office:value-type="float" office:value="0.572615606103675" calcext:value-type="float">
            <text:p>0,572615606103675</text:p>
          </table:table-cell>
          <table:table-cell table:number-columns-repeated="14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.15468762798689" calcext:value-type="float">
            <text:p>-1,15468762798689</text:p>
          </table:table-cell>
          <table:table-cell office:value-type="float" office:value="0.582072590844431" calcext:value-type="float">
            <text:p>0,582072590844431</text:p>
          </table:table-cell>
          <table:table-cell office:value-type="float" office:value="0.57261503714246" calcext:value-type="float">
            <text:p>0,57261503714246</text:p>
          </table:table-cell>
          <table:table-cell table:number-columns-repeated="14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.15468819056518" calcext:value-type="float">
            <text:p>-1,15468819056518</text:p>
          </table:table-cell>
          <table:table-cell office:value-type="float" office:value="0.581968695479407" calcext:value-type="float">
            <text:p>0,581968695479407</text:p>
          </table:table-cell>
          <table:table-cell office:value-type="float" office:value="0.572719495085774" calcext:value-type="float">
            <text:p>0,572719495085774</text:p>
          </table:table-cell>
          <table:table-cell table:number-columns-repeated="14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.15468791365296" calcext:value-type="float">
            <text:p>-1,15468791365296</text:p>
          </table:table-cell>
          <table:table-cell office:value-type="float" office:value="0.582020124897347" calcext:value-type="float">
            <text:p>0,582020124897347</text:p>
          </table:table-cell>
          <table:table-cell office:value-type="float" office:value="0.572667788755616" calcext:value-type="float">
            <text:p>0,572667788755616</text:p>
          </table:table-cell>
          <table:table-cell table:number-columns-repeated="14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.15468762953608" calcext:value-type="float">
            <text:p>-1,15468762953608</text:p>
          </table:table-cell>
          <table:table-cell office:value-type="float" office:value="0.582072307895922" calcext:value-type="float">
            <text:p>0,582072307895922</text:p>
          </table:table-cell>
          <table:table-cell office:value-type="float" office:value="0.572615321640159" calcext:value-type="float">
            <text:p>0,572615321640159</text:p>
          </table:table-cell>
          <table:table-cell table:number-columns-repeated="14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.15468846590148" calcext:value-type="float">
            <text:p>-1,15468846590148</text:p>
          </table:table-cell>
          <table:table-cell office:value-type="float" office:value="0.581916982185679" calcext:value-type="float">
            <text:p>0,581916982185679</text:p>
          </table:table-cell>
          <table:table-cell office:value-type="float" office:value="0.572771483715801" calcext:value-type="float">
            <text:p>0,572771483715801</text:p>
          </table:table-cell>
          <table:table-cell table:number-columns-repeated="14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.15468846735008" calcext:value-type="float">
            <text:p>-1,15468846735008</text:p>
          </table:table-cell>
          <table:table-cell office:value-type="float" office:value="0.58191670855625" calcext:value-type="float">
            <text:p>0,58191670855625</text:p>
          </table:table-cell>
          <table:table-cell office:value-type="float" office:value="0.572771758793832" calcext:value-type="float">
            <text:p>0,572771758793832</text:p>
          </table:table-cell>
          <table:table-cell table:number-columns-repeated="14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.15468873942081" calcext:value-type="float">
            <text:p>-1,15468873942081</text:p>
          </table:table-cell>
          <table:table-cell office:value-type="float" office:value="0.581865021331755" calcext:value-type="float">
            <text:p>0,581865021331755</text:p>
          </table:table-cell>
          <table:table-cell office:value-type="float" office:value="0.572823718089057" calcext:value-type="float">
            <text:p>0,572823718089057</text:p>
          </table:table-cell>
          <table:table-cell table:number-columns-repeated="14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.15468873927922" calcext:value-type="float">
            <text:p>-1,15468873927922</text:p>
          </table:table-cell>
          <table:table-cell office:value-type="float" office:value="0.58186504838475" calcext:value-type="float">
            <text:p>0,58186504838475</text:p>
          </table:table-cell>
          <table:table-cell office:value-type="float" office:value="0.572823690894474" calcext:value-type="float">
            <text:p>0,572823690894474</text:p>
          </table:table-cell>
          <table:table-cell table:number-columns-repeated="14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.15468900965173" calcext:value-type="float">
            <text:p>-1,15468900965173</text:p>
          </table:table-cell>
          <table:table-cell office:value-type="float" office:value="0.581813088733041" calcext:value-type="float">
            <text:p>0,581813088733041</text:p>
          </table:table-cell>
          <table:table-cell office:value-type="float" office:value="0.572875920918686" calcext:value-type="float">
            <text:p>0,572875920918686</text:p>
          </table:table-cell>
          <table:table-cell table:number-columns-repeated="14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.15468900965173" calcext:value-type="float">
            <text:p>-1,15468900965173</text:p>
          </table:table-cell>
          <table:table-cell office:value-type="float" office:value="0.581813088733041" calcext:value-type="float">
            <text:p>0,581813088733041</text:p>
          </table:table-cell>
          <table:table-cell office:value-type="float" office:value="0.572875920918686" calcext:value-type="float">
            <text:p>0,572875920918686</text:p>
          </table:table-cell>
          <table:table-cell table:number-columns-repeated="14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.15468900951338" calcext:value-type="float">
            <text:p>-1,15468900951338</text:p>
          </table:table-cell>
          <table:table-cell office:value-type="float" office:value="0.581813115474624" calcext:value-type="float">
            <text:p>0,581813115474624</text:p>
          </table:table-cell>
          <table:table-cell office:value-type="float" office:value="0.572875894038762" calcext:value-type="float">
            <text:p>0,572875894038762</text:p>
          </table:table-cell>
          <table:table-cell table:number-columns-repeated="14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.15468953962892" calcext:value-type="float">
            <text:p>-1,15468953962892</text:p>
          </table:table-cell>
          <table:table-cell office:value-type="float" office:value="0.581709435168945" calcext:value-type="float">
            <text:p>0,581709435168945</text:p>
          </table:table-cell>
          <table:table-cell office:value-type="float" office:value="0.57298010445998" calcext:value-type="float">
            <text:p>0,57298010445998</text:p>
          </table:table-cell>
          <table:table-cell table:number-columns-repeated="14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.15468953949694" calcext:value-type="float">
            <text:p>-1,15468953949694</text:p>
          </table:table-cell>
          <table:table-cell office:value-type="float" office:value="0.581709461290237" calcext:value-type="float">
            <text:p>0,581709461290237</text:p>
          </table:table-cell>
          <table:table-cell office:value-type="float" office:value="0.572980078206705" calcext:value-type="float">
            <text:p>0,572980078206705</text:p>
          </table:table-cell>
          <table:table-cell table:number-columns-repeated="14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.15468953949694" calcext:value-type="float">
            <text:p>-1,15468953949694</text:p>
          </table:table-cell>
          <table:table-cell office:value-type="float" office:value="0.581709461290237" calcext:value-type="float">
            <text:p>0,581709461290237</text:p>
          </table:table-cell>
          <table:table-cell office:value-type="float" office:value="0.572980078206705" calcext:value-type="float">
            <text:p>0,572980078206705</text:p>
          </table:table-cell>
          <table:table-cell table:number-columns-repeated="14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.154690057011" calcext:value-type="float">
            <text:p>-1,154690057011</text:p>
          </table:table-cell>
          <table:table-cell office:value-type="float" office:value="0.581605800729694" calcext:value-type="float">
            <text:p>0,581605800729694</text:p>
          </table:table-cell>
          <table:table-cell office:value-type="float" office:value="0.573084256281308" calcext:value-type="float">
            <text:p>0,573084256281308</text:p>
          </table:table-cell>
          <table:table-cell table:number-columns-repeated="14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.154690057011" calcext:value-type="float">
            <text:p>-1,154690057011</text:p>
          </table:table-cell>
          <table:table-cell office:value-type="float" office:value="0.581605800729694" calcext:value-type="float">
            <text:p>0,581605800729694</text:p>
          </table:table-cell>
          <table:table-cell office:value-type="float" office:value="0.573084256281308" calcext:value-type="float">
            <text:p>0,573084256281308</text:p>
          </table:table-cell>
          <table:table-cell table:number-columns-repeated="14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.154690057011" calcext:value-type="float">
            <text:p>-1,154690057011</text:p>
          </table:table-cell>
          <table:table-cell office:value-type="float" office:value="0.581605800729694" calcext:value-type="float">
            <text:p>0,581605800729694</text:p>
          </table:table-cell>
          <table:table-cell office:value-type="float" office:value="0.573084256281308" calcext:value-type="float">
            <text:p>0,573084256281308</text:p>
          </table:table-cell>
          <table:table-cell table:number-columns-repeated="14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.1546903104783" calcext:value-type="float">
            <text:p>-1,1546903104783</text:p>
          </table:table-cell>
          <table:table-cell office:value-type="float" office:value="0.581554094017498" calcext:value-type="float">
            <text:p>0,581554094017498</text:p>
          </table:table-cell>
          <table:table-cell office:value-type="float" office:value="0.573136216460805" calcext:value-type="float">
            <text:p>0,573136216460805</text:p>
          </table:table-cell>
          <table:table-cell table:number-columns-repeated="14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.15469056205551" calcext:value-type="float">
            <text:p>-1,15469056205551</text:p>
          </table:table-cell>
          <table:table-cell office:value-type="float" office:value="0.581502133796335" calcext:value-type="float">
            <text:p>0,581502133796335</text:p>
          </table:table-cell>
          <table:table-cell office:value-type="float" office:value="0.57318842825918" calcext:value-type="float">
            <text:p>0,57318842825918</text:p>
          </table:table-cell>
          <table:table-cell table:number-columns-repeated="14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.15469056205551" calcext:value-type="float">
            <text:p>-1,15469056205551</text:p>
          </table:table-cell>
          <table:table-cell office:value-type="float" office:value="0.581502133796335" calcext:value-type="float">
            <text:p>0,581502133796335</text:p>
          </table:table-cell>
          <table:table-cell office:value-type="float" office:value="0.57318842825918" calcext:value-type="float">
            <text:p>0,57318842825918</text:p>
          </table:table-cell>
          <table:table-cell table:number-columns-repeated="14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.15469080931795" calcext:value-type="float">
            <text:p>-1,15469080931795</text:p>
          </table:table-cell>
          <table:table-cell office:value-type="float" office:value="0.581450420796457" calcext:value-type="float">
            <text:p>0,581450420796457</text:p>
          </table:table-cell>
          <table:table-cell office:value-type="float" office:value="0.573240388521496" calcext:value-type="float">
            <text:p>0,573240388521496</text:p>
          </table:table-cell>
          <table:table-cell table:number-columns-repeated="14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.15469105451663" calcext:value-type="float">
            <text:p>-1,15469105451663</text:p>
          </table:table-cell>
          <table:table-cell office:value-type="float" office:value="0.581398484753752" calcext:value-type="float">
            <text:p>0,581398484753752</text:p>
          </table:table-cell>
          <table:table-cell office:value-type="float" office:value="0.573292569762875" calcext:value-type="float">
            <text:p>0,573292569762875</text:p>
          </table:table-cell>
          <table:table-cell table:number-columns-repeated="14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.15469105463043" calcext:value-type="float">
            <text:p>-1,15469105463043</text:p>
          </table:table-cell>
          <table:table-cell office:value-type="float" office:value="0.581398460493503" calcext:value-type="float">
            <text:p>0,581398460493503</text:p>
          </table:table-cell>
          <table:table-cell office:value-type="float" office:value="0.573292594136928" calcext:value-type="float">
            <text:p>0,573292594136928</text:p>
          </table:table-cell>
          <table:table-cell table:number-columns-repeated="14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.1546915347357" calcext:value-type="float">
            <text:p>-1,1546915347357</text:p>
          </table:table-cell>
          <table:table-cell office:value-type="float" office:value="0.58129478082454" calcext:value-type="float">
            <text:p>0,58129478082454</text:p>
          </table:table-cell>
          <table:table-cell office:value-type="float" office:value="0.573396753911163" calcext:value-type="float">
            <text:p>0,573396753911163</text:p>
          </table:table-cell>
          <table:table-cell table:number-columns-repeated="14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.15469153462766" calcext:value-type="float">
            <text:p>-1,15469153462766</text:p>
          </table:table-cell>
          <table:table-cell office:value-type="float" office:value="0.581294804464182" calcext:value-type="float">
            <text:p>0,581294804464182</text:p>
          </table:table-cell>
          <table:table-cell office:value-type="float" office:value="0.573396730163478" calcext:value-type="float">
            <text:p>0,573396730163478</text:p>
          </table:table-cell>
          <table:table-cell table:number-columns-repeated="14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.15469153462766" calcext:value-type="float">
            <text:p>-1,15469153462766</text:p>
          </table:table-cell>
          <table:table-cell office:value-type="float" office:value="0.581294804464182" calcext:value-type="float">
            <text:p>0,581294804464182</text:p>
          </table:table-cell>
          <table:table-cell office:value-type="float" office:value="0.573396730163478" calcext:value-type="float">
            <text:p>0,573396730163478</text:p>
          </table:table-cell>
          <table:table-cell table:number-columns-repeated="14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.15469153462766" calcext:value-type="float">
            <text:p>-1,15469153462766</text:p>
          </table:table-cell>
          <table:table-cell office:value-type="float" office:value="0.581294804464182" calcext:value-type="float">
            <text:p>0,581294804464182</text:p>
          </table:table-cell>
          <table:table-cell office:value-type="float" office:value="0.573396730163478" calcext:value-type="float">
            <text:p>0,573396730163478</text:p>
          </table:table-cell>
          <table:table-cell table:number-columns-repeated="14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.15469200226885" calcext:value-type="float">
            <text:p>-1,15469200226885</text:p>
          </table:table-cell>
          <table:table-cell office:value-type="float" office:value="0.581191117811748" calcext:value-type="float">
            <text:p>0,581191117811748</text:p>
          </table:table-cell>
          <table:table-cell office:value-type="float" office:value="0.573500884457104" calcext:value-type="float">
            <text:p>0,573500884457104</text:p>
          </table:table-cell>
          <table:table-cell table:number-columns-repeated="14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.15469200226885" calcext:value-type="float">
            <text:p>-1,15469200226885</text:p>
          </table:table-cell>
          <table:table-cell office:value-type="float" office:value="0.581191117811748" calcext:value-type="float">
            <text:p>0,581191117811748</text:p>
          </table:table-cell>
          <table:table-cell office:value-type="float" office:value="0.573500884457104" calcext:value-type="float">
            <text:p>0,573500884457104</text:p>
          </table:table-cell>
          <table:table-cell table:number-columns-repeated="14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.15469200226885" calcext:value-type="float">
            <text:p>-1,15469200226885</text:p>
          </table:table-cell>
          <table:table-cell office:value-type="float" office:value="0.581191117811748" calcext:value-type="float">
            <text:p>0,581191117811748</text:p>
          </table:table-cell>
          <table:table-cell office:value-type="float" office:value="0.573500884457104" calcext:value-type="float">
            <text:p>0,573500884457104</text:p>
          </table:table-cell>
          <table:table-cell table:number-columns-repeated="14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.15469245744016" calcext:value-type="float">
            <text:p>-1,15469245744016</text:p>
          </table:table-cell>
          <table:table-cell office:value-type="float" office:value="0.581087424799793" calcext:value-type="float">
            <text:p>0,581087424799793</text:p>
          </table:table-cell>
          <table:table-cell office:value-type="float" office:value="0.573605032640365" calcext:value-type="float">
            <text:p>0,573605032640365</text:p>
          </table:table-cell>
          <table:table-cell table:number-columns-repeated="14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.15469245744016" calcext:value-type="float">
            <text:p>-1,15469245744016</text:p>
          </table:table-cell>
          <table:table-cell office:value-type="float" office:value="0.581087424799793" calcext:value-type="float">
            <text:p>0,581087424799793</text:p>
          </table:table-cell>
          <table:table-cell office:value-type="float" office:value="0.573605032640365" calcext:value-type="float">
            <text:p>0,573605032640365</text:p>
          </table:table-cell>
          <table:table-cell table:number-columns-repeated="14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.15469245744016" calcext:value-type="float">
            <text:p>-1,15469245744016</text:p>
          </table:table-cell>
          <table:table-cell office:value-type="float" office:value="0.581087424799793" calcext:value-type="float">
            <text:p>0,581087424799793</text:p>
          </table:table-cell>
          <table:table-cell office:value-type="float" office:value="0.573605032640365" calcext:value-type="float">
            <text:p>0,573605032640365</text:p>
          </table:table-cell>
          <table:table-cell table:number-columns-repeated="14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.15469290014153" calcext:value-type="float">
            <text:p>-1,15469290014153</text:p>
          </table:table-cell>
          <table:table-cell office:value-type="float" office:value="0.580983725431662" calcext:value-type="float">
            <text:p>0,580983725431662</text:p>
          </table:table-cell>
          <table:table-cell office:value-type="float" office:value="0.573709174709872" calcext:value-type="float">
            <text:p>0,573709174709872</text:p>
          </table:table-cell>
          <table:table-cell table:number-columns-repeated="14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.15469290014153" calcext:value-type="float">
            <text:p>-1,15469290014153</text:p>
          </table:table-cell>
          <table:table-cell office:value-type="float" office:value="0.580983725431662" calcext:value-type="float">
            <text:p>0,580983725431662</text:p>
          </table:table-cell>
          <table:table-cell office:value-type="float" office:value="0.573709174709872" calcext:value-type="float">
            <text:p>0,573709174709872</text:p>
          </table:table-cell>
          <table:table-cell table:number-columns-repeated="14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.15469311726125" calcext:value-type="float">
            <text:p>-1,15469311726125</text:p>
          </table:table-cell>
          <table:table-cell office:value-type="float" office:value="0.580931766033085" calcext:value-type="float">
            <text:p>0,580931766033085</text:p>
          </table:table-cell>
          <table:table-cell office:value-type="float" office:value="0.573761351228167" calcext:value-type="float">
            <text:p>0,573761351228167</text:p>
          </table:table-cell>
          <table:table-cell table:number-columns-repeated="14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.15469333037294" calcext:value-type="float">
            <text:p>-1,15469333037294</text:p>
          </table:table-cell>
          <table:table-cell office:value-type="float" office:value="0.5808800197107" calcext:value-type="float">
            <text:p>0,5808800197107</text:p>
          </table:table-cell>
          <table:table-cell office:value-type="float" office:value="0.573813310662236" calcext:value-type="float">
            <text:p>0,573813310662236</text:p>
          </table:table-cell>
          <table:table-cell table:number-columns-repeated="14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1.15469333037294" calcext:value-type="float">
            <text:p>-1,15469333037294</text:p>
          </table:table-cell>
          <table:table-cell office:value-type="float" office:value="0.5808800197107" calcext:value-type="float">
            <text:p>0,5808800197107</text:p>
          </table:table-cell>
          <table:table-cell office:value-type="float" office:value="0.573813310662236" calcext:value-type="float">
            <text:p>0,573813310662236</text:p>
          </table:table-cell>
          <table:table-cell table:number-columns-repeated="14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.15469354123221" calcext:value-type="float">
            <text:p>-1,15469354123221</text:p>
          </table:table-cell>
          <table:table-cell office:value-type="float" office:value="0.580828060241654" calcext:value-type="float">
            <text:p>0,580828060241654</text:p>
          </table:table-cell>
          <table:table-cell office:value-type="float" office:value="0.57386548099056" calcext:value-type="float">
            <text:p>0,57386548099056</text:p>
          </table:table-cell>
          <table:table-cell table:number-columns-repeated="14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.15469354123221" calcext:value-type="float">
            <text:p>-1,15469354123221</text:p>
          </table:table-cell>
          <table:table-cell office:value-type="float" office:value="0.580828060241654" calcext:value-type="float">
            <text:p>0,580828060241654</text:p>
          </table:table-cell>
          <table:table-cell office:value-type="float" office:value="0.57386548099056" calcext:value-type="float">
            <text:p>0,57386548099056</text:p>
          </table:table-cell>
          <table:table-cell table:number-columns-repeated="14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.15469374813432" calcext:value-type="float">
            <text:p>-1,15469374813432</text:p>
          </table:table-cell>
          <table:table-cell office:value-type="float" office:value="0.580776307640253" calcext:value-type="float">
            <text:p>0,580776307640253</text:p>
          </table:table-cell>
          <table:table-cell office:value-type="float" office:value="0.573917440494069" calcext:value-type="float">
            <text:p>0,573917440494069</text:p>
          </table:table-cell>
          <table:table-cell table:number-columns-repeated="14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.15469395273389" calcext:value-type="float">
            <text:p>-1,15469395273389</text:p>
          </table:table-cell>
          <table:table-cell office:value-type="float" office:value="0.580724348102795" calcext:value-type="float">
            <text:p>0,580724348102795</text:p>
          </table:table-cell>
          <table:table-cell office:value-type="float" office:value="0.573969604631093" calcext:value-type="float">
            <text:p>0,573969604631093</text:p>
          </table:table-cell>
          <table:table-cell table:number-columns-repeated="14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1.15469415342565" calcext:value-type="float">
            <text:p>-1,15469415342565</text:p>
          </table:table-cell>
          <table:table-cell office:value-type="float" office:value="0.580672589223668" calcext:value-type="float">
            <text:p>0,580672589223668</text:p>
          </table:table-cell>
          <table:table-cell office:value-type="float" office:value="0.574021564201986" calcext:value-type="float">
            <text:p>0,574021564201986</text:p>
          </table:table-cell>
          <table:table-cell table:number-columns-repeated="14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1.15469415342565" calcext:value-type="float">
            <text:p>-1,15469415342565</text:p>
          </table:table-cell>
          <table:table-cell office:value-type="float" office:value="0.580672589223668" calcext:value-type="float">
            <text:p>0,580672589223668</text:p>
          </table:table-cell>
          <table:table-cell office:value-type="float" office:value="0.574021564201986" calcext:value-type="float">
            <text:p>0,574021564201986</text:p>
          </table:table-cell>
          <table:table-cell table:number-columns-repeated="14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1.15469435176623" calcext:value-type="float">
            <text:p>-1,15469435176623</text:p>
          </table:table-cell>
          <table:table-cell office:value-type="float" office:value="0.580620629619855" calcext:value-type="float">
            <text:p>0,580620629619855</text:p>
          </table:table-cell>
          <table:table-cell office:value-type="float" office:value="0.57407372214638" calcext:value-type="float">
            <text:p>0,57407372214638</text:p>
          </table:table-cell>
          <table:table-cell table:number-columns-repeated="14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1.15469454624689" calcext:value-type="float">
            <text:p>-1,15469454624689</text:p>
          </table:table-cell>
          <table:table-cell office:value-type="float" office:value="0.580568864464291" calcext:value-type="float">
            <text:p>0,580568864464291</text:p>
          </table:table-cell>
          <table:table-cell office:value-type="float" office:value="0.574125681782598" calcext:value-type="float">
            <text:p>0,574125681782598</text:p>
          </table:table-cell>
          <table:table-cell table:number-columns-repeated="14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1.15469454624689" calcext:value-type="float">
            <text:p>-1,15469454624689</text:p>
          </table:table-cell>
          <table:table-cell office:value-type="float" office:value="0.580568864464291" calcext:value-type="float">
            <text:p>0,580568864464291</text:p>
          </table:table-cell>
          <table:table-cell office:value-type="float" office:value="0.574125681782598" calcext:value-type="float">
            <text:p>0,574125681782598</text:p>
          </table:table-cell>
          <table:table-cell table:number-columns-repeated="14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1.15469454631879" calcext:value-type="float">
            <text:p>-1,15469454631879</text:p>
          </table:table-cell>
          <table:table-cell office:value-type="float" office:value="0.58056884517105" calcext:value-type="float">
            <text:p>0,58056884517105</text:p>
          </table:table-cell>
          <table:table-cell office:value-type="float" office:value="0.574125701147744" calcext:value-type="float">
            <text:p>0,574125701147744</text:p>
          </table:table-cell>
          <table:table-cell table:number-columns-repeated="14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1.15469473839881" calcext:value-type="float">
            <text:p>-1,15469473839881</text:p>
          </table:table-cell>
          <table:table-cell office:value-type="float" office:value="0.580516885814679" calcext:value-type="float">
            <text:p>0,580516885814679</text:p>
          </table:table-cell>
          <table:table-cell office:value-type="float" office:value="0.574177852584133" calcext:value-type="float">
            <text:p>0,574177852584133</text:p>
          </table:table-cell>
          <table:table-cell table:number-columns-repeated="14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1.15469492666533" calcext:value-type="float">
            <text:p>-1,15469492666533</text:p>
          </table:table-cell>
          <table:table-cell office:value-type="float" office:value="0.580465114693452" calcext:value-type="float">
            <text:p>0,580465114693452</text:p>
          </table:table-cell>
          <table:table-cell office:value-type="float" office:value="0.574229811971881" calcext:value-type="float">
            <text:p>0,574229811971881</text:p>
          </table:table-cell>
          <table:table-cell table:number-columns-repeated="14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1.15469492666533" calcext:value-type="float">
            <text:p>-1,15469492666533</text:p>
          </table:table-cell>
          <table:table-cell office:value-type="float" office:value="0.580465114693452" calcext:value-type="float">
            <text:p>0,580465114693452</text:p>
          </table:table-cell>
          <table:table-cell office:value-type="float" office:value="0.574229811971881" calcext:value-type="float">
            <text:p>0,574229811971881</text:p>
          </table:table-cell>
          <table:table-cell table:number-columns-repeated="14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1.15469529454185" calcext:value-type="float">
            <text:p>-1,15469529454185</text:p>
          </table:table-cell>
          <table:table-cell office:value-type="float" office:value="0.580361377879834" calcext:value-type="float">
            <text:p>0,580361377879834</text:p>
          </table:table-cell>
          <table:table-cell office:value-type="float" office:value="0.574333916662016" calcext:value-type="float">
            <text:p>0,574333916662016</text:p>
          </table:table-cell>
          <table:table-cell table:number-columns-repeated="14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1.15469529454185" calcext:value-type="float">
            <text:p>-1,15469529454185</text:p>
          </table:table-cell>
          <table:table-cell office:value-type="float" office:value="0.580361377879834" calcext:value-type="float">
            <text:p>0,580361377879834</text:p>
          </table:table-cell>
          <table:table-cell office:value-type="float" office:value="0.574333916662016" calcext:value-type="float">
            <text:p>0,574333916662016</text:p>
          </table:table-cell>
          <table:table-cell table:number-columns-repeated="14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1.15469529454185" calcext:value-type="float">
            <text:p>-1,15469529454185</text:p>
          </table:table-cell>
          <table:table-cell office:value-type="float" office:value="0.580361377879834" calcext:value-type="float">
            <text:p>0,580361377879834</text:p>
          </table:table-cell>
          <table:table-cell office:value-type="float" office:value="0.574333916662016" calcext:value-type="float">
            <text:p>0,574333916662016</text:p>
          </table:table-cell>
          <table:table-cell table:number-columns-repeated="14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1.15469547386461" calcext:value-type="float">
            <text:p>-1,15469547386461</text:p>
          </table:table-cell>
          <table:table-cell office:value-type="float" office:value="0.580309489358235" calcext:value-type="float">
            <text:p>0,580309489358235</text:p>
          </table:table-cell>
          <table:table-cell office:value-type="float" office:value="0.574385984506378" calcext:value-type="float">
            <text:p>0,574385984506378</text:p>
          </table:table-cell>
          <table:table-cell table:number-columns-repeated="14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1.15469547386461" calcext:value-type="float">
            <text:p>-1,15469547386461</text:p>
          </table:table-cell>
          <table:table-cell office:value-type="float" office:value="0.580309489358235" calcext:value-type="float">
            <text:p>0,580309489358235</text:p>
          </table:table-cell>
          <table:table-cell office:value-type="float" office:value="0.574385984506378" calcext:value-type="float">
            <text:p>0,574385984506378</text:p>
          </table:table-cell>
          <table:table-cell table:number-columns-repeated="14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1.15469564971366" calcext:value-type="float">
            <text:p>-1,15469564971366</text:p>
          </table:table-cell>
          <table:table-cell office:value-type="float" office:value="0.580257704452183" calcext:value-type="float">
            <text:p>0,580257704452183</text:p>
          </table:table-cell>
          <table:table-cell office:value-type="float" office:value="0.574437945261479" calcext:value-type="float">
            <text:p>0,574437945261479</text:p>
          </table:table-cell>
          <table:table-cell table:number-columns-repeated="14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1.15469582303184" calcext:value-type="float">
            <text:p>-1,15469582303184</text:p>
          </table:table-cell>
          <table:table-cell office:value-type="float" office:value="0.580205743668275" calcext:value-type="float">
            <text:p>0,580205743668275</text:p>
          </table:table-cell>
          <table:table-cell office:value-type="float" office:value="0.574490079363568" calcext:value-type="float">
            <text:p>0,574490079363568</text:p>
          </table:table-cell>
          <table:table-cell table:number-columns-repeated="14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.15469582303184" calcext:value-type="float">
            <text:p>-1,15469582303184</text:p>
          </table:table-cell>
          <table:table-cell office:value-type="float" office:value="0.580205743668275" calcext:value-type="float">
            <text:p>0,580205743668275</text:p>
          </table:table-cell>
          <table:table-cell office:value-type="float" office:value="0.574490079363568" calcext:value-type="float">
            <text:p>0,574490079363568</text:p>
          </table:table-cell>
          <table:table-cell table:number-columns-repeated="148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1.15469599266649" calcext:value-type="float">
            <text:p>-1,15469599266649</text:p>
          </table:table-cell>
          <table:table-cell office:value-type="float" office:value="0.580153952490724" calcext:value-type="float">
            <text:p>0,580153952490724</text:p>
          </table:table-cell>
          <table:table-cell office:value-type="float" office:value="0.574542040175768" calcext:value-type="float">
            <text:p>0,574542040175768</text:p>
          </table:table-cell>
          <table:table-cell table:number-columns-repeated="148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1.15469615972911" calcext:value-type="float">
            <text:p>-1,15469615972911</text:p>
          </table:table-cell>
          <table:table-cell office:value-type="float" office:value="0.580101991650746" calcext:value-type="float">
            <text:p>0,580101991650746</text:p>
          </table:table-cell>
          <table:table-cell office:value-type="float" office:value="0.574594168078368" calcext:value-type="float">
            <text:p>0,574594168078368</text:p>
          </table:table-cell>
          <table:table-cell table:number-columns-repeated="148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1.15469615972911" calcext:value-type="float">
            <text:p>-1,15469615972911</text:p>
          </table:table-cell>
          <table:table-cell office:value-type="float" office:value="0.580101991650746" calcext:value-type="float">
            <text:p>0,580101991650746</text:p>
          </table:table-cell>
          <table:table-cell office:value-type="float" office:value="0.574594168078368" calcext:value-type="float">
            <text:p>0,574594168078368</text:p>
          </table:table-cell>
          <table:table-cell table:number-columns-repeated="148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1.1546963231486" calcext:value-type="float">
            <text:p>-1,1546963231486</text:p>
          </table:table-cell>
          <table:table-cell office:value-type="float" office:value="0.58005019420299" calcext:value-type="float">
            <text:p>0,58005019420299</text:p>
          </table:table-cell>
          <table:table-cell office:value-type="float" office:value="0.57464612894561" calcext:value-type="float">
            <text:p>0,57464612894561</text:p>
          </table:table-cell>
          <table:table-cell table:number-columns-repeated="14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.1546963231486" calcext:value-type="float">
            <text:p>-1,1546963231486</text:p>
          </table:table-cell>
          <table:table-cell office:value-type="float" office:value="0.58005019420299" calcext:value-type="float">
            <text:p>0,58005019420299</text:p>
          </table:table-cell>
          <table:table-cell office:value-type="float" office:value="0.57464612894561" calcext:value-type="float">
            <text:p>0,57464612894561</text:p>
          </table:table-cell>
          <table:table-cell table:number-columns-repeated="148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1.1546964839564" calcext:value-type="float">
            <text:p>-1,1546964839564</text:p>
          </table:table-cell>
          <table:table-cell office:value-type="float" office:value="0.579998233308999" calcext:value-type="float">
            <text:p>0,579998233308999</text:p>
          </table:table-cell>
          <table:table-cell office:value-type="float" office:value="0.574698250647396" calcext:value-type="float">
            <text:p>0,574698250647396</text:p>
          </table:table-cell>
          <table:table-cell table:number-columns-repeated="148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1.15469664115995" calcext:value-type="float">
            <text:p>-1,15469664115995</text:p>
          </table:table-cell>
          <table:table-cell office:value-type="float" office:value="0.579946429592331" calcext:value-type="float">
            <text:p>0,579946429592331</text:p>
          </table:table-cell>
          <table:table-cell office:value-type="float" office:value="0.574750211567623" calcext:value-type="float">
            <text:p>0,574750211567623</text:p>
          </table:table-cell>
          <table:table-cell table:number-columns-repeated="148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1.15469664115995" calcext:value-type="float">
            <text:p>-1,15469664115995</text:p>
          </table:table-cell>
          <table:table-cell office:value-type="float" office:value="0.579946429592331" calcext:value-type="float">
            <text:p>0,579946429592331</text:p>
          </table:table-cell>
          <table:table-cell office:value-type="float" office:value="0.574750211567623" calcext:value-type="float">
            <text:p>0,574750211567623</text:p>
          </table:table-cell>
          <table:table-cell table:number-columns-repeated="148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1.15469679571365" calcext:value-type="float">
            <text:p>-1,15469679571365</text:p>
          </table:table-cell>
          <table:table-cell office:value-type="float" office:value="0.579894468646384" calcext:value-type="float">
            <text:p>0,579894468646384</text:p>
          </table:table-cell>
          <table:table-cell office:value-type="float" office:value="0.574802327067269" calcext:value-type="float">
            <text:p>0,574802327067269</text:p>
          </table:table-cell>
          <table:table-cell table:number-columns-repeated="148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1.15469694670052" calcext:value-type="float">
            <text:p>-1,15469694670052</text:p>
          </table:table-cell>
          <table:table-cell office:value-type="float" office:value="0.579842658662099" calcext:value-type="float">
            <text:p>0,579842658662099</text:p>
          </table:table-cell>
          <table:table-cell office:value-type="float" office:value="0.574854288038423" calcext:value-type="float">
            <text:p>0,574854288038423</text:p>
          </table:table-cell>
          <table:table-cell table:number-columns-repeated="148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1.15469709500086" calcext:value-type="float">
            <text:p>-1,15469709500086</text:p>
          </table:table-cell>
          <table:table-cell office:value-type="float" office:value="0.579790697666254" calcext:value-type="float">
            <text:p>0,579790697666254</text:p>
          </table:table-cell>
          <table:table-cell office:value-type="float" office:value="0.574906397334605" calcext:value-type="float">
            <text:p>0,574906397334605</text:p>
          </table:table-cell>
          <table:table-cell table:number-columns-repeated="148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1.15469709500086" calcext:value-type="float">
            <text:p>-1,15469709500086</text:p>
          </table:table-cell>
          <table:table-cell office:value-type="float" office:value="0.579790697666254" calcext:value-type="float">
            <text:p>0,579790697666254</text:p>
          </table:table-cell>
          <table:table-cell office:value-type="float" office:value="0.574906397334605" calcext:value-type="float">
            <text:p>0,574906397334605</text:p>
          </table:table-cell>
          <table:table-cell table:number-columns-repeated="148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1.15469723977027" calcext:value-type="float">
            <text:p>-1,15469723977027</text:p>
          </table:table-cell>
          <table:table-cell office:value-type="float" office:value="0.579738881415646" calcext:value-type="float">
            <text:p>0,579738881415646</text:p>
          </table:table-cell>
          <table:table-cell office:value-type="float" office:value="0.574958358354628" calcext:value-type="float">
            <text:p>0,574958358354628</text:p>
          </table:table-cell>
          <table:table-cell table:number-columns-repeated="148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1.15469723977027" calcext:value-type="float">
            <text:p>-1,15469723977027</text:p>
          </table:table-cell>
          <table:table-cell office:value-type="float" office:value="0.579738881415646" calcext:value-type="float">
            <text:p>0,579738881415646</text:p>
          </table:table-cell>
          <table:table-cell office:value-type="float" office:value="0.574958358354628" calcext:value-type="float">
            <text:p>0,574958358354628</text:p>
          </table:table-cell>
          <table:table-cell table:number-columns-repeated="14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.15469738181798" calcext:value-type="float">
            <text:p>-1,15469738181798</text:p>
          </table:table-cell>
          <table:table-cell office:value-type="float" office:value="0.57968692037196" calcext:value-type="float">
            <text:p>0,57968692037196</text:p>
          </table:table-cell>
          <table:table-cell office:value-type="float" office:value="0.575010461446022" calcext:value-type="float">
            <text:p>0,575010461446022</text:p>
          </table:table-cell>
          <table:table-cell table:number-columns-repeated="148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1.15469738181798" calcext:value-type="float">
            <text:p>-1,15469738181798</text:p>
          </table:table-cell>
          <table:table-cell office:value-type="float" office:value="0.57968692037196" calcext:value-type="float">
            <text:p>0,57968692037196</text:p>
          </table:table-cell>
          <table:table-cell office:value-type="float" office:value="0.575010461446022" calcext:value-type="float">
            <text:p>0,575010461446022</text:p>
          </table:table-cell>
          <table:table-cell table:number-columns-repeated="148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1.154697656165" calcext:value-type="float">
            <text:p>-1,154697656165</text:p>
          </table:table-cell>
          <table:table-cell office:value-type="float" office:value="0.579583136766856" calcext:value-type="float">
            <text:p>0,579583136766856</text:p>
          </table:table-cell>
          <table:table-cell office:value-type="float" office:value="0.57511451939814" calcext:value-type="float">
            <text:p>0,57511451939814</text:p>
          </table:table-cell>
          <table:table-cell table:number-columns-repeated="148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1.154697656165" calcext:value-type="float">
            <text:p>-1,154697656165</text:p>
          </table:table-cell>
          <table:table-cell office:value-type="float" office:value="0.579583136766856" calcext:value-type="float">
            <text:p>0,579583136766856</text:p>
          </table:table-cell>
          <table:table-cell office:value-type="float" office:value="0.57511451939814" calcext:value-type="float">
            <text:p>0,57511451939814</text:p>
          </table:table-cell>
          <table:table-cell table:number-columns-repeated="148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1.154697656165" calcext:value-type="float">
            <text:p>-1,154697656165</text:p>
          </table:table-cell>
          <table:table-cell office:value-type="float" office:value="0.579583136766856" calcext:value-type="float">
            <text:p>0,579583136766856</text:p>
          </table:table-cell>
          <table:table-cell office:value-type="float" office:value="0.57511451939814" calcext:value-type="float">
            <text:p>0,57511451939814</text:p>
          </table:table-cell>
          <table:table-cell table:number-columns-repeated="148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1.15469778849722" calcext:value-type="float">
            <text:p>-1,15469778849722</text:p>
          </table:table-cell>
          <table:table-cell office:value-type="float" office:value="0.579531307987488" calcext:value-type="float">
            <text:p>0,579531307987488</text:p>
          </table:table-cell>
          <table:table-cell office:value-type="float" office:value="0.575166480509729" calcext:value-type="float">
            <text:p>0,575166480509729</text:p>
          </table:table-cell>
          <table:table-cell table:number-columns-repeated="14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1.15469791804187" calcext:value-type="float">
            <text:p>-1,15469791804187</text:p>
          </table:table-cell>
          <table:table-cell office:value-type="float" office:value="0.579479346854295" calcext:value-type="float">
            <text:p>0,579479346854295</text:p>
          </table:table-cell>
          <table:table-cell office:value-type="float" office:value="0.57521857118758" calcext:value-type="float">
            <text:p>0,57521857118758</text:p>
          </table:table-cell>
          <table:table-cell table:number-columns-repeated="148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1.15469791804187" calcext:value-type="float">
            <text:p>-1,15469791804187</text:p>
          </table:table-cell>
          <table:table-cell office:value-type="float" office:value="0.579479346854295" calcext:value-type="float">
            <text:p>0,579479346854295</text:p>
          </table:table-cell>
          <table:table-cell office:value-type="float" office:value="0.57521857118758" calcext:value-type="float">
            <text:p>0,57521857118758</text:p>
          </table:table-cell>
          <table:table-cell table:number-columns-repeated="148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1.15469804415436" calcext:value-type="float">
            <text:p>-1,15469804415436</text:p>
          </table:table-cell>
          <table:table-cell office:value-type="float" office:value="0.579427511812491" calcext:value-type="float">
            <text:p>0,579427511812491</text:p>
          </table:table-cell>
          <table:table-cell office:value-type="float" office:value="0.575270532341864" calcext:value-type="float">
            <text:p>0,575270532341864</text:p>
          </table:table-cell>
          <table:table-cell table:number-columns-repeated="14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1.15469816744859" calcext:value-type="float">
            <text:p>-1,15469816744859</text:p>
          </table:table-cell>
          <table:table-cell office:value-type="float" office:value="0.57937555063763" calcext:value-type="float">
            <text:p>0,57937555063763</text:p>
          </table:table-cell>
          <table:table-cell office:value-type="float" office:value="0.57532261681096" calcext:value-type="float">
            <text:p>0,57532261681096</text:p>
          </table:table-cell>
          <table:table-cell table:number-columns-repeated="14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.15469816744859" calcext:value-type="float">
            <text:p>-1,15469816744859</text:p>
          </table:table-cell>
          <table:table-cell office:value-type="float" office:value="0.57937555063763" calcext:value-type="float">
            <text:p>0,57937555063763</text:p>
          </table:table-cell>
          <table:table-cell office:value-type="float" office:value="0.57532261681096" calcext:value-type="float">
            <text:p>0,57532261681096</text:p>
          </table:table-cell>
          <table:table-cell table:number-columns-repeated="148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-1.15469840438512" calcext:value-type="float">
            <text:p>-1,15469840438512</text:p>
          </table:table-cell>
          <table:table-cell office:value-type="float" office:value="0.579271748120218" calcext:value-type="float">
            <text:p>0,579271748120218</text:p>
          </table:table-cell>
          <table:table-cell office:value-type="float" office:value="0.575426656264901" calcext:value-type="float">
            <text:p>0,575426656264901</text:p>
          </table:table-cell>
          <table:table-cell table:number-columns-repeated="148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-1.15469840438512" calcext:value-type="float">
            <text:p>-1,15469840438512</text:p>
          </table:table-cell>
          <table:table-cell office:value-type="float" office:value="0.579271748120218" calcext:value-type="float">
            <text:p>0,579271748120218</text:p>
          </table:table-cell>
          <table:table-cell office:value-type="float" office:value="0.575426656264901" calcext:value-type="float">
            <text:p>0,575426656264901</text:p>
          </table:table-cell>
          <table:table-cell table:number-columns-repeated="148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-1.15469840441073" calcext:value-type="float">
            <text:p>-1,15469840441073</text:p>
          </table:table-cell>
          <table:table-cell office:value-type="float" office:value="0.579271736598019" calcext:value-type="float">
            <text:p>0,579271736598019</text:p>
          </table:table-cell>
          <table:table-cell office:value-type="float" office:value="0.575426667812707" calcext:value-type="float">
            <text:p>0,575426667812707</text:p>
          </table:table-cell>
          <table:table-cell table:number-columns-repeated="148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-1.15469851808009" calcext:value-type="float">
            <text:p>-1,15469851808009</text:p>
          </table:table-cell>
          <table:table-cell office:value-type="float" office:value="0.579219889345636" calcext:value-type="float">
            <text:p>0,579219889345636</text:p>
          </table:table-cell>
          <table:table-cell office:value-type="float" office:value="0.57547862873445" calcext:value-type="float">
            <text:p>0,57547862873445</text:p>
          </table:table-cell>
          <table:table-cell table:number-columns-repeated="148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1.15469862887435" calcext:value-type="float">
            <text:p>-1,15469862887435</text:p>
          </table:table-cell>
          <table:table-cell office:value-type="float" office:value="0.579167928405374" calcext:value-type="float">
            <text:p>0,579167928405374</text:p>
          </table:table-cell>
          <table:table-cell office:value-type="float" office:value="0.575530700468979" calcext:value-type="float">
            <text:p>0,575530700468979</text:p>
          </table:table-cell>
          <table:table-cell table:number-columns-repeated="148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-1.15469862887435" calcext:value-type="float">
            <text:p>-1,15469862887435</text:p>
          </table:table-cell>
          <table:table-cell office:value-type="float" office:value="0.579167928405374" calcext:value-type="float">
            <text:p>0,579167928405374</text:p>
          </table:table-cell>
          <table:table-cell office:value-type="float" office:value="0.575530700468979" calcext:value-type="float">
            <text:p>0,575530700468979</text:p>
          </table:table-cell>
          <table:table-cell table:number-columns-repeated="148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-1.15469873632177" calcext:value-type="float">
            <text:p>-1,15469873632177</text:p>
          </table:table-cell>
          <table:table-cell office:value-type="float" office:value="0.579116074894524" calcext:value-type="float">
            <text:p>0,579116074894524</text:p>
          </table:table-cell>
          <table:table-cell office:value-type="float" office:value="0.575582661427245" calcext:value-type="float">
            <text:p>0,575582661427245</text:p>
          </table:table-cell>
          <table:table-cell table:number-columns-repeated="148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-1.1546988408679" calcext:value-type="float">
            <text:p>-1,1546988408679</text:p>
          </table:table-cell>
          <table:table-cell office:value-type="float" office:value="0.579064113918769" calcext:value-type="float">
            <text:p>0,579064113918769</text:p>
          </table:table-cell>
          <table:table-cell office:value-type="float" office:value="0.575634726949131" calcext:value-type="float">
            <text:p>0,575634726949131</text:p>
          </table:table-cell>
          <table:table-cell table:number-columns-repeated="148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-1.1546988408679" calcext:value-type="float">
            <text:p>-1,1546988408679</text:p>
          </table:table-cell>
          <table:table-cell office:value-type="float" office:value="0.579064113918769" calcext:value-type="float">
            <text:p>0,579064113918769</text:p>
          </table:table-cell>
          <table:table-cell office:value-type="float" office:value="0.575634726949131" calcext:value-type="float">
            <text:p>0,575634726949131</text:p>
          </table:table-cell>
          <table:table-cell table:number-columns-repeated="14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1.15469894209261" calcext:value-type="float">
            <text:p>-1,15469894209261</text:p>
          </table:table-cell>
          <table:table-cell office:value-type="float" office:value="0.57901225415075" calcext:value-type="float">
            <text:p>0,57901225415075</text:p>
          </table:table-cell>
          <table:table-cell office:value-type="float" office:value="0.575686687941861" calcext:value-type="float">
            <text:p>0,575686687941861</text:p>
          </table:table-cell>
          <table:table-cell table:number-columns-repeated="148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-1.15469904039134" calcext:value-type="float">
            <text:p>-1,15469904039134</text:p>
          </table:table-cell>
          <table:table-cell office:value-type="float" office:value="0.578960293141559" calcext:value-type="float">
            <text:p>0,578960293141559</text:p>
          </table:table-cell>
          <table:table-cell office:value-type="float" office:value="0.575738747249784" calcext:value-type="float">
            <text:p>0,575738747249784</text:p>
          </table:table-cell>
          <table:table-cell table:number-columns-repeated="148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1.15469913539259" calcext:value-type="float">
            <text:p>-1,15469913539259</text:p>
          </table:table-cell>
          <table:table-cell office:value-type="float" office:value="0.578908427117672" calcext:value-type="float">
            <text:p>0,578908427117672</text:p>
          </table:table-cell>
          <table:table-cell office:value-type="float" office:value="0.575790708274923" calcext:value-type="float">
            <text:p>0,575790708274923</text:p>
          </table:table-cell>
          <table:table-cell table:number-columns-repeated="148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-1.15469913539259" calcext:value-type="float">
            <text:p>-1,15469913539259</text:p>
          </table:table-cell>
          <table:table-cell office:value-type="float" office:value="0.578908427117672" calcext:value-type="float">
            <text:p>0,578908427117672</text:p>
          </table:table-cell>
          <table:table-cell office:value-type="float" office:value="0.575790708274923" calcext:value-type="float">
            <text:p>0,575790708274923</text:p>
          </table:table-cell>
          <table:table-cell table:number-columns-repeated="148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-1.15469913539259" calcext:value-type="float">
            <text:p>-1,15469913539259</text:p>
          </table:table-cell>
          <table:table-cell office:value-type="float" office:value="0.578908427117672" calcext:value-type="float">
            <text:p>0,578908427117672</text:p>
          </table:table-cell>
          <table:table-cell office:value-type="float" office:value="0.575790708274923" calcext:value-type="float">
            <text:p>0,575790708274923</text:p>
          </table:table-cell>
          <table:table-cell table:number-columns-repeated="148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1.15469922744467" calcext:value-type="float">
            <text:p>-1,15469922744467</text:p>
          </table:table-cell>
          <table:table-cell office:value-type="float" office:value="0.578856466077101" calcext:value-type="float">
            <text:p>0,578856466077101</text:p>
          </table:table-cell>
          <table:table-cell office:value-type="float" office:value="0.575842761367565" calcext:value-type="float">
            <text:p>0,575842761367565</text:p>
          </table:table-cell>
          <table:table-cell table:number-columns-repeated="148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-1.1546993162217" calcext:value-type="float">
            <text:p>-1,1546993162217</text:p>
          </table:table-cell>
          <table:table-cell office:value-type="float" office:value="0.578804593798646" calcext:value-type="float">
            <text:p>0,578804593798646</text:p>
          </table:table-cell>
          <table:table-cell office:value-type="float" office:value="0.575894722423053" calcext:value-type="float">
            <text:p>0,575894722423053</text:p>
          </table:table-cell>
          <table:table-cell table:number-columns-repeated="148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-1.15469940202785" calcext:value-type="float">
            <text:p>-1,15469940202785</text:p>
          </table:table-cell>
          <table:table-cell office:value-type="float" office:value="0.578752632728754" calcext:value-type="float">
            <text:p>0,578752632728754</text:p>
          </table:table-cell>
          <table:table-cell office:value-type="float" office:value="0.575946769299095" calcext:value-type="float">
            <text:p>0,575946769299095</text:p>
          </table:table-cell>
          <table:table-cell table:number-columns-repeated="148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1.15469940202785" calcext:value-type="float">
            <text:p>-1,15469940202785</text:p>
          </table:table-cell>
          <table:table-cell office:value-type="float" office:value="0.578752632728754" calcext:value-type="float">
            <text:p>0,578752632728754</text:p>
          </table:table-cell>
          <table:table-cell office:value-type="float" office:value="0.575946769299095" calcext:value-type="float">
            <text:p>0,575946769299095</text:p>
          </table:table-cell>
          <table:table-cell table:number-columns-repeated="148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-1.15469948457991" calcext:value-type="float">
            <text:p>-1,15469948457991</text:p>
          </table:table-cell>
          <table:table-cell office:value-type="float" office:value="0.578700754197031" calcext:value-type="float">
            <text:p>0,578700754197031</text:p>
          </table:table-cell>
          <table:table-cell office:value-type="float" office:value="0.575998730382876" calcext:value-type="float">
            <text:p>0,575998730382876</text:p>
          </table:table-cell>
          <table:table-cell table:number-columns-repeated="14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1.15469956414088" calcext:value-type="float">
            <text:p>-1,15469956414088</text:p>
          </table:table-cell>
          <table:table-cell office:value-type="float" office:value="0.578648793099875" calcext:value-type="float">
            <text:p>0,578648793099875</text:p>
          </table:table-cell>
          <table:table-cell office:value-type="float" office:value="0.576050771040999" calcext:value-type="float">
            <text:p>0,576050771040999</text:p>
          </table:table-cell>
          <table:table-cell table:number-columns-repeated="148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-1.15469956414088" calcext:value-type="float">
            <text:p>-1,15469956414088</text:p>
          </table:table-cell>
          <table:table-cell office:value-type="float" office:value="0.578648793099875" calcext:value-type="float">
            <text:p>0,578648793099875</text:p>
          </table:table-cell>
          <table:table-cell office:value-type="float" office:value="0.576050771040999" calcext:value-type="float">
            <text:p>0,576050771040999</text:p>
          </table:table-cell>
          <table:table-cell table:number-columns-repeated="148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-1.1546996404672" calcext:value-type="float">
            <text:p>-1,1546996404672</text:p>
          </table:table-cell>
          <table:table-cell office:value-type="float" office:value="0.578596908316186" calcext:value-type="float">
            <text:p>0,578596908316186</text:p>
          </table:table-cell>
          <table:table-cell office:value-type="float" office:value="0.576102732151016" calcext:value-type="float">
            <text:p>0,576102732151016</text:p>
          </table:table-cell>
          <table:table-cell table:number-columns-repeated="148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-1.15469971378373" calcext:value-type="float">
            <text:p>-1,15469971378373</text:p>
          </table:table-cell>
          <table:table-cell office:value-type="float" office:value="0.578544947193825" calcext:value-type="float">
            <text:p>0,578544947193825</text:p>
          </table:table-cell>
          <table:table-cell office:value-type="float" office:value="0.576154766589904" calcext:value-type="float">
            <text:p>0,576154766589904</text:p>
          </table:table-cell>
          <table:table-cell table:number-columns-repeated="148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-1.15469971378373" calcext:value-type="float">
            <text:p>-1,15469971378373</text:p>
          </table:table-cell>
          <table:table-cell office:value-type="float" office:value="0.578544947193825" calcext:value-type="float">
            <text:p>0,578544947193825</text:p>
          </table:table-cell>
          <table:table-cell office:value-type="float" office:value="0.576154766589904" calcext:value-type="float">
            <text:p>0,576154766589904</text:p>
          </table:table-cell>
          <table:table-cell table:number-columns-repeated="14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.15469978388357" calcext:value-type="float">
            <text:p>-1,15469978388357</text:p>
          </table:table-cell>
          <table:table-cell office:value-type="float" office:value="0.578493056159472" calcext:value-type="float">
            <text:p>0,578493056159472</text:p>
          </table:table-cell>
          <table:table-cell office:value-type="float" office:value="0.576206727724098" calcext:value-type="float">
            <text:p>0,576206727724098</text:p>
          </table:table-cell>
          <table:table-cell table:number-columns-repeated="148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-1.15469978388357" calcext:value-type="float">
            <text:p>-1,15469978388357</text:p>
          </table:table-cell>
          <table:table-cell office:value-type="float" office:value="0.578493056159472" calcext:value-type="float">
            <text:p>0,578493056159472</text:p>
          </table:table-cell>
          <table:table-cell office:value-type="float" office:value="0.576206727724098" calcext:value-type="float">
            <text:p>0,576206727724098</text:p>
          </table:table-cell>
          <table:table-cell table:number-columns-repeated="148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-1.1546998509564" calcext:value-type="float">
            <text:p>-1,1546998509564</text:p>
          </table:table-cell>
          <table:table-cell office:value-type="float" office:value="0.578441095013961" calcext:value-type="float">
            <text:p>0,578441095013961</text:p>
          </table:table-cell>
          <table:table-cell office:value-type="float" office:value="0.576258755942435" calcext:value-type="float">
            <text:p>0,576258755942435</text:p>
          </table:table-cell>
          <table:table-cell table:number-columns-repeated="148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1.154699914829" calcext:value-type="float">
            <text:p>-1,154699914829</text:p>
          </table:table-cell>
          <table:table-cell office:value-type="float" office:value="0.578389197730247" calcext:value-type="float">
            <text:p>0,578389197730247</text:p>
          </table:table-cell>
          <table:table-cell office:value-type="float" office:value="0.576310717098748" calcext:value-type="float">
            <text:p>0,576310717098748</text:p>
          </table:table-cell>
          <table:table-cell table:number-columns-repeated="148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-1.154699914829" calcext:value-type="float">
            <text:p>-1,154699914829</text:p>
          </table:table-cell>
          <table:table-cell office:value-type="float" office:value="0.578389197730247" calcext:value-type="float">
            <text:p>0,578389197730247</text:p>
          </table:table-cell>
          <table:table-cell office:value-type="float" office:value="0.576310717098748" calcext:value-type="float">
            <text:p>0,576310717098748</text:p>
          </table:table-cell>
          <table:table-cell table:number-columns-repeated="14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1.15469997565886" calcext:value-type="float">
            <text:p>-1,15469997565886</text:p>
          </table:table-cell>
          <table:table-cell office:value-type="float" office:value="0.578337236563646" calcext:value-type="float">
            <text:p>0,578337236563646</text:p>
          </table:table-cell>
          <table:table-cell office:value-type="float" office:value="0.576362739095218" calcext:value-type="float">
            <text:p>0,576362739095218</text:p>
          </table:table-cell>
          <table:table-cell table:number-columns-repeated="148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-1.15470003330347" calcext:value-type="float">
            <text:p>-1,15470003330347</text:p>
          </table:table-cell>
          <table:table-cell office:value-type="float" office:value="0.578285333031873" calcext:value-type="float">
            <text:p>0,578285333031873</text:p>
          </table:table-cell>
          <table:table-cell office:value-type="float" office:value="0.576414700271593" calcext:value-type="float">
            <text:p>0,576414700271593</text:p>
          </table:table-cell>
          <table:table-cell table:number-columns-repeated="148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-1.15470003330347" calcext:value-type="float">
            <text:p>-1,15470003330347</text:p>
          </table:table-cell>
          <table:table-cell office:value-type="float" office:value="0.578285333031873" calcext:value-type="float">
            <text:p>0,578285333031873</text:p>
          </table:table-cell>
          <table:table-cell office:value-type="float" office:value="0.576414700271593" calcext:value-type="float">
            <text:p>0,576414700271593</text:p>
          </table:table-cell>
          <table:table-cell table:number-columns-repeated="148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-1.15470008789112" calcext:value-type="float">
            <text:p>-1,15470008789112</text:p>
          </table:table-cell>
          <table:table-cell office:value-type="float" office:value="0.578233371846238" calcext:value-type="float">
            <text:p>0,578233371846238</text:p>
          </table:table-cell>
          <table:table-cell office:value-type="float" office:value="0.576466716044881" calcext:value-type="float">
            <text:p>0,576466716044881</text:p>
          </table:table-cell>
          <table:table-cell table:number-columns-repeated="148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-1.15470008789112" calcext:value-type="float">
            <text:p>-1,15470008789112</text:p>
          </table:table-cell>
          <table:table-cell office:value-type="float" office:value="0.578233371846238" calcext:value-type="float">
            <text:p>0,578233371846238</text:p>
          </table:table-cell>
          <table:table-cell office:value-type="float" office:value="0.576466716044881" calcext:value-type="float">
            <text:p>0,576466716044881</text:p>
          </table:table-cell>
          <table:table-cell table:number-columns-repeated="148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1.15470018765315" calcext:value-type="float">
            <text:p>-1,15470018765315</text:p>
          </table:table-cell>
          <table:table-cell office:value-type="float" office:value="0.578129500865101" calcext:value-type="float">
            <text:p>0,578129500865101</text:p>
          </table:table-cell>
          <table:table-cell office:value-type="float" office:value="0.576570686788051" calcext:value-type="float">
            <text:p>0,576570686788051</text:p>
          </table:table-cell>
          <table:table-cell table:number-columns-repeated="148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-1.15470018765315" calcext:value-type="float">
            <text:p>-1,15470018765315</text:p>
          </table:table-cell>
          <table:table-cell office:value-type="float" office:value="0.578129500865101" calcext:value-type="float">
            <text:p>0,578129500865101</text:p>
          </table:table-cell>
          <table:table-cell office:value-type="float" office:value="0.576570686788051" calcext:value-type="float">
            <text:p>0,576570686788051</text:p>
          </table:table-cell>
          <table:table-cell table:number-columns-repeated="148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-1.1547002328395" calcext:value-type="float">
            <text:p>-1,1547002328395</text:p>
          </table:table-cell>
          <table:table-cell office:value-type="float" office:value="0.578077584841123" calcext:value-type="float">
            <text:p>0,578077584841123</text:p>
          </table:table-cell>
          <table:table-cell office:value-type="float" office:value="0.576622647998377" calcext:value-type="float">
            <text:p>0,576622647998377</text:p>
          </table:table-cell>
          <table:table-cell table:number-columns-repeated="148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-1.1547002328395" calcext:value-type="float">
            <text:p>-1,1547002328395</text:p>
          </table:table-cell>
          <table:table-cell office:value-type="float" office:value="0.578077584841123" calcext:value-type="float">
            <text:p>0,578077584841123</text:p>
          </table:table-cell>
          <table:table-cell office:value-type="float" office:value="0.576622647998377" calcext:value-type="float">
            <text:p>0,576622647998377</text:p>
          </table:table-cell>
          <table:table-cell table:number-columns-repeated="14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-1.15470027494495" calcext:value-type="float">
            <text:p>-1,15470027494495</text:p>
          </table:table-cell>
          <table:table-cell office:value-type="float" office:value="0.578025623623595" calcext:value-type="float">
            <text:p>0,578025623623595</text:p>
          </table:table-cell>
          <table:table-cell office:value-type="float" office:value="0.576674651321356" calcext:value-type="float">
            <text:p>0,576674651321356</text:p>
          </table:table-cell>
          <table:table-cell table:number-columns-repeated="14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1.15470031390104" calcext:value-type="float">
            <text:p>-1,15470031390104</text:p>
          </table:table-cell>
          <table:table-cell office:value-type="float" office:value="0.577973701355472" calcext:value-type="float">
            <text:p>0,577973701355472</text:p>
          </table:table-cell>
          <table:table-cell office:value-type="float" office:value="0.576726612545571" calcext:value-type="float">
            <text:p>0,576726612545571</text:p>
          </table:table-cell>
          <table:table-cell table:number-columns-repeated="148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1.15470031390104" calcext:value-type="float">
            <text:p>-1,15470031390104</text:p>
          </table:table-cell>
          <table:table-cell office:value-type="float" office:value="0.577973701355472" calcext:value-type="float">
            <text:p>0,577973701355472</text:p>
          </table:table-cell>
          <table:table-cell office:value-type="float" office:value="0.576726612545571" calcext:value-type="float">
            <text:p>0,576726612545571</text:p>
          </table:table-cell>
          <table:table-cell table:number-columns-repeated="148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1.15470034976651" calcext:value-type="float">
            <text:p>-1,15470034976651</text:p>
          </table:table-cell>
          <table:table-cell office:value-type="float" office:value="0.577921740125084" calcext:value-type="float">
            <text:p>0,577921740125084</text:p>
          </table:table-cell>
          <table:table-cell office:value-type="float" office:value="0.576778609641425" calcext:value-type="float">
            <text:p>0,576778609641425</text:p>
          </table:table-cell>
          <table:table-cell table:number-columns-repeated="148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-1.15470038249159" calcext:value-type="float">
            <text:p>-1,15470038249159</text:p>
          </table:table-cell>
          <table:table-cell office:value-type="float" office:value="0.577869811614121" calcext:value-type="float">
            <text:p>0,577869811614121</text:p>
          </table:table-cell>
          <table:table-cell office:value-type="float" office:value="0.576830570877471" calcext:value-type="float">
            <text:p>0,576830570877471</text:p>
          </table:table-cell>
          <table:table-cell table:number-columns-repeated="14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-1.15305701077988" calcext:value-type="float">
            <text:p>-1,15305701077988</text:p>
          </table:table-cell>
          <table:table-cell office:value-type="float" office:value="0.629863741571386" calcext:value-type="float">
            <text:p>0,629863741571386</text:p>
          </table:table-cell>
          <table:table-cell office:value-type="float" office:value="0.52319326920849" calcext:value-type="float">
            <text:p>0,52319326920849</text:p>
          </table:table-cell>
          <table:table-cell table:number-columns-repeated="148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0.695763682709549" calcext:value-type="float">
            <text:p>-0,695763682709549</text:p>
          </table:table-cell>
          <table:table-cell office:value-type="float" office:value="-0.450200029988532" calcext:value-type="float">
            <text:p>-0,450200029988532</text:p>
          </table:table-cell>
          <table:table-cell office:value-type="float" office:value="1.14596371269808" calcext:value-type="float">
            <text:p>1,14596371269808</text:p>
          </table:table-cell>
          <table:table-cell table:number-columns-repeated="148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-0.713093419247401" calcext:value-type="float">
            <text:p>-0,713093419247401</text:p>
          </table:table-cell>
          <table:table-cell office:value-type="float" office:value="-0.429979406642974" calcext:value-type="float">
            <text:p>-0,429979406642974</text:p>
          </table:table-cell>
          <table:table-cell office:value-type="float" office:value="1.14307282589037" calcext:value-type="float">
            <text:p>1,14307282589037</text:p>
          </table:table-cell>
          <table:table-cell table:number-columns-repeated="148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-0.83605932469415" calcext:value-type="float">
            <text:p>-0,83605932469415</text:p>
          </table:table-cell>
          <table:table-cell office:value-type="float" office:value="-0.271719280525599" calcext:value-type="float">
            <text:p>-0,271719280525599</text:p>
          </table:table-cell>
          <table:table-cell office:value-type="float" office:value="1.10777860521975" calcext:value-type="float">
            <text:p>1,10777860521975</text:p>
          </table:table-cell>
          <table:table-cell table:number-columns-repeated="148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-1.01678809683141" calcext:value-type="float">
            <text:p>-1,01678809683141</text:p>
          </table:table-cell>
          <table:table-cell office:value-type="float" office:value="0.0344673931129289" calcext:value-type="float">
            <text:p>0,034467393112929</text:p>
          </table:table-cell>
          <table:table-cell office:value-type="float" office:value="0.982320703718477" calcext:value-type="float">
            <text:p>0,982320703718477</text:p>
          </table:table-cell>
          <table:table-cell table:number-columns-repeated="148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-1.15230477878583" calcext:value-type="float">
            <text:p>-1,15230477878583</text:p>
          </table:table-cell>
          <table:table-cell office:value-type="float" office:value="0.511768598028089" calcext:value-type="float">
            <text:p>0,511768598028089</text:p>
          </table:table-cell>
          <table:table-cell office:value-type="float" office:value="0.640536180757738" calcext:value-type="float">
            <text:p>0,640536180757738</text:p>
          </table:table-cell>
          <table:table-cell table:number-columns-repeated="14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.12200090435515" calcext:value-type="float">
            <text:p>-1,12200090435515</text:p>
          </table:table-cell>
          <table:table-cell office:value-type="float" office:value="0.79729577157615" calcext:value-type="float">
            <text:p>0,79729577157615</text:p>
          </table:table-cell>
          <table:table-cell office:value-type="float" office:value="0.324705132778996" calcext:value-type="float">
            <text:p>0,324705132778996</text:p>
          </table:table-cell>
          <table:table-cell table:number-columns-repeated="148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-1.10758289766762" calcext:value-type="float">
            <text:p>-1,10758289766762</text:p>
          </table:table-cell>
          <table:table-cell office:value-type="float" office:value="0.836537082921496" calcext:value-type="float">
            <text:p>0,836537082921496</text:p>
          </table:table-cell>
          <table:table-cell office:value-type="float" office:value="0.271045814746125" calcext:value-type="float">
            <text:p>0,271045814746125</text:p>
          </table:table-cell>
          <table:table-cell table:number-columns-repeated="148"/>
        </table:table-row>
      </table:table>
      <table:table table:name="Planilha2" table:style-name="ta1">
        <table:table-column table:style-name="co4" table:number-columns-repeated="9" table:default-cell-style-name="ce1"/>
        <table:table-column table:style-name="co4" table:number-columns-repeated="153" table:default-cell-style-name="Default"/>
        <table:table-row table:style-name="ro1">
          <table:table-cell office:value-type="string" calcext:value-type="string">
            <text:p>-0.00002</text:p>
          </table:table-cell>
          <table:table-cell office:value-type="string" calcext:value-type="string">
            <text:p>0.01234</text:p>
          </table:table-cell>
          <table:table-cell office:value-type="string" calcext:value-type="string">
            <text:p>-0.01242</text:p>
          </table:table-cell>
          <table:table-cell office:value-type="string" calcext:value-type="string">
            <text:p>0.16677</text:p>
          </table:table-cell>
          <table:table-cell office:value-type="string" calcext:value-type="string">
            <text:p>0.34436</text:p>
          </table:table-cell>
          <table:table-cell office:value-type="string" calcext:value-type="string">
            <text:p>0.32272</text:p>
          </table:table-cell>
          <table:table-cell office:value-type="string" calcext:value-type="string">
            <text:p>0.16652</text:p>
          </table:table-cell>
          <table:table-cell office:value-type="string" calcext:value-type="string">
            <text:p>0.34386</text:p>
          </table:table-cell>
          <table:table-cell office:value-type="string" calcext:value-type="string">
            <text:p>0.3222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2</text:p>
          </table:table-cell>
          <table:table-cell office:value-type="string" calcext:value-type="string">
            <text:p>0.01046</text:p>
          </table:table-cell>
          <table:table-cell office:value-type="string" calcext:value-type="string">
            <text:p>-0.01054</text:p>
          </table:table-cell>
          <table:table-cell office:value-type="string" calcext:value-type="string">
            <text:p>0.16676</text:p>
          </table:table-cell>
          <table:table-cell office:value-type="string" calcext:value-type="string">
            <text:p>0.34268</text:p>
          </table:table-cell>
          <table:table-cell office:value-type="string" calcext:value-type="string">
            <text:p>0.32436</text:p>
          </table:table-cell>
          <table:table-cell office:value-type="string" calcext:value-type="string">
            <text:p>0.16654</text:p>
          </table:table-cell>
          <table:table-cell office:value-type="string" calcext:value-type="string">
            <text:p>0.34224</text:p>
          </table:table-cell>
          <table:table-cell office:value-type="string" calcext:value-type="string">
            <text:p>0.3239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3</text:p>
          </table:table-cell>
          <table:table-cell office:value-type="string" calcext:value-type="string">
            <text:p>0.01386</text:p>
          </table:table-cell>
          <table:table-cell office:value-type="string" calcext:value-type="string">
            <text:p>-0.01398</text:p>
          </table:table-cell>
          <table:table-cell office:value-type="string" calcext:value-type="string">
            <text:p>0.16672</text:p>
          </table:table-cell>
          <table:table-cell office:value-type="string" calcext:value-type="string">
            <text:p>0.34556</text:p>
          </table:table-cell>
          <table:table-cell office:value-type="string" calcext:value-type="string">
            <text:p>0.32132</text:p>
          </table:table-cell>
          <table:table-cell office:value-type="string" calcext:value-type="string">
            <text:p>0.16649</text:p>
          </table:table-cell>
          <table:table-cell office:value-type="string" calcext:value-type="string">
            <text:p>0.34516</text:p>
          </table:table-cell>
          <table:table-cell office:value-type="string" calcext:value-type="string">
            <text:p>0.320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4</text:p>
          </table:table-cell>
          <table:table-cell office:value-type="string" calcext:value-type="string">
            <text:p>0.01728</text:p>
          </table:table-cell>
          <table:table-cell office:value-type="string" calcext:value-type="string">
            <text:p>-0.01744</text:p>
          </table:table-cell>
          <table:table-cell office:value-type="string" calcext:value-type="string">
            <text:p>0.16672</text:p>
          </table:table-cell>
          <table:table-cell office:value-type="string" calcext:value-type="string">
            <text:p>0.34856</text:p>
          </table:table-cell>
          <table:table-cell office:value-type="string" calcext:value-type="string">
            <text:p>0.31832</text:p>
          </table:table-cell>
          <table:table-cell office:value-type="string" calcext:value-type="string">
            <text:p>0.16653</text:p>
          </table:table-cell>
          <table:table-cell office:value-type="string" calcext:value-type="string">
            <text:p>0.34832</text:p>
          </table:table-cell>
          <table:table-cell office:value-type="string" calcext:value-type="string">
            <text:p>0.3178</text:p>
          </table:table-cell>
          <table:table-cell table:number-columns-repeated="2"/>
          <table:table-cell table:number-columns-repeated="2" office:value-type="string" calcext:value-type="string">
            <text:p>-0.00002</text:p>
          </table:table-cell>
          <table:table-cell office:value-type="string" calcext:value-type="string">
            <text:p>-0.00003</text:p>
          </table:table-cell>
          <table:table-cell office:value-type="string" calcext:value-type="string">
            <text:p>-0.00004</text:p>
          </table:table-cell>
          <table:table-cell office:value-type="string" calcext:value-type="string">
            <text:p>-0.00007</text:p>
          </table:table-cell>
          <table:table-cell office:value-type="string" calcext:value-type="string">
            <text:p>-0.00008</text:p>
          </table:table-cell>
          <table:table-cell office:value-type="string" calcext:value-type="string">
            <text:p>-0.00009</text:p>
          </table:table-cell>
          <table:table-cell table:number-columns-repeated="5" office:value-type="string" calcext:value-type="string">
            <text:p>-0.0001</text:p>
          </table:table-cell>
          <table:table-cell office:value-type="string" calcext:value-type="string">
            <text:p>-0.0002</text:p>
          </table:table-cell>
          <table:table-cell table:number-columns-repeated="2" office:value-type="string" calcext:value-type="string">
            <text:p>-0.0001</text:p>
          </table:table-cell>
          <table:table-cell table:number-columns-repeated="2" office:value-type="string" calcext:value-type="string">
            <text:p>-0.00001</text:p>
          </table:table-cell>
          <table:table-cell office:value-type="string" calcext:value-type="string">
            <text:p>-0.000009</text:p>
          </table:table-cell>
          <table:table-cell office:value-type="string" calcext:value-type="string">
            <text:p>-0.000008</text:p>
          </table:table-cell>
          <table:table-cell table:number-columns-repeated="4" office:value-type="string" calcext:value-type="string">
            <text:p>-0.00001</text:p>
          </table:table-cell>
          <table:table-cell table:number-columns-repeated="3" office:value-type="string" calcext:value-type="string">
            <text:p>-0.000009</text:p>
          </table:table-cell>
          <table:table-cell office:value-type="string" calcext:value-type="string">
            <text:p>-0.000008</text:p>
          </table:table-cell>
          <table:table-cell office:value-type="string" calcext:value-type="string">
            <text:p>-0.000009</text:p>
          </table:table-cell>
          <table:table-cell table:number-columns-repeated="9" office:value-type="string" calcext:value-type="string">
            <text:p>-0.000008</text:p>
          </table:table-cell>
          <table:table-cell office:value-type="string" calcext:value-type="string">
            <text:p>-0.000007</text:p>
          </table:table-cell>
          <table:table-cell table:number-columns-repeated="2" office:value-type="string" calcext:value-type="string">
            <text:p>-0.000008</text:p>
          </table:table-cell>
          <table:table-cell table:number-columns-repeated="23" office:value-type="string" calcext:value-type="string">
            <text:p>-0.000007</text:p>
          </table:table-cell>
          <table:table-cell table:number-columns-repeated="7" office:value-type="string" calcext:value-type="string">
            <text:p>-0.000008</text:p>
          </table:table-cell>
          <table:table-cell table:number-columns-repeated="32" office:value-type="string" calcext:value-type="string">
            <text:p>-0.000004</text:p>
          </table:table-cell>
          <table:table-cell table:number-columns-repeated="41" office:value-type="string" calcext:value-type="string">
            <text:p>-0.00000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1.1</text:p>
          </table:table-cell>
          <table:table-cell office:value-type="string" calcext:value-type="string">
            <text:p>-0.096</text:p>
          </table:table-cell>
          <table:table-cell office:value-type="string" calcext:value-type="string">
            <text:p>-0.062</text:p>
          </table:table-cell>
          <table:table-cell office:value-type="string" calcext:value-type="string">
            <text:p>-0.046</text:p>
          </table:table-cell>
          <table:table-cell office:value-type="string" calcext:value-type="string">
            <text:p>-0.043</text:p>
          </table:table-cell>
          <table:table-cell office:value-type="string" calcext:value-type="string">
            <text:p>-0.032</text:p>
          </table:table-cell>
        </table:table-row>
        <table:table-row table:style-name="ro1">
          <table:table-cell office:value-type="string" calcext:value-type="string">
            <text:p>-0.00007</text:p>
          </table:table-cell>
          <table:table-cell office:value-type="string" calcext:value-type="string">
            <text:p>0.02006</text:p>
          </table:table-cell>
          <table:table-cell office:value-type="string" calcext:value-type="string">
            <text:p>-0.02034</text:p>
          </table:table-cell>
          <table:table-cell office:value-type="string" calcext:value-type="string">
            <text:p>0.1667</text:p>
          </table:table-cell>
          <table:table-cell office:value-type="string" calcext:value-type="string">
            <text:p>0.35104</text:p>
          </table:table-cell>
          <table:table-cell office:value-type="string" calcext:value-type="string">
            <text:p>0.31576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3508</text:p>
          </table:table-cell>
          <table:table-cell office:value-type="string" calcext:value-type="string">
            <text:p>0.3152</text:p>
          </table:table-cell>
          <table:table-cell table:number-columns-repeated="2"/>
          <table:table-cell office:value-type="string" calcext:value-type="string">
            <text:p>0.01234</text:p>
          </table:table-cell>
          <table:table-cell office:value-type="string" calcext:value-type="string">
            <text:p>0.01046</text:p>
          </table:table-cell>
          <table:table-cell office:value-type="string" calcext:value-type="string">
            <text:p>0.01386</text:p>
          </table:table-cell>
          <table:table-cell office:value-type="string" calcext:value-type="string">
            <text:p>0.01728</text:p>
          </table:table-cell>
          <table:table-cell office:value-type="string" calcext:value-type="string">
            <text:p>0.02006</text:p>
          </table:table-cell>
          <table:table-cell office:value-type="string" calcext:value-type="string">
            <text:p>0.02184</text:p>
          </table:table-cell>
          <table:table-cell office:value-type="string" calcext:value-type="string">
            <text:p>0.02402</text:p>
          </table:table-cell>
          <table:table-cell office:value-type="string" calcext:value-type="string">
            <text:p>0.0256</text:p>
          </table:table-cell>
          <table:table-cell office:value-type="string" calcext:value-type="string">
            <text:p>0.027</text:p>
          </table:table-cell>
          <table:table-cell office:value-type="string" calcext:value-type="string">
            <text:p>0.0284</text:p>
          </table:table-cell>
          <table:table-cell office:value-type="string" calcext:value-type="string">
            <text:p>0.0296</text:p>
          </table:table-cell>
          <table:table-cell office:value-type="string" calcext:value-type="string">
            <text:p>0.0306</text:p>
          </table:table-cell>
          <table:table-cell office:value-type="string" calcext:value-type="string">
            <text:p>0.0314</text:p>
          </table:table-cell>
          <table:table-cell office:value-type="string" calcext:value-type="string">
            <text:p>0.0326</text:p>
          </table:table-cell>
          <table:table-cell office:value-type="string" calcext:value-type="string">
            <text:p>0.0334</text:p>
          </table:table-cell>
          <table:table-cell office:value-type="string" calcext:value-type="string">
            <text:p>0.00844</text:p>
          </table:table-cell>
          <table:table-cell office:value-type="string" calcext:value-type="string">
            <text:p>0.00812</text:p>
          </table:table-cell>
          <table:table-cell office:value-type="string" calcext:value-type="string">
            <text:p>0.007862</text:p>
          </table:table-cell>
          <table:table-cell office:value-type="string" calcext:value-type="string">
            <text:p>0.007544</text:p>
          </table:table-cell>
          <table:table-cell office:value-type="string" calcext:value-type="string">
            <text:p>0.0073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0.0068</text:p>
          </table:table-cell>
          <table:table-cell office:value-type="string" calcext:value-type="string">
            <text:p>0.0066</text:p>
          </table:table-cell>
          <table:table-cell office:value-type="string" calcext:value-type="string">
            <text:p>0.006382</text:p>
          </table:table-cell>
          <table:table-cell office:value-type="string" calcext:value-type="string">
            <text:p>0.006222</text:p>
          </table:table-cell>
          <table:table-cell office:value-type="string" calcext:value-type="string">
            <text:p>0.006042</text:p>
          </table:table-cell>
          <table:table-cell office:value-type="string" calcext:value-type="string">
            <text:p>0.005864</text:p>
          </table:table-cell>
          <table:table-cell office:value-type="string" calcext:value-type="string">
            <text:p>0.006042</text:p>
          </table:table-cell>
          <table:table-cell office:value-type="string" calcext:value-type="string">
            <text:p>0.005904</text:p>
          </table:table-cell>
          <table:table-cell office:value-type="string" calcext:value-type="string">
            <text:p>0.005764</text:p>
          </table:table-cell>
          <table:table-cell office:value-type="string" calcext:value-type="string">
            <text:p>0.005664</text:p>
          </table:table-cell>
          <table:table-cell table:number-columns-repeated="2" office:value-type="string" calcext:value-type="string">
            <text:p>0.005564</text:p>
          </table:table-cell>
          <table:table-cell office:value-type="string" calcext:value-type="string">
            <text:p>0.005464</text:p>
          </table:table-cell>
          <table:table-cell office:value-type="string" calcext:value-type="string">
            <text:p>0.005404</text:p>
          </table:table-cell>
          <table:table-cell office:value-type="string" calcext:value-type="string">
            <text:p>0.005304</text:p>
          </table:table-cell>
          <table:table-cell office:value-type="string" calcext:value-type="string">
            <text:p>0.005244</text:p>
          </table:table-cell>
          <table:table-cell office:value-type="string" calcext:value-type="string">
            <text:p>0.005186</text:p>
          </table:table-cell>
          <table:table-cell office:value-type="string" calcext:value-type="string">
            <text:p>0.005224</text:p>
          </table:table-cell>
          <table:table-cell office:value-type="string" calcext:value-type="string">
            <text:p>0.005164</text:p>
          </table:table-cell>
          <table:table-cell office:value-type="string" calcext:value-type="string">
            <text:p>0.005046</text:p>
          </table:table-cell>
          <table:table-cell table:number-columns-repeated="2" office:value-type="string" calcext:value-type="string">
            <text:p>0.004986</text:p>
          </table:table-cell>
          <table:table-cell office:value-type="string" calcext:value-type="string">
            <text:p>0.004966</text:p>
          </table:table-cell>
          <table:table-cell office:value-type="string" calcext:value-type="string">
            <text:p>0.004946</text:p>
          </table:table-cell>
          <table:table-cell office:value-type="string" calcext:value-type="string">
            <text:p>0.004926</text:p>
          </table:table-cell>
          <table:table-cell office:value-type="string" calcext:value-type="string">
            <text:p>0.004906</text:p>
          </table:table-cell>
          <table:table-cell table:number-columns-repeated="5" office:value-type="string" calcext:value-type="string">
            <text:p>0.004806</text:p>
          </table:table-cell>
          <table:table-cell table:number-columns-repeated="2" office:value-type="string" calcext:value-type="string">
            <text:p>0.004826</text:p>
          </table:table-cell>
          <table:table-cell office:value-type="string" calcext:value-type="string">
            <text:p>0.004586</text:p>
          </table:table-cell>
          <table:table-cell office:value-type="string" calcext:value-type="string">
            <text:p>0.004606</text:p>
          </table:table-cell>
          <table:table-cell office:value-type="string" calcext:value-type="string">
            <text:p>0.004626</text:p>
          </table:table-cell>
          <table:table-cell table:number-columns-repeated="2" office:value-type="string" calcext:value-type="string">
            <text:p>0.004646</text:p>
          </table:table-cell>
          <table:table-cell office:value-type="string" calcext:value-type="string">
            <text:p>0.004666</text:p>
          </table:table-cell>
          <table:table-cell office:value-type="string" calcext:value-type="string">
            <text:p>0.004686</text:p>
          </table:table-cell>
          <table:table-cell office:value-type="string" calcext:value-type="string">
            <text:p>0.004706</text:p>
          </table:table-cell>
          <table:table-cell office:value-type="string" calcext:value-type="string">
            <text:p>0.004726</text:p>
          </table:table-cell>
          <table:table-cell office:value-type="string" calcext:value-type="string">
            <text:p>0.004764</text:p>
          </table:table-cell>
          <table:table-cell office:value-type="string" calcext:value-type="string">
            <text:p>0.004784</text:p>
          </table:table-cell>
          <table:table-cell office:value-type="string" calcext:value-type="string">
            <text:p>0.004804</text:p>
          </table:table-cell>
          <table:table-cell office:value-type="string" calcext:value-type="string">
            <text:p>0.004844</text:p>
          </table:table-cell>
          <table:table-cell office:value-type="string" calcext:value-type="string">
            <text:p>0.004864</text:p>
          </table:table-cell>
          <table:table-cell office:value-type="string" calcext:value-type="string">
            <text:p>0.004884</text:p>
          </table:table-cell>
          <table:table-cell office:value-type="string" calcext:value-type="string">
            <text:p>0.004904</text:p>
          </table:table-cell>
          <table:table-cell office:value-type="string" calcext:value-type="string">
            <text:p>0.004952</text:p>
          </table:table-cell>
          <table:table-cell office:value-type="string" calcext:value-type="string">
            <text:p>0.004972</text:p>
          </table:table-cell>
          <table:table-cell office:value-type="string" calcext:value-type="string">
            <text:p>0.004992</text:p>
          </table:table-cell>
          <table:table-cell office:value-type="string" calcext:value-type="string">
            <text:p>0.005012</text:p>
          </table:table-cell>
          <table:table-cell office:value-type="string" calcext:value-type="string">
            <text:p>0.005052</text:p>
          </table:table-cell>
          <table:table-cell office:value-type="string" calcext:value-type="string">
            <text:p>0.005072</text:p>
          </table:table-cell>
          <table:table-cell office:value-type="string" calcext:value-type="string">
            <text:p>0.004992</text:p>
          </table:table-cell>
          <table:table-cell office:value-type="string" calcext:value-type="string">
            <text:p>0.005012</text:p>
          </table:table-cell>
          <table:table-cell office:value-type="string" calcext:value-type="string">
            <text:p>0.005052</text:p>
          </table:table-cell>
          <table:table-cell office:value-type="string" calcext:value-type="string">
            <text:p>0.005072</text:p>
          </table:table-cell>
          <table:table-cell office:value-type="string" calcext:value-type="string">
            <text:p>0.005092</text:p>
          </table:table-cell>
          <table:table-cell office:value-type="string" calcext:value-type="string">
            <text:p>0.005112</text:p>
          </table:table-cell>
          <table:table-cell office:value-type="string" calcext:value-type="string">
            <text:p>0.005132</text:p>
          </table:table-cell>
          <table:table-cell office:value-type="string" calcext:value-type="string">
            <text:p>0.005152</text:p>
          </table:table-cell>
          <table:table-cell office:value-type="string" calcext:value-type="string">
            <text:p>0.005172</text:p>
          </table:table-cell>
          <table:table-cell office:value-type="string" calcext:value-type="string">
            <text:p>0.005212</text:p>
          </table:table-cell>
          <table:table-cell office:value-type="string" calcext:value-type="string">
            <text:p>0.005092</text:p>
          </table:table-cell>
          <table:table-cell office:value-type="string" calcext:value-type="string">
            <text:p>0.005252</text:p>
          </table:table-cell>
          <table:table-cell office:value-type="string" calcext:value-type="string">
            <text:p>0.005272</text:p>
          </table:table-cell>
          <table:table-cell office:value-type="string" calcext:value-type="string">
            <text:p>0.005292</text:p>
          </table:table-cell>
          <table:table-cell office:value-type="string" calcext:value-type="string">
            <text:p>0.005172</text:p>
          </table:table-cell>
          <table:table-cell office:value-type="string" calcext:value-type="string">
            <text:p>0.005192</text:p>
          </table:table-cell>
          <table:table-cell office:value-type="string" calcext:value-type="string">
            <text:p>0.005212</text:p>
          </table:table-cell>
          <table:table-cell office:value-type="string" calcext:value-type="string">
            <text:p>0.005232</text:p>
          </table:table-cell>
          <table:table-cell office:value-type="string" calcext:value-type="string">
            <text:p>0.005252</text:p>
          </table:table-cell>
          <table:table-cell office:value-type="string" calcext:value-type="string">
            <text:p>0.005272</text:p>
          </table:table-cell>
          <table:table-cell table:number-columns-repeated="2" office:value-type="string" calcext:value-type="string">
            <text:p>0.005292</text:p>
          </table:table-cell>
          <table:table-cell table:number-columns-repeated="2" office:value-type="string" calcext:value-type="string">
            <text:p>0.005332</text:p>
          </table:table-cell>
          <table:table-cell office:value-type="string" calcext:value-type="string">
            <text:p>0.005352</text:p>
          </table:table-cell>
          <table:table-cell office:value-type="string" calcext:value-type="string">
            <text:p>0.005372</text:p>
          </table:table-cell>
          <table:table-cell office:value-type="string" calcext:value-type="string">
            <text:p>0.00539</text:p>
          </table:table-cell>
          <table:table-cell office:value-type="string" calcext:value-type="string">
            <text:p>0.00541</text:p>
          </table:table-cell>
          <table:table-cell table:number-columns-repeated="2" office:value-type="string" calcext:value-type="string">
            <text:p>0.00543</text:p>
          </table:table-cell>
          <table:table-cell office:value-type="string" calcext:value-type="string">
            <text:p>0.00545</text:p>
          </table:table-cell>
          <table:table-cell table:number-columns-repeated="2" office:value-type="string" calcext:value-type="string">
            <text:p>0.00547</text:p>
          </table:table-cell>
          <table:table-cell office:value-type="string" calcext:value-type="string">
            <text:p>0.00549</text:p>
          </table:table-cell>
          <table:table-cell table:number-columns-repeated="2" office:value-type="string" calcext:value-type="string">
            <text:p>0.00551</text:p>
          </table:table-cell>
          <table:table-cell office:value-type="string" calcext:value-type="string">
            <text:p>0.00553</text:p>
          </table:table-cell>
          <table:table-cell table:number-columns-repeated="2" office:value-type="string" calcext:value-type="string">
            <text:p>0.00555</text:p>
          </table:table-cell>
          <table:table-cell office:value-type="string" calcext:value-type="string">
            <text:p>0.00557</text:p>
          </table:table-cell>
          <table:table-cell table:number-columns-repeated="2" office:value-type="string" calcext:value-type="string">
            <text:p>0.00559</text:p>
          </table:table-cell>
          <table:table-cell table:number-columns-repeated="2" office:value-type="string" calcext:value-type="string">
            <text:p>0.00561</text:p>
          </table:table-cell>
          <table:table-cell table:number-columns-repeated="3" office:value-type="string" calcext:value-type="string">
            <text:p>0.00563</text:p>
          </table:table-cell>
          <table:table-cell table:number-columns-repeated="3" office:value-type="string" calcext:value-type="string">
            <text:p>0.00565</text:p>
          </table:table-cell>
          <table:table-cell table:number-columns-repeated="2" office:value-type="string" calcext:value-type="string">
            <text:p>0.00567</text:p>
          </table:table-cell>
          <table:table-cell table:number-columns-repeated="3" office:value-type="string" calcext:value-type="string">
            <text:p>0.00569</text:p>
          </table:table-cell>
          <table:table-cell table:number-columns-repeated="3" office:value-type="string" calcext:value-type="string">
            <text:p>0.00571</text:p>
          </table:table-cell>
          <table:table-cell table:number-columns-repeated="6" office:value-type="string" calcext:value-type="string">
            <text:p>0.00573</text:p>
          </table:table-cell>
          <table:table-cell table:number-columns-repeated="3" office:value-type="string" calcext:value-type="string">
            <text:p>0.00575</text:p>
          </table:table-cell>
          <table:table-cell office:value-type="string" calcext:value-type="string">
            <text:p>11.48634</text:p>
          </table:table-cell>
          <table:table-cell office:value-type="string" calcext:value-type="string">
            <text:p>5.9184</text:p>
          </table:table-cell>
          <table:table-cell office:value-type="string" calcext:value-type="string">
            <text:p>1.477202</text:p>
          </table:table-cell>
          <table:table-cell office:value-type="string" calcext:value-type="string">
            <text:p>0.96528</text:p>
          </table:table-cell>
          <table:table-cell office:value-type="string" calcext:value-type="string">
            <text:p>0.6513</text:p>
          </table:table-cell>
          <table:table-cell office:value-type="string" calcext:value-type="string">
            <text:p>0.5339</text:p>
          </table:table-cell>
          <table:table-cell office:value-type="string" calcext:value-type="string">
            <text:p>0.5187</text:p>
          </table:table-cell>
          <table:table-cell office:value-type="string" calcext:value-type="string">
            <text:p>0.4427</text:p>
          </table:table-cell>
        </table:table-row>
        <table:table-row table:style-name="ro1">
          <table:table-cell office:value-type="string" calcext:value-type="string">
            <text:p>-0.00008</text:p>
          </table:table-cell>
          <table:table-cell office:value-type="string" calcext:value-type="string">
            <text:p>0.02184</text:p>
          </table:table-cell>
          <table:table-cell office:value-type="string" calcext:value-type="string">
            <text:p>-0.02216</text:p>
          </table:table-cell>
          <table:table-cell office:value-type="string" calcext:value-type="string">
            <text:p>0.1667</text:p>
          </table:table-cell>
          <table:table-cell office:value-type="string" calcext:value-type="string">
            <text:p>0.35266</text:p>
          </table:table-cell>
          <table:table-cell office:value-type="string" calcext:value-type="string">
            <text:p>0.31414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35226</text:p>
          </table:table-cell>
          <table:table-cell office:value-type="string" calcext:value-type="string">
            <text:p>0.31374</text:p>
          </table:table-cell>
          <table:table-cell table:number-columns-repeated="2"/>
          <table:table-cell office:value-type="string" calcext:value-type="string">
            <text:p>-0.01242</text:p>
          </table:table-cell>
          <table:table-cell office:value-type="string" calcext:value-type="string">
            <text:p>-0.01054</text:p>
          </table:table-cell>
          <table:table-cell office:value-type="string" calcext:value-type="string">
            <text:p>-0.01398</text:p>
          </table:table-cell>
          <table:table-cell office:value-type="string" calcext:value-type="string">
            <text:p>-0.01744</text:p>
          </table:table-cell>
          <table:table-cell office:value-type="string" calcext:value-type="string">
            <text:p>-0.02034</text:p>
          </table:table-cell>
          <table:table-cell office:value-type="string" calcext:value-type="string">
            <text:p>-0.02216</text:p>
          </table:table-cell>
          <table:table-cell office:value-type="string" calcext:value-type="string">
            <text:p>-0.02438</text:p>
          </table:table-cell>
          <table:table-cell office:value-type="string" calcext:value-type="string">
            <text:p>-0.026</text:p>
          </table:table-cell>
          <table:table-cell office:value-type="string" calcext:value-type="string">
            <text:p>-0.0274</text:p>
          </table:table-cell>
          <table:table-cell office:value-type="string" calcext:value-type="string">
            <text:p>-0.0288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031</text:p>
          </table:table-cell>
          <table:table-cell office:value-type="string" calcext:value-type="string">
            <text:p>-0.0322</text:p>
          </table:table-cell>
          <table:table-cell office:value-type="string" calcext:value-type="string">
            <text:p>-0.033</text:p>
          </table:table-cell>
          <table:table-cell office:value-type="string" calcext:value-type="string">
            <text:p>-0.0338</text:p>
          </table:table-cell>
          <table:table-cell office:value-type="string" calcext:value-type="string">
            <text:p>-0.00848</text:p>
          </table:table-cell>
          <table:table-cell office:value-type="string" calcext:value-type="string">
            <text:p>-0.00816</text:p>
          </table:table-cell>
          <table:table-cell office:value-type="string" calcext:value-type="string">
            <text:p>-0.007898</text:p>
          </table:table-cell>
          <table:table-cell office:value-type="string" calcext:value-type="string">
            <text:p>-0.007576</text:p>
          </table:table-cell>
          <table:table-cell office:value-type="string" calcext:value-type="string">
            <text:p>-0.00734</text:p>
          </table:table-cell>
          <table:table-cell office:value-type="string" calcext:value-type="string">
            <text:p>-0.00704</text:p>
          </table:table-cell>
          <table:table-cell office:value-type="string" calcext:value-type="string">
            <text:p>-0.00684</text:p>
          </table:table-cell>
          <table:table-cell office:value-type="string" calcext:value-type="string">
            <text:p>-0.00664</text:p>
          </table:table-cell>
          <table:table-cell office:value-type="string" calcext:value-type="string">
            <text:p>-0.006418</text:p>
          </table:table-cell>
          <table:table-cell office:value-type="string" calcext:value-type="string">
            <text:p>-0.006258</text:p>
          </table:table-cell>
          <table:table-cell office:value-type="string" calcext:value-type="string">
            <text:p>-0.006078</text:p>
          </table:table-cell>
          <table:table-cell office:value-type="string" calcext:value-type="string">
            <text:p>-0.005896</text:p>
          </table:table-cell>
          <table:table-cell office:value-type="string" calcext:value-type="string">
            <text:p>-0.006078</text:p>
          </table:table-cell>
          <table:table-cell office:value-type="string" calcext:value-type="string">
            <text:p>-0.005936</text:p>
          </table:table-cell>
          <table:table-cell office:value-type="string" calcext:value-type="string">
            <text:p>-0.005796</text:p>
          </table:table-cell>
          <table:table-cell office:value-type="string" calcext:value-type="string">
            <text:p>-0.005696</text:p>
          </table:table-cell>
          <table:table-cell table:number-columns-repeated="2" office:value-type="string" calcext:value-type="string">
            <text:p>-0.005596</text:p>
          </table:table-cell>
          <table:table-cell office:value-type="string" calcext:value-type="string">
            <text:p>-0.005496</text:p>
          </table:table-cell>
          <table:table-cell office:value-type="string" calcext:value-type="string">
            <text:p>-0.005436</text:p>
          </table:table-cell>
          <table:table-cell office:value-type="string" calcext:value-type="string">
            <text:p>-0.005336</text:p>
          </table:table-cell>
          <table:table-cell office:value-type="string" calcext:value-type="string">
            <text:p>-0.005276</text:p>
          </table:table-cell>
          <table:table-cell office:value-type="string" calcext:value-type="string">
            <text:p>-0.005214</text:p>
          </table:table-cell>
          <table:table-cell office:value-type="string" calcext:value-type="string">
            <text:p>-0.005256</text:p>
          </table:table-cell>
          <table:table-cell office:value-type="string" calcext:value-type="string">
            <text:p>-0.005196</text:p>
          </table:table-cell>
          <table:table-cell office:value-type="string" calcext:value-type="string">
            <text:p>-0.005074</text:p>
          </table:table-cell>
          <table:table-cell table:number-columns-repeated="2" office:value-type="string" calcext:value-type="string">
            <text:p>-0.005014</text:p>
          </table:table-cell>
          <table:table-cell office:value-type="string" calcext:value-type="string">
            <text:p>-0.004994</text:p>
          </table:table-cell>
          <table:table-cell office:value-type="string" calcext:value-type="string">
            <text:p>-0.004974</text:p>
          </table:table-cell>
          <table:table-cell office:value-type="string" calcext:value-type="string">
            <text:p>-0.004954</text:p>
          </table:table-cell>
          <table:table-cell office:value-type="string" calcext:value-type="string">
            <text:p>-0.004934</text:p>
          </table:table-cell>
          <table:table-cell table:number-columns-repeated="5" office:value-type="string" calcext:value-type="string">
            <text:p>-0.004834</text:p>
          </table:table-cell>
          <table:table-cell table:number-columns-repeated="2" office:value-type="string" calcext:value-type="string">
            <text:p>-0.004854</text:p>
          </table:table-cell>
          <table:table-cell office:value-type="string" calcext:value-type="string">
            <text:p>-0.004614</text:p>
          </table:table-cell>
          <table:table-cell office:value-type="string" calcext:value-type="string">
            <text:p>-0.004634</text:p>
          </table:table-cell>
          <table:table-cell office:value-type="string" calcext:value-type="string">
            <text:p>-0.004654</text:p>
          </table:table-cell>
          <table:table-cell table:number-columns-repeated="2" office:value-type="string" calcext:value-type="string">
            <text:p>-0.004674</text:p>
          </table:table-cell>
          <table:table-cell office:value-type="string" calcext:value-type="string">
            <text:p>-0.004694</text:p>
          </table:table-cell>
          <table:table-cell office:value-type="string" calcext:value-type="string">
            <text:p>-0.004714</text:p>
          </table:table-cell>
          <table:table-cell office:value-type="string" calcext:value-type="string">
            <text:p>-0.004734</text:p>
          </table:table-cell>
          <table:table-cell office:value-type="string" calcext:value-type="string">
            <text:p>-0.004754</text:p>
          </table:table-cell>
          <table:table-cell office:value-type="string" calcext:value-type="string">
            <text:p>-0.004796</text:p>
          </table:table-cell>
          <table:table-cell office:value-type="string" calcext:value-type="string">
            <text:p>-0.004816</text:p>
          </table:table-cell>
          <table:table-cell office:value-type="string" calcext:value-type="string">
            <text:p>-0.004836</text:p>
          </table:table-cell>
          <table:table-cell office:value-type="string" calcext:value-type="string">
            <text:p>-0.004876</text:p>
          </table:table-cell>
          <table:table-cell office:value-type="string" calcext:value-type="string">
            <text:p>-0.004896</text:p>
          </table:table-cell>
          <table:table-cell office:value-type="string" calcext:value-type="string">
            <text:p>-0.004916</text:p>
          </table:table-cell>
          <table:table-cell office:value-type="string" calcext:value-type="string">
            <text:p>-0.004936</text:p>
          </table:table-cell>
          <table:table-cell office:value-type="string" calcext:value-type="string">
            <text:p>-0.004968</text:p>
          </table:table-cell>
          <table:table-cell office:value-type="string" calcext:value-type="string">
            <text:p>-0.004988</text:p>
          </table:table-cell>
          <table:table-cell office:value-type="string" calcext:value-type="string">
            <text:p>-0.005008</text:p>
          </table:table-cell>
          <table:table-cell office:value-type="string" calcext:value-type="string">
            <text:p>-0.005028</text:p>
          </table:table-cell>
          <table:table-cell office:value-type="string" calcext:value-type="string">
            <text:p>-0.005068</text:p>
          </table:table-cell>
          <table:table-cell office:value-type="string" calcext:value-type="string">
            <text:p>-0.005088</text:p>
          </table:table-cell>
          <table:table-cell office:value-type="string" calcext:value-type="string">
            <text:p>-0.005008</text:p>
          </table:table-cell>
          <table:table-cell office:value-type="string" calcext:value-type="string">
            <text:p>-0.005028</text:p>
          </table:table-cell>
          <table:table-cell office:value-type="string" calcext:value-type="string">
            <text:p>-0.005068</text:p>
          </table:table-cell>
          <table:table-cell office:value-type="string" calcext:value-type="string">
            <text:p>-0.005088</text:p>
          </table:table-cell>
          <table:table-cell office:value-type="string" calcext:value-type="string">
            <text:p>-0.005108</text:p>
          </table:table-cell>
          <table:table-cell office:value-type="string" calcext:value-type="string">
            <text:p>-0.005128</text:p>
          </table:table-cell>
          <table:table-cell office:value-type="string" calcext:value-type="string">
            <text:p>-0.005148</text:p>
          </table:table-cell>
          <table:table-cell office:value-type="string" calcext:value-type="string">
            <text:p>-0.005168</text:p>
          </table:table-cell>
          <table:table-cell office:value-type="string" calcext:value-type="string">
            <text:p>-0.005188</text:p>
          </table:table-cell>
          <table:table-cell office:value-type="string" calcext:value-type="string">
            <text:p>-0.005228</text:p>
          </table:table-cell>
          <table:table-cell office:value-type="string" calcext:value-type="string">
            <text:p>-0.005108</text:p>
          </table:table-cell>
          <table:table-cell office:value-type="string" calcext:value-type="string">
            <text:p>-0.005268</text:p>
          </table:table-cell>
          <table:table-cell office:value-type="string" calcext:value-type="string">
            <text:p>-0.005288</text:p>
          </table:table-cell>
          <table:table-cell office:value-type="string" calcext:value-type="string">
            <text:p>-0.005308</text:p>
          </table:table-cell>
          <table:table-cell office:value-type="string" calcext:value-type="string">
            <text:p>-0.005188</text:p>
          </table:table-cell>
          <table:table-cell office:value-type="string" calcext:value-type="string">
            <text:p>-0.005208</text:p>
          </table:table-cell>
          <table:table-cell office:value-type="string" calcext:value-type="string">
            <text:p>-0.005228</text:p>
          </table:table-cell>
          <table:table-cell office:value-type="string" calcext:value-type="string">
            <text:p>-0.005248</text:p>
          </table:table-cell>
          <table:table-cell office:value-type="string" calcext:value-type="string">
            <text:p>-0.005268</text:p>
          </table:table-cell>
          <table:table-cell office:value-type="string" calcext:value-type="string">
            <text:p>-0.005288</text:p>
          </table:table-cell>
          <table:table-cell table:number-columns-repeated="2" office:value-type="string" calcext:value-type="string">
            <text:p>-0.005308</text:p>
          </table:table-cell>
          <table:table-cell table:number-columns-repeated="2" office:value-type="string" calcext:value-type="string">
            <text:p>-0.005348</text:p>
          </table:table-cell>
          <table:table-cell office:value-type="string" calcext:value-type="string">
            <text:p>-0.005368</text:p>
          </table:table-cell>
          <table:table-cell office:value-type="string" calcext:value-type="string">
            <text:p>-0.005388</text:p>
          </table:table-cell>
          <table:table-cell office:value-type="string" calcext:value-type="string">
            <text:p>-0.00541</text:p>
          </table:table-cell>
          <table:table-cell office:value-type="string" calcext:value-type="string">
            <text:p>-0.00543</text:p>
          </table:table-cell>
          <table:table-cell table:number-columns-repeated="2" office:value-type="string" calcext:value-type="string">
            <text:p>-0.00545</text:p>
          </table:table-cell>
          <table:table-cell office:value-type="string" calcext:value-type="string">
            <text:p>-0.00547</text:p>
          </table:table-cell>
          <table:table-cell table:number-columns-repeated="2" office:value-type="string" calcext:value-type="string">
            <text:p>-0.00549</text:p>
          </table:table-cell>
          <table:table-cell office:value-type="string" calcext:value-type="string">
            <text:p>-0.00551</text:p>
          </table:table-cell>
          <table:table-cell table:number-columns-repeated="2" office:value-type="string" calcext:value-type="string">
            <text:p>-0.00553</text:p>
          </table:table-cell>
          <table:table-cell office:value-type="string" calcext:value-type="string">
            <text:p>-0.00555</text:p>
          </table:table-cell>
          <table:table-cell table:number-columns-repeated="2" office:value-type="string" calcext:value-type="string">
            <text:p>-0.00557</text:p>
          </table:table-cell>
          <table:table-cell office:value-type="string" calcext:value-type="string">
            <text:p>-0.00559</text:p>
          </table:table-cell>
          <table:table-cell table:number-columns-repeated="2" office:value-type="string" calcext:value-type="string">
            <text:p>-0.00561</text:p>
          </table:table-cell>
          <table:table-cell table:number-columns-repeated="2" office:value-type="string" calcext:value-type="string">
            <text:p>-0.00563</text:p>
          </table:table-cell>
          <table:table-cell table:number-columns-repeated="3" office:value-type="string" calcext:value-type="string">
            <text:p>-0.00565</text:p>
          </table:table-cell>
          <table:table-cell table:number-columns-repeated="3" office:value-type="string" calcext:value-type="string">
            <text:p>-0.00567</text:p>
          </table:table-cell>
          <table:table-cell table:number-columns-repeated="2" office:value-type="string" calcext:value-type="string">
            <text:p>-0.00569</text:p>
          </table:table-cell>
          <table:table-cell table:number-columns-repeated="3" office:value-type="string" calcext:value-type="string">
            <text:p>-0.00571</text:p>
          </table:table-cell>
          <table:table-cell table:number-columns-repeated="3" office:value-type="string" calcext:value-type="string">
            <text:p>-0.00573</text:p>
          </table:table-cell>
          <table:table-cell table:number-columns-repeated="6" office:value-type="string" calcext:value-type="string">
            <text:p>-0.00575</text:p>
          </table:table-cell>
          <table:table-cell table:number-columns-repeated="3" office:value-type="string" calcext:value-type="string">
            <text:p>-0.00577</text:p>
          </table:table-cell>
          <table:table-cell office:value-type="string" calcext:value-type="string">
            <text:p>-11.47566</text:p>
          </table:table-cell>
          <table:table-cell office:value-type="string" calcext:value-type="string">
            <text:p>-5.9216</text:p>
          </table:table-cell>
          <table:table-cell office:value-type="string" calcext:value-type="string">
            <text:p>-1.478478</text:p>
          </table:table-cell>
          <table:table-cell office:value-type="string" calcext:value-type="string">
            <text:p>-0.98832</text:p>
          </table:table-cell>
          <table:table-cell office:value-type="string" calcext:value-type="string">
            <text:p>-0.8125</text:p>
          </table:table-cell>
          <table:table-cell office:value-type="string" calcext:value-type="string">
            <text:p>-0.7087</text:p>
          </table:table-cell>
          <table:table-cell office:value-type="string" calcext:value-type="string">
            <text:p>-0.6821</text:p>
          </table:table-cell>
          <table:table-cell office:value-type="string" calcext:value-type="string">
            <text:p>-0.5643</text:p>
          </table:table-cell>
        </table:table-row>
        <table:table-row table:style-name="ro1">
          <table:table-cell office:value-type="string" calcext:value-type="string">
            <text:p>-0.00009</text:p>
          </table:table-cell>
          <table:table-cell office:value-type="string" calcext:value-type="string">
            <text:p>0.02402</text:p>
          </table:table-cell>
          <table:table-cell office:value-type="string" calcext:value-type="string">
            <text:p>-0.02438</text:p>
          </table:table-cell>
          <table:table-cell office:value-type="string" calcext:value-type="string">
            <text:p>0.1667</text:p>
          </table:table-cell>
          <table:table-cell office:value-type="string" calcext:value-type="string">
            <text:p>0.3544</text:p>
          </table:table-cell>
          <table:table-cell office:value-type="string" calcext:value-type="string">
            <text:p>0.3124</text:p>
          </table:table-cell>
          <table:table-cell office:value-type="string" calcext:value-type="string">
            <text:p>0.1664</text:p>
          </table:table-cell>
          <table:table-cell office:value-type="string" calcext:value-type="string">
            <text:p>0.3538</text:p>
          </table:table-cell>
          <table:table-cell office:value-type="string" calcext:value-type="string">
            <text:p>0.3118</text:p>
          </table:table-cell>
          <table:table-cell table:number-columns-repeated="2"/>
          <table:table-cell office:value-type="string" calcext:value-type="string">
            <text:p>0.16677</text:p>
          </table:table-cell>
          <table:table-cell office:value-type="string" calcext:value-type="string">
            <text:p>0.16676</text:p>
          </table:table-cell>
          <table:table-cell table:number-columns-repeated="2" office:value-type="string" calcext:value-type="string">
            <text:p>0.16672</text:p>
          </table:table-cell>
          <table:table-cell table:number-columns-repeated="6" office:value-type="string" calcext:value-type="string">
            <text:p>0.1667</text:p>
          </table:table-cell>
          <table:table-cell table:number-columns-repeated="5" office:value-type="string" calcext:value-type="string">
            <text:p>0.1666</text:p>
          </table:table-cell>
          <table:table-cell office:value-type="string" calcext:value-type="string">
            <text:p>0.16712</text:p>
          </table:table-cell>
          <table:table-cell table:number-columns-repeated="2" office:value-type="string" calcext:value-type="string">
            <text:p>0.1671</text:p>
          </table:table-cell>
          <table:table-cell office:value-type="string" calcext:value-type="string">
            <text:p>0.16712</text:p>
          </table:table-cell>
          <table:table-cell office:value-type="string" calcext:value-type="string">
            <text:p>0.16711</text:p>
          </table:table-cell>
          <table:table-cell office:value-type="string" calcext:value-type="string">
            <text:p>0.16709</text:p>
          </table:table-cell>
          <table:table-cell office:value-type="string" calcext:value-type="string">
            <text:p>0.1671</text:p>
          </table:table-cell>
          <table:table-cell table:number-columns-repeated="5" office:value-type="string" calcext:value-type="string">
            <text:p>0.16709</text:p>
          </table:table-cell>
          <table:table-cell table:number-columns-repeated="3" office:value-type="string" calcext:value-type="string">
            <text:p>0.16708</text:p>
          </table:table-cell>
          <table:table-cell table:number-columns-repeated="3" office:value-type="string" calcext:value-type="string">
            <text:p>0.16707</text:p>
          </table:table-cell>
          <table:table-cell table:number-columns-repeated="3" office:value-type="string" calcext:value-type="string">
            <text:p>0.16706</text:p>
          </table:table-cell>
          <table:table-cell table:number-columns-repeated="3" office:value-type="string" calcext:value-type="string">
            <text:p>0.16705</text:p>
          </table:table-cell>
          <table:table-cell table:number-columns-repeated="4" office:value-type="string" calcext:value-type="string">
            <text:p>0.16704</text:p>
          </table:table-cell>
          <table:table-cell table:number-columns-repeated="3" office:value-type="string" calcext:value-type="string">
            <text:p>0.16703</text:p>
          </table:table-cell>
          <table:table-cell table:number-columns-repeated="3" office:value-type="string" calcext:value-type="string">
            <text:p>0.16702</text:p>
          </table:table-cell>
          <table:table-cell table:number-columns-repeated="3" office:value-type="string" calcext:value-type="string">
            <text:p>0.16701</text:p>
          </table:table-cell>
          <table:table-cell table:number-columns-repeated="4" office:value-type="string" calcext:value-type="string">
            <text:p>0.167</text:p>
          </table:table-cell>
          <table:table-cell table:number-columns-repeated="2" office:value-type="string" calcext:value-type="string">
            <text:p>0.16699</text:p>
          </table:table-cell>
          <table:table-cell table:number-columns-repeated="3" office:value-type="string" calcext:value-type="string">
            <text:p>0.16698</text:p>
          </table:table-cell>
          <table:table-cell table:number-columns-repeated="4" office:value-type="string" calcext:value-type="string">
            <text:p>0.16697</text:p>
          </table:table-cell>
          <table:table-cell table:number-columns-repeated="2" office:value-type="string" calcext:value-type="string">
            <text:p>0.16696</text:p>
          </table:table-cell>
          <table:table-cell table:number-columns-repeated="5" office:value-type="string" calcext:value-type="string">
            <text:p>0.16695</text:p>
          </table:table-cell>
          <table:table-cell table:number-columns-repeated="3" office:value-type="string" calcext:value-type="string">
            <text:p>0.16694</text:p>
          </table:table-cell>
          <table:table-cell table:number-columns-repeated="3" office:value-type="string" calcext:value-type="string">
            <text:p>0.16693</text:p>
          </table:table-cell>
          <table:table-cell table:number-columns-repeated="3" office:value-type="string" calcext:value-type="string">
            <text:p>0.16692</text:p>
          </table:table-cell>
          <table:table-cell table:number-columns-repeated="3" office:value-type="string" calcext:value-type="string">
            <text:p>0.16691</text:p>
          </table:table-cell>
          <table:table-cell table:number-columns-repeated="3" office:value-type="string" calcext:value-type="string">
            <text:p>0.1669</text:p>
          </table:table-cell>
          <table:table-cell table:number-columns-repeated="4" office:value-type="string" calcext:value-type="string">
            <text:p>0.16689</text:p>
          </table:table-cell>
          <table:table-cell table:number-columns-repeated="3" office:value-type="string" calcext:value-type="string">
            <text:p>0.16688</text:p>
          </table:table-cell>
          <table:table-cell table:number-columns-repeated="3" office:value-type="string" calcext:value-type="string">
            <text:p>0.16687</text:p>
          </table:table-cell>
          <table:table-cell table:number-columns-repeated="3" office:value-type="string" calcext:value-type="string">
            <text:p>0.16686</text:p>
          </table:table-cell>
          <table:table-cell table:number-columns-repeated="3" office:value-type="string" calcext:value-type="string">
            <text:p>0.16685</text:p>
          </table:table-cell>
          <table:table-cell table:number-columns-repeated="3" office:value-type="string" calcext:value-type="string">
            <text:p>0.16684</text:p>
          </table:table-cell>
          <table:table-cell table:number-columns-repeated="3" office:value-type="string" calcext:value-type="string">
            <text:p>0.16683</text:p>
          </table:table-cell>
          <table:table-cell table:number-columns-repeated="2" office:value-type="string" calcext:value-type="string">
            <text:p>0.16682</text:p>
          </table:table-cell>
          <table:table-cell table:number-columns-repeated="4" office:value-type="string" calcext:value-type="string">
            <text:p>0.16681</text:p>
          </table:table-cell>
          <table:table-cell table:number-columns-repeated="3" office:value-type="string" calcext:value-type="string">
            <text:p>0.1668</text:p>
          </table:table-cell>
          <table:table-cell table:number-columns-repeated="3" office:value-type="string" calcext:value-type="string">
            <text:p>0.16679</text:p>
          </table:table-cell>
          <table:table-cell table:number-columns-repeated="3" office:value-type="string" calcext:value-type="string">
            <text:p>0.16678</text:p>
          </table:table-cell>
          <table:table-cell table:number-columns-repeated="3" office:value-type="string" calcext:value-type="string">
            <text:p>0.16677</text:p>
          </table:table-cell>
          <table:table-cell table:number-columns-repeated="3" office:value-type="string" calcext:value-type="string">
            <text:p>0.16676</text:p>
          </table:table-cell>
          <table:table-cell table:number-columns-repeated="4" office:value-type="string" calcext:value-type="string">
            <text:p>0.16675</text:p>
          </table:table-cell>
          <table:table-cell table:number-columns-repeated="2" office:value-type="string" calcext:value-type="string">
            <text:p>0.16674</text:p>
          </table:table-cell>
          <table:table-cell table:number-columns-repeated="3" office:value-type="string" calcext:value-type="string">
            <text:p>0.16673</text:p>
          </table:table-cell>
          <table:table-cell table:number-columns-repeated="3" office:value-type="string" calcext:value-type="string">
            <text:p>0.16672</text:p>
          </table:table-cell>
          <table:table-cell office:value-type="string" calcext:value-type="string">
            <text:p>0.1667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0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01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169</text:p>
          </table:table-cell>
        </table:table-row>
        <table:table-row table:style-name="ro1">
          <table:table-cell office:value-type="string" calcext:value-type="string">
            <text:p>-0.0001</text:p>
          </table:table-cell>
          <table:table-cell office:value-type="string" calcext:value-type="string">
            <text:p>0.0256</text:p>
          </table:table-cell>
          <table:table-cell office:value-type="string" calcext:value-type="string">
            <text:p>-0.026</text:p>
          </table:table-cell>
          <table:table-cell office:value-type="string" calcext:value-type="string">
            <text:p>0.1667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3108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3556</text:p>
          </table:table-cell>
          <table:table-cell office:value-type="string" calcext:value-type="string">
            <text:p>0.3104</text:p>
          </table:table-cell>
          <table:table-cell table:number-columns-repeated="2"/>
          <table:table-cell office:value-type="string" calcext:value-type="string">
            <text:p>0.34436</text:p>
          </table:table-cell>
          <table:table-cell office:value-type="string" calcext:value-type="string">
            <text:p>0.34268</text:p>
          </table:table-cell>
          <table:table-cell office:value-type="string" calcext:value-type="string">
            <text:p>0.34556</text:p>
          </table:table-cell>
          <table:table-cell office:value-type="string" calcext:value-type="string">
            <text:p>0.34856</text:p>
          </table:table-cell>
          <table:table-cell office:value-type="string" calcext:value-type="string">
            <text:p>0.35104</text:p>
          </table:table-cell>
          <table:table-cell office:value-type="string" calcext:value-type="string">
            <text:p>0.35266</text:p>
          </table:table-cell>
          <table:table-cell office:value-type="string" calcext:value-type="string">
            <text:p>0.3544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3572</text:p>
          </table:table-cell>
          <table:table-cell office:value-type="string" calcext:value-type="string">
            <text:p>0.3584</text:p>
          </table:table-cell>
          <table:table-cell office:value-type="string" calcext:value-type="string">
            <text:p>0.3592</text:p>
          </table:table-cell>
          <table:table-cell office:value-type="string" calcext:value-type="string">
            <text:p>0.3602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3618</text:p>
          </table:table-cell>
          <table:table-cell office:value-type="string" calcext:value-type="string">
            <text:p>0.3626</text:p>
          </table:table-cell>
          <table:table-cell office:value-type="string" calcext:value-type="string">
            <text:p>0.3417</text:p>
          </table:table-cell>
          <table:table-cell office:value-type="string" calcext:value-type="string">
            <text:p>0.3414</text:p>
          </table:table-cell>
          <table:table-cell office:value-type="string" calcext:value-type="string">
            <text:p>0.34114</text:p>
          </table:table-cell>
          <table:table-cell office:value-type="string" calcext:value-type="string">
            <text:p>0.3409</text:p>
          </table:table-cell>
          <table:table-cell office:value-type="string" calcext:value-type="string">
            <text:p>0.34068</text:p>
          </table:table-cell>
          <table:table-cell office:value-type="string" calcext:value-type="string">
            <text:p>0.3404</text:p>
          </table:table-cell>
          <table:table-cell office:value-type="string" calcext:value-type="string">
            <text:p>0.34026</text:p>
          </table:table-cell>
          <table:table-cell office:value-type="string" calcext:value-type="string">
            <text:p>0.34004</text:p>
          </table:table-cell>
          <table:table-cell office:value-type="string" calcext:value-type="string">
            <text:p>0.33986</text:p>
          </table:table-cell>
          <table:table-cell office:value-type="string" calcext:value-type="string">
            <text:p>0.33972</text:p>
          </table:table-cell>
          <table:table-cell office:value-type="string" calcext:value-type="string">
            <text:p>0.33958</text:p>
          </table:table-cell>
          <table:table-cell office:value-type="string" calcext:value-type="string">
            <text:p>0.3394</text:p>
          </table:table-cell>
          <table:table-cell office:value-type="string" calcext:value-type="string">
            <text:p>0.33954</text:p>
          </table:table-cell>
          <table:table-cell office:value-type="string" calcext:value-type="string">
            <text:p>0.33944</text:p>
          </table:table-cell>
          <table:table-cell office:value-type="string" calcext:value-type="string">
            <text:p>0.33932</text:p>
          </table:table-cell>
          <table:table-cell office:value-type="string" calcext:value-type="string">
            <text:p>0.3392</text:p>
          </table:table-cell>
          <table:table-cell office:value-type="string" calcext:value-type="string">
            <text:p>0.33912</text:p>
          </table:table-cell>
          <table:table-cell office:value-type="string" calcext:value-type="string">
            <text:p>0.3391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33894</text:p>
          </table:table-cell>
          <table:table-cell office:value-type="string" calcext:value-type="string">
            <text:p>0.33884</text:p>
          </table:table-cell>
          <table:table-cell office:value-type="string" calcext:value-type="string">
            <text:p>0.33876</text:p>
          </table:table-cell>
          <table:table-cell office:value-type="string" calcext:value-type="string">
            <text:p>0.33872</text:p>
          </table:table-cell>
          <table:table-cell office:value-type="string" calcext:value-type="string">
            <text:p>0.33874</text:p>
          </table:table-cell>
          <table:table-cell office:value-type="string" calcext:value-type="string">
            <text:p>0.3387</text:p>
          </table:table-cell>
          <table:table-cell office:value-type="string" calcext:value-type="string">
            <text:p>0.3386</text:p>
          </table:table-cell>
          <table:table-cell office:value-type="string" calcext:value-type="string">
            <text:p>0.33854</text:p>
          </table:table-cell>
          <table:table-cell office:value-type="string" calcext:value-type="string">
            <text:p>0.33852</text:p>
          </table:table-cell>
          <table:table-cell office:value-type="string" calcext:value-type="string">
            <text:p>0.33848</text:p>
          </table:table-cell>
          <table:table-cell table:number-columns-repeated="2" office:value-type="string" calcext:value-type="string">
            <text:p>0.33846</text:p>
          </table:table-cell>
          <table:table-cell office:value-type="string" calcext:value-type="string">
            <text:p>0.33842</text:p>
          </table:table-cell>
          <table:table-cell table:number-columns-repeated="2" office:value-type="string" calcext:value-type="string">
            <text:p>0.33834</text:p>
          </table:table-cell>
          <table:table-cell table:number-columns-repeated="3" office:value-type="string" calcext:value-type="string">
            <text:p>0.33832</text:p>
          </table:table-cell>
          <table:table-cell office:value-type="string" calcext:value-type="string">
            <text:p>0.3383</text:p>
          </table:table-cell>
          <table:table-cell office:value-type="string" calcext:value-type="string">
            <text:p>0.33832</text:p>
          </table:table-cell>
          <table:table-cell table:number-columns-repeated="5" office:value-type="string" calcext:value-type="string">
            <text:p>0.3381</text:p>
          </table:table-cell>
          <table:table-cell office:value-type="string" calcext:value-type="string">
            <text:p>0.33812</text:p>
          </table:table-cell>
          <table:table-cell office:value-type="string" calcext:value-type="string">
            <text:p>0.33814</text:p>
          </table:table-cell>
          <table:table-cell office:value-type="string" calcext:value-type="string">
            <text:p>0.33812</text:p>
          </table:table-cell>
          <table:table-cell office:value-type="string" calcext:value-type="string">
            <text:p>0.33814</text:p>
          </table:table-cell>
          <table:table-cell table:number-columns-repeated="3" office:value-type="string" calcext:value-type="string">
            <text:p>0.33818</text:p>
          </table:table-cell>
          <table:table-cell table:number-columns-repeated="2" office:value-type="string" calcext:value-type="string">
            <text:p>0.3382</text:p>
          </table:table-cell>
          <table:table-cell office:value-type="string" calcext:value-type="string">
            <text:p>0.33822</text:p>
          </table:table-cell>
          <table:table-cell office:value-type="string" calcext:value-type="string">
            <text:p>0.33824</text:p>
          </table:table-cell>
          <table:table-cell office:value-type="string" calcext:value-type="string">
            <text:p>0.33826</text:p>
          </table:table-cell>
          <table:table-cell table:number-columns-repeated="2" office:value-type="string" calcext:value-type="string">
            <text:p>0.3383</text:p>
          </table:table-cell>
          <table:table-cell office:value-type="string" calcext:value-type="string">
            <text:p>0.33832</text:p>
          </table:table-cell>
          <table:table-cell table:number-columns-repeated="2" office:value-type="string" calcext:value-type="string">
            <text:p>0.33834</text:p>
          </table:table-cell>
          <table:table-cell office:value-type="string" calcext:value-type="string">
            <text:p>0.33828</text:p>
          </table:table-cell>
          <table:table-cell table:number-columns-repeated="2" office:value-type="string" calcext:value-type="string">
            <text:p>0.3383</text:p>
          </table:table-cell>
          <table:table-cell office:value-type="string" calcext:value-type="string">
            <text:p>0.33832</text:p>
          </table:table-cell>
          <table:table-cell table:number-columns-repeated="2" office:value-type="string" calcext:value-type="string">
            <text:p>0.33834</text:p>
          </table:table-cell>
          <table:table-cell office:value-type="string" calcext:value-type="string">
            <text:p>0.33836</text:p>
          </table:table-cell>
          <table:table-cell table:number-columns-repeated="2" office:value-type="string" calcext:value-type="string">
            <text:p>0.33838</text:p>
          </table:table-cell>
          <table:table-cell office:value-type="string" calcext:value-type="string">
            <text:p>0.3384</text:p>
          </table:table-cell>
          <table:table-cell office:value-type="string" calcext:value-type="string">
            <text:p>0.33828</text:p>
          </table:table-cell>
          <table:table-cell office:value-type="string" calcext:value-type="string">
            <text:p>0.33842</text:p>
          </table:table-cell>
          <table:table-cell office:value-type="string" calcext:value-type="string">
            <text:p>0.33844</text:p>
          </table:table-cell>
          <table:table-cell office:value-type="string" calcext:value-type="string">
            <text:p>0.33846</text:p>
          </table:table-cell>
          <table:table-cell table:number-columns-repeated="2" office:value-type="string" calcext:value-type="string">
            <text:p>0.33832</text:p>
          </table:table-cell>
          <table:table-cell office:value-type="string" calcext:value-type="string">
            <text:p>0.33834</text:p>
          </table:table-cell>
          <table:table-cell office:value-type="string" calcext:value-type="string">
            <text:p>0.33836</text:p>
          </table:table-cell>
          <table:table-cell office:value-type="string" calcext:value-type="string">
            <text:p>0.33834</text:p>
          </table:table-cell>
          <table:table-cell office:value-type="string" calcext:value-type="string">
            <text:p>0.33836</text:p>
          </table:table-cell>
          <table:table-cell table:number-columns-repeated="2" office:value-type="string" calcext:value-type="string">
            <text:p>0.33838</text:p>
          </table:table-cell>
          <table:table-cell table:number-columns-repeated="3" office:value-type="string" calcext:value-type="string">
            <text:p>0.3384</text:p>
          </table:table-cell>
          <table:table-cell office:value-type="string" calcext:value-type="string">
            <text:p>0.33842</text:p>
          </table:table-cell>
          <table:table-cell office:value-type="string" calcext:value-type="string">
            <text:p>0.33844</text:p>
          </table:table-cell>
          <table:table-cell office:value-type="string" calcext:value-type="string">
            <text:p>0.33842</text:p>
          </table:table-cell>
          <table:table-cell office:value-type="string" calcext:value-type="string">
            <text:p>0.33844</text:p>
          </table:table-cell>
          <table:table-cell office:value-type="string" calcext:value-type="string">
            <text:p>0.33846</text:p>
          </table:table-cell>
          <table:table-cell office:value-type="string" calcext:value-type="string">
            <text:p>0.33844</text:p>
          </table:table-cell>
          <table:table-cell table:number-columns-repeated="5" office:value-type="string" calcext:value-type="string">
            <text:p>0.33846</text:p>
          </table:table-cell>
          <table:table-cell table:number-columns-repeated="2" office:value-type="string" calcext:value-type="string">
            <text:p>0.33848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3848</text:p>
          </table:table-cell>
          <table:table-cell table:number-columns-repeated="7" office:value-type="string" calcext:value-type="string">
            <text:p>0.3385</text:p>
          </table:table-cell>
          <table:table-cell office:value-type="string" calcext:value-type="string">
            <text:p>0.33852</text:p>
          </table:table-cell>
          <table:table-cell table:number-columns-repeated="6" office:value-type="string" calcext:value-type="string">
            <text:p>0.3385</text:p>
          </table:table-cell>
          <table:table-cell office:value-type="string" calcext:value-type="string">
            <text:p>0.33848</text:p>
          </table:table-cell>
          <table:table-cell table:number-columns-repeated="3" office:value-type="string" calcext:value-type="string">
            <text:p>0.3385</text:p>
          </table:table-cell>
          <table:table-cell office:value-type="string" calcext:value-type="string">
            <text:p>0.33848</text:p>
          </table:table-cell>
          <table:table-cell office:value-type="string" calcext:value-type="string">
            <text:p>0.3385</text:p>
          </table:table-cell>
          <table:table-cell table:number-columns-repeated="3" office:value-type="string" calcext:value-type="string">
            <text:p>0.33848</text:p>
          </table:table-cell>
          <table:table-cell table:number-columns-repeated="2" office:value-type="string" calcext:value-type="string">
            <text:p>0.33846</text:p>
          </table:table-cell>
          <table:table-cell office:value-type="string" calcext:value-type="string">
            <text:p>0.33848</text:p>
          </table:table-cell>
          <table:table-cell office:value-type="string" calcext:value-type="string">
            <text:p>0.33846</text:p>
          </table:table-cell>
          <table:table-cell office:value-type="string" calcext:value-type="string">
            <text:p>11.07351</text:p>
          </table:table-cell>
          <table:table-cell office:value-type="string" calcext:value-type="string">
            <text:p>5.75904</text:p>
          </table:table-cell>
          <table:table-cell office:value-type="string" calcext:value-type="string">
            <text:p>1.42898</text:p>
          </table:table-cell>
          <table:table-cell office:value-type="string" calcext:value-type="string">
            <text:p>0.9186</text:p>
          </table:table-cell>
          <table:table-cell office:value-type="string" calcext:value-type="string">
            <text:p>0.7345</text:p>
          </table:table-cell>
          <table:table-cell office:value-type="string" calcext:value-type="string">
            <text:p>0.779</text:p>
          </table:table-cell>
          <table:table-cell office:value-type="string" calcext:value-type="string">
            <text:p>0.8075</text:p>
          </table:table-cell>
          <table:table-cell office:value-type="string" calcext:value-type="string">
            <text:p>0.792</text:p>
          </table:table-cell>
        </table:table-row>
        <table:table-row table:style-name="ro1">
          <table:table-cell office:value-type="string" calcext:value-type="string">
            <text:p>-0.0001</text:p>
          </table:table-cell>
          <table:table-cell office:value-type="string" calcext:value-type="string">
            <text:p>0.027</text:p>
          </table:table-cell>
          <table:table-cell office:value-type="string" calcext:value-type="string">
            <text:p>-0.0274</text:p>
          </table:table-cell>
          <table:table-cell office:value-type="string" calcext:value-type="string">
            <text:p>0.1667</text:p>
          </table:table-cell>
          <table:table-cell office:value-type="string" calcext:value-type="string">
            <text:p>0.3572</text:p>
          </table:table-cell>
          <table:table-cell office:value-type="string" calcext:value-type="string">
            <text:p>0.3096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3568</text:p>
          </table:table-cell>
          <table:table-cell office:value-type="string" calcext:value-type="string">
            <text:p>0.3092</text:p>
          </table:table-cell>
          <table:table-cell table:number-columns-repeated="2"/>
          <table:table-cell office:value-type="string" calcext:value-type="string">
            <text:p>0.32272</text:p>
          </table:table-cell>
          <table:table-cell office:value-type="string" calcext:value-type="string">
            <text:p>0.32436</text:p>
          </table:table-cell>
          <table:table-cell office:value-type="string" calcext:value-type="string">
            <text:p>0.32132</text:p>
          </table:table-cell>
          <table:table-cell office:value-type="string" calcext:value-type="string">
            <text:p>0.31832</text:p>
          </table:table-cell>
          <table:table-cell office:value-type="string" calcext:value-type="string">
            <text:p>0.31576</text:p>
          </table:table-cell>
          <table:table-cell office:value-type="string" calcext:value-type="string">
            <text:p>0.31414</text:p>
          </table:table-cell>
          <table:table-cell office:value-type="string" calcext:value-type="string">
            <text:p>0.3124</text:p>
          </table:table-cell>
          <table:table-cell office:value-type="string" calcext:value-type="string">
            <text:p>0.3108</text:p>
          </table:table-cell>
          <table:table-cell office:value-type="string" calcext:value-type="string">
            <text:p>0.3096</text:p>
          </table:table-cell>
          <table:table-cell office:value-type="string" calcext:value-type="string">
            <text:p>0.3084</text:p>
          </table:table-cell>
          <table:table-cell office:value-type="string" calcext:value-type="string">
            <text:p>0.3072</text:p>
          </table:table-cell>
          <table:table-cell office:value-type="string" calcext:value-type="string">
            <text:p>0.3062</text:p>
          </table:table-cell>
          <table:table-cell office:value-type="string" calcext:value-type="string">
            <text:p>0.3054</text:p>
          </table:table-cell>
          <table:table-cell office:value-type="string" calcext:value-type="string">
            <text:p>0.3046</text:p>
          </table:table-cell>
          <table:table-cell office:value-type="string" calcext:value-type="string">
            <text:p>0.3038</text:p>
          </table:table-cell>
          <table:table-cell office:value-type="string" calcext:value-type="string">
            <text:p>0.32678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2726</text:p>
          </table:table-cell>
          <table:table-cell office:value-type="string" calcext:value-type="string">
            <text:p>0.32758</text:p>
          </table:table-cell>
          <table:table-cell office:value-type="string" calcext:value-type="string">
            <text:p>0.32776</text:p>
          </table:table-cell>
          <table:table-cell office:value-type="string" calcext:value-type="string">
            <text:p>0.32796</text:p>
          </table:table-cell>
          <table:table-cell office:value-type="string" calcext:value-type="string">
            <text:p>0.32814</text:p>
          </table:table-cell>
          <table:table-cell office:value-type="string" calcext:value-type="string">
            <text:p>0.32832</text:p>
          </table:table-cell>
          <table:table-cell office:value-type="string" calcext:value-type="string">
            <text:p>0.3285</text:p>
          </table:table-cell>
          <table:table-cell office:value-type="string" calcext:value-type="string">
            <text:p>0.32864</text:p>
          </table:table-cell>
          <table:table-cell office:value-type="string" calcext:value-type="string">
            <text:p>0.32878</text:p>
          </table:table-cell>
          <table:table-cell office:value-type="string" calcext:value-type="string">
            <text:p>0.32896</text:p>
          </table:table-cell>
          <table:table-cell office:value-type="string" calcext:value-type="string">
            <text:p>0.32878</text:p>
          </table:table-cell>
          <table:table-cell office:value-type="string" calcext:value-type="string">
            <text:p>0.32888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2908</text:p>
          </table:table-cell>
          <table:table-cell office:value-type="string" calcext:value-type="string">
            <text:p>0.32916</text:p>
          </table:table-cell>
          <table:table-cell office:value-type="string" calcext:value-type="string">
            <text:p>0.32918</text:p>
          </table:table-cell>
          <table:table-cell office:value-type="string" calcext:value-type="string">
            <text:p>0.32924</text:p>
          </table:table-cell>
          <table:table-cell office:value-type="string" calcext:value-type="string">
            <text:p>0.3293</text:p>
          </table:table-cell>
          <table:table-cell office:value-type="string" calcext:value-type="string">
            <text:p>0.3294</text:p>
          </table:table-cell>
          <table:table-cell office:value-type="string" calcext:value-type="string">
            <text:p>0.32944</text:p>
          </table:table-cell>
          <table:table-cell office:value-type="string" calcext:value-type="string">
            <text:p>0.32948</text:p>
          </table:table-cell>
          <table:table-cell table:number-columns-repeated="2" office:value-type="string" calcext:value-type="string">
            <text:p>0.32946</text:p>
          </table:table-cell>
          <table:table-cell office:value-type="string" calcext:value-type="string">
            <text:p>0.32956</text:p>
          </table:table-cell>
          <table:table-cell office:value-type="string" calcext:value-type="string">
            <text:p>0.32962</text:p>
          </table:table-cell>
          <table:table-cell table:number-columns-repeated="2" office:value-type="string" calcext:value-type="string">
            <text:p>0.32964</text:p>
          </table:table-cell>
          <table:table-cell table:number-columns-repeated="3" office:value-type="string" calcext:value-type="string">
            <text:p>0.32966</text:p>
          </table:table-cell>
          <table:table-cell table:number-columns-repeated="2" office:value-type="string" calcext:value-type="string">
            <text:p>0.32974</text:p>
          </table:table-cell>
          <table:table-cell table:number-columns-repeated="3" office:value-type="string" calcext:value-type="string">
            <text:p>0.32972</text:p>
          </table:table-cell>
          <table:table-cell office:value-type="string" calcext:value-type="string">
            <text:p>0.3297</text:p>
          </table:table-cell>
          <table:table-cell office:value-type="string" calcext:value-type="string">
            <text:p>0.32968</text:p>
          </table:table-cell>
          <table:table-cell table:number-columns-repeated="2" office:value-type="string" calcext:value-type="string">
            <text:p>0.3299</text:p>
          </table:table-cell>
          <table:table-cell table:number-columns-repeated="2" office:value-type="string" calcext:value-type="string">
            <text:p>0.32986</text:p>
          </table:table-cell>
          <table:table-cell office:value-type="string" calcext:value-type="string">
            <text:p>0.32982</text:p>
          </table:table-cell>
          <table:table-cell office:value-type="string" calcext:value-type="string">
            <text:p>0.3298</text:p>
          </table:table-cell>
          <table:table-cell office:value-type="string" calcext:value-type="string">
            <text:p>0.32978</text:p>
          </table:table-cell>
          <table:table-cell office:value-type="string" calcext:value-type="string">
            <text:p>0.32976</text:p>
          </table:table-cell>
          <table:table-cell office:value-type="string" calcext:value-type="string">
            <text:p>0.32974</text:p>
          </table:table-cell>
          <table:table-cell table:number-columns-repeated="2" office:value-type="string" calcext:value-type="string">
            <text:p>0.3297</text:p>
          </table:table-cell>
          <table:table-cell office:value-type="string" calcext:value-type="string">
            <text:p>0.32966</text:p>
          </table:table-cell>
          <table:table-cell office:value-type="string" calcext:value-type="string">
            <text:p>0.32964</text:p>
          </table:table-cell>
          <table:table-cell office:value-type="string" calcext:value-type="string">
            <text:p>0.3296</text:p>
          </table:table-cell>
          <table:table-cell office:value-type="string" calcext:value-type="string">
            <text:p>0.32958</text:p>
          </table:table-cell>
          <table:table-cell office:value-type="string" calcext:value-type="string">
            <text:p>0.32956</text:p>
          </table:table-cell>
          <table:table-cell office:value-type="string" calcext:value-type="string">
            <text:p>0.32954</text:p>
          </table:table-cell>
          <table:table-cell office:value-type="string" calcext:value-type="string">
            <text:p>0.3295</text:p>
          </table:table-cell>
          <table:table-cell office:value-type="string" calcext:value-type="string">
            <text:p>0.32946</text:p>
          </table:table-cell>
          <table:table-cell office:value-type="string" calcext:value-type="string">
            <text:p>0.32944</text:p>
          </table:table-cell>
          <table:table-cell office:value-type="string" calcext:value-type="string">
            <text:p>0.32942</text:p>
          </table:table-cell>
          <table:table-cell office:value-type="string" calcext:value-type="string">
            <text:p>0.32938</text:p>
          </table:table-cell>
          <table:table-cell office:value-type="string" calcext:value-type="string">
            <text:p>0.32944</text:p>
          </table:table-cell>
          <table:table-cell office:value-type="string" calcext:value-type="string">
            <text:p>0.32942</text:p>
          </table:table-cell>
          <table:table-cell office:value-type="string" calcext:value-type="string">
            <text:p>0.32938</text:p>
          </table:table-cell>
          <table:table-cell office:value-type="string" calcext:value-type="string">
            <text:p>0.32936</text:p>
          </table:table-cell>
          <table:table-cell office:value-type="string" calcext:value-type="string">
            <text:p>0.32934</text:p>
          </table:table-cell>
          <table:table-cell office:value-type="string" calcext:value-type="string">
            <text:p>0.3293</text:p>
          </table:table-cell>
          <table:table-cell office:value-type="string" calcext:value-type="string">
            <text:p>0.32928</text:p>
          </table:table-cell>
          <table:table-cell office:value-type="string" calcext:value-type="string">
            <text:p>0.32926</text:p>
          </table:table-cell>
          <table:table-cell office:value-type="string" calcext:value-type="string">
            <text:p>0.32922</text:p>
          </table:table-cell>
          <table:table-cell office:value-type="string" calcext:value-type="string">
            <text:p>0.3292</text:p>
          </table:table-cell>
          <table:table-cell office:value-type="string" calcext:value-type="string">
            <text:p>0.32932</text:p>
          </table:table-cell>
          <table:table-cell office:value-type="string" calcext:value-type="string">
            <text:p>0.32914</text:p>
          </table:table-cell>
          <table:table-cell office:value-type="string" calcext:value-type="string">
            <text:p>0.32912</text:p>
          </table:table-cell>
          <table:table-cell office:value-type="string" calcext:value-type="string">
            <text:p>0.3291</text:p>
          </table:table-cell>
          <table:table-cell office:value-type="string" calcext:value-type="string">
            <text:p>0.32924</text:p>
          </table:table-cell>
          <table:table-cell office:value-type="string" calcext:value-type="string">
            <text:p>0.3292</text:p>
          </table:table-cell>
          <table:table-cell office:value-type="string" calcext:value-type="string">
            <text:p>0.32918</text:p>
          </table:table-cell>
          <table:table-cell office:value-type="string" calcext:value-type="string">
            <text:p>0.32916</text:p>
          </table:table-cell>
          <table:table-cell office:value-type="string" calcext:value-type="string">
            <text:p>0.32914</text:p>
          </table:table-cell>
          <table:table-cell office:value-type="string" calcext:value-type="string">
            <text:p>0.32912</text:p>
          </table:table-cell>
          <table:table-cell office:value-type="string" calcext:value-type="string">
            <text:p>0.3291</text:p>
          </table:table-cell>
          <table:table-cell office:value-type="string" calcext:value-type="string">
            <text:p>0.32906</text:p>
          </table:table-cell>
          <table:table-cell table:number-columns-repeated="2" office:value-type="string" calcext:value-type="string">
            <text:p>0.32904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2898</text:p>
          </table:table-cell>
          <table:table-cell office:value-type="string" calcext:value-type="string">
            <text:p>0.32896</text:p>
          </table:table-cell>
          <table:table-cell office:value-type="string" calcext:value-type="string">
            <text:p>0.32894</text:p>
          </table:table-cell>
          <table:table-cell office:value-type="string" calcext:value-type="string">
            <text:p>0.32892</text:p>
          </table:table-cell>
          <table:table-cell office:value-type="string" calcext:value-type="string">
            <text:p>0.3289</text:p>
          </table:table-cell>
          <table:table-cell office:value-type="string" calcext:value-type="string">
            <text:p>0.32888</text:p>
          </table:table-cell>
          <table:table-cell table:number-columns-repeated="2" office:value-type="string" calcext:value-type="string">
            <text:p>0.32886</text:p>
          </table:table-cell>
          <table:table-cell table:number-columns-repeated="2" office:value-type="string" calcext:value-type="string">
            <text:p>0.32882</text:p>
          </table:table-cell>
          <table:table-cell office:value-type="string" calcext:value-type="string">
            <text:p>0.32878</text:p>
          </table:table-cell>
          <table:table-cell table:number-columns-repeated="2" office:value-type="string" calcext:value-type="string">
            <text:p>0.32876</text:p>
          </table:table-cell>
          <table:table-cell office:value-type="string" calcext:value-type="string">
            <text:p>0.32874</text:p>
          </table:table-cell>
          <table:table-cell office:value-type="string" calcext:value-type="string">
            <text:p>0.32872</text:p>
          </table:table-cell>
          <table:table-cell table:number-columns-repeated="2" office:value-type="string" calcext:value-type="string">
            <text:p>0.3287</text:p>
          </table:table-cell>
          <table:table-cell table:number-columns-repeated="3" office:value-type="string" calcext:value-type="string">
            <text:p>0.32866</text:p>
          </table:table-cell>
          <table:table-cell table:number-columns-repeated="2" office:value-type="string" calcext:value-type="string">
            <text:p>0.32862</text:p>
          </table:table-cell>
          <table:table-cell office:value-type="string" calcext:value-type="string">
            <text:p>0.3286</text:p>
          </table:table-cell>
          <table:table-cell table:number-columns-repeated="3" office:value-type="string" calcext:value-type="string">
            <text:p>0.32858</text:p>
          </table:table-cell>
          <table:table-cell table:number-columns-repeated="3" office:value-type="string" calcext:value-type="string">
            <text:p>0.32854</text:p>
          </table:table-cell>
          <table:table-cell office:value-type="string" calcext:value-type="string">
            <text:p>0.32852</text:p>
          </table:table-cell>
          <table:table-cell table:number-columns-repeated="3" office:value-type="string" calcext:value-type="string">
            <text:p>0.3285</text:p>
          </table:table-cell>
          <table:table-cell office:value-type="string" calcext:value-type="string">
            <text:p>0.32848</text:p>
          </table:table-cell>
          <table:table-cell office:value-type="string" calcext:value-type="string">
            <text:p>0.32846</text:p>
          </table:table-cell>
          <table:table-cell table:number-columns-repeated="3" office:value-type="string" calcext:value-type="string">
            <text:p>0.32844</text:p>
          </table:table-cell>
          <table:table-cell table:number-columns-repeated="2" office:value-type="string" calcext:value-type="string">
            <text:p>0.32842</text:p>
          </table:table-cell>
          <table:table-cell office:value-type="string" calcext:value-type="string">
            <text:p>0.3284</text:p>
          </table:table-cell>
          <table:table-cell office:value-type="string" calcext:value-type="string">
            <text:p>0.32838</text:p>
          </table:table-cell>
          <table:table-cell office:value-type="string" calcext:value-type="string">
            <text:p>-11.06049</text:p>
          </table:table-cell>
          <table:table-cell office:value-type="string" calcext:value-type="string">
            <text:p>-5.76096</text:p>
          </table:table-cell>
          <table:table-cell office:value-type="string" calcext:value-type="string">
            <text:p>-1.43016</text:p>
          </table:table-cell>
          <table:table-cell office:value-type="string" calcext:value-type="string">
            <text:p>-0.9222</text:p>
          </table:table-cell>
          <table:table-cell office:value-type="string" calcext:value-type="string">
            <text:p>-0.5785</text:p>
          </table:table-cell>
          <table:table-cell office:value-type="string" calcext:value-type="string">
            <text:p>-0.3154</text:p>
          </table:table-cell>
          <table:table-cell office:value-type="string" calcext:value-type="string">
            <text:p>-0.2147</text:p>
          </table:table-cell>
          <table:table-cell office:value-type="string" calcext:value-type="string">
            <text:p>-0.116</text:p>
          </table:table-cell>
        </table:table-row>
        <table:table-row table:style-name="ro1">
          <table:table-cell office:value-type="string" calcext:value-type="string">
            <text:p>-0.0001</text:p>
          </table:table-cell>
          <table:table-cell office:value-type="string" calcext:value-type="string">
            <text:p>0.0284</text:p>
          </table:table-cell>
          <table:table-cell office:value-type="string" calcext:value-type="string">
            <text:p>-0.0288</text:p>
          </table:table-cell>
          <table:table-cell office:value-type="string" calcext:value-type="string">
            <text:p>0.1667</text:p>
          </table:table-cell>
          <table:table-cell office:value-type="string" calcext:value-type="string">
            <text:p>0.3584</text:p>
          </table:table-cell>
          <table:table-cell office:value-type="string" calcext:value-type="string">
            <text:p>0.3084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308</text:p>
          </table:table-cell>
          <table:table-cell table:number-columns-repeated="2"/>
          <table:table-cell office:value-type="string" calcext:value-type="string">
            <text:p>0.16652</text:p>
          </table:table-cell>
          <table:table-cell office:value-type="string" calcext:value-type="string">
            <text:p>0.16654</text:p>
          </table:table-cell>
          <table:table-cell office:value-type="string" calcext:value-type="string">
            <text:p>0.16649</text:p>
          </table:table-cell>
          <table:table-cell office:value-type="string" calcext:value-type="string">
            <text:p>0.16653</text:p>
          </table:table-cell>
          <table:table-cell table:number-columns-repeated="2" office:value-type="string" calcext:value-type="string">
            <text:p>0.1665</text:p>
          </table:table-cell>
          <table:table-cell office:value-type="string" calcext:value-type="string">
            <text:p>0.1664</text:p>
          </table:table-cell>
          <table:table-cell table:number-columns-repeated="5" office:value-type="string" calcext:value-type="string">
            <text:p>0.1665</text:p>
          </table:table-cell>
          <table:table-cell office:value-type="string" calcext:value-type="string">
            <text:p>0.1664</text:p>
          </table:table-cell>
          <table:table-cell table:number-columns-repeated="2" office:value-type="string" calcext:value-type="string">
            <text:p>0.1665</text:p>
          </table:table-cell>
          <table:table-cell office:value-type="string" calcext:value-type="string">
            <text:p>0.16621</text:p>
          </table:table-cell>
          <table:table-cell office:value-type="string" calcext:value-type="string">
            <text:p>0.16619</text:p>
          </table:table-cell>
          <table:table-cell office:value-type="string" calcext:value-type="string">
            <text:p>0.16621</text:p>
          </table:table-cell>
          <table:table-cell office:value-type="string" calcext:value-type="string">
            <text:p>0.16622</text:p>
          </table:table-cell>
          <table:table-cell office:value-type="string" calcext:value-type="string">
            <text:p>0.1662</text:p>
          </table:table-cell>
          <table:table-cell office:value-type="string" calcext:value-type="string">
            <text:p>0.16621</text:p>
          </table:table-cell>
          <table:table-cell table:number-columns-repeated="3" office:value-type="string" calcext:value-type="string">
            <text:p>0.16622</text:p>
          </table:table-cell>
          <table:table-cell table:number-columns-repeated="3" office:value-type="string" calcext:value-type="string">
            <text:p>0.16623</text:p>
          </table:table-cell>
          <table:table-cell table:number-columns-repeated="3" office:value-type="string" calcext:value-type="string">
            <text:p>0.16624</text:p>
          </table:table-cell>
          <table:table-cell table:number-columns-repeated="4" office:value-type="string" calcext:value-type="string">
            <text:p>0.16625</text:p>
          </table:table-cell>
          <table:table-cell table:number-columns-repeated="3" office:value-type="string" calcext:value-type="string">
            <text:p>0.16626</text:p>
          </table:table-cell>
          <table:table-cell table:number-columns-repeated="2" office:value-type="string" calcext:value-type="string">
            <text:p>0.16627</text:p>
          </table:table-cell>
          <table:table-cell table:number-columns-repeated="4" office:value-type="string" calcext:value-type="string">
            <text:p>0.16628</text:p>
          </table:table-cell>
          <table:table-cell table:number-columns-repeated="3" office:value-type="string" calcext:value-type="string">
            <text:p>0.16629</text:p>
          </table:table-cell>
          <table:table-cell table:number-columns-repeated="3" office:value-type="string" calcext:value-type="string">
            <text:p>0.1663</text:p>
          </table:table-cell>
          <table:table-cell table:number-columns-repeated="2" office:value-type="string" calcext:value-type="string">
            <text:p>0.16631</text:p>
          </table:table-cell>
          <table:table-cell table:number-columns-repeated="3" office:value-type="string" calcext:value-type="string">
            <text:p>0.16632</text:p>
          </table:table-cell>
          <table:table-cell table:number-columns-repeated="3" office:value-type="string" calcext:value-type="string">
            <text:p>0.16633</text:p>
          </table:table-cell>
          <table:table-cell table:number-columns-repeated="3" office:value-type="string" calcext:value-type="string">
            <text:p>0.16634</text:p>
          </table:table-cell>
          <table:table-cell table:number-columns-repeated="4" office:value-type="string" calcext:value-type="string">
            <text:p>0.16635</text:p>
          </table:table-cell>
          <table:table-cell table:number-columns-repeated="3" office:value-type="string" calcext:value-type="string">
            <text:p>0.16636</text:p>
          </table:table-cell>
          <table:table-cell table:number-columns-repeated="3" office:value-type="string" calcext:value-type="string">
            <text:p>0.16637</text:p>
          </table:table-cell>
          <table:table-cell table:number-columns-repeated="3" office:value-type="string" calcext:value-type="string">
            <text:p>0.16638</text:p>
          </table:table-cell>
          <table:table-cell table:number-columns-repeated="3" office:value-type="string" calcext:value-type="string">
            <text:p>0.16639</text:p>
          </table:table-cell>
          <table:table-cell table:number-columns-repeated="4" office:value-type="string" calcext:value-type="string">
            <text:p>0.1664</text:p>
          </table:table-cell>
          <table:table-cell table:number-columns-repeated="3" office:value-type="string" calcext:value-type="string">
            <text:p>0.16641</text:p>
          </table:table-cell>
          <table:table-cell table:number-columns-repeated="2" office:value-type="string" calcext:value-type="string">
            <text:p>0.16642</text:p>
          </table:table-cell>
          <table:table-cell table:number-columns-repeated="4" office:value-type="string" calcext:value-type="string">
            <text:p>0.16643</text:p>
          </table:table-cell>
          <table:table-cell table:number-columns-repeated="2" office:value-type="string" calcext:value-type="string">
            <text:p>0.16644</text:p>
          </table:table-cell>
          <table:table-cell table:number-columns-repeated="4" office:value-type="string" calcext:value-type="string">
            <text:p>0.16645</text:p>
          </table:table-cell>
          <table:table-cell table:number-columns-repeated="3" office:value-type="string" calcext:value-type="string">
            <text:p>0.16646</text:p>
          </table:table-cell>
          <table:table-cell table:number-columns-repeated="2" office:value-type="string" calcext:value-type="string">
            <text:p>0.16647</text:p>
          </table:table-cell>
          <table:table-cell table:number-columns-repeated="4" office:value-type="string" calcext:value-type="string">
            <text:p>0.16648</text:p>
          </table:table-cell>
          <table:table-cell table:number-columns-repeated="3" office:value-type="string" calcext:value-type="string">
            <text:p>0.16649</text:p>
          </table:table-cell>
          <table:table-cell table:number-columns-repeated="3" office:value-type="string" calcext:value-type="string">
            <text:p>0.1665</text:p>
          </table:table-cell>
          <table:table-cell table:number-columns-repeated="4" office:value-type="string" calcext:value-type="string">
            <text:p>0.16651</text:p>
          </table:table-cell>
          <table:table-cell table:number-columns-repeated="2" office:value-type="string" calcext:value-type="string">
            <text:p>0.16652</text:p>
          </table:table-cell>
          <table:table-cell table:number-columns-repeated="3" office:value-type="string" calcext:value-type="string">
            <text:p>0.16653</text:p>
          </table:table-cell>
          <table:table-cell table:number-columns-repeated="3" office:value-type="string" calcext:value-type="string">
            <text:p>0.16654</text:p>
          </table:table-cell>
          <table:table-cell table:number-columns-repeated="4" office:value-type="string" calcext:value-type="string">
            <text:p>0.16655</text:p>
          </table:table-cell>
          <table:table-cell table:number-columns-repeated="3" office:value-type="string" calcext:value-type="string">
            <text:p>0.16656</text:p>
          </table:table-cell>
          <table:table-cell table:number-columns-repeated="3" office:value-type="string" calcext:value-type="string">
            <text:p>0.16657</text:p>
          </table:table-cell>
          <table:table-cell table:number-columns-repeated="2" office:value-type="string" calcext:value-type="string">
            <text:p>0.16658</text:p>
          </table:table-cell>
          <table:table-cell table:number-columns-repeated="4" office:value-type="string" calcext:value-type="string">
            <text:p>0.16659</text:p>
          </table:table-cell>
          <table:table-cell table:number-columns-repeated="3" office:value-type="string" calcext:value-type="string">
            <text:p>0.1666</text:p>
          </table:table-cell>
          <table:table-cell table:number-columns-repeated="2" office:value-type="string" calcext:value-type="string">
            <text:p>0.1666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0.53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111</text:p>
          </table:table-cell>
        </table:table-row>
        <table:table-row table:style-name="ro1">
          <table:table-cell office:value-type="string" calcext:value-type="string">
            <text:p>-0.0001</text:p>
          </table:table-cell>
          <table:table-cell office:value-type="string" calcext:value-type="string">
            <text:p>0.0296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1666</text:p>
          </table:table-cell>
          <table:table-cell office:value-type="string" calcext:value-type="string">
            <text:p>0.3592</text:p>
          </table:table-cell>
          <table:table-cell office:value-type="string" calcext:value-type="string">
            <text:p>0.3072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307</text:p>
          </table:table-cell>
          <table:table-cell table:number-columns-repeated="2"/>
          <table:table-cell office:value-type="string" calcext:value-type="string">
            <text:p>0.34386</text:p>
          </table:table-cell>
          <table:table-cell office:value-type="string" calcext:value-type="string">
            <text:p>0.34224</text:p>
          </table:table-cell>
          <table:table-cell office:value-type="string" calcext:value-type="string">
            <text:p>0.34516</text:p>
          </table:table-cell>
          <table:table-cell office:value-type="string" calcext:value-type="string">
            <text:p>0.34832</text:p>
          </table:table-cell>
          <table:table-cell office:value-type="string" calcext:value-type="string">
            <text:p>0.3508</text:p>
          </table:table-cell>
          <table:table-cell office:value-type="string" calcext:value-type="string">
            <text:p>0.35226</text:p>
          </table:table-cell>
          <table:table-cell office:value-type="string" calcext:value-type="string">
            <text:p>0.3538</text:p>
          </table:table-cell>
          <table:table-cell office:value-type="string" calcext:value-type="string">
            <text:p>0.3556</text:p>
          </table:table-cell>
          <table:table-cell office:value-type="string" calcext:value-type="string">
            <text:p>0.3568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606</text:p>
          </table:table-cell>
          <table:table-cell office:value-type="string" calcext:value-type="string">
            <text:p>0.3616</text:p>
          </table:table-cell>
          <table:table-cell office:value-type="string" calcext:value-type="string">
            <text:p>0.3624</text:p>
          </table:table-cell>
          <table:table-cell office:value-type="string" calcext:value-type="string">
            <text:p>0.33976</text:p>
          </table:table-cell>
          <table:table-cell office:value-type="string" calcext:value-type="string">
            <text:p>0.33942</text:p>
          </table:table-cell>
          <table:table-cell office:value-type="string" calcext:value-type="string">
            <text:p>0.33922</text:p>
          </table:table-cell>
          <table:table-cell office:value-type="string" calcext:value-type="string">
            <text:p>0.33896</text:p>
          </table:table-cell>
          <table:table-cell office:value-type="string" calcext:value-type="string">
            <text:p>0.3387</text:p>
          </table:table-cell>
          <table:table-cell office:value-type="string" calcext:value-type="string">
            <text:p>0.33848</text:p>
          </table:table-cell>
          <table:table-cell office:value-type="string" calcext:value-type="string">
            <text:p>0.33832</text:p>
          </table:table-cell>
          <table:table-cell office:value-type="string" calcext:value-type="string">
            <text:p>0.33812</text:p>
          </table:table-cell>
          <table:table-cell office:value-type="string" calcext:value-type="string">
            <text:p>0.33796</text:p>
          </table:table-cell>
          <table:table-cell office:value-type="string" calcext:value-type="string">
            <text:p>0.33782</text:p>
          </table:table-cell>
          <table:table-cell office:value-type="string" calcext:value-type="string">
            <text:p>0.33768</text:p>
          </table:table-cell>
          <table:table-cell office:value-type="string" calcext:value-type="string">
            <text:p>0.3375</text:p>
          </table:table-cell>
          <table:table-cell office:value-type="string" calcext:value-type="string">
            <text:p>0.33768</text:p>
          </table:table-cell>
          <table:table-cell office:value-type="string" calcext:value-type="string">
            <text:p>0.33756</text:p>
          </table:table-cell>
          <table:table-cell office:value-type="string" calcext:value-type="string">
            <text:p>0.33744</text:p>
          </table:table-cell>
          <table:table-cell office:value-type="string" calcext:value-type="string">
            <text:p>0.33738</text:p>
          </table:table-cell>
          <table:table-cell office:value-type="string" calcext:value-type="string">
            <text:p>0.33726</text:p>
          </table:table-cell>
          <table:table-cell office:value-type="string" calcext:value-type="string">
            <text:p>0.33728</text:p>
          </table:table-cell>
          <table:table-cell office:value-type="string" calcext:value-type="string">
            <text:p>0.3372</text:p>
          </table:table-cell>
          <table:table-cell office:value-type="string" calcext:value-type="string">
            <text:p>0.33718</text:p>
          </table:table-cell>
          <table:table-cell office:value-type="string" calcext:value-type="string">
            <text:p>0.33708</text:p>
          </table:table-cell>
          <table:table-cell office:value-type="string" calcext:value-type="string">
            <text:p>0.33702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33704</text:p>
          </table:table-cell>
          <table:table-cell office:value-type="string" calcext:value-type="string">
            <text:p>0.33702</text:p>
          </table:table-cell>
          <table:table-cell office:value-type="string" calcext:value-type="string">
            <text:p>0.3369</text:p>
          </table:table-cell>
          <table:table-cell office:value-type="string" calcext:value-type="string">
            <text:p>0.33686</text:p>
          </table:table-cell>
          <table:table-cell table:number-columns-repeated="2" office:value-type="string" calcext:value-type="string">
            <text:p>0.33684</text:p>
          </table:table-cell>
          <table:table-cell table:number-columns-repeated="3" office:value-type="string" calcext:value-type="string">
            <text:p>0.33682</text:p>
          </table:table-cell>
          <table:table-cell office:value-type="string" calcext:value-type="string">
            <text:p>0.33674</text:p>
          </table:table-cell>
          <table:table-cell office:value-type="string" calcext:value-type="string">
            <text:p>0.33672</text:p>
          </table:table-cell>
          <table:table-cell table:number-columns-repeated="2" office:value-type="string" calcext:value-type="string">
            <text:p>0.33676</text:p>
          </table:table-cell>
          <table:table-cell office:value-type="string" calcext:value-type="string">
            <text:p>0.33678</text:p>
          </table:table-cell>
          <table:table-cell table:number-columns-repeated="2" office:value-type="string" calcext:value-type="string">
            <text:p>0.3368</text:p>
          </table:table-cell>
          <table:table-cell table:number-columns-repeated="2" office:value-type="string" calcext:value-type="string">
            <text:p>0.33662</text:p>
          </table:table-cell>
          <table:table-cell office:value-type="string" calcext:value-type="string">
            <text:p>0.33664</text:p>
          </table:table-cell>
          <table:table-cell office:value-type="string" calcext:value-type="string">
            <text:p>0.33668</text:p>
          </table:table-cell>
          <table:table-cell office:value-type="string" calcext:value-type="string">
            <text:p>0.3367</text:p>
          </table:table-cell>
          <table:table-cell office:value-type="string" calcext:value-type="string">
            <text:p>0.33672</text:p>
          </table:table-cell>
          <table:table-cell office:value-type="string" calcext:value-type="string">
            <text:p>0.33676</text:p>
          </table:table-cell>
          <table:table-cell office:value-type="string" calcext:value-type="string">
            <text:p>0.33678</text:p>
          </table:table-cell>
          <table:table-cell office:value-type="string" calcext:value-type="string">
            <text:p>0.3368</text:p>
          </table:table-cell>
          <table:table-cell office:value-type="string" calcext:value-type="string">
            <text:p>0.33682</text:p>
          </table:table-cell>
          <table:table-cell office:value-type="string" calcext:value-type="string">
            <text:p>0.33686</text:p>
          </table:table-cell>
          <table:table-cell office:value-type="string" calcext:value-type="string">
            <text:p>0.33688</text:p>
          </table:table-cell>
          <table:table-cell office:value-type="string" calcext:value-type="string">
            <text:p>0.3369</text:p>
          </table:table-cell>
          <table:table-cell office:value-type="string" calcext:value-type="string">
            <text:p>0.33694</text:p>
          </table:table-cell>
          <table:table-cell office:value-type="string" calcext:value-type="string">
            <text:p>0.33698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33704</text:p>
          </table:table-cell>
          <table:table-cell office:value-type="string" calcext:value-type="string">
            <text:p>0.33706</text:p>
          </table:table-cell>
          <table:table-cell office:value-type="string" calcext:value-type="string">
            <text:p>0.3371</text:p>
          </table:table-cell>
          <table:table-cell office:value-type="string" calcext:value-type="string">
            <text:p>0.33714</text:p>
          </table:table-cell>
          <table:table-cell office:value-type="string" calcext:value-type="string">
            <text:p>0.33716</text:p>
          </table:table-cell>
          <table:table-cell office:value-type="string" calcext:value-type="string">
            <text:p>0.33718</text:p>
          </table:table-cell>
          <table:table-cell office:value-type="string" calcext:value-type="string">
            <text:p>0.33712</text:p>
          </table:table-cell>
          <table:table-cell office:value-type="string" calcext:value-type="string">
            <text:p>0.33714</text:p>
          </table:table-cell>
          <table:table-cell office:value-type="string" calcext:value-type="string">
            <text:p>0.33716</text:p>
          </table:table-cell>
          <table:table-cell office:value-type="string" calcext:value-type="string">
            <text:p>0.33718</text:p>
          </table:table-cell>
          <table:table-cell office:value-type="string" calcext:value-type="string">
            <text:p>0.33724</text:p>
          </table:table-cell>
          <table:table-cell office:value-type="string" calcext:value-type="string">
            <text:p>0.33726</text:p>
          </table:table-cell>
          <table:table-cell office:value-type="string" calcext:value-type="string">
            <text:p>0.33728</text:p>
          </table:table-cell>
          <table:table-cell office:value-type="string" calcext:value-type="string">
            <text:p>0.33732</text:p>
          </table:table-cell>
          <table:table-cell office:value-type="string" calcext:value-type="string">
            <text:p>0.33734</text:p>
          </table:table-cell>
          <table:table-cell office:value-type="string" calcext:value-type="string">
            <text:p>0.33738</text:p>
          </table:table-cell>
          <table:table-cell office:value-type="string" calcext:value-type="string">
            <text:p>0.33728</text:p>
          </table:table-cell>
          <table:table-cell office:value-type="string" calcext:value-type="string">
            <text:p>0.33742</text:p>
          </table:table-cell>
          <table:table-cell office:value-type="string" calcext:value-type="string">
            <text:p>0.33744</text:p>
          </table:table-cell>
          <table:table-cell office:value-type="string" calcext:value-type="string">
            <text:p>0.33748</text:p>
          </table:table-cell>
          <table:table-cell office:value-type="string" calcext:value-type="string">
            <text:p>0.33738</text:p>
          </table:table-cell>
          <table:table-cell office:value-type="string" calcext:value-type="string">
            <text:p>0.33742</text:p>
          </table:table-cell>
          <table:table-cell office:value-type="string" calcext:value-type="string">
            <text:p>0.33744</text:p>
          </table:table-cell>
          <table:table-cell office:value-type="string" calcext:value-type="string">
            <text:p>0.33746</text:p>
          </table:table-cell>
          <table:table-cell office:value-type="string" calcext:value-type="string">
            <text:p>0.33748</text:p>
          </table:table-cell>
          <table:table-cell table:number-columns-repeated="2" office:value-type="string" calcext:value-type="string">
            <text:p>0.33752</text:p>
          </table:table-cell>
          <table:table-cell office:value-type="string" calcext:value-type="string">
            <text:p>0.33754</text:p>
          </table:table-cell>
          <table:table-cell office:value-type="string" calcext:value-type="string">
            <text:p>0.33758</text:p>
          </table:table-cell>
          <table:table-cell office:value-type="string" calcext:value-type="string">
            <text:p>0.3376</text:p>
          </table:table-cell>
          <table:table-cell office:value-type="string" calcext:value-type="string">
            <text:p>0.33764</text:p>
          </table:table-cell>
          <table:table-cell table:number-columns-repeated="2" office:value-type="string" calcext:value-type="string">
            <text:p>0.33766</text:p>
          </table:table-cell>
          <table:table-cell office:value-type="string" calcext:value-type="string">
            <text:p>0.33768</text:p>
          </table:table-cell>
          <table:table-cell table:number-columns-repeated="2" office:value-type="string" calcext:value-type="string">
            <text:p>0.33772</text:p>
          </table:table-cell>
          <table:table-cell office:value-type="string" calcext:value-type="string">
            <text:p>0.33774</text:p>
          </table:table-cell>
          <table:table-cell table:number-columns-repeated="2" office:value-type="string" calcext:value-type="string">
            <text:p>0.33778</text:p>
          </table:table-cell>
          <table:table-cell office:value-type="string" calcext:value-type="string">
            <text:p>0.3378</text:p>
          </table:table-cell>
          <table:table-cell table:number-columns-repeated="2" office:value-type="string" calcext:value-type="string">
            <text:p>0.33784</text:p>
          </table:table-cell>
          <table:table-cell table:number-columns-repeated="2" office:value-type="string" calcext:value-type="string">
            <text:p>0.33786</text:p>
          </table:table-cell>
          <table:table-cell office:value-type="string" calcext:value-type="string">
            <text:p>0.3379</text:p>
          </table:table-cell>
          <table:table-cell office:value-type="string" calcext:value-type="string">
            <text:p>0.33792</text:p>
          </table:table-cell>
          <table:table-cell table:number-columns-repeated="2" office:value-type="string" calcext:value-type="string">
            <text:p>0.33794</text:p>
          </table:table-cell>
          <table:table-cell office:value-type="string" calcext:value-type="string">
            <text:p>0.33796</text:p>
          </table:table-cell>
          <table:table-cell office:value-type="string" calcext:value-type="string">
            <text:p>0.33798</text:p>
          </table:table-cell>
          <table:table-cell table:number-columns-repeated="2" office:value-type="string" calcext:value-type="string">
            <text:p>0.338</text:p>
          </table:table-cell>
          <table:table-cell table:number-columns-repeated="3" office:value-type="string" calcext:value-type="string">
            <text:p>0.33804</text:p>
          </table:table-cell>
          <table:table-cell office:value-type="string" calcext:value-type="string">
            <text:p>0.33806</text:p>
          </table:table-cell>
          <table:table-cell table:number-columns-repeated="2" office:value-type="string" calcext:value-type="string">
            <text:p>0.33808</text:p>
          </table:table-cell>
          <table:table-cell office:value-type="string" calcext:value-type="string">
            <text:p>0.3381</text:p>
          </table:table-cell>
          <table:table-cell table:number-columns-repeated="2" office:value-type="string" calcext:value-type="string">
            <text:p>0.33812</text:p>
          </table:table-cell>
          <table:table-cell office:value-type="string" calcext:value-type="string">
            <text:p>0.33814</text:p>
          </table:table-cell>
          <table:table-cell table:number-columns-repeated="2" office:value-type="string" calcext:value-type="string">
            <text:p>0.33816</text:p>
          </table:table-cell>
          <table:table-cell office:value-type="string" calcext:value-type="string">
            <text:p>0.33818</text:p>
          </table:table-cell>
          <table:table-cell table:number-columns-repeated="3" office:value-type="string" calcext:value-type="string">
            <text:p>0.3382</text:p>
          </table:table-cell>
          <table:table-cell table:number-columns-repeated="3" office:value-type="string" calcext:value-type="string">
            <text:p>0.33822</text:p>
          </table:table-cell>
          <table:table-cell office:value-type="string" calcext:value-type="string">
            <text:p>0.33824</text:p>
          </table:table-cell>
          <table:table-cell office:value-type="string" calcext:value-type="string">
            <text:p>0.33826</text:p>
          </table:table-cell>
          <table:table-cell office:value-type="string" calcext:value-type="string">
            <text:p>9.29844</text:p>
          </table:table-cell>
          <table:table-cell office:value-type="string" calcext:value-type="string">
            <text:p>4.4832</text:p>
          </table:table-cell>
          <table:table-cell office:value-type="string" calcext:value-type="string">
            <text:p>1.1269567</text:p>
          </table:table-cell>
          <table:table-cell office:value-type="string" calcext:value-type="string">
            <text:p>0.76956</text:p>
          </table:table-cell>
          <table:table-cell office:value-type="string" calcext:value-type="string">
            <text:p>0.7995</text:p>
          </table:table-cell>
          <table:table-cell office:value-type="string" calcext:value-type="string">
            <text:p>0.7885</text:p>
          </table:table-cell>
          <table:table-cell office:value-type="string" calcext:value-type="string">
            <text:p>0.7372</text:p>
          </table:table-cell>
          <table:table-cell office:value-type="string" calcext:value-type="string">
            <text:p>0.692</text:p>
          </table:table-cell>
        </table:table-row>
        <table:table-row table:style-name="ro1">
          <table:table-cell office:value-type="string" calcext:value-type="string">
            <text:p>-0.0001</text:p>
          </table:table-cell>
          <table:table-cell office:value-type="string" calcext:value-type="string">
            <text:p>0.0306</text:p>
          </table:table-cell>
          <table:table-cell office:value-type="string" calcext:value-type="string">
            <text:p>-0.031</text:p>
          </table:table-cell>
          <table:table-cell office:value-type="string" calcext:value-type="string">
            <text:p>0.1666</text:p>
          </table:table-cell>
          <table:table-cell office:value-type="string" calcext:value-type="string">
            <text:p>0.3602</text:p>
          </table:table-cell>
          <table:table-cell office:value-type="string" calcext:value-type="string">
            <text:p>0.3062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06</text:p>
          </table:table-cell>
          <table:table-cell table:number-columns-repeated="2"/>
          <table:table-cell office:value-type="string" calcext:value-type="string">
            <text:p>0.32222</text:p>
          </table:table-cell>
          <table:table-cell office:value-type="string" calcext:value-type="string">
            <text:p>0.32392</text:p>
          </table:table-cell>
          <table:table-cell office:value-type="string" calcext:value-type="string">
            <text:p>0.3208</text:p>
          </table:table-cell>
          <table:table-cell office:value-type="string" calcext:value-type="string">
            <text:p>0.3178</text:p>
          </table:table-cell>
          <table:table-cell office:value-type="string" calcext:value-type="string">
            <text:p>0.3152</text:p>
          </table:table-cell>
          <table:table-cell office:value-type="string" calcext:value-type="string">
            <text:p>0.31374</text:p>
          </table:table-cell>
          <table:table-cell office:value-type="string" calcext:value-type="string">
            <text:p>0.3118</text:p>
          </table:table-cell>
          <table:table-cell office:value-type="string" calcext:value-type="string">
            <text:p>0.3104</text:p>
          </table:table-cell>
          <table:table-cell office:value-type="string" calcext:value-type="string">
            <text:p>0.3092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3044</text:p>
          </table:table-cell>
          <table:table-cell office:value-type="string" calcext:value-type="string">
            <text:p>0.3036</text:p>
          </table:table-cell>
          <table:table-cell office:value-type="string" calcext:value-type="string">
            <text:p>0.32508</text:p>
          </table:table-cell>
          <table:table-cell office:value-type="string" calcext:value-type="string">
            <text:p>0.32534</text:p>
          </table:table-cell>
          <table:table-cell office:value-type="string" calcext:value-type="string">
            <text:p>0.32562</text:p>
          </table:table-cell>
          <table:table-cell office:value-type="string" calcext:value-type="string">
            <text:p>0.32592</text:p>
          </table:table-cell>
          <table:table-cell office:value-type="string" calcext:value-type="string">
            <text:p>0.3261</text:p>
          </table:table-cell>
          <table:table-cell office:value-type="string" calcext:value-type="string">
            <text:p>0.32636</text:p>
          </table:table-cell>
          <table:table-cell office:value-type="string" calcext:value-type="string">
            <text:p>0.32656</text:p>
          </table:table-cell>
          <table:table-cell office:value-type="string" calcext:value-type="string">
            <text:p>0.32676</text:p>
          </table:table-cell>
          <table:table-cell office:value-type="string" calcext:value-type="string">
            <text:p>0.32692</text:p>
          </table:table-cell>
          <table:table-cell office:value-type="string" calcext:value-type="string">
            <text:p>0.3271</text:p>
          </table:table-cell>
          <table:table-cell office:value-type="string" calcext:value-type="string">
            <text:p>0.32724</text:p>
          </table:table-cell>
          <table:table-cell office:value-type="string" calcext:value-type="string">
            <text:p>0.32742</text:p>
          </table:table-cell>
          <table:table-cell office:value-type="string" calcext:value-type="string">
            <text:p>0.32728</text:p>
          </table:table-cell>
          <table:table-cell office:value-type="string" calcext:value-type="string">
            <text:p>0.3274</text:p>
          </table:table-cell>
          <table:table-cell office:value-type="string" calcext:value-type="string">
            <text:p>0.32752</text:p>
          </table:table-cell>
          <table:table-cell office:value-type="string" calcext:value-type="string">
            <text:p>0.32762</text:p>
          </table:table-cell>
          <table:table-cell office:value-type="string" calcext:value-type="string">
            <text:p>0.32774</text:p>
          </table:table-cell>
          <table:table-cell office:value-type="string" calcext:value-type="string">
            <text:p>0.32772</text:p>
          </table:table-cell>
          <table:table-cell office:value-type="string" calcext:value-type="string">
            <text:p>0.3278</text:p>
          </table:table-cell>
          <table:table-cell office:value-type="string" calcext:value-type="string">
            <text:p>0.32786</text:p>
          </table:table-cell>
          <table:table-cell office:value-type="string" calcext:value-type="string">
            <text:p>0.32796</text:p>
          </table:table-cell>
          <table:table-cell office:value-type="string" calcext:value-type="string">
            <text:p>0.32802</text:p>
          </table:table-cell>
          <table:table-cell office:value-type="string" calcext:value-type="string">
            <text:p>0.32808</text:p>
          </table:table-cell>
          <table:table-cell office:value-type="string" calcext:value-type="string">
            <text:p>0.32804</text:p>
          </table:table-cell>
          <table:table-cell office:value-type="string" calcext:value-type="string">
            <text:p>0.3281</text:p>
          </table:table-cell>
          <table:table-cell office:value-type="string" calcext:value-type="string">
            <text:p>0.32822</text:p>
          </table:table-cell>
          <table:table-cell office:value-type="string" calcext:value-type="string">
            <text:p>0.32826</text:p>
          </table:table-cell>
          <table:table-cell office:value-type="string" calcext:value-type="string">
            <text:p>0.32828</text:p>
          </table:table-cell>
          <table:table-cell office:value-type="string" calcext:value-type="string">
            <text:p>0.32832</text:p>
          </table:table-cell>
          <table:table-cell table:number-columns-repeated="2" office:value-type="string" calcext:value-type="string">
            <text:p>0.32834</text:p>
          </table:table-cell>
          <table:table-cell office:value-type="string" calcext:value-type="string">
            <text:p>0.32838</text:p>
          </table:table-cell>
          <table:table-cell office:value-type="string" calcext:value-type="string">
            <text:p>0.32846</text:p>
          </table:table-cell>
          <table:table-cell table:number-columns-repeated="3" office:value-type="string" calcext:value-type="string">
            <text:p>0.32848</text:p>
          </table:table-cell>
          <table:table-cell office:value-type="string" calcext:value-type="string">
            <text:p>0.3285</text:p>
          </table:table-cell>
          <table:table-cell table:number-columns-repeated="2" office:value-type="string" calcext:value-type="string">
            <text:p>0.32848</text:p>
          </table:table-cell>
          <table:table-cell table:number-columns-repeated="2" office:value-type="string" calcext:value-type="string">
            <text:p>0.3287</text:p>
          </table:table-cell>
          <table:table-cell table:number-columns-repeated="2" office:value-type="string" calcext:value-type="string">
            <text:p>0.32868</text:p>
          </table:table-cell>
          <table:table-cell office:value-type="string" calcext:value-type="string">
            <text:p>0.32866</text:p>
          </table:table-cell>
          <table:table-cell table:number-columns-repeated="2" office:value-type="string" calcext:value-type="string">
            <text:p>0.32864</text:p>
          </table:table-cell>
          <table:table-cell office:value-type="string" calcext:value-type="string">
            <text:p>0.32862</text:p>
          </table:table-cell>
          <table:table-cell office:value-type="string" calcext:value-type="string">
            <text:p>0.3286</text:p>
          </table:table-cell>
          <table:table-cell table:number-columns-repeated="2" office:value-type="string" calcext:value-type="string">
            <text:p>0.32858</text:p>
          </table:table-cell>
          <table:table-cell office:value-type="string" calcext:value-type="string">
            <text:p>0.32856</text:p>
          </table:table-cell>
          <table:table-cell table:number-columns-repeated="2" office:value-type="string" calcext:value-type="string">
            <text:p>0.32854</text:p>
          </table:table-cell>
          <table:table-cell office:value-type="string" calcext:value-type="string">
            <text:p>0.3285</text:p>
          </table:table-cell>
          <table:table-cell table:number-columns-repeated="2" office:value-type="string" calcext:value-type="string">
            <text:p>0.32848</text:p>
          </table:table-cell>
          <table:table-cell office:value-type="string" calcext:value-type="string">
            <text:p>0.32846</text:p>
          </table:table-cell>
          <table:table-cell table:number-columns-repeated="2" office:value-type="string" calcext:value-type="string">
            <text:p>0.32842</text:p>
          </table:table-cell>
          <table:table-cell office:value-type="string" calcext:value-type="string">
            <text:p>0.3284</text:p>
          </table:table-cell>
          <table:table-cell office:value-type="string" calcext:value-type="string">
            <text:p>0.32838</text:p>
          </table:table-cell>
          <table:table-cell office:value-type="string" calcext:value-type="string">
            <text:p>0.32848</text:p>
          </table:table-cell>
          <table:table-cell office:value-type="string" calcext:value-type="string">
            <text:p>0.32846</text:p>
          </table:table-cell>
          <table:table-cell office:value-type="string" calcext:value-type="string">
            <text:p>0.32844</text:p>
          </table:table-cell>
          <table:table-cell office:value-type="string" calcext:value-type="string">
            <text:p>0.32842</text:p>
          </table:table-cell>
          <table:table-cell office:value-type="string" calcext:value-type="string">
            <text:p>0.3284</text:p>
          </table:table-cell>
          <table:table-cell office:value-type="string" calcext:value-type="string">
            <text:p>0.32838</text:p>
          </table:table-cell>
          <table:table-cell table:number-columns-repeated="2" office:value-type="string" calcext:value-type="string">
            <text:p>0.32836</text:p>
          </table:table-cell>
          <table:table-cell table:number-columns-repeated="2" office:value-type="string" calcext:value-type="string">
            <text:p>0.32834</text:p>
          </table:table-cell>
          <table:table-cell office:value-type="string" calcext:value-type="string">
            <text:p>0.32844</text:p>
          </table:table-cell>
          <table:table-cell office:value-type="string" calcext:value-type="string">
            <text:p>0.3283</text:p>
          </table:table-cell>
          <table:table-cell table:number-columns-repeated="2" office:value-type="string" calcext:value-type="string">
            <text:p>0.32828</text:p>
          </table:table-cell>
          <table:table-cell table:number-columns-repeated="2" office:value-type="string" calcext:value-type="string">
            <text:p>0.32838</text:p>
          </table:table-cell>
          <table:table-cell office:value-type="string" calcext:value-type="string">
            <text:p>0.32836</text:p>
          </table:table-cell>
          <table:table-cell office:value-type="string" calcext:value-type="string">
            <text:p>0.32834</text:p>
          </table:table-cell>
          <table:table-cell table:number-columns-repeated="3" office:value-type="string" calcext:value-type="string">
            <text:p>0.32832</text:p>
          </table:table-cell>
          <table:table-cell table:number-columns-repeated="2" office:value-type="string" calcext:value-type="string">
            <text:p>0.3283</text:p>
          </table:table-cell>
          <table:table-cell table:number-columns-repeated="2" office:value-type="string" calcext:value-type="string">
            <text:p>0.32828</text:p>
          </table:table-cell>
          <table:table-cell table:number-columns-repeated="2" office:value-type="string" calcext:value-type="string">
            <text:p>0.32826</text:p>
          </table:table-cell>
          <table:table-cell table:number-columns-repeated="3" office:value-type="string" calcext:value-type="string">
            <text:p>0.32824</text:p>
          </table:table-cell>
          <table:table-cell table:number-columns-repeated="3" office:value-type="string" calcext:value-type="string">
            <text:p>0.32822</text:p>
          </table:table-cell>
          <table:table-cell table:number-columns-repeated="3" office:value-type="string" calcext:value-type="string">
            <text:p>0.3282</text:p>
          </table:table-cell>
          <table:table-cell table:number-columns-repeated="3" office:value-type="string" calcext:value-type="string">
            <text:p>0.32818</text:p>
          </table:table-cell>
          <table:table-cell office:value-type="string" calcext:value-type="string">
            <text:p>0.32816</text:p>
          </table:table-cell>
          <table:table-cell table:number-columns-repeated="2" office:value-type="string" calcext:value-type="string">
            <text:p>0.32818</text:p>
          </table:table-cell>
          <table:table-cell office:value-type="string" calcext:value-type="string">
            <text:p>0.32816</text:p>
          </table:table-cell>
          <table:table-cell office:value-type="string" calcext:value-type="string">
            <text:p>0.32818</text:p>
          </table:table-cell>
          <table:table-cell table:number-columns-repeated="5" office:value-type="string" calcext:value-type="string">
            <text:p>0.32816</text:p>
          </table:table-cell>
          <table:table-cell office:value-type="string" calcext:value-type="string">
            <text:p>0.32814</text:p>
          </table:table-cell>
          <table:table-cell table:number-columns-repeated="2" office:value-type="string" calcext:value-type="string">
            <text:p>0.32816</text:p>
          </table:table-cell>
          <table:table-cell office:value-type="string" calcext:value-type="string">
            <text:p>0.32814</text:p>
          </table:table-cell>
          <table:table-cell table:number-columns-repeated="2" office:value-type="string" calcext:value-type="string">
            <text:p>0.32816</text:p>
          </table:table-cell>
          <table:table-cell office:value-type="string" calcext:value-type="string">
            <text:p>0.32814</text:p>
          </table:table-cell>
          <table:table-cell table:number-columns-repeated="2" office:value-type="string" calcext:value-type="string">
            <text:p>0.32816</text:p>
          </table:table-cell>
          <table:table-cell office:value-type="string" calcext:value-type="string">
            <text:p>0.32818</text:p>
          </table:table-cell>
          <table:table-cell table:number-columns-repeated="3" office:value-type="string" calcext:value-type="string">
            <text:p>0.32816</text:p>
          </table:table-cell>
          <table:table-cell table:number-columns-repeated="3" office:value-type="string" calcext:value-type="string">
            <text:p>0.32818</text:p>
          </table:table-cell>
          <table:table-cell office:value-type="string" calcext:value-type="string">
            <text:p>0.3282</text:p>
          </table:table-cell>
          <table:table-cell office:value-type="string" calcext:value-type="string">
            <text:p>0.32818</text:p>
          </table:table-cell>
          <table:table-cell office:value-type="string" calcext:value-type="string">
            <text:p>-9.28556</text:p>
          </table:table-cell>
          <table:table-cell office:value-type="string" calcext:value-type="string">
            <text:p>-4.4768</text:p>
          </table:table-cell>
          <table:table-cell office:value-type="string" calcext:value-type="string">
            <text:p>-1.1276033</text:p>
          </table:table-cell>
          <table:table-cell office:value-type="string" calcext:value-type="string">
            <text:p>-0.72564</text:p>
          </table:table-cell>
          <table:table-cell office:value-type="string" calcext:value-type="string">
            <text:p>-0.3575</text:p>
          </table:table-cell>
          <table:table-cell office:value-type="string" calcext:value-type="string">
            <text:p>-0.2755</text:p>
          </table:table-cell>
          <table:table-cell office:value-type="string" calcext:value-type="string">
            <text:p>-0.3306</text:p>
          </table:table-cell>
          <table:table-cell office:value-type="string" calcext:value-type="string">
            <text:p>-0.248</text:p>
          </table:table-cell>
        </table:table-row>
        <table:table-row table:style-name="ro1">
          <table:table-cell office:value-type="string" calcext:value-type="string">
            <text:p>-0.0002</text:p>
          </table:table-cell>
          <table:table-cell office:value-type="string" calcext:value-type="string">
            <text:p>0.0314</text:p>
          </table:table-cell>
          <table:table-cell office:value-type="string" calcext:value-type="string">
            <text:p>-0.0322</text:p>
          </table:table-cell>
          <table:table-cell office:value-type="string" calcext:value-type="string">
            <text:p>0.1666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3054</text:p>
          </table:table-cell>
          <table:table-cell office:value-type="string" calcext:value-type="string">
            <text:p>0.1664</text:p>
          </table:table-cell>
          <table:table-cell office:value-type="string" calcext:value-type="string">
            <text:p>0.3606</text:p>
          </table:table-cell>
          <table:table-cell office:value-type="string" calcext:value-type="string">
            <text:p>0.305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1</text:p>
          </table:table-cell>
          <table:table-cell office:value-type="string" calcext:value-type="string">
            <text:p>0.0326</text:p>
          </table:table-cell>
          <table:table-cell office:value-type="string" calcext:value-type="string">
            <text:p>-0.033</text:p>
          </table:table-cell>
          <table:table-cell office:value-type="string" calcext:value-type="string">
            <text:p>0.1666</text:p>
          </table:table-cell>
          <table:table-cell office:value-type="string" calcext:value-type="string">
            <text:p>0.3618</text:p>
          </table:table-cell>
          <table:table-cell office:value-type="string" calcext:value-type="string">
            <text:p>0.3046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3616</text:p>
          </table:table-cell>
          <table:table-cell office:value-type="string" calcext:value-type="string">
            <text:p>0.304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1</text:p>
          </table:table-cell>
          <table:table-cell office:value-type="string" calcext:value-type="string">
            <text:p>0.0334</text:p>
          </table:table-cell>
          <table:table-cell office:value-type="string" calcext:value-type="string">
            <text:p>-0.0338</text:p>
          </table:table-cell>
          <table:table-cell office:value-type="string" calcext:value-type="string">
            <text:p>0.1666</text:p>
          </table:table-cell>
          <table:table-cell office:value-type="string" calcext:value-type="string">
            <text:p>0.3626</text:p>
          </table:table-cell>
          <table:table-cell office:value-type="string" calcext:value-type="string">
            <text:p>0.3038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3624</text:p>
          </table:table-cell>
          <table:table-cell office:value-type="string" calcext:value-type="string">
            <text:p>0.303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1</text:p>
          </table:table-cell>
          <table:table-cell office:value-type="string" calcext:value-type="string">
            <text:p>0.00844</text:p>
          </table:table-cell>
          <table:table-cell office:value-type="string" calcext:value-type="string">
            <text:p>-0.00848</text:p>
          </table:table-cell>
          <table:table-cell office:value-type="string" calcext:value-type="string">
            <text:p>0.16712</text:p>
          </table:table-cell>
          <table:table-cell office:value-type="string" calcext:value-type="string">
            <text:p>0.3417</text:p>
          </table:table-cell>
          <table:table-cell office:value-type="string" calcext:value-type="string">
            <text:p>0.32678</text:p>
          </table:table-cell>
          <table:table-cell office:value-type="string" calcext:value-type="string">
            <text:p>0.16621</text:p>
          </table:table-cell>
          <table:table-cell office:value-type="string" calcext:value-type="string">
            <text:p>0.33976</text:p>
          </table:table-cell>
          <table:table-cell office:value-type="string" calcext:value-type="string">
            <text:p>0.3250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1</text:p>
          </table:table-cell>
          <table:table-cell office:value-type="string" calcext:value-type="string">
            <text:p>0.00812</text:p>
          </table:table-cell>
          <table:table-cell office:value-type="string" calcext:value-type="string">
            <text:p>-0.00816</text:p>
          </table:table-cell>
          <table:table-cell office:value-type="string" calcext:value-type="string">
            <text:p>0.1671</text:p>
          </table:table-cell>
          <table:table-cell office:value-type="string" calcext:value-type="string">
            <text:p>0.3414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16619</text:p>
          </table:table-cell>
          <table:table-cell office:value-type="string" calcext:value-type="string">
            <text:p>0.33942</text:p>
          </table:table-cell>
          <table:table-cell office:value-type="string" calcext:value-type="string">
            <text:p>0.3253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9</text:p>
          </table:table-cell>
          <table:table-cell office:value-type="string" calcext:value-type="string">
            <text:p>0.007862</text:p>
          </table:table-cell>
          <table:table-cell office:value-type="string" calcext:value-type="string">
            <text:p>-0.007898</text:p>
          </table:table-cell>
          <table:table-cell office:value-type="string" calcext:value-type="string">
            <text:p>0.1671</text:p>
          </table:table-cell>
          <table:table-cell office:value-type="string" calcext:value-type="string">
            <text:p>0.34114</text:p>
          </table:table-cell>
          <table:table-cell office:value-type="string" calcext:value-type="string">
            <text:p>0.32726</text:p>
          </table:table-cell>
          <table:table-cell office:value-type="string" calcext:value-type="string">
            <text:p>0.16621</text:p>
          </table:table-cell>
          <table:table-cell office:value-type="string" calcext:value-type="string">
            <text:p>0.33922</text:p>
          </table:table-cell>
          <table:table-cell office:value-type="string" calcext:value-type="string">
            <text:p>0.3256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7544</text:p>
          </table:table-cell>
          <table:table-cell office:value-type="string" calcext:value-type="string">
            <text:p>-0.007576</text:p>
          </table:table-cell>
          <table:table-cell office:value-type="string" calcext:value-type="string">
            <text:p>0.16712</text:p>
          </table:table-cell>
          <table:table-cell office:value-type="string" calcext:value-type="string">
            <text:p>0.3409</text:p>
          </table:table-cell>
          <table:table-cell office:value-type="string" calcext:value-type="string">
            <text:p>0.32758</text:p>
          </table:table-cell>
          <table:table-cell office:value-type="string" calcext:value-type="string">
            <text:p>0.16622</text:p>
          </table:table-cell>
          <table:table-cell office:value-type="string" calcext:value-type="string">
            <text:p>0.33896</text:p>
          </table:table-cell>
          <table:table-cell office:value-type="string" calcext:value-type="string">
            <text:p>0.3259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1</text:p>
          </table:table-cell>
          <table:table-cell office:value-type="string" calcext:value-type="string">
            <text:p>0.0073</text:p>
          </table:table-cell>
          <table:table-cell office:value-type="string" calcext:value-type="string">
            <text:p>-0.00734</text:p>
          </table:table-cell>
          <table:table-cell office:value-type="string" calcext:value-type="string">
            <text:p>0.16711</text:p>
          </table:table-cell>
          <table:table-cell office:value-type="string" calcext:value-type="string">
            <text:p>0.34068</text:p>
          </table:table-cell>
          <table:table-cell office:value-type="string" calcext:value-type="string">
            <text:p>0.32776</text:p>
          </table:table-cell>
          <table:table-cell office:value-type="string" calcext:value-type="string">
            <text:p>0.1662</text:p>
          </table:table-cell>
          <table:table-cell office:value-type="string" calcext:value-type="string">
            <text:p>0.3387</text:p>
          </table:table-cell>
          <table:table-cell office:value-type="string" calcext:value-type="string">
            <text:p>0.3261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1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-0.00704</text:p>
          </table:table-cell>
          <table:table-cell office:value-type="string" calcext:value-type="string">
            <text:p>0.16709</text:p>
          </table:table-cell>
          <table:table-cell office:value-type="string" calcext:value-type="string">
            <text:p>0.3404</text:p>
          </table:table-cell>
          <table:table-cell office:value-type="string" calcext:value-type="string">
            <text:p>0.32796</text:p>
          </table:table-cell>
          <table:table-cell office:value-type="string" calcext:value-type="string">
            <text:p>0.16621</text:p>
          </table:table-cell>
          <table:table-cell office:value-type="string" calcext:value-type="string">
            <text:p>0.33848</text:p>
          </table:table-cell>
          <table:table-cell office:value-type="string" calcext:value-type="string">
            <text:p>0.3263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1</text:p>
          </table:table-cell>
          <table:table-cell office:value-type="string" calcext:value-type="string">
            <text:p>0.0068</text:p>
          </table:table-cell>
          <table:table-cell office:value-type="string" calcext:value-type="string">
            <text:p>-0.00684</text:p>
          </table:table-cell>
          <table:table-cell office:value-type="string" calcext:value-type="string">
            <text:p>0.1671</text:p>
          </table:table-cell>
          <table:table-cell office:value-type="string" calcext:value-type="string">
            <text:p>0.34026</text:p>
          </table:table-cell>
          <table:table-cell office:value-type="string" calcext:value-type="string">
            <text:p>0.32814</text:p>
          </table:table-cell>
          <table:table-cell office:value-type="string" calcext:value-type="string">
            <text:p>0.16622</text:p>
          </table:table-cell>
          <table:table-cell office:value-type="string" calcext:value-type="string">
            <text:p>0.33832</text:p>
          </table:table-cell>
          <table:table-cell office:value-type="string" calcext:value-type="string">
            <text:p>0.3265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1</text:p>
          </table:table-cell>
          <table:table-cell office:value-type="string" calcext:value-type="string">
            <text:p>0.0066</text:p>
          </table:table-cell>
          <table:table-cell office:value-type="string" calcext:value-type="string">
            <text:p>-0.00664</text:p>
          </table:table-cell>
          <table:table-cell office:value-type="string" calcext:value-type="string">
            <text:p>0.16709</text:p>
          </table:table-cell>
          <table:table-cell office:value-type="string" calcext:value-type="string">
            <text:p>0.34004</text:p>
          </table:table-cell>
          <table:table-cell office:value-type="string" calcext:value-type="string">
            <text:p>0.32832</text:p>
          </table:table-cell>
          <table:table-cell office:value-type="string" calcext:value-type="string">
            <text:p>0.16622</text:p>
          </table:table-cell>
          <table:table-cell office:value-type="string" calcext:value-type="string">
            <text:p>0.33812</text:p>
          </table:table-cell>
          <table:table-cell office:value-type="string" calcext:value-type="string">
            <text:p>0.3267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9</text:p>
          </table:table-cell>
          <table:table-cell office:value-type="string" calcext:value-type="string">
            <text:p>0.006382</text:p>
          </table:table-cell>
          <table:table-cell office:value-type="string" calcext:value-type="string">
            <text:p>-0.006418</text:p>
          </table:table-cell>
          <table:table-cell office:value-type="string" calcext:value-type="string">
            <text:p>0.16709</text:p>
          </table:table-cell>
          <table:table-cell office:value-type="string" calcext:value-type="string">
            <text:p>0.33986</text:p>
          </table:table-cell>
          <table:table-cell office:value-type="string" calcext:value-type="string">
            <text:p>0.3285</text:p>
          </table:table-cell>
          <table:table-cell office:value-type="string" calcext:value-type="string">
            <text:p>0.16622</text:p>
          </table:table-cell>
          <table:table-cell office:value-type="string" calcext:value-type="string">
            <text:p>0.33796</text:p>
          </table:table-cell>
          <table:table-cell office:value-type="string" calcext:value-type="string">
            <text:p>0.3269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9</text:p>
          </table:table-cell>
          <table:table-cell office:value-type="string" calcext:value-type="string">
            <text:p>0.006222</text:p>
          </table:table-cell>
          <table:table-cell office:value-type="string" calcext:value-type="string">
            <text:p>-0.006258</text:p>
          </table:table-cell>
          <table:table-cell office:value-type="string" calcext:value-type="string">
            <text:p>0.16709</text:p>
          </table:table-cell>
          <table:table-cell office:value-type="string" calcext:value-type="string">
            <text:p>0.33972</text:p>
          </table:table-cell>
          <table:table-cell office:value-type="string" calcext:value-type="string">
            <text:p>0.32864</text:p>
          </table:table-cell>
          <table:table-cell office:value-type="string" calcext:value-type="string">
            <text:p>0.16623</text:p>
          </table:table-cell>
          <table:table-cell office:value-type="string" calcext:value-type="string">
            <text:p>0.33782</text:p>
          </table:table-cell>
          <table:table-cell office:value-type="string" calcext:value-type="string">
            <text:p>0.3271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9</text:p>
          </table:table-cell>
          <table:table-cell office:value-type="string" calcext:value-type="string">
            <text:p>0.006042</text:p>
          </table:table-cell>
          <table:table-cell office:value-type="string" calcext:value-type="string">
            <text:p>-0.006078</text:p>
          </table:table-cell>
          <table:table-cell office:value-type="string" calcext:value-type="string">
            <text:p>0.16709</text:p>
          </table:table-cell>
          <table:table-cell office:value-type="string" calcext:value-type="string">
            <text:p>0.33958</text:p>
          </table:table-cell>
          <table:table-cell office:value-type="string" calcext:value-type="string">
            <text:p>0.32878</text:p>
          </table:table-cell>
          <table:table-cell office:value-type="string" calcext:value-type="string">
            <text:p>0.16623</text:p>
          </table:table-cell>
          <table:table-cell office:value-type="string" calcext:value-type="string">
            <text:p>0.33768</text:p>
          </table:table-cell>
          <table:table-cell office:value-type="string" calcext:value-type="string">
            <text:p>0.3272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5864</text:p>
          </table:table-cell>
          <table:table-cell office:value-type="string" calcext:value-type="string">
            <text:p>-0.005896</text:p>
          </table:table-cell>
          <table:table-cell office:value-type="string" calcext:value-type="string">
            <text:p>0.16709</text:p>
          </table:table-cell>
          <table:table-cell office:value-type="string" calcext:value-type="string">
            <text:p>0.3394</text:p>
          </table:table-cell>
          <table:table-cell office:value-type="string" calcext:value-type="string">
            <text:p>0.32896</text:p>
          </table:table-cell>
          <table:table-cell office:value-type="string" calcext:value-type="string">
            <text:p>0.16623</text:p>
          </table:table-cell>
          <table:table-cell office:value-type="string" calcext:value-type="string">
            <text:p>0.3375</text:p>
          </table:table-cell>
          <table:table-cell office:value-type="string" calcext:value-type="string">
            <text:p>0.3274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9</text:p>
          </table:table-cell>
          <table:table-cell office:value-type="string" calcext:value-type="string">
            <text:p>0.006042</text:p>
          </table:table-cell>
          <table:table-cell office:value-type="string" calcext:value-type="string">
            <text:p>-0.006078</text:p>
          </table:table-cell>
          <table:table-cell office:value-type="string" calcext:value-type="string">
            <text:p>0.16708</text:p>
          </table:table-cell>
          <table:table-cell office:value-type="string" calcext:value-type="string">
            <text:p>0.33954</text:p>
          </table:table-cell>
          <table:table-cell office:value-type="string" calcext:value-type="string">
            <text:p>0.32878</text:p>
          </table:table-cell>
          <table:table-cell office:value-type="string" calcext:value-type="string">
            <text:p>0.16624</text:p>
          </table:table-cell>
          <table:table-cell office:value-type="string" calcext:value-type="string">
            <text:p>0.33768</text:p>
          </table:table-cell>
          <table:table-cell office:value-type="string" calcext:value-type="string">
            <text:p>0.3272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5904</text:p>
          </table:table-cell>
          <table:table-cell office:value-type="string" calcext:value-type="string">
            <text:p>-0.005936</text:p>
          </table:table-cell>
          <table:table-cell office:value-type="string" calcext:value-type="string">
            <text:p>0.16708</text:p>
          </table:table-cell>
          <table:table-cell office:value-type="string" calcext:value-type="string">
            <text:p>0.33944</text:p>
          </table:table-cell>
          <table:table-cell office:value-type="string" calcext:value-type="string">
            <text:p>0.32888</text:p>
          </table:table-cell>
          <table:table-cell office:value-type="string" calcext:value-type="string">
            <text:p>0.16624</text:p>
          </table:table-cell>
          <table:table-cell office:value-type="string" calcext:value-type="string">
            <text:p>0.33756</text:p>
          </table:table-cell>
          <table:table-cell office:value-type="string" calcext:value-type="string">
            <text:p>0.327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5764</text:p>
          </table:table-cell>
          <table:table-cell office:value-type="string" calcext:value-type="string">
            <text:p>-0.005796</text:p>
          </table:table-cell>
          <table:table-cell office:value-type="string" calcext:value-type="string">
            <text:p>0.16708</text:p>
          </table:table-cell>
          <table:table-cell office:value-type="string" calcext:value-type="string">
            <text:p>0.3393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16624</text:p>
          </table:table-cell>
          <table:table-cell office:value-type="string" calcext:value-type="string">
            <text:p>0.33744</text:p>
          </table:table-cell>
          <table:table-cell office:value-type="string" calcext:value-type="string">
            <text:p>0.3275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5664</text:p>
          </table:table-cell>
          <table:table-cell office:value-type="string" calcext:value-type="string">
            <text:p>-0.005696</text:p>
          </table:table-cell>
          <table:table-cell office:value-type="string" calcext:value-type="string">
            <text:p>0.16707</text:p>
          </table:table-cell>
          <table:table-cell office:value-type="string" calcext:value-type="string">
            <text:p>0.3392</text:p>
          </table:table-cell>
          <table:table-cell office:value-type="string" calcext:value-type="string">
            <text:p>0.32908</text:p>
          </table:table-cell>
          <table:table-cell office:value-type="string" calcext:value-type="string">
            <text:p>0.16625</text:p>
          </table:table-cell>
          <table:table-cell office:value-type="string" calcext:value-type="string">
            <text:p>0.33738</text:p>
          </table:table-cell>
          <table:table-cell office:value-type="string" calcext:value-type="string">
            <text:p>0.3276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5564</text:p>
          </table:table-cell>
          <table:table-cell office:value-type="string" calcext:value-type="string">
            <text:p>-0.005596</text:p>
          </table:table-cell>
          <table:table-cell office:value-type="string" calcext:value-type="string">
            <text:p>0.16707</text:p>
          </table:table-cell>
          <table:table-cell office:value-type="string" calcext:value-type="string">
            <text:p>0.33912</text:p>
          </table:table-cell>
          <table:table-cell office:value-type="string" calcext:value-type="string">
            <text:p>0.32916</text:p>
          </table:table-cell>
          <table:table-cell office:value-type="string" calcext:value-type="string">
            <text:p>0.16625</text:p>
          </table:table-cell>
          <table:table-cell office:value-type="string" calcext:value-type="string">
            <text:p>0.33726</text:p>
          </table:table-cell>
          <table:table-cell office:value-type="string" calcext:value-type="string">
            <text:p>0.3277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5564</text:p>
          </table:table-cell>
          <table:table-cell office:value-type="string" calcext:value-type="string">
            <text:p>-0.005596</text:p>
          </table:table-cell>
          <table:table-cell office:value-type="string" calcext:value-type="string">
            <text:p>0.16707</text:p>
          </table:table-cell>
          <table:table-cell office:value-type="string" calcext:value-type="string">
            <text:p>0.3391</text:p>
          </table:table-cell>
          <table:table-cell office:value-type="string" calcext:value-type="string">
            <text:p>0.32918</text:p>
          </table:table-cell>
          <table:table-cell office:value-type="string" calcext:value-type="string">
            <text:p>0.16625</text:p>
          </table:table-cell>
          <table:table-cell office:value-type="string" calcext:value-type="string">
            <text:p>0.33728</text:p>
          </table:table-cell>
          <table:table-cell office:value-type="string" calcext:value-type="string">
            <text:p>0.3277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5464</text:p>
          </table:table-cell>
          <table:table-cell office:value-type="string" calcext:value-type="string">
            <text:p>-0.005496</text:p>
          </table:table-cell>
          <table:table-cell office:value-type="string" calcext:value-type="string">
            <text:p>0.16706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32924</text:p>
          </table:table-cell>
          <table:table-cell office:value-type="string" calcext:value-type="string">
            <text:p>0.16625</text:p>
          </table:table-cell>
          <table:table-cell office:value-type="string" calcext:value-type="string">
            <text:p>0.3372</text:p>
          </table:table-cell>
          <table:table-cell office:value-type="string" calcext:value-type="string">
            <text:p>0.327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5404</text:p>
          </table:table-cell>
          <table:table-cell office:value-type="string" calcext:value-type="string">
            <text:p>-0.005436</text:p>
          </table:table-cell>
          <table:table-cell office:value-type="string" calcext:value-type="string">
            <text:p>0.16706</text:p>
          </table:table-cell>
          <table:table-cell office:value-type="string" calcext:value-type="string">
            <text:p>0.33894</text:p>
          </table:table-cell>
          <table:table-cell office:value-type="string" calcext:value-type="string">
            <text:p>0.3293</text:p>
          </table:table-cell>
          <table:table-cell office:value-type="string" calcext:value-type="string">
            <text:p>0.16626</text:p>
          </table:table-cell>
          <table:table-cell office:value-type="string" calcext:value-type="string">
            <text:p>0.33718</text:p>
          </table:table-cell>
          <table:table-cell office:value-type="string" calcext:value-type="string">
            <text:p>0.3278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5304</text:p>
          </table:table-cell>
          <table:table-cell office:value-type="string" calcext:value-type="string">
            <text:p>-0.005336</text:p>
          </table:table-cell>
          <table:table-cell office:value-type="string" calcext:value-type="string">
            <text:p>0.16706</text:p>
          </table:table-cell>
          <table:table-cell office:value-type="string" calcext:value-type="string">
            <text:p>0.33884</text:p>
          </table:table-cell>
          <table:table-cell office:value-type="string" calcext:value-type="string">
            <text:p>0.3294</text:p>
          </table:table-cell>
          <table:table-cell office:value-type="string" calcext:value-type="string">
            <text:p>0.16626</text:p>
          </table:table-cell>
          <table:table-cell office:value-type="string" calcext:value-type="string">
            <text:p>0.33708</text:p>
          </table:table-cell>
          <table:table-cell office:value-type="string" calcext:value-type="string">
            <text:p>0.3279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5244</text:p>
          </table:table-cell>
          <table:table-cell office:value-type="string" calcext:value-type="string">
            <text:p>-0.005276</text:p>
          </table:table-cell>
          <table:table-cell office:value-type="string" calcext:value-type="string">
            <text:p>0.16705</text:p>
          </table:table-cell>
          <table:table-cell office:value-type="string" calcext:value-type="string">
            <text:p>0.33876</text:p>
          </table:table-cell>
          <table:table-cell office:value-type="string" calcext:value-type="string">
            <text:p>0.32944</text:p>
          </table:table-cell>
          <table:table-cell office:value-type="string" calcext:value-type="string">
            <text:p>0.16626</text:p>
          </table:table-cell>
          <table:table-cell office:value-type="string" calcext:value-type="string">
            <text:p>0.33702</text:p>
          </table:table-cell>
          <table:table-cell office:value-type="string" calcext:value-type="string">
            <text:p>0.3280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5186</text:p>
          </table:table-cell>
          <table:table-cell office:value-type="string" calcext:value-type="string">
            <text:p>-0.005214</text:p>
          </table:table-cell>
          <table:table-cell office:value-type="string" calcext:value-type="string">
            <text:p>0.16705</text:p>
          </table:table-cell>
          <table:table-cell office:value-type="string" calcext:value-type="string">
            <text:p>0.33872</text:p>
          </table:table-cell>
          <table:table-cell office:value-type="string" calcext:value-type="string">
            <text:p>0.32948</text:p>
          </table:table-cell>
          <table:table-cell office:value-type="string" calcext:value-type="string">
            <text:p>0.16627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3280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5224</text:p>
          </table:table-cell>
          <table:table-cell office:value-type="string" calcext:value-type="string">
            <text:p>-0.005256</text:p>
          </table:table-cell>
          <table:table-cell office:value-type="string" calcext:value-type="string">
            <text:p>0.16705</text:p>
          </table:table-cell>
          <table:table-cell office:value-type="string" calcext:value-type="string">
            <text:p>0.33874</text:p>
          </table:table-cell>
          <table:table-cell office:value-type="string" calcext:value-type="string">
            <text:p>0.32946</text:p>
          </table:table-cell>
          <table:table-cell office:value-type="string" calcext:value-type="string">
            <text:p>0.16627</text:p>
          </table:table-cell>
          <table:table-cell office:value-type="string" calcext:value-type="string">
            <text:p>0.33704</text:p>
          </table:table-cell>
          <table:table-cell office:value-type="string" calcext:value-type="string">
            <text:p>0.3280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5164</text:p>
          </table:table-cell>
          <table:table-cell office:value-type="string" calcext:value-type="string">
            <text:p>-0.005196</text:p>
          </table:table-cell>
          <table:table-cell office:value-type="string" calcext:value-type="string">
            <text:p>0.16704</text:p>
          </table:table-cell>
          <table:table-cell office:value-type="string" calcext:value-type="string">
            <text:p>0.3387</text:p>
          </table:table-cell>
          <table:table-cell office:value-type="string" calcext:value-type="string">
            <text:p>0.32946</text:p>
          </table:table-cell>
          <table:table-cell office:value-type="string" calcext:value-type="string">
            <text:p>0.16628</text:p>
          </table:table-cell>
          <table:table-cell office:value-type="string" calcext:value-type="string">
            <text:p>0.33702</text:p>
          </table:table-cell>
          <table:table-cell office:value-type="string" calcext:value-type="string">
            <text:p>0.3281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5046</text:p>
          </table:table-cell>
          <table:table-cell office:value-type="string" calcext:value-type="string">
            <text:p>-0.005074</text:p>
          </table:table-cell>
          <table:table-cell office:value-type="string" calcext:value-type="string">
            <text:p>0.16704</text:p>
          </table:table-cell>
          <table:table-cell office:value-type="string" calcext:value-type="string">
            <text:p>0.3386</text:p>
          </table:table-cell>
          <table:table-cell office:value-type="string" calcext:value-type="string">
            <text:p>0.32956</text:p>
          </table:table-cell>
          <table:table-cell office:value-type="string" calcext:value-type="string">
            <text:p>0.16628</text:p>
          </table:table-cell>
          <table:table-cell office:value-type="string" calcext:value-type="string">
            <text:p>0.3369</text:p>
          </table:table-cell>
          <table:table-cell office:value-type="string" calcext:value-type="string">
            <text:p>0.3282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986</text:p>
          </table:table-cell>
          <table:table-cell office:value-type="string" calcext:value-type="string">
            <text:p>-0.005014</text:p>
          </table:table-cell>
          <table:table-cell office:value-type="string" calcext:value-type="string">
            <text:p>0.16704</text:p>
          </table:table-cell>
          <table:table-cell office:value-type="string" calcext:value-type="string">
            <text:p>0.33854</text:p>
          </table:table-cell>
          <table:table-cell office:value-type="string" calcext:value-type="string">
            <text:p>0.32962</text:p>
          </table:table-cell>
          <table:table-cell office:value-type="string" calcext:value-type="string">
            <text:p>0.16628</text:p>
          </table:table-cell>
          <table:table-cell office:value-type="string" calcext:value-type="string">
            <text:p>0.33686</text:p>
          </table:table-cell>
          <table:table-cell office:value-type="string" calcext:value-type="string">
            <text:p>0.3282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986</text:p>
          </table:table-cell>
          <table:table-cell office:value-type="string" calcext:value-type="string">
            <text:p>-0.005014</text:p>
          </table:table-cell>
          <table:table-cell office:value-type="string" calcext:value-type="string">
            <text:p>0.16704</text:p>
          </table:table-cell>
          <table:table-cell office:value-type="string" calcext:value-type="string">
            <text:p>0.33852</text:p>
          </table:table-cell>
          <table:table-cell office:value-type="string" calcext:value-type="string">
            <text:p>0.32964</text:p>
          </table:table-cell>
          <table:table-cell office:value-type="string" calcext:value-type="string">
            <text:p>0.16628</text:p>
          </table:table-cell>
          <table:table-cell office:value-type="string" calcext:value-type="string">
            <text:p>0.33684</text:p>
          </table:table-cell>
          <table:table-cell office:value-type="string" calcext:value-type="string">
            <text:p>0.3282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966</text:p>
          </table:table-cell>
          <table:table-cell office:value-type="string" calcext:value-type="string">
            <text:p>-0.004994</text:p>
          </table:table-cell>
          <table:table-cell office:value-type="string" calcext:value-type="string">
            <text:p>0.16703</text:p>
          </table:table-cell>
          <table:table-cell office:value-type="string" calcext:value-type="string">
            <text:p>0.33848</text:p>
          </table:table-cell>
          <table:table-cell office:value-type="string" calcext:value-type="string">
            <text:p>0.32964</text:p>
          </table:table-cell>
          <table:table-cell office:value-type="string" calcext:value-type="string">
            <text:p>0.16629</text:p>
          </table:table-cell>
          <table:table-cell office:value-type="string" calcext:value-type="string">
            <text:p>0.33684</text:p>
          </table:table-cell>
          <table:table-cell office:value-type="string" calcext:value-type="string">
            <text:p>0.3283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946</text:p>
          </table:table-cell>
          <table:table-cell office:value-type="string" calcext:value-type="string">
            <text:p>-0.004974</text:p>
          </table:table-cell>
          <table:table-cell office:value-type="string" calcext:value-type="string">
            <text:p>0.16703</text:p>
          </table:table-cell>
          <table:table-cell office:value-type="string" calcext:value-type="string">
            <text:p>0.33846</text:p>
          </table:table-cell>
          <table:table-cell office:value-type="string" calcext:value-type="string">
            <text:p>0.32966</text:p>
          </table:table-cell>
          <table:table-cell office:value-type="string" calcext:value-type="string">
            <text:p>0.16629</text:p>
          </table:table-cell>
          <table:table-cell office:value-type="string" calcext:value-type="string">
            <text:p>0.33682</text:p>
          </table:table-cell>
          <table:table-cell office:value-type="string" calcext:value-type="string">
            <text:p>0.3283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926</text:p>
          </table:table-cell>
          <table:table-cell office:value-type="string" calcext:value-type="string">
            <text:p>-0.004954</text:p>
          </table:table-cell>
          <table:table-cell office:value-type="string" calcext:value-type="string">
            <text:p>0.16703</text:p>
          </table:table-cell>
          <table:table-cell office:value-type="string" calcext:value-type="string">
            <text:p>0.33846</text:p>
          </table:table-cell>
          <table:table-cell office:value-type="string" calcext:value-type="string">
            <text:p>0.32966</text:p>
          </table:table-cell>
          <table:table-cell office:value-type="string" calcext:value-type="string">
            <text:p>0.16629</text:p>
          </table:table-cell>
          <table:table-cell office:value-type="string" calcext:value-type="string">
            <text:p>0.33682</text:p>
          </table:table-cell>
          <table:table-cell office:value-type="string" calcext:value-type="string">
            <text:p>0.3283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906</text:p>
          </table:table-cell>
          <table:table-cell office:value-type="string" calcext:value-type="string">
            <text:p>-0.004934</text:p>
          </table:table-cell>
          <table:table-cell office:value-type="string" calcext:value-type="string">
            <text:p>0.16702</text:p>
          </table:table-cell>
          <table:table-cell office:value-type="string" calcext:value-type="string">
            <text:p>0.33842</text:p>
          </table:table-cell>
          <table:table-cell office:value-type="string" calcext:value-type="string">
            <text:p>0.32966</text:p>
          </table:table-cell>
          <table:table-cell office:value-type="string" calcext:value-type="string">
            <text:p>0.1663</text:p>
          </table:table-cell>
          <table:table-cell office:value-type="string" calcext:value-type="string">
            <text:p>0.33682</text:p>
          </table:table-cell>
          <table:table-cell office:value-type="string" calcext:value-type="string">
            <text:p>0.3283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806</text:p>
          </table:table-cell>
          <table:table-cell office:value-type="string" calcext:value-type="string">
            <text:p>-0.004834</text:p>
          </table:table-cell>
          <table:table-cell office:value-type="string" calcext:value-type="string">
            <text:p>0.16702</text:p>
          </table:table-cell>
          <table:table-cell office:value-type="string" calcext:value-type="string">
            <text:p>0.33834</text:p>
          </table:table-cell>
          <table:table-cell office:value-type="string" calcext:value-type="string">
            <text:p>0.32974</text:p>
          </table:table-cell>
          <table:table-cell office:value-type="string" calcext:value-type="string">
            <text:p>0.1663</text:p>
          </table:table-cell>
          <table:table-cell office:value-type="string" calcext:value-type="string">
            <text:p>0.33674</text:p>
          </table:table-cell>
          <table:table-cell office:value-type="string" calcext:value-type="string">
            <text:p>0.3284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806</text:p>
          </table:table-cell>
          <table:table-cell office:value-type="string" calcext:value-type="string">
            <text:p>-0.004834</text:p>
          </table:table-cell>
          <table:table-cell office:value-type="string" calcext:value-type="string">
            <text:p>0.16702</text:p>
          </table:table-cell>
          <table:table-cell office:value-type="string" calcext:value-type="string">
            <text:p>0.33834</text:p>
          </table:table-cell>
          <table:table-cell office:value-type="string" calcext:value-type="string">
            <text:p>0.32974</text:p>
          </table:table-cell>
          <table:table-cell office:value-type="string" calcext:value-type="string">
            <text:p>0.1663</text:p>
          </table:table-cell>
          <table:table-cell office:value-type="string" calcext:value-type="string">
            <text:p>0.33672</text:p>
          </table:table-cell>
          <table:table-cell office:value-type="string" calcext:value-type="string">
            <text:p>0.3284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806</text:p>
          </table:table-cell>
          <table:table-cell office:value-type="string" calcext:value-type="string">
            <text:p>-0.004834</text:p>
          </table:table-cell>
          <table:table-cell office:value-type="string" calcext:value-type="string">
            <text:p>0.16701</text:p>
          </table:table-cell>
          <table:table-cell office:value-type="string" calcext:value-type="string">
            <text:p>0.33832</text:p>
          </table:table-cell>
          <table:table-cell office:value-type="string" calcext:value-type="string">
            <text:p>0.32972</text:p>
          </table:table-cell>
          <table:table-cell office:value-type="string" calcext:value-type="string">
            <text:p>0.16631</text:p>
          </table:table-cell>
          <table:table-cell office:value-type="string" calcext:value-type="string">
            <text:p>0.33676</text:p>
          </table:table-cell>
          <table:table-cell office:value-type="string" calcext:value-type="string">
            <text:p>0.3284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806</text:p>
          </table:table-cell>
          <table:table-cell office:value-type="string" calcext:value-type="string">
            <text:p>-0.004834</text:p>
          </table:table-cell>
          <table:table-cell office:value-type="string" calcext:value-type="string">
            <text:p>0.16701</text:p>
          </table:table-cell>
          <table:table-cell office:value-type="string" calcext:value-type="string">
            <text:p>0.33832</text:p>
          </table:table-cell>
          <table:table-cell office:value-type="string" calcext:value-type="string">
            <text:p>0.32972</text:p>
          </table:table-cell>
          <table:table-cell office:value-type="string" calcext:value-type="string">
            <text:p>0.16631</text:p>
          </table:table-cell>
          <table:table-cell office:value-type="string" calcext:value-type="string">
            <text:p>0.33676</text:p>
          </table:table-cell>
          <table:table-cell office:value-type="string" calcext:value-type="string">
            <text:p>0.3284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806</text:p>
          </table:table-cell>
          <table:table-cell office:value-type="string" calcext:value-type="string">
            <text:p>-0.004834</text:p>
          </table:table-cell>
          <table:table-cell office:value-type="string" calcext:value-type="string">
            <text:p>0.16701</text:p>
          </table:table-cell>
          <table:table-cell office:value-type="string" calcext:value-type="string">
            <text:p>0.33832</text:p>
          </table:table-cell>
          <table:table-cell office:value-type="string" calcext:value-type="string">
            <text:p>0.32972</text:p>
          </table:table-cell>
          <table:table-cell office:value-type="string" calcext:value-type="string">
            <text:p>0.16632</text:p>
          </table:table-cell>
          <table:table-cell office:value-type="string" calcext:value-type="string">
            <text:p>0.33678</text:p>
          </table:table-cell>
          <table:table-cell office:value-type="string" calcext:value-type="string">
            <text:p>0.3285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826</text:p>
          </table:table-cell>
          <table:table-cell office:value-type="string" calcext:value-type="string">
            <text:p>-0.004854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3383</text:p>
          </table:table-cell>
          <table:table-cell office:value-type="string" calcext:value-type="string">
            <text:p>0.3297</text:p>
          </table:table-cell>
          <table:table-cell office:value-type="string" calcext:value-type="string">
            <text:p>0.16632</text:p>
          </table:table-cell>
          <table:table-cell office:value-type="string" calcext:value-type="string">
            <text:p>0.3368</text:p>
          </table:table-cell>
          <table:table-cell office:value-type="string" calcext:value-type="string">
            <text:p>0.3284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826</text:p>
          </table:table-cell>
          <table:table-cell office:value-type="string" calcext:value-type="string">
            <text:p>-0.004854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33832</text:p>
          </table:table-cell>
          <table:table-cell office:value-type="string" calcext:value-type="string">
            <text:p>0.32968</text:p>
          </table:table-cell>
          <table:table-cell office:value-type="string" calcext:value-type="string">
            <text:p>0.16632</text:p>
          </table:table-cell>
          <table:table-cell office:value-type="string" calcext:value-type="string">
            <text:p>0.3368</text:p>
          </table:table-cell>
          <table:table-cell office:value-type="string" calcext:value-type="string">
            <text:p>0.3284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586</text:p>
          </table:table-cell>
          <table:table-cell office:value-type="string" calcext:value-type="string">
            <text:p>-0.004614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3381</text:p>
          </table:table-cell>
          <table:table-cell office:value-type="string" calcext:value-type="string">
            <text:p>0.3299</text:p>
          </table:table-cell>
          <table:table-cell office:value-type="string" calcext:value-type="string">
            <text:p>0.16633</text:p>
          </table:table-cell>
          <table:table-cell office:value-type="string" calcext:value-type="string">
            <text:p>0.33662</text:p>
          </table:table-cell>
          <table:table-cell office:value-type="string" calcext:value-type="string">
            <text:p>0.3287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606</text:p>
          </table:table-cell>
          <table:table-cell office:value-type="string" calcext:value-type="string">
            <text:p>-0.004634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3381</text:p>
          </table:table-cell>
          <table:table-cell office:value-type="string" calcext:value-type="string">
            <text:p>0.3299</text:p>
          </table:table-cell>
          <table:table-cell office:value-type="string" calcext:value-type="string">
            <text:p>0.16633</text:p>
          </table:table-cell>
          <table:table-cell office:value-type="string" calcext:value-type="string">
            <text:p>0.33662</text:p>
          </table:table-cell>
          <table:table-cell office:value-type="string" calcext:value-type="string">
            <text:p>0.3287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626</text:p>
          </table:table-cell>
          <table:table-cell office:value-type="string" calcext:value-type="string">
            <text:p>-0.004654</text:p>
          </table:table-cell>
          <table:table-cell office:value-type="string" calcext:value-type="string">
            <text:p>0.16699</text:p>
          </table:table-cell>
          <table:table-cell office:value-type="string" calcext:value-type="string">
            <text:p>0.3381</text:p>
          </table:table-cell>
          <table:table-cell office:value-type="string" calcext:value-type="string">
            <text:p>0.32986</text:p>
          </table:table-cell>
          <table:table-cell office:value-type="string" calcext:value-type="string">
            <text:p>0.16633</text:p>
          </table:table-cell>
          <table:table-cell office:value-type="string" calcext:value-type="string">
            <text:p>0.33664</text:p>
          </table:table-cell>
          <table:table-cell office:value-type="string" calcext:value-type="string">
            <text:p>0.3286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646</text:p>
          </table:table-cell>
          <table:table-cell office:value-type="string" calcext:value-type="string">
            <text:p>-0.004674</text:p>
          </table:table-cell>
          <table:table-cell office:value-type="string" calcext:value-type="string">
            <text:p>0.16699</text:p>
          </table:table-cell>
          <table:table-cell office:value-type="string" calcext:value-type="string">
            <text:p>0.3381</text:p>
          </table:table-cell>
          <table:table-cell office:value-type="string" calcext:value-type="string">
            <text:p>0.32986</text:p>
          </table:table-cell>
          <table:table-cell office:value-type="string" calcext:value-type="string">
            <text:p>0.16634</text:p>
          </table:table-cell>
          <table:table-cell office:value-type="string" calcext:value-type="string">
            <text:p>0.33668</text:p>
          </table:table-cell>
          <table:table-cell office:value-type="string" calcext:value-type="string">
            <text:p>0.3286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646</text:p>
          </table:table-cell>
          <table:table-cell office:value-type="string" calcext:value-type="string">
            <text:p>-0.004674</text:p>
          </table:table-cell>
          <table:table-cell office:value-type="string" calcext:value-type="string">
            <text:p>0.16698</text:p>
          </table:table-cell>
          <table:table-cell office:value-type="string" calcext:value-type="string">
            <text:p>0.3381</text:p>
          </table:table-cell>
          <table:table-cell office:value-type="string" calcext:value-type="string">
            <text:p>0.32982</text:p>
          </table:table-cell>
          <table:table-cell office:value-type="string" calcext:value-type="string">
            <text:p>0.16634</text:p>
          </table:table-cell>
          <table:table-cell office:value-type="string" calcext:value-type="string">
            <text:p>0.3367</text:p>
          </table:table-cell>
          <table:table-cell office:value-type="string" calcext:value-type="string">
            <text:p>0.3286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666</text:p>
          </table:table-cell>
          <table:table-cell office:value-type="string" calcext:value-type="string">
            <text:p>-0.004694</text:p>
          </table:table-cell>
          <table:table-cell office:value-type="string" calcext:value-type="string">
            <text:p>0.16698</text:p>
          </table:table-cell>
          <table:table-cell office:value-type="string" calcext:value-type="string">
            <text:p>0.33812</text:p>
          </table:table-cell>
          <table:table-cell office:value-type="string" calcext:value-type="string">
            <text:p>0.3298</text:p>
          </table:table-cell>
          <table:table-cell office:value-type="string" calcext:value-type="string">
            <text:p>0.16634</text:p>
          </table:table-cell>
          <table:table-cell office:value-type="string" calcext:value-type="string">
            <text:p>0.33672</text:p>
          </table:table-cell>
          <table:table-cell office:value-type="string" calcext:value-type="string">
            <text:p>0.3286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686</text:p>
          </table:table-cell>
          <table:table-cell office:value-type="string" calcext:value-type="string">
            <text:p>-0.004714</text:p>
          </table:table-cell>
          <table:table-cell office:value-type="string" calcext:value-type="string">
            <text:p>0.16698</text:p>
          </table:table-cell>
          <table:table-cell office:value-type="string" calcext:value-type="string">
            <text:p>0.33814</text:p>
          </table:table-cell>
          <table:table-cell office:value-type="string" calcext:value-type="string">
            <text:p>0.32978</text:p>
          </table:table-cell>
          <table:table-cell office:value-type="string" calcext:value-type="string">
            <text:p>0.16635</text:p>
          </table:table-cell>
          <table:table-cell office:value-type="string" calcext:value-type="string">
            <text:p>0.33676</text:p>
          </table:table-cell>
          <table:table-cell office:value-type="string" calcext:value-type="string">
            <text:p>0.3286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706</text:p>
          </table:table-cell>
          <table:table-cell office:value-type="string" calcext:value-type="string">
            <text:p>-0.004734</text:p>
          </table:table-cell>
          <table:table-cell office:value-type="string" calcext:value-type="string">
            <text:p>0.16697</text:p>
          </table:table-cell>
          <table:table-cell office:value-type="string" calcext:value-type="string">
            <text:p>0.33812</text:p>
          </table:table-cell>
          <table:table-cell office:value-type="string" calcext:value-type="string">
            <text:p>0.32976</text:p>
          </table:table-cell>
          <table:table-cell office:value-type="string" calcext:value-type="string">
            <text:p>0.16635</text:p>
          </table:table-cell>
          <table:table-cell office:value-type="string" calcext:value-type="string">
            <text:p>0.33678</text:p>
          </table:table-cell>
          <table:table-cell office:value-type="string" calcext:value-type="string">
            <text:p>0.3286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7</text:p>
          </table:table-cell>
          <table:table-cell office:value-type="string" calcext:value-type="string">
            <text:p>0.004726</text:p>
          </table:table-cell>
          <table:table-cell office:value-type="string" calcext:value-type="string">
            <text:p>-0.004754</text:p>
          </table:table-cell>
          <table:table-cell office:value-type="string" calcext:value-type="string">
            <text:p>0.16697</text:p>
          </table:table-cell>
          <table:table-cell office:value-type="string" calcext:value-type="string">
            <text:p>0.33814</text:p>
          </table:table-cell>
          <table:table-cell office:value-type="string" calcext:value-type="string">
            <text:p>0.32974</text:p>
          </table:table-cell>
          <table:table-cell office:value-type="string" calcext:value-type="string">
            <text:p>0.16635</text:p>
          </table:table-cell>
          <table:table-cell office:value-type="string" calcext:value-type="string">
            <text:p>0.3368</text:p>
          </table:table-cell>
          <table:table-cell office:value-type="string" calcext:value-type="string">
            <text:p>0.328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4764</text:p>
          </table:table-cell>
          <table:table-cell office:value-type="string" calcext:value-type="string">
            <text:p>-0.004796</text:p>
          </table:table-cell>
          <table:table-cell office:value-type="string" calcext:value-type="string">
            <text:p>0.16697</text:p>
          </table:table-cell>
          <table:table-cell office:value-type="string" calcext:value-type="string">
            <text:p>0.33818</text:p>
          </table:table-cell>
          <table:table-cell office:value-type="string" calcext:value-type="string">
            <text:p>0.3297</text:p>
          </table:table-cell>
          <table:table-cell office:value-type="string" calcext:value-type="string">
            <text:p>0.16635</text:p>
          </table:table-cell>
          <table:table-cell office:value-type="string" calcext:value-type="string">
            <text:p>0.33682</text:p>
          </table:table-cell>
          <table:table-cell office:value-type="string" calcext:value-type="string">
            <text:p>0.3285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4784</text:p>
          </table:table-cell>
          <table:table-cell office:value-type="string" calcext:value-type="string">
            <text:p>-0.004816</text:p>
          </table:table-cell>
          <table:table-cell office:value-type="string" calcext:value-type="string">
            <text:p>0.16697</text:p>
          </table:table-cell>
          <table:table-cell office:value-type="string" calcext:value-type="string">
            <text:p>0.33818</text:p>
          </table:table-cell>
          <table:table-cell office:value-type="string" calcext:value-type="string">
            <text:p>0.3297</text:p>
          </table:table-cell>
          <table:table-cell office:value-type="string" calcext:value-type="string">
            <text:p>0.16636</text:p>
          </table:table-cell>
          <table:table-cell office:value-type="string" calcext:value-type="string">
            <text:p>0.33686</text:p>
          </table:table-cell>
          <table:table-cell office:value-type="string" calcext:value-type="string">
            <text:p>0.3285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4804</text:p>
          </table:table-cell>
          <table:table-cell office:value-type="string" calcext:value-type="string">
            <text:p>-0.004836</text:p>
          </table:table-cell>
          <table:table-cell office:value-type="string" calcext:value-type="string">
            <text:p>0.16696</text:p>
          </table:table-cell>
          <table:table-cell office:value-type="string" calcext:value-type="string">
            <text:p>0.33818</text:p>
          </table:table-cell>
          <table:table-cell office:value-type="string" calcext:value-type="string">
            <text:p>0.32966</text:p>
          </table:table-cell>
          <table:table-cell office:value-type="string" calcext:value-type="string">
            <text:p>0.16636</text:p>
          </table:table-cell>
          <table:table-cell office:value-type="string" calcext:value-type="string">
            <text:p>0.33688</text:p>
          </table:table-cell>
          <table:table-cell office:value-type="string" calcext:value-type="string">
            <text:p>0.3285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4844</text:p>
          </table:table-cell>
          <table:table-cell office:value-type="string" calcext:value-type="string">
            <text:p>-0.004876</text:p>
          </table:table-cell>
          <table:table-cell office:value-type="string" calcext:value-type="string">
            <text:p>0.16696</text:p>
          </table:table-cell>
          <table:table-cell office:value-type="string" calcext:value-type="string">
            <text:p>0.3382</text:p>
          </table:table-cell>
          <table:table-cell office:value-type="string" calcext:value-type="string">
            <text:p>0.32964</text:p>
          </table:table-cell>
          <table:table-cell office:value-type="string" calcext:value-type="string">
            <text:p>0.16636</text:p>
          </table:table-cell>
          <table:table-cell office:value-type="string" calcext:value-type="string">
            <text:p>0.3369</text:p>
          </table:table-cell>
          <table:table-cell office:value-type="string" calcext:value-type="string">
            <text:p>0.3285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4864</text:p>
          </table:table-cell>
          <table:table-cell office:value-type="string" calcext:value-type="string">
            <text:p>-0.004896</text:p>
          </table:table-cell>
          <table:table-cell office:value-type="string" calcext:value-type="string">
            <text:p>0.16695</text:p>
          </table:table-cell>
          <table:table-cell office:value-type="string" calcext:value-type="string">
            <text:p>0.3382</text:p>
          </table:table-cell>
          <table:table-cell office:value-type="string" calcext:value-type="string">
            <text:p>0.3296</text:p>
          </table:table-cell>
          <table:table-cell office:value-type="string" calcext:value-type="string">
            <text:p>0.16637</text:p>
          </table:table-cell>
          <table:table-cell office:value-type="string" calcext:value-type="string">
            <text:p>0.33694</text:p>
          </table:table-cell>
          <table:table-cell office:value-type="string" calcext:value-type="string">
            <text:p>0.3285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4884</text:p>
          </table:table-cell>
          <table:table-cell office:value-type="string" calcext:value-type="string">
            <text:p>-0.004916</text:p>
          </table:table-cell>
          <table:table-cell office:value-type="string" calcext:value-type="string">
            <text:p>0.16695</text:p>
          </table:table-cell>
          <table:table-cell office:value-type="string" calcext:value-type="string">
            <text:p>0.33822</text:p>
          </table:table-cell>
          <table:table-cell office:value-type="string" calcext:value-type="string">
            <text:p>0.32958</text:p>
          </table:table-cell>
          <table:table-cell office:value-type="string" calcext:value-type="string">
            <text:p>0.16637</text:p>
          </table:table-cell>
          <table:table-cell office:value-type="string" calcext:value-type="string">
            <text:p>0.33698</text:p>
          </table:table-cell>
          <table:table-cell office:value-type="string" calcext:value-type="string">
            <text:p>0.3285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8</text:p>
          </table:table-cell>
          <table:table-cell office:value-type="string" calcext:value-type="string">
            <text:p>0.004904</text:p>
          </table:table-cell>
          <table:table-cell office:value-type="string" calcext:value-type="string">
            <text:p>-0.004936</text:p>
          </table:table-cell>
          <table:table-cell office:value-type="string" calcext:value-type="string">
            <text:p>0.16695</text:p>
          </table:table-cell>
          <table:table-cell office:value-type="string" calcext:value-type="string">
            <text:p>0.33824</text:p>
          </table:table-cell>
          <table:table-cell office:value-type="string" calcext:value-type="string">
            <text:p>0.32956</text:p>
          </table:table-cell>
          <table:table-cell office:value-type="string" calcext:value-type="string">
            <text:p>0.16637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3284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4952</text:p>
          </table:table-cell>
          <table:table-cell office:value-type="string" calcext:value-type="string">
            <text:p>-0.004968</text:p>
          </table:table-cell>
          <table:table-cell office:value-type="string" calcext:value-type="string">
            <text:p>0.16695</text:p>
          </table:table-cell>
          <table:table-cell office:value-type="string" calcext:value-type="string">
            <text:p>0.33826</text:p>
          </table:table-cell>
          <table:table-cell office:value-type="string" calcext:value-type="string">
            <text:p>0.32954</text:p>
          </table:table-cell>
          <table:table-cell office:value-type="string" calcext:value-type="string">
            <text:p>0.16638</text:p>
          </table:table-cell>
          <table:table-cell office:value-type="string" calcext:value-type="string">
            <text:p>0.33704</text:p>
          </table:table-cell>
          <table:table-cell office:value-type="string" calcext:value-type="string">
            <text:p>0.3284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4972</text:p>
          </table:table-cell>
          <table:table-cell office:value-type="string" calcext:value-type="string">
            <text:p>-0.004988</text:p>
          </table:table-cell>
          <table:table-cell office:value-type="string" calcext:value-type="string">
            <text:p>0.16695</text:p>
          </table:table-cell>
          <table:table-cell office:value-type="string" calcext:value-type="string">
            <text:p>0.3383</text:p>
          </table:table-cell>
          <table:table-cell office:value-type="string" calcext:value-type="string">
            <text:p>0.3295</text:p>
          </table:table-cell>
          <table:table-cell office:value-type="string" calcext:value-type="string">
            <text:p>0.16638</text:p>
          </table:table-cell>
          <table:table-cell office:value-type="string" calcext:value-type="string">
            <text:p>0.33706</text:p>
          </table:table-cell>
          <table:table-cell office:value-type="string" calcext:value-type="string">
            <text:p>0.3284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4992</text:p>
          </table:table-cell>
          <table:table-cell office:value-type="string" calcext:value-type="string">
            <text:p>-0.005008</text:p>
          </table:table-cell>
          <table:table-cell office:value-type="string" calcext:value-type="string">
            <text:p>0.16694</text:p>
          </table:table-cell>
          <table:table-cell office:value-type="string" calcext:value-type="string">
            <text:p>0.3383</text:p>
          </table:table-cell>
          <table:table-cell office:value-type="string" calcext:value-type="string">
            <text:p>0.32946</text:p>
          </table:table-cell>
          <table:table-cell office:value-type="string" calcext:value-type="string">
            <text:p>0.16638</text:p>
          </table:table-cell>
          <table:table-cell office:value-type="string" calcext:value-type="string">
            <text:p>0.3371</text:p>
          </table:table-cell>
          <table:table-cell office:value-type="string" calcext:value-type="string">
            <text:p>0.3284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012</text:p>
          </table:table-cell>
          <table:table-cell office:value-type="string" calcext:value-type="string">
            <text:p>-0.005028</text:p>
          </table:table-cell>
          <table:table-cell office:value-type="string" calcext:value-type="string">
            <text:p>0.16694</text:p>
          </table:table-cell>
          <table:table-cell office:value-type="string" calcext:value-type="string">
            <text:p>0.33832</text:p>
          </table:table-cell>
          <table:table-cell office:value-type="string" calcext:value-type="string">
            <text:p>0.32944</text:p>
          </table:table-cell>
          <table:table-cell office:value-type="string" calcext:value-type="string">
            <text:p>0.16639</text:p>
          </table:table-cell>
          <table:table-cell office:value-type="string" calcext:value-type="string">
            <text:p>0.33714</text:p>
          </table:table-cell>
          <table:table-cell office:value-type="string" calcext:value-type="string">
            <text:p>0.3284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052</text:p>
          </table:table-cell>
          <table:table-cell office:value-type="string" calcext:value-type="string">
            <text:p>-0.005068</text:p>
          </table:table-cell>
          <table:table-cell office:value-type="string" calcext:value-type="string">
            <text:p>0.16694</text:p>
          </table:table-cell>
          <table:table-cell office:value-type="string" calcext:value-type="string">
            <text:p>0.33834</text:p>
          </table:table-cell>
          <table:table-cell office:value-type="string" calcext:value-type="string">
            <text:p>0.32942</text:p>
          </table:table-cell>
          <table:table-cell office:value-type="string" calcext:value-type="string">
            <text:p>0.16639</text:p>
          </table:table-cell>
          <table:table-cell office:value-type="string" calcext:value-type="string">
            <text:p>0.33716</text:p>
          </table:table-cell>
          <table:table-cell office:value-type="string" calcext:value-type="string">
            <text:p>0.328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072</text:p>
          </table:table-cell>
          <table:table-cell office:value-type="string" calcext:value-type="string">
            <text:p>-0.005088</text:p>
          </table:table-cell>
          <table:table-cell office:value-type="string" calcext:value-type="string">
            <text:p>0.16693</text:p>
          </table:table-cell>
          <table:table-cell office:value-type="string" calcext:value-type="string">
            <text:p>0.33834</text:p>
          </table:table-cell>
          <table:table-cell office:value-type="string" calcext:value-type="string">
            <text:p>0.32938</text:p>
          </table:table-cell>
          <table:table-cell office:value-type="string" calcext:value-type="string">
            <text:p>0.16639</text:p>
          </table:table-cell>
          <table:table-cell office:value-type="string" calcext:value-type="string">
            <text:p>0.33718</text:p>
          </table:table-cell>
          <table:table-cell office:value-type="string" calcext:value-type="string">
            <text:p>0.3283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4992</text:p>
          </table:table-cell>
          <table:table-cell office:value-type="string" calcext:value-type="string">
            <text:p>-0.005008</text:p>
          </table:table-cell>
          <table:table-cell office:value-type="string" calcext:value-type="string">
            <text:p>0.16693</text:p>
          </table:table-cell>
          <table:table-cell office:value-type="string" calcext:value-type="string">
            <text:p>0.33828</text:p>
          </table:table-cell>
          <table:table-cell office:value-type="string" calcext:value-type="string">
            <text:p>0.32944</text:p>
          </table:table-cell>
          <table:table-cell office:value-type="string" calcext:value-type="string">
            <text:p>0.1664</text:p>
          </table:table-cell>
          <table:table-cell office:value-type="string" calcext:value-type="string">
            <text:p>0.33712</text:p>
          </table:table-cell>
          <table:table-cell office:value-type="string" calcext:value-type="string">
            <text:p>0.3284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012</text:p>
          </table:table-cell>
          <table:table-cell office:value-type="string" calcext:value-type="string">
            <text:p>-0.005028</text:p>
          </table:table-cell>
          <table:table-cell office:value-type="string" calcext:value-type="string">
            <text:p>0.16693</text:p>
          </table:table-cell>
          <table:table-cell office:value-type="string" calcext:value-type="string">
            <text:p>0.3383</text:p>
          </table:table-cell>
          <table:table-cell office:value-type="string" calcext:value-type="string">
            <text:p>0.32942</text:p>
          </table:table-cell>
          <table:table-cell office:value-type="string" calcext:value-type="string">
            <text:p>0.1664</text:p>
          </table:table-cell>
          <table:table-cell office:value-type="string" calcext:value-type="string">
            <text:p>0.33714</text:p>
          </table:table-cell>
          <table:table-cell office:value-type="string" calcext:value-type="string">
            <text:p>0.3284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052</text:p>
          </table:table-cell>
          <table:table-cell office:value-type="string" calcext:value-type="string">
            <text:p>-0.005068</text:p>
          </table:table-cell>
          <table:table-cell office:value-type="string" calcext:value-type="string">
            <text:p>0.16692</text:p>
          </table:table-cell>
          <table:table-cell office:value-type="string" calcext:value-type="string">
            <text:p>0.3383</text:p>
          </table:table-cell>
          <table:table-cell office:value-type="string" calcext:value-type="string">
            <text:p>0.32938</text:p>
          </table:table-cell>
          <table:table-cell office:value-type="string" calcext:value-type="string">
            <text:p>0.1664</text:p>
          </table:table-cell>
          <table:table-cell office:value-type="string" calcext:value-type="string">
            <text:p>0.33716</text:p>
          </table:table-cell>
          <table:table-cell office:value-type="string" calcext:value-type="string">
            <text:p>0.3284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072</text:p>
          </table:table-cell>
          <table:table-cell office:value-type="string" calcext:value-type="string">
            <text:p>-0.005088</text:p>
          </table:table-cell>
          <table:table-cell office:value-type="string" calcext:value-type="string">
            <text:p>0.16692</text:p>
          </table:table-cell>
          <table:table-cell office:value-type="string" calcext:value-type="string">
            <text:p>0.33832</text:p>
          </table:table-cell>
          <table:table-cell office:value-type="string" calcext:value-type="string">
            <text:p>0.32936</text:p>
          </table:table-cell>
          <table:table-cell office:value-type="string" calcext:value-type="string">
            <text:p>0.1664</text:p>
          </table:table-cell>
          <table:table-cell office:value-type="string" calcext:value-type="string">
            <text:p>0.33718</text:p>
          </table:table-cell>
          <table:table-cell office:value-type="string" calcext:value-type="string">
            <text:p>0.3284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092</text:p>
          </table:table-cell>
          <table:table-cell office:value-type="string" calcext:value-type="string">
            <text:p>-0.005108</text:p>
          </table:table-cell>
          <table:table-cell office:value-type="string" calcext:value-type="string">
            <text:p>0.16692</text:p>
          </table:table-cell>
          <table:table-cell office:value-type="string" calcext:value-type="string">
            <text:p>0.33834</text:p>
          </table:table-cell>
          <table:table-cell office:value-type="string" calcext:value-type="string">
            <text:p>0.32934</text:p>
          </table:table-cell>
          <table:table-cell office:value-type="string" calcext:value-type="string">
            <text:p>0.16641</text:p>
          </table:table-cell>
          <table:table-cell office:value-type="string" calcext:value-type="string">
            <text:p>0.33724</text:p>
          </table:table-cell>
          <table:table-cell office:value-type="string" calcext:value-type="string">
            <text:p>0.328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112</text:p>
          </table:table-cell>
          <table:table-cell office:value-type="string" calcext:value-type="string">
            <text:p>-0.005128</text:p>
          </table:table-cell>
          <table:table-cell office:value-type="string" calcext:value-type="string">
            <text:p>0.16691</text:p>
          </table:table-cell>
          <table:table-cell office:value-type="string" calcext:value-type="string">
            <text:p>0.33834</text:p>
          </table:table-cell>
          <table:table-cell office:value-type="string" calcext:value-type="string">
            <text:p>0.3293</text:p>
          </table:table-cell>
          <table:table-cell office:value-type="string" calcext:value-type="string">
            <text:p>0.16641</text:p>
          </table:table-cell>
          <table:table-cell office:value-type="string" calcext:value-type="string">
            <text:p>0.33726</text:p>
          </table:table-cell>
          <table:table-cell office:value-type="string" calcext:value-type="string">
            <text:p>0.3283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132</text:p>
          </table:table-cell>
          <table:table-cell office:value-type="string" calcext:value-type="string">
            <text:p>-0.005148</text:p>
          </table:table-cell>
          <table:table-cell office:value-type="string" calcext:value-type="string">
            <text:p>0.16691</text:p>
          </table:table-cell>
          <table:table-cell office:value-type="string" calcext:value-type="string">
            <text:p>0.33836</text:p>
          </table:table-cell>
          <table:table-cell office:value-type="string" calcext:value-type="string">
            <text:p>0.32928</text:p>
          </table:table-cell>
          <table:table-cell office:value-type="string" calcext:value-type="string">
            <text:p>0.16641</text:p>
          </table:table-cell>
          <table:table-cell office:value-type="string" calcext:value-type="string">
            <text:p>0.33728</text:p>
          </table:table-cell>
          <table:table-cell office:value-type="string" calcext:value-type="string">
            <text:p>0.3283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152</text:p>
          </table:table-cell>
          <table:table-cell office:value-type="string" calcext:value-type="string">
            <text:p>-0.005168</text:p>
          </table:table-cell>
          <table:table-cell office:value-type="string" calcext:value-type="string">
            <text:p>0.16691</text:p>
          </table:table-cell>
          <table:table-cell office:value-type="string" calcext:value-type="string">
            <text:p>0.33838</text:p>
          </table:table-cell>
          <table:table-cell office:value-type="string" calcext:value-type="string">
            <text:p>0.32926</text:p>
          </table:table-cell>
          <table:table-cell office:value-type="string" calcext:value-type="string">
            <text:p>0.16642</text:p>
          </table:table-cell>
          <table:table-cell office:value-type="string" calcext:value-type="string">
            <text:p>0.33732</text:p>
          </table:table-cell>
          <table:table-cell office:value-type="string" calcext:value-type="string">
            <text:p>0.3283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172</text:p>
          </table:table-cell>
          <table:table-cell office:value-type="string" calcext:value-type="string">
            <text:p>-0.005188</text:p>
          </table:table-cell>
          <table:table-cell office:value-type="string" calcext:value-type="string">
            <text:p>0.1669</text:p>
          </table:table-cell>
          <table:table-cell office:value-type="string" calcext:value-type="string">
            <text:p>0.33838</text:p>
          </table:table-cell>
          <table:table-cell office:value-type="string" calcext:value-type="string">
            <text:p>0.32922</text:p>
          </table:table-cell>
          <table:table-cell office:value-type="string" calcext:value-type="string">
            <text:p>0.16642</text:p>
          </table:table-cell>
          <table:table-cell office:value-type="string" calcext:value-type="string">
            <text:p>0.33734</text:p>
          </table:table-cell>
          <table:table-cell office:value-type="string" calcext:value-type="string">
            <text:p>0.3283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212</text:p>
          </table:table-cell>
          <table:table-cell office:value-type="string" calcext:value-type="string">
            <text:p>-0.005228</text:p>
          </table:table-cell>
          <table:table-cell office:value-type="string" calcext:value-type="string">
            <text:p>0.1669</text:p>
          </table:table-cell>
          <table:table-cell office:value-type="string" calcext:value-type="string">
            <text:p>0.3384</text:p>
          </table:table-cell>
          <table:table-cell office:value-type="string" calcext:value-type="string">
            <text:p>0.3292</text:p>
          </table:table-cell>
          <table:table-cell office:value-type="string" calcext:value-type="string">
            <text:p>0.16643</text:p>
          </table:table-cell>
          <table:table-cell office:value-type="string" calcext:value-type="string">
            <text:p>0.33738</text:p>
          </table:table-cell>
          <table:table-cell office:value-type="string" calcext:value-type="string">
            <text:p>0.3283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092</text:p>
          </table:table-cell>
          <table:table-cell office:value-type="string" calcext:value-type="string">
            <text:p>-0.005108</text:p>
          </table:table-cell>
          <table:table-cell office:value-type="string" calcext:value-type="string">
            <text:p>0.1669</text:p>
          </table:table-cell>
          <table:table-cell office:value-type="string" calcext:value-type="string">
            <text:p>0.33828</text:p>
          </table:table-cell>
          <table:table-cell office:value-type="string" calcext:value-type="string">
            <text:p>0.32932</text:p>
          </table:table-cell>
          <table:table-cell office:value-type="string" calcext:value-type="string">
            <text:p>0.16643</text:p>
          </table:table-cell>
          <table:table-cell office:value-type="string" calcext:value-type="string">
            <text:p>0.33728</text:p>
          </table:table-cell>
          <table:table-cell office:value-type="string" calcext:value-type="string">
            <text:p>0.3284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252</text:p>
          </table:table-cell>
          <table:table-cell office:value-type="string" calcext:value-type="string">
            <text:p>-0.005268</text:p>
          </table:table-cell>
          <table:table-cell office:value-type="string" calcext:value-type="string">
            <text:p>0.16689</text:p>
          </table:table-cell>
          <table:table-cell office:value-type="string" calcext:value-type="string">
            <text:p>0.33842</text:p>
          </table:table-cell>
          <table:table-cell office:value-type="string" calcext:value-type="string">
            <text:p>0.32914</text:p>
          </table:table-cell>
          <table:table-cell office:value-type="string" calcext:value-type="string">
            <text:p>0.16643</text:p>
          </table:table-cell>
          <table:table-cell office:value-type="string" calcext:value-type="string">
            <text:p>0.33742</text:p>
          </table:table-cell>
          <table:table-cell office:value-type="string" calcext:value-type="string">
            <text:p>0.3283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272</text:p>
          </table:table-cell>
          <table:table-cell office:value-type="string" calcext:value-type="string">
            <text:p>-0.005288</text:p>
          </table:table-cell>
          <table:table-cell office:value-type="string" calcext:value-type="string">
            <text:p>0.16689</text:p>
          </table:table-cell>
          <table:table-cell office:value-type="string" calcext:value-type="string">
            <text:p>0.33844</text:p>
          </table:table-cell>
          <table:table-cell office:value-type="string" calcext:value-type="string">
            <text:p>0.32912</text:p>
          </table:table-cell>
          <table:table-cell office:value-type="string" calcext:value-type="string">
            <text:p>0.16643</text:p>
          </table:table-cell>
          <table:table-cell office:value-type="string" calcext:value-type="string">
            <text:p>0.33744</text:p>
          </table:table-cell>
          <table:table-cell office:value-type="string" calcext:value-type="string">
            <text:p>0.3282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292</text:p>
          </table:table-cell>
          <table:table-cell office:value-type="string" calcext:value-type="string">
            <text:p>-0.005308</text:p>
          </table:table-cell>
          <table:table-cell office:value-type="string" calcext:value-type="string">
            <text:p>0.16689</text:p>
          </table:table-cell>
          <table:table-cell office:value-type="string" calcext:value-type="string">
            <text:p>0.33846</text:p>
          </table:table-cell>
          <table:table-cell office:value-type="string" calcext:value-type="string">
            <text:p>0.3291</text:p>
          </table:table-cell>
          <table:table-cell office:value-type="string" calcext:value-type="string">
            <text:p>0.16644</text:p>
          </table:table-cell>
          <table:table-cell office:value-type="string" calcext:value-type="string">
            <text:p>0.33748</text:p>
          </table:table-cell>
          <table:table-cell office:value-type="string" calcext:value-type="string">
            <text:p>0.3282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172</text:p>
          </table:table-cell>
          <table:table-cell office:value-type="string" calcext:value-type="string">
            <text:p>-0.005188</text:p>
          </table:table-cell>
          <table:table-cell office:value-type="string" calcext:value-type="string">
            <text:p>0.16689</text:p>
          </table:table-cell>
          <table:table-cell office:value-type="string" calcext:value-type="string">
            <text:p>0.33832</text:p>
          </table:table-cell>
          <table:table-cell office:value-type="string" calcext:value-type="string">
            <text:p>0.32924</text:p>
          </table:table-cell>
          <table:table-cell office:value-type="string" calcext:value-type="string">
            <text:p>0.16644</text:p>
          </table:table-cell>
          <table:table-cell office:value-type="string" calcext:value-type="string">
            <text:p>0.33738</text:p>
          </table:table-cell>
          <table:table-cell office:value-type="string" calcext:value-type="string">
            <text:p>0.3283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192</text:p>
          </table:table-cell>
          <table:table-cell office:value-type="string" calcext:value-type="string">
            <text:p>-0.005208</text:p>
          </table:table-cell>
          <table:table-cell office:value-type="string" calcext:value-type="string">
            <text:p>0.16688</text:p>
          </table:table-cell>
          <table:table-cell office:value-type="string" calcext:value-type="string">
            <text:p>0.33832</text:p>
          </table:table-cell>
          <table:table-cell office:value-type="string" calcext:value-type="string">
            <text:p>0.3292</text:p>
          </table:table-cell>
          <table:table-cell office:value-type="string" calcext:value-type="string">
            <text:p>0.16645</text:p>
          </table:table-cell>
          <table:table-cell office:value-type="string" calcext:value-type="string">
            <text:p>0.33742</text:p>
          </table:table-cell>
          <table:table-cell office:value-type="string" calcext:value-type="string">
            <text:p>0.3283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212</text:p>
          </table:table-cell>
          <table:table-cell office:value-type="string" calcext:value-type="string">
            <text:p>-0.005228</text:p>
          </table:table-cell>
          <table:table-cell office:value-type="string" calcext:value-type="string">
            <text:p>0.16688</text:p>
          </table:table-cell>
          <table:table-cell office:value-type="string" calcext:value-type="string">
            <text:p>0.33834</text:p>
          </table:table-cell>
          <table:table-cell office:value-type="string" calcext:value-type="string">
            <text:p>0.32918</text:p>
          </table:table-cell>
          <table:table-cell office:value-type="string" calcext:value-type="string">
            <text:p>0.16645</text:p>
          </table:table-cell>
          <table:table-cell office:value-type="string" calcext:value-type="string">
            <text:p>0.33744</text:p>
          </table:table-cell>
          <table:table-cell office:value-type="string" calcext:value-type="string">
            <text:p>0.3283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232</text:p>
          </table:table-cell>
          <table:table-cell office:value-type="string" calcext:value-type="string">
            <text:p>-0.005248</text:p>
          </table:table-cell>
          <table:table-cell office:value-type="string" calcext:value-type="string">
            <text:p>0.16688</text:p>
          </table:table-cell>
          <table:table-cell office:value-type="string" calcext:value-type="string">
            <text:p>0.33836</text:p>
          </table:table-cell>
          <table:table-cell office:value-type="string" calcext:value-type="string">
            <text:p>0.32916</text:p>
          </table:table-cell>
          <table:table-cell office:value-type="string" calcext:value-type="string">
            <text:p>0.16645</text:p>
          </table:table-cell>
          <table:table-cell office:value-type="string" calcext:value-type="string">
            <text:p>0.33746</text:p>
          </table:table-cell>
          <table:table-cell office:value-type="string" calcext:value-type="string">
            <text:p>0.3283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252</text:p>
          </table:table-cell>
          <table:table-cell office:value-type="string" calcext:value-type="string">
            <text:p>-0.005268</text:p>
          </table:table-cell>
          <table:table-cell office:value-type="string" calcext:value-type="string">
            <text:p>0.16687</text:p>
          </table:table-cell>
          <table:table-cell office:value-type="string" calcext:value-type="string">
            <text:p>0.33834</text:p>
          </table:table-cell>
          <table:table-cell office:value-type="string" calcext:value-type="string">
            <text:p>0.32914</text:p>
          </table:table-cell>
          <table:table-cell office:value-type="string" calcext:value-type="string">
            <text:p>0.16645</text:p>
          </table:table-cell>
          <table:table-cell office:value-type="string" calcext:value-type="string">
            <text:p>0.33748</text:p>
          </table:table-cell>
          <table:table-cell office:value-type="string" calcext:value-type="string">
            <text:p>0.3283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272</text:p>
          </table:table-cell>
          <table:table-cell office:value-type="string" calcext:value-type="string">
            <text:p>-0.005288</text:p>
          </table:table-cell>
          <table:table-cell office:value-type="string" calcext:value-type="string">
            <text:p>0.16687</text:p>
          </table:table-cell>
          <table:table-cell office:value-type="string" calcext:value-type="string">
            <text:p>0.33836</text:p>
          </table:table-cell>
          <table:table-cell office:value-type="string" calcext:value-type="string">
            <text:p>0.32912</text:p>
          </table:table-cell>
          <table:table-cell office:value-type="string" calcext:value-type="string">
            <text:p>0.16646</text:p>
          </table:table-cell>
          <table:table-cell office:value-type="string" calcext:value-type="string">
            <text:p>0.33752</text:p>
          </table:table-cell>
          <table:table-cell office:value-type="string" calcext:value-type="string">
            <text:p>0.3283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292</text:p>
          </table:table-cell>
          <table:table-cell office:value-type="string" calcext:value-type="string">
            <text:p>-0.005308</text:p>
          </table:table-cell>
          <table:table-cell office:value-type="string" calcext:value-type="string">
            <text:p>0.16687</text:p>
          </table:table-cell>
          <table:table-cell office:value-type="string" calcext:value-type="string">
            <text:p>0.33838</text:p>
          </table:table-cell>
          <table:table-cell office:value-type="string" calcext:value-type="string">
            <text:p>0.3291</text:p>
          </table:table-cell>
          <table:table-cell office:value-type="string" calcext:value-type="string">
            <text:p>0.16646</text:p>
          </table:table-cell>
          <table:table-cell office:value-type="string" calcext:value-type="string">
            <text:p>0.33752</text:p>
          </table:table-cell>
          <table:table-cell office:value-type="string" calcext:value-type="string">
            <text:p>0.3283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292</text:p>
          </table:table-cell>
          <table:table-cell office:value-type="string" calcext:value-type="string">
            <text:p>-0.005308</text:p>
          </table:table-cell>
          <table:table-cell office:value-type="string" calcext:value-type="string">
            <text:p>0.16686</text:p>
          </table:table-cell>
          <table:table-cell office:value-type="string" calcext:value-type="string">
            <text:p>0.33838</text:p>
          </table:table-cell>
          <table:table-cell office:value-type="string" calcext:value-type="string">
            <text:p>0.32906</text:p>
          </table:table-cell>
          <table:table-cell office:value-type="string" calcext:value-type="string">
            <text:p>0.16646</text:p>
          </table:table-cell>
          <table:table-cell office:value-type="string" calcext:value-type="string">
            <text:p>0.33754</text:p>
          </table:table-cell>
          <table:table-cell office:value-type="string" calcext:value-type="string">
            <text:p>0.3283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332</text:p>
          </table:table-cell>
          <table:table-cell office:value-type="string" calcext:value-type="string">
            <text:p>-0.005348</text:p>
          </table:table-cell>
          <table:table-cell office:value-type="string" calcext:value-type="string">
            <text:p>0.16686</text:p>
          </table:table-cell>
          <table:table-cell office:value-type="string" calcext:value-type="string">
            <text:p>0.3384</text:p>
          </table:table-cell>
          <table:table-cell office:value-type="string" calcext:value-type="string">
            <text:p>0.32904</text:p>
          </table:table-cell>
          <table:table-cell office:value-type="string" calcext:value-type="string">
            <text:p>0.16647</text:p>
          </table:table-cell>
          <table:table-cell office:value-type="string" calcext:value-type="string">
            <text:p>0.33758</text:p>
          </table:table-cell>
          <table:table-cell office:value-type="string" calcext:value-type="string">
            <text:p>0.3283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332</text:p>
          </table:table-cell>
          <table:table-cell office:value-type="string" calcext:value-type="string">
            <text:p>-0.005348</text:p>
          </table:table-cell>
          <table:table-cell office:value-type="string" calcext:value-type="string">
            <text:p>0.16686</text:p>
          </table:table-cell>
          <table:table-cell office:value-type="string" calcext:value-type="string">
            <text:p>0.3384</text:p>
          </table:table-cell>
          <table:table-cell office:value-type="string" calcext:value-type="string">
            <text:p>0.32904</text:p>
          </table:table-cell>
          <table:table-cell office:value-type="string" calcext:value-type="string">
            <text:p>0.16647</text:p>
          </table:table-cell>
          <table:table-cell office:value-type="string" calcext:value-type="string">
            <text:p>0.3376</text:p>
          </table:table-cell>
          <table:table-cell office:value-type="string" calcext:value-type="string">
            <text:p>0.3282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352</text:p>
          </table:table-cell>
          <table:table-cell office:value-type="string" calcext:value-type="string">
            <text:p>-0.005368</text:p>
          </table:table-cell>
          <table:table-cell office:value-type="string" calcext:value-type="string">
            <text:p>0.16685</text:p>
          </table:table-cell>
          <table:table-cell office:value-type="string" calcext:value-type="string">
            <text:p>0.3384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16648</text:p>
          </table:table-cell>
          <table:table-cell office:value-type="string" calcext:value-type="string">
            <text:p>0.33764</text:p>
          </table:table-cell>
          <table:table-cell office:value-type="string" calcext:value-type="string">
            <text:p>0.3282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4</text:p>
          </table:table-cell>
          <table:table-cell office:value-type="string" calcext:value-type="string">
            <text:p>0.005372</text:p>
          </table:table-cell>
          <table:table-cell office:value-type="string" calcext:value-type="string">
            <text:p>-0.005388</text:p>
          </table:table-cell>
          <table:table-cell office:value-type="string" calcext:value-type="string">
            <text:p>0.16685</text:p>
          </table:table-cell>
          <table:table-cell office:value-type="string" calcext:value-type="string">
            <text:p>0.33842</text:p>
          </table:table-cell>
          <table:table-cell office:value-type="string" calcext:value-type="string">
            <text:p>0.32898</text:p>
          </table:table-cell>
          <table:table-cell office:value-type="string" calcext:value-type="string">
            <text:p>0.16648</text:p>
          </table:table-cell>
          <table:table-cell office:value-type="string" calcext:value-type="string">
            <text:p>0.33766</text:p>
          </table:table-cell>
          <table:table-cell office:value-type="string" calcext:value-type="string">
            <text:p>0.3282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39</text:p>
          </table:table-cell>
          <table:table-cell office:value-type="string" calcext:value-type="string">
            <text:p>-0.00541</text:p>
          </table:table-cell>
          <table:table-cell office:value-type="string" calcext:value-type="string">
            <text:p>0.16685</text:p>
          </table:table-cell>
          <table:table-cell office:value-type="string" calcext:value-type="string">
            <text:p>0.33844</text:p>
          </table:table-cell>
          <table:table-cell office:value-type="string" calcext:value-type="string">
            <text:p>0.32896</text:p>
          </table:table-cell>
          <table:table-cell office:value-type="string" calcext:value-type="string">
            <text:p>0.16648</text:p>
          </table:table-cell>
          <table:table-cell office:value-type="string" calcext:value-type="string">
            <text:p>0.33766</text:p>
          </table:table-cell>
          <table:table-cell office:value-type="string" calcext:value-type="string">
            <text:p>0.3282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41</text:p>
          </table:table-cell>
          <table:table-cell office:value-type="string" calcext:value-type="string">
            <text:p>-0.00543</text:p>
          </table:table-cell>
          <table:table-cell office:value-type="string" calcext:value-type="string">
            <text:p>0.16684</text:p>
          </table:table-cell>
          <table:table-cell office:value-type="string" calcext:value-type="string">
            <text:p>0.33842</text:p>
          </table:table-cell>
          <table:table-cell office:value-type="string" calcext:value-type="string">
            <text:p>0.32894</text:p>
          </table:table-cell>
          <table:table-cell office:value-type="string" calcext:value-type="string">
            <text:p>0.16648</text:p>
          </table:table-cell>
          <table:table-cell office:value-type="string" calcext:value-type="string">
            <text:p>0.33768</text:p>
          </table:table-cell>
          <table:table-cell office:value-type="string" calcext:value-type="string">
            <text:p>0.3282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43</text:p>
          </table:table-cell>
          <table:table-cell office:value-type="string" calcext:value-type="string">
            <text:p>-0.00545</text:p>
          </table:table-cell>
          <table:table-cell office:value-type="string" calcext:value-type="string">
            <text:p>0.16684</text:p>
          </table:table-cell>
          <table:table-cell office:value-type="string" calcext:value-type="string">
            <text:p>0.33844</text:p>
          </table:table-cell>
          <table:table-cell office:value-type="string" calcext:value-type="string">
            <text:p>0.32892</text:p>
          </table:table-cell>
          <table:table-cell office:value-type="string" calcext:value-type="string">
            <text:p>0.16649</text:p>
          </table:table-cell>
          <table:table-cell office:value-type="string" calcext:value-type="string">
            <text:p>0.33772</text:p>
          </table:table-cell>
          <table:table-cell office:value-type="string" calcext:value-type="string">
            <text:p>0.3282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43</text:p>
          </table:table-cell>
          <table:table-cell office:value-type="string" calcext:value-type="string">
            <text:p>-0.00545</text:p>
          </table:table-cell>
          <table:table-cell office:value-type="string" calcext:value-type="string">
            <text:p>0.16684</text:p>
          </table:table-cell>
          <table:table-cell office:value-type="string" calcext:value-type="string">
            <text:p>0.33846</text:p>
          </table:table-cell>
          <table:table-cell office:value-type="string" calcext:value-type="string">
            <text:p>0.3289</text:p>
          </table:table-cell>
          <table:table-cell office:value-type="string" calcext:value-type="string">
            <text:p>0.16649</text:p>
          </table:table-cell>
          <table:table-cell office:value-type="string" calcext:value-type="string">
            <text:p>0.33772</text:p>
          </table:table-cell>
          <table:table-cell office:value-type="string" calcext:value-type="string">
            <text:p>0.3282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45</text:p>
          </table:table-cell>
          <table:table-cell office:value-type="string" calcext:value-type="string">
            <text:p>-0.00547</text:p>
          </table:table-cell>
          <table:table-cell office:value-type="string" calcext:value-type="string">
            <text:p>0.16683</text:p>
          </table:table-cell>
          <table:table-cell office:value-type="string" calcext:value-type="string">
            <text:p>0.33844</text:p>
          </table:table-cell>
          <table:table-cell office:value-type="string" calcext:value-type="string">
            <text:p>0.32888</text:p>
          </table:table-cell>
          <table:table-cell office:value-type="string" calcext:value-type="string">
            <text:p>0.16649</text:p>
          </table:table-cell>
          <table:table-cell office:value-type="string" calcext:value-type="string">
            <text:p>0.33774</text:p>
          </table:table-cell>
          <table:table-cell office:value-type="string" calcext:value-type="string">
            <text:p>0.3282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47</text:p>
          </table:table-cell>
          <table:table-cell office:value-type="string" calcext:value-type="string">
            <text:p>-0.00549</text:p>
          </table:table-cell>
          <table:table-cell office:value-type="string" calcext:value-type="string">
            <text:p>0.16683</text:p>
          </table:table-cell>
          <table:table-cell office:value-type="string" calcext:value-type="string">
            <text:p>0.33846</text:p>
          </table:table-cell>
          <table:table-cell office:value-type="string" calcext:value-type="string">
            <text:p>0.32886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33778</text:p>
          </table:table-cell>
          <table:table-cell office:value-type="string" calcext:value-type="string">
            <text:p>0.3282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47</text:p>
          </table:table-cell>
          <table:table-cell office:value-type="string" calcext:value-type="string">
            <text:p>-0.00549</text:p>
          </table:table-cell>
          <table:table-cell office:value-type="string" calcext:value-type="string">
            <text:p>0.16683</text:p>
          </table:table-cell>
          <table:table-cell office:value-type="string" calcext:value-type="string">
            <text:p>0.33846</text:p>
          </table:table-cell>
          <table:table-cell office:value-type="string" calcext:value-type="string">
            <text:p>0.32886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33778</text:p>
          </table:table-cell>
          <table:table-cell office:value-type="string" calcext:value-type="string">
            <text:p>0.3282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49</text:p>
          </table:table-cell>
          <table:table-cell office:value-type="string" calcext:value-type="string">
            <text:p>-0.00551</text:p>
          </table:table-cell>
          <table:table-cell office:value-type="string" calcext:value-type="string">
            <text:p>0.16682</text:p>
          </table:table-cell>
          <table:table-cell office:value-type="string" calcext:value-type="string">
            <text:p>0.33846</text:p>
          </table:table-cell>
          <table:table-cell office:value-type="string" calcext:value-type="string">
            <text:p>0.32882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3378</text:p>
          </table:table-cell>
          <table:table-cell office:value-type="string" calcext:value-type="string">
            <text:p>0.328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51</text:p>
          </table:table-cell>
          <table:table-cell office:value-type="string" calcext:value-type="string">
            <text:p>-0.00553</text:p>
          </table:table-cell>
          <table:table-cell office:value-type="string" calcext:value-type="string">
            <text:p>0.16682</text:p>
          </table:table-cell>
          <table:table-cell office:value-type="string" calcext:value-type="string">
            <text:p>0.33846</text:p>
          </table:table-cell>
          <table:table-cell office:value-type="string" calcext:value-type="string">
            <text:p>0.32882</text:p>
          </table:table-cell>
          <table:table-cell office:value-type="string" calcext:value-type="string">
            <text:p>0.16651</text:p>
          </table:table-cell>
          <table:table-cell office:value-type="string" calcext:value-type="string">
            <text:p>0.33784</text:p>
          </table:table-cell>
          <table:table-cell office:value-type="string" calcext:value-type="string">
            <text:p>0.328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51</text:p>
          </table:table-cell>
          <table:table-cell office:value-type="string" calcext:value-type="string">
            <text:p>-0.00553</text:p>
          </table:table-cell>
          <table:table-cell office:value-type="string" calcext:value-type="string">
            <text:p>0.16681</text:p>
          </table:table-cell>
          <table:table-cell office:value-type="string" calcext:value-type="string">
            <text:p>0.33846</text:p>
          </table:table-cell>
          <table:table-cell office:value-type="string" calcext:value-type="string">
            <text:p>0.32878</text:p>
          </table:table-cell>
          <table:table-cell office:value-type="string" calcext:value-type="string">
            <text:p>0.16651</text:p>
          </table:table-cell>
          <table:table-cell office:value-type="string" calcext:value-type="string">
            <text:p>0.33784</text:p>
          </table:table-cell>
          <table:table-cell office:value-type="string" calcext:value-type="string">
            <text:p>0.328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53</text:p>
          </table:table-cell>
          <table:table-cell office:value-type="string" calcext:value-type="string">
            <text:p>-0.00555</text:p>
          </table:table-cell>
          <table:table-cell office:value-type="string" calcext:value-type="string">
            <text:p>0.16681</text:p>
          </table:table-cell>
          <table:table-cell office:value-type="string" calcext:value-type="string">
            <text:p>0.33848</text:p>
          </table:table-cell>
          <table:table-cell office:value-type="string" calcext:value-type="string">
            <text:p>0.32876</text:p>
          </table:table-cell>
          <table:table-cell office:value-type="string" calcext:value-type="string">
            <text:p>0.16651</text:p>
          </table:table-cell>
          <table:table-cell office:value-type="string" calcext:value-type="string">
            <text:p>0.33786</text:p>
          </table:table-cell>
          <table:table-cell office:value-type="string" calcext:value-type="string">
            <text:p>0.3281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55</text:p>
          </table:table-cell>
          <table:table-cell office:value-type="string" calcext:value-type="string">
            <text:p>-0.00557</text:p>
          </table:table-cell>
          <table:table-cell office:value-type="string" calcext:value-type="string">
            <text:p>0.16681</text:p>
          </table:table-cell>
          <table:table-cell office:value-type="string" calcext:value-type="string">
            <text:p>0.33848</text:p>
          </table:table-cell>
          <table:table-cell office:value-type="string" calcext:value-type="string">
            <text:p>0.32876</text:p>
          </table:table-cell>
          <table:table-cell office:value-type="string" calcext:value-type="string">
            <text:p>0.16651</text:p>
          </table:table-cell>
          <table:table-cell office:value-type="string" calcext:value-type="string">
            <text:p>0.33786</text:p>
          </table:table-cell>
          <table:table-cell office:value-type="string" calcext:value-type="string">
            <text:p>0.3281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55</text:p>
          </table:table-cell>
          <table:table-cell office:value-type="string" calcext:value-type="string">
            <text:p>-0.00557</text:p>
          </table:table-cell>
          <table:table-cell office:value-type="string" calcext:value-type="string">
            <text:p>0.16681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74</text:p>
          </table:table-cell>
          <table:table-cell office:value-type="string" calcext:value-type="string">
            <text:p>0.16652</text:p>
          </table:table-cell>
          <table:table-cell office:value-type="string" calcext:value-type="string">
            <text:p>0.3379</text:p>
          </table:table-cell>
          <table:table-cell office:value-type="string" calcext:value-type="string">
            <text:p>0.3281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57</text:p>
          </table:table-cell>
          <table:table-cell office:value-type="string" calcext:value-type="string">
            <text:p>-0.00559</text:p>
          </table:table-cell>
          <table:table-cell office:value-type="string" calcext:value-type="string">
            <text:p>0.1668</text:p>
          </table:table-cell>
          <table:table-cell office:value-type="string" calcext:value-type="string">
            <text:p>0.33848</text:p>
          </table:table-cell>
          <table:table-cell office:value-type="string" calcext:value-type="string">
            <text:p>0.32872</text:p>
          </table:table-cell>
          <table:table-cell office:value-type="string" calcext:value-type="string">
            <text:p>0.16652</text:p>
          </table:table-cell>
          <table:table-cell office:value-type="string" calcext:value-type="string">
            <text:p>0.33792</text:p>
          </table:table-cell>
          <table:table-cell office:value-type="string" calcext:value-type="string">
            <text:p>0.3281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59</text:p>
          </table:table-cell>
          <table:table-cell office:value-type="string" calcext:value-type="string">
            <text:p>-0.00561</text:p>
          </table:table-cell>
          <table:table-cell office:value-type="string" calcext:value-type="string">
            <text:p>0.1668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7</text:p>
          </table:table-cell>
          <table:table-cell office:value-type="string" calcext:value-type="string">
            <text:p>0.16653</text:p>
          </table:table-cell>
          <table:table-cell office:value-type="string" calcext:value-type="string">
            <text:p>0.33794</text:p>
          </table:table-cell>
          <table:table-cell office:value-type="string" calcext:value-type="string">
            <text:p>0.3281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59</text:p>
          </table:table-cell>
          <table:table-cell office:value-type="string" calcext:value-type="string">
            <text:p>-0.00561</text:p>
          </table:table-cell>
          <table:table-cell office:value-type="string" calcext:value-type="string">
            <text:p>0.1668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7</text:p>
          </table:table-cell>
          <table:table-cell office:value-type="string" calcext:value-type="string">
            <text:p>0.16653</text:p>
          </table:table-cell>
          <table:table-cell office:value-type="string" calcext:value-type="string">
            <text:p>0.33794</text:p>
          </table:table-cell>
          <table:table-cell office:value-type="string" calcext:value-type="string">
            <text:p>0.3281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61</text:p>
          </table:table-cell>
          <table:table-cell office:value-type="string" calcext:value-type="string">
            <text:p>-0.00563</text:p>
          </table:table-cell>
          <table:table-cell office:value-type="string" calcext:value-type="string">
            <text:p>0.16679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66</text:p>
          </table:table-cell>
          <table:table-cell office:value-type="string" calcext:value-type="string">
            <text:p>0.16653</text:p>
          </table:table-cell>
          <table:table-cell office:value-type="string" calcext:value-type="string">
            <text:p>0.33796</text:p>
          </table:table-cell>
          <table:table-cell office:value-type="string" calcext:value-type="string">
            <text:p>0.3281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61</text:p>
          </table:table-cell>
          <table:table-cell office:value-type="string" calcext:value-type="string">
            <text:p>-0.00563</text:p>
          </table:table-cell>
          <table:table-cell office:value-type="string" calcext:value-type="string">
            <text:p>0.16679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66</text:p>
          </table:table-cell>
          <table:table-cell office:value-type="string" calcext:value-type="string">
            <text:p>0.16654</text:p>
          </table:table-cell>
          <table:table-cell office:value-type="string" calcext:value-type="string">
            <text:p>0.33798</text:p>
          </table:table-cell>
          <table:table-cell office:value-type="string" calcext:value-type="string">
            <text:p>0.3281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63</text:p>
          </table:table-cell>
          <table:table-cell office:value-type="string" calcext:value-type="string">
            <text:p>-0.00565</text:p>
          </table:table-cell>
          <table:table-cell office:value-type="string" calcext:value-type="string">
            <text:p>0.16679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66</text:p>
          </table:table-cell>
          <table:table-cell office:value-type="string" calcext:value-type="string">
            <text:p>0.16654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3281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63</text:p>
          </table:table-cell>
          <table:table-cell office:value-type="string" calcext:value-type="string">
            <text:p>-0.00565</text:p>
          </table:table-cell>
          <table:table-cell office:value-type="string" calcext:value-type="string">
            <text:p>0.16678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62</text:p>
          </table:table-cell>
          <table:table-cell office:value-type="string" calcext:value-type="string">
            <text:p>0.16654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3281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63</text:p>
          </table:table-cell>
          <table:table-cell office:value-type="string" calcext:value-type="string">
            <text:p>-0.00565</text:p>
          </table:table-cell>
          <table:table-cell office:value-type="string" calcext:value-type="string">
            <text:p>0.16678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62</text:p>
          </table:table-cell>
          <table:table-cell office:value-type="string" calcext:value-type="string">
            <text:p>0.16655</text:p>
          </table:table-cell>
          <table:table-cell office:value-type="string" calcext:value-type="string">
            <text:p>0.33804</text:p>
          </table:table-cell>
          <table:table-cell office:value-type="string" calcext:value-type="string">
            <text:p>0.3281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65</text:p>
          </table:table-cell>
          <table:table-cell office:value-type="string" calcext:value-type="string">
            <text:p>-0.00567</text:p>
          </table:table-cell>
          <table:table-cell office:value-type="string" calcext:value-type="string">
            <text:p>0.16678</text:p>
          </table:table-cell>
          <table:table-cell office:value-type="string" calcext:value-type="string">
            <text:p>0.33852</text:p>
          </table:table-cell>
          <table:table-cell office:value-type="string" calcext:value-type="string">
            <text:p>0.3286</text:p>
          </table:table-cell>
          <table:table-cell office:value-type="string" calcext:value-type="string">
            <text:p>0.16655</text:p>
          </table:table-cell>
          <table:table-cell office:value-type="string" calcext:value-type="string">
            <text:p>0.33804</text:p>
          </table:table-cell>
          <table:table-cell office:value-type="string" calcext:value-type="string">
            <text:p>0.3281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65</text:p>
          </table:table-cell>
          <table:table-cell office:value-type="string" calcext:value-type="string">
            <text:p>-0.00567</text:p>
          </table:table-cell>
          <table:table-cell office:value-type="string" calcext:value-type="string">
            <text:p>0.16677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58</text:p>
          </table:table-cell>
          <table:table-cell office:value-type="string" calcext:value-type="string">
            <text:p>0.16655</text:p>
          </table:table-cell>
          <table:table-cell office:value-type="string" calcext:value-type="string">
            <text:p>0.33804</text:p>
          </table:table-cell>
          <table:table-cell office:value-type="string" calcext:value-type="string">
            <text:p>0.3281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65</text:p>
          </table:table-cell>
          <table:table-cell office:value-type="string" calcext:value-type="string">
            <text:p>-0.00567</text:p>
          </table:table-cell>
          <table:table-cell office:value-type="string" calcext:value-type="string">
            <text:p>0.16677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58</text:p>
          </table:table-cell>
          <table:table-cell office:value-type="string" calcext:value-type="string">
            <text:p>0.16655</text:p>
          </table:table-cell>
          <table:table-cell office:value-type="string" calcext:value-type="string">
            <text:p>0.33806</text:p>
          </table:table-cell>
          <table:table-cell office:value-type="string" calcext:value-type="string">
            <text:p>0.3281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67</text:p>
          </table:table-cell>
          <table:table-cell office:value-type="string" calcext:value-type="string">
            <text:p>-0.00569</text:p>
          </table:table-cell>
          <table:table-cell office:value-type="string" calcext:value-type="string">
            <text:p>0.16677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58</text:p>
          </table:table-cell>
          <table:table-cell office:value-type="string" calcext:value-type="string">
            <text:p>0.16656</text:p>
          </table:table-cell>
          <table:table-cell office:value-type="string" calcext:value-type="string">
            <text:p>0.33808</text:p>
          </table:table-cell>
          <table:table-cell office:value-type="string" calcext:value-type="string">
            <text:p>0.3281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67</text:p>
          </table:table-cell>
          <table:table-cell office:value-type="string" calcext:value-type="string">
            <text:p>-0.00569</text:p>
          </table:table-cell>
          <table:table-cell office:value-type="string" calcext:value-type="string">
            <text:p>0.16676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54</text:p>
          </table:table-cell>
          <table:table-cell office:value-type="string" calcext:value-type="string">
            <text:p>0.16656</text:p>
          </table:table-cell>
          <table:table-cell office:value-type="string" calcext:value-type="string">
            <text:p>0.33808</text:p>
          </table:table-cell>
          <table:table-cell office:value-type="string" calcext:value-type="string">
            <text:p>0.3281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69</text:p>
          </table:table-cell>
          <table:table-cell office:value-type="string" calcext:value-type="string">
            <text:p>-0.00571</text:p>
          </table:table-cell>
          <table:table-cell office:value-type="string" calcext:value-type="string">
            <text:p>0.16676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54</text:p>
          </table:table-cell>
          <table:table-cell office:value-type="string" calcext:value-type="string">
            <text:p>0.16656</text:p>
          </table:table-cell>
          <table:table-cell office:value-type="string" calcext:value-type="string">
            <text:p>0.3381</text:p>
          </table:table-cell>
          <table:table-cell office:value-type="string" calcext:value-type="string">
            <text:p>0.3281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69</text:p>
          </table:table-cell>
          <table:table-cell office:value-type="string" calcext:value-type="string">
            <text:p>-0.00571</text:p>
          </table:table-cell>
          <table:table-cell office:value-type="string" calcext:value-type="string">
            <text:p>0.16676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54</text:p>
          </table:table-cell>
          <table:table-cell office:value-type="string" calcext:value-type="string">
            <text:p>0.16657</text:p>
          </table:table-cell>
          <table:table-cell office:value-type="string" calcext:value-type="string">
            <text:p>0.33812</text:p>
          </table:table-cell>
          <table:table-cell office:value-type="string" calcext:value-type="string">
            <text:p>0.3281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69</text:p>
          </table:table-cell>
          <table:table-cell office:value-type="string" calcext:value-type="string">
            <text:p>-0.00571</text:p>
          </table:table-cell>
          <table:table-cell office:value-type="string" calcext:value-type="string">
            <text:p>0.16675</text:p>
          </table:table-cell>
          <table:table-cell office:value-type="string" calcext:value-type="string">
            <text:p>0.33848</text:p>
          </table:table-cell>
          <table:table-cell office:value-type="string" calcext:value-type="string">
            <text:p>0.32852</text:p>
          </table:table-cell>
          <table:table-cell office:value-type="string" calcext:value-type="string">
            <text:p>0.16657</text:p>
          </table:table-cell>
          <table:table-cell office:value-type="string" calcext:value-type="string">
            <text:p>0.33812</text:p>
          </table:table-cell>
          <table:table-cell office:value-type="string" calcext:value-type="string">
            <text:p>0.3281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71</text:p>
          </table:table-cell>
          <table:table-cell office:value-type="string" calcext:value-type="string">
            <text:p>-0.00573</text:p>
          </table:table-cell>
          <table:table-cell office:value-type="string" calcext:value-type="string">
            <text:p>0.16675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5</text:p>
          </table:table-cell>
          <table:table-cell office:value-type="string" calcext:value-type="string">
            <text:p>0.16657</text:p>
          </table:table-cell>
          <table:table-cell office:value-type="string" calcext:value-type="string">
            <text:p>0.33814</text:p>
          </table:table-cell>
          <table:table-cell office:value-type="string" calcext:value-type="string">
            <text:p>0.3281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71</text:p>
          </table:table-cell>
          <table:table-cell office:value-type="string" calcext:value-type="string">
            <text:p>-0.00573</text:p>
          </table:table-cell>
          <table:table-cell office:value-type="string" calcext:value-type="string">
            <text:p>0.16675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5</text:p>
          </table:table-cell>
          <table:table-cell office:value-type="string" calcext:value-type="string">
            <text:p>0.16658</text:p>
          </table:table-cell>
          <table:table-cell office:value-type="string" calcext:value-type="string">
            <text:p>0.33816</text:p>
          </table:table-cell>
          <table:table-cell office:value-type="string" calcext:value-type="string">
            <text:p>0.3281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71</text:p>
          </table:table-cell>
          <table:table-cell office:value-type="string" calcext:value-type="string">
            <text:p>-0.00573</text:p>
          </table:table-cell>
          <table:table-cell office:value-type="string" calcext:value-type="string">
            <text:p>0.16675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5</text:p>
          </table:table-cell>
          <table:table-cell office:value-type="string" calcext:value-type="string">
            <text:p>0.16658</text:p>
          </table:table-cell>
          <table:table-cell office:value-type="string" calcext:value-type="string">
            <text:p>0.33816</text:p>
          </table:table-cell>
          <table:table-cell office:value-type="string" calcext:value-type="string">
            <text:p>0.3281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73</text:p>
          </table:table-cell>
          <table:table-cell office:value-type="string" calcext:value-type="string">
            <text:p>-0.00575</text:p>
          </table:table-cell>
          <table:table-cell office:value-type="string" calcext:value-type="string">
            <text:p>0.16674</text:p>
          </table:table-cell>
          <table:table-cell office:value-type="string" calcext:value-type="string">
            <text:p>0.33848</text:p>
          </table:table-cell>
          <table:table-cell office:value-type="string" calcext:value-type="string">
            <text:p>0.32848</text:p>
          </table:table-cell>
          <table:table-cell office:value-type="string" calcext:value-type="string">
            <text:p>0.16659</text:p>
          </table:table-cell>
          <table:table-cell office:value-type="string" calcext:value-type="string">
            <text:p>0.33818</text:p>
          </table:table-cell>
          <table:table-cell office:value-type="string" calcext:value-type="string">
            <text:p>0.3281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73</text:p>
          </table:table-cell>
          <table:table-cell office:value-type="string" calcext:value-type="string">
            <text:p>-0.00575</text:p>
          </table:table-cell>
          <table:table-cell office:value-type="string" calcext:value-type="string">
            <text:p>0.16674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32846</text:p>
          </table:table-cell>
          <table:table-cell office:value-type="string" calcext:value-type="string">
            <text:p>0.16659</text:p>
          </table:table-cell>
          <table:table-cell office:value-type="string" calcext:value-type="string">
            <text:p>0.3382</text:p>
          </table:table-cell>
          <table:table-cell office:value-type="string" calcext:value-type="string">
            <text:p>0.3281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73</text:p>
          </table:table-cell>
          <table:table-cell office:value-type="string" calcext:value-type="string">
            <text:p>-0.00575</text:p>
          </table:table-cell>
          <table:table-cell office:value-type="string" calcext:value-type="string">
            <text:p>0.16673</text:p>
          </table:table-cell>
          <table:table-cell office:value-type="string" calcext:value-type="string">
            <text:p>0.33848</text:p>
          </table:table-cell>
          <table:table-cell office:value-type="string" calcext:value-type="string">
            <text:p>0.32844</text:p>
          </table:table-cell>
          <table:table-cell office:value-type="string" calcext:value-type="string">
            <text:p>0.16659</text:p>
          </table:table-cell>
          <table:table-cell office:value-type="string" calcext:value-type="string">
            <text:p>0.3382</text:p>
          </table:table-cell>
          <table:table-cell office:value-type="string" calcext:value-type="string">
            <text:p>0.3281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73</text:p>
          </table:table-cell>
          <table:table-cell office:value-type="string" calcext:value-type="string">
            <text:p>-0.00575</text:p>
          </table:table-cell>
          <table:table-cell office:value-type="string" calcext:value-type="string">
            <text:p>0.16673</text:p>
          </table:table-cell>
          <table:table-cell office:value-type="string" calcext:value-type="string">
            <text:p>0.33848</text:p>
          </table:table-cell>
          <table:table-cell office:value-type="string" calcext:value-type="string">
            <text:p>0.32844</text:p>
          </table:table-cell>
          <table:table-cell office:value-type="string" calcext:value-type="string">
            <text:p>0.16659</text:p>
          </table:table-cell>
          <table:table-cell office:value-type="string" calcext:value-type="string">
            <text:p>0.3382</text:p>
          </table:table-cell>
          <table:table-cell office:value-type="string" calcext:value-type="string">
            <text:p>0.3281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73</text:p>
          </table:table-cell>
          <table:table-cell office:value-type="string" calcext:value-type="string">
            <text:p>-0.00575</text:p>
          </table:table-cell>
          <table:table-cell office:value-type="string" calcext:value-type="string">
            <text:p>0.16673</text:p>
          </table:table-cell>
          <table:table-cell office:value-type="string" calcext:value-type="string">
            <text:p>0.33848</text:p>
          </table:table-cell>
          <table:table-cell office:value-type="string" calcext:value-type="string">
            <text:p>0.32844</text:p>
          </table:table-cell>
          <table:table-cell office:value-type="string" calcext:value-type="string">
            <text:p>0.1666</text:p>
          </table:table-cell>
          <table:table-cell office:value-type="string" calcext:value-type="string">
            <text:p>0.33822</text:p>
          </table:table-cell>
          <table:table-cell office:value-type="string" calcext:value-type="string">
            <text:p>0.3281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73</text:p>
          </table:table-cell>
          <table:table-cell office:value-type="string" calcext:value-type="string">
            <text:p>-0.00575</text:p>
          </table:table-cell>
          <table:table-cell office:value-type="string" calcext:value-type="string">
            <text:p>0.16672</text:p>
          </table:table-cell>
          <table:table-cell office:value-type="string" calcext:value-type="string">
            <text:p>0.33846</text:p>
          </table:table-cell>
          <table:table-cell office:value-type="string" calcext:value-type="string">
            <text:p>0.32842</text:p>
          </table:table-cell>
          <table:table-cell office:value-type="string" calcext:value-type="string">
            <text:p>0.1666</text:p>
          </table:table-cell>
          <table:table-cell office:value-type="string" calcext:value-type="string">
            <text:p>0.33822</text:p>
          </table:table-cell>
          <table:table-cell office:value-type="string" calcext:value-type="string">
            <text:p>0.3281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75</text:p>
          </table:table-cell>
          <table:table-cell office:value-type="string" calcext:value-type="string">
            <text:p>-0.00577</text:p>
          </table:table-cell>
          <table:table-cell office:value-type="string" calcext:value-type="string">
            <text:p>0.16672</text:p>
          </table:table-cell>
          <table:table-cell office:value-type="string" calcext:value-type="string">
            <text:p>0.33846</text:p>
          </table:table-cell>
          <table:table-cell office:value-type="string" calcext:value-type="string">
            <text:p>0.32842</text:p>
          </table:table-cell>
          <table:table-cell office:value-type="string" calcext:value-type="string">
            <text:p>0.1666</text:p>
          </table:table-cell>
          <table:table-cell office:value-type="string" calcext:value-type="string">
            <text:p>0.33822</text:p>
          </table:table-cell>
          <table:table-cell office:value-type="string" calcext:value-type="string">
            <text:p>0.3281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75</text:p>
          </table:table-cell>
          <table:table-cell office:value-type="string" calcext:value-type="string">
            <text:p>-0.00577</text:p>
          </table:table-cell>
          <table:table-cell office:value-type="string" calcext:value-type="string">
            <text:p>0.16672</text:p>
          </table:table-cell>
          <table:table-cell office:value-type="string" calcext:value-type="string">
            <text:p>0.33848</text:p>
          </table:table-cell>
          <table:table-cell office:value-type="string" calcext:value-type="string">
            <text:p>0.3284</text:p>
          </table:table-cell>
          <table:table-cell office:value-type="string" calcext:value-type="string">
            <text:p>0.16661</text:p>
          </table:table-cell>
          <table:table-cell office:value-type="string" calcext:value-type="string">
            <text:p>0.33824</text:p>
          </table:table-cell>
          <table:table-cell office:value-type="string" calcext:value-type="string">
            <text:p>0.3282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00005</text:p>
          </table:table-cell>
          <table:table-cell office:value-type="string" calcext:value-type="string">
            <text:p>0.00575</text:p>
          </table:table-cell>
          <table:table-cell office:value-type="string" calcext:value-type="string">
            <text:p>-0.00577</text:p>
          </table:table-cell>
          <table:table-cell office:value-type="string" calcext:value-type="string">
            <text:p>0.16671</text:p>
          </table:table-cell>
          <table:table-cell office:value-type="string" calcext:value-type="string">
            <text:p>0.33846</text:p>
          </table:table-cell>
          <table:table-cell office:value-type="string" calcext:value-type="string">
            <text:p>0.32838</text:p>
          </table:table-cell>
          <table:table-cell office:value-type="string" calcext:value-type="string">
            <text:p>0.16661</text:p>
          </table:table-cell>
          <table:table-cell office:value-type="string" calcext:value-type="string">
            <text:p>0.33826</text:p>
          </table:table-cell>
          <table:table-cell office:value-type="string" calcext:value-type="string">
            <text:p>0.3281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0.6</text:p>
          </table:table-cell>
          <table:table-cell office:value-type="string" calcext:value-type="string">
            <text:p>11.48634</text:p>
          </table:table-cell>
          <table:table-cell office:value-type="string" calcext:value-type="string">
            <text:p>-11.4756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1.07351</text:p>
          </table:table-cell>
          <table:table-cell office:value-type="string" calcext:value-type="string">
            <text:p>-11.0604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9.29844</text:p>
          </table:table-cell>
          <table:table-cell office:value-type="string" calcext:value-type="string">
            <text:p>-9.2855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1</text:p>
          </table:table-cell>
          <table:table-cell office:value-type="string" calcext:value-type="string">
            <text:p>5.9184</text:p>
          </table:table-cell>
          <table:table-cell office:value-type="string" calcext:value-type="string">
            <text:p>-5.9216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5.75904</text:p>
          </table:table-cell>
          <table:table-cell office:value-type="string" calcext:value-type="string">
            <text:p>-5.7609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.4832</text:p>
          </table:table-cell>
          <table:table-cell office:value-type="string" calcext:value-type="string">
            <text:p>-4.4768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1.1</text:p>
          </table:table-cell>
          <table:table-cell office:value-type="string" calcext:value-type="string">
            <text:p>1.477202</text:p>
          </table:table-cell>
          <table:table-cell office:value-type="string" calcext:value-type="string">
            <text:p>-1.47847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.42898</text:p>
          </table:table-cell>
          <table:table-cell office:value-type="string" calcext:value-type="string">
            <text:p>-1.43016</text:p>
          </table:table-cell>
          <table:table-cell office:value-type="string" calcext:value-type="string">
            <text:p>-0.53</text:p>
          </table:table-cell>
          <table:table-cell office:value-type="string" calcext:value-type="string">
            <text:p>1.1269567</text:p>
          </table:table-cell>
          <table:table-cell office:value-type="string" calcext:value-type="string">
            <text:p>-1.1276033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96</text:p>
          </table:table-cell>
          <table:table-cell office:value-type="string" calcext:value-type="string">
            <text:p>0.96528</text:p>
          </table:table-cell>
          <table:table-cell office:value-type="string" calcext:value-type="string">
            <text:p>-0.98832</text:p>
          </table:table-cell>
          <table:table-cell office:value-type="string" calcext:value-type="string">
            <text:p>-0.015</text:p>
          </table:table-cell>
          <table:table-cell office:value-type="string" calcext:value-type="string">
            <text:p>0.9186</text:p>
          </table:table-cell>
          <table:table-cell office:value-type="string" calcext:value-type="string">
            <text:p>-0.9222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76956</text:p>
          </table:table-cell>
          <table:table-cell office:value-type="string" calcext:value-type="string">
            <text:p>-0.72564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62</text:p>
          </table:table-cell>
          <table:table-cell office:value-type="string" calcext:value-type="string">
            <text:p>0.6513</text:p>
          </table:table-cell>
          <table:table-cell office:value-type="string" calcext:value-type="string">
            <text:p>-0.812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7345</text:p>
          </table:table-cell>
          <table:table-cell office:value-type="string" calcext:value-type="string">
            <text:p>-0.578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7995</text:p>
          </table:table-cell>
          <table:table-cell office:value-type="string" calcext:value-type="string">
            <text:p>-0.3575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46</text:p>
          </table:table-cell>
          <table:table-cell office:value-type="string" calcext:value-type="string">
            <text:p>0.5339</text:p>
          </table:table-cell>
          <table:table-cell office:value-type="string" calcext:value-type="string">
            <text:p>-0.7087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779</text:p>
          </table:table-cell>
          <table:table-cell office:value-type="string" calcext:value-type="string">
            <text:p>-0.3154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7885</text:p>
          </table:table-cell>
          <table:table-cell office:value-type="string" calcext:value-type="string">
            <text:p>-0.2755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43</text:p>
          </table:table-cell>
          <table:table-cell office:value-type="string" calcext:value-type="string">
            <text:p>0.5187</text:p>
          </table:table-cell>
          <table:table-cell office:value-type="string" calcext:value-type="string">
            <text:p>-0.6821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8075</text:p>
          </table:table-cell>
          <table:table-cell office:value-type="string" calcext:value-type="string">
            <text:p>-0.2147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7372</text:p>
          </table:table-cell>
          <table:table-cell office:value-type="string" calcext:value-type="string">
            <text:p>-0.330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-0.032</text:p>
          </table:table-cell>
          <table:table-cell office:value-type="string" calcext:value-type="string">
            <text:p>0.4427</text:p>
          </table:table-cell>
          <table:table-cell office:value-type="string" calcext:value-type="string">
            <text:p>-0.5643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792</text:p>
          </table:table-cell>
          <table:table-cell office:value-type="string" calcext:value-type="string">
            <text:p>-0.116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-0.248</text:p>
          </table:table-cell>
          <table:table-cell table:number-columns-repeated="153"/>
        </table:table-row>
        <table:table-row table:style-name="ro1" table:number-rows-repeated="1048424">
          <table:table-cell table:number-columns-repeated="162"/>
        </table:table-row>
        <table:table-row table:style-name="ro1">
          <table:table-cell table:number-columns-repeated="1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4" number:min-decimal-places="4" number:min-integer-digits="1" number:grouping="true"/>
    </number:number-style>
    <number:number-style style:name="N147">
      <number:number number:decimal-places="7" number:min-decimal-places="7" number:min-integer-digits="1"/>
    </number:number-style>
    <number:percentage-style style:name="N148">
      <number:number number:decimal-places="3" number:min-decimal-places="3" number:min-integer-digits="1"/>
      <number:text>%</number:text>
    </number:percentage-style>
    <number:percentage-style style:name="N149">
      <number:number number:decimal-places="4" number:min-decimal-places="4" number:min-integer-digits="1"/>
      <number:text>%</number:text>
    </number:percentage-style>
    <number:percentage-style style:name="N150">
      <number:number number:decimal-places="5" number:min-decimal-places="5" number:min-integer-digits="1"/>
      <number:text>%</number:text>
    </number:percentage-style>
    <number:percentage-style style:name="N151">
      <number:number number:decimal-places="6" number:min-decimal-places="6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2:41:00.52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6T02:46:43.338000000</meta:creation-date>
    <dc:date>2020-11-16T12:50:03.875000000</dc:date>
    <meta:editing-duration>PT20M30S</meta:editing-duration>
    <meta:editing-cycles>4</meta:editing-cycles>
    <meta:generator>LibreOffice/7.0.3.1$Windows_X86_64 LibreOffice_project/d7547858d014d4cf69878db179d326fc3483e082</meta:generator>
    <meta:document-statistic meta:table-count="2" meta:cell-count="393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58cm" svg:height="9.006cm" xlink:href=".." xlink:type="simple" chart:class="chart:bar" chart:style-name="ch1">
        <chart:legend chart:legend-position="end" svg:x="23.71cm" svg:y="3.706cm" style:legend-expansion="high" chart:style-name="ch2"/>
        <chart:plot-area chart:style-name="ch3" table:cell-range-address="Planilha1.B6:Planilha1.D157" chart:data-source-has-labels="row" svg:x="0.541cm" svg:y="0.18cm" svg:width="22.628cm" svg:height="8.646cm">
          <chart:coordinate-region svg:x="1.374cm" svg:y="0.379cm" svg:width="21.795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B7:Planilha1.B157" chart:label-cell-address="Planilha1.B6:Planilha1.B6" chart:class="chart:bar">
            <chart:data-point chart:repeated="151"/>
          </chart:series>
          <chart:series chart:style-name="ch8" chart:values-cell-range-address="Planilha1.C7:Planilha1.C157" chart:label-cell-address="Planilha1.C6:Planilha1.C6" chart:class="chart:bar">
            <chart:data-point chart:repeated="151"/>
          </chart:series>
          <chart:series chart:style-name="ch9" chart:values-cell-range-address="Planilha1.D7:Planilha1.D157" chart:label-cell-address="Planilha1.D6:Planilha1.D6" chart:class="chart:bar">
            <chart:data-point chart:repeated="1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storFixo</text:p>
                <draw:g>
                  <svg:desc>Planilha1.B6:Planilha1.B6</svg:desc>
                </draw:g>
              </table:table-cell>
              <table:table-cell office:value-type="string">
                <text:p>ResistorVariavel</text:p>
                <draw:g>
                  <svg:desc>Planilha1.C6:Planilha1.C6</svg:desc>
                </draw:g>
              </table:table-cell>
              <table:table-cell office:value-type="string">
                <text:p>CircuitoIntegrado</text:p>
                <draw:g>
                  <svg:desc>Planilha1.D6:Planilha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15469956408242">
                <text:p>-1.15469956408242</text:p>
                <draw:g>
                  <svg:desc>Planilha1.B7:Planilha1.B157</svg:desc>
                </draw:g>
              </table:table-cell>
              <table:table-cell office:value-type="float" office:value="0.578648832041303">
                <text:p>0.578648832041303</text:p>
                <draw:g>
                  <svg:desc>Planilha1.C7:Planilha1.C157</svg:desc>
                </draw:g>
              </table:table-cell>
              <table:table-cell office:value-type="float" office:value="0.576050732041117">
                <text:p>0.576050732041117</text:p>
                <draw:g>
                  <svg:desc>Planilha1.D7:Planilha1.D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5469978392884">
                <text:p>-1.15469978392884</text:p>
              </table:table-cell>
              <table:table-cell office:value-type="float" office:value="0.57849302188791">
                <text:p>0.57849302188791</text:p>
              </table:table-cell>
              <table:table-cell office:value-type="float" office:value="0.576206762040928">
                <text:p>0.576206762040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546997134373">
                <text:p>-1.1546997134373</text:p>
              </table:table-cell>
              <table:table-cell office:value-type="float" office:value="0.578545198036907">
                <text:p>0.578545198036907</text:p>
              </table:table-cell>
              <table:table-cell office:value-type="float" office:value="0.57615451540039">
                <text:p>0.57615451540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546999756251">
                <text:p>-1.1546999756251</text:p>
              </table:table-cell>
              <table:table-cell office:value-type="float" office:value="0.578337266164493">
                <text:p>0.578337266164493</text:p>
              </table:table-cell>
              <table:table-cell office:value-type="float" office:value="0.576362709460607">
                <text:p>0.576362709460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5469991486641">
                <text:p>-1.15469991486641</text:p>
              </table:table-cell>
              <table:table-cell office:value-type="float" office:value="0.5783891665724">
                <text:p>0.5783891665724</text:p>
              </table:table-cell>
              <table:table-cell office:value-type="float" office:value="0.576310748294006">
                <text:p>0.576310748294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15469991494122">
                <text:p>-1.15469991494122</text:p>
              </table:table-cell>
              <table:table-cell office:value-type="float" office:value="0.578389104262314">
                <text:p>0.578389104262314</text:p>
              </table:table-cell>
              <table:table-cell office:value-type="float" office:value="0.576310810678906">
                <text:p>0.576310810678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546991349716">
                <text:p>-1.1546991349716</text:p>
              </table:table-cell>
              <table:table-cell office:value-type="float" office:value="0.578908660772938">
                <text:p>0.578908660772938</text:p>
              </table:table-cell>
              <table:table-cell office:value-type="float" office:value="0.575790474198663">
                <text:p>0.575790474198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5469991509081">
                <text:p>-1.15469991509081</text:p>
              </table:table-cell>
              <table:table-cell office:value-type="float" office:value="0.578388979664561">
                <text:p>0.578388979664561</text:p>
              </table:table-cell>
              <table:table-cell office:value-type="float" office:value="0.576310935426245">
                <text:p>0.576310935426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5469991509081">
                <text:p>-1.15469991509081</text:p>
              </table:table-cell>
              <table:table-cell office:value-type="float" office:value="0.578388979664561">
                <text:p>0.578388979664561</text:p>
              </table:table-cell>
              <table:table-cell office:value-type="float" office:value="0.576310935426245">
                <text:p>0.576310935426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5469991509081">
                <text:p>-1.15469991509081</text:p>
              </table:table-cell>
              <table:table-cell office:value-type="float" office:value="0.578388979664561">
                <text:p>0.578388979664561</text:p>
              </table:table-cell>
              <table:table-cell office:value-type="float" office:value="0.576310935426245">
                <text:p>0.576310935426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15470038246353">
                <text:p>-1.15470038246353</text:p>
              </table:table-cell>
              <table:table-cell office:value-type="float" office:value="0.577869858370587">
                <text:p>0.577869858370587</text:p>
              </table:table-cell>
              <table:table-cell office:value-type="float" office:value="0.576830524092942">
                <text:p>0.576830524092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15470038246353">
                <text:p>-1.15470038246353</text:p>
              </table:table-cell>
              <table:table-cell office:value-type="float" office:value="0.577869858370587">
                <text:p>0.577869858370587</text:p>
              </table:table-cell>
              <table:table-cell office:value-type="float" office:value="0.576830524092942">
                <text:p>0.5768305240929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15469991509081">
                <text:p>-1.15469991509081</text:p>
              </table:table-cell>
              <table:table-cell office:value-type="float" office:value="0.578388979664561">
                <text:p>0.578388979664561</text:p>
              </table:table-cell>
              <table:table-cell office:value-type="float" office:value="0.576310935426245">
                <text:p>0.576310935426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5470038246353">
                <text:p>-1.15470038246353</text:p>
              </table:table-cell>
              <table:table-cell office:value-type="float" office:value="0.577869858370587">
                <text:p>0.577869858370587</text:p>
              </table:table-cell>
              <table:table-cell office:value-type="float" office:value="0.576830524092942">
                <text:p>0.576830524092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15470038246353">
                <text:p>-1.15470038246353</text:p>
              </table:table-cell>
              <table:table-cell office:value-type="float" office:value="0.577869858370587">
                <text:p>0.577869858370587</text:p>
              </table:table-cell>
              <table:table-cell office:value-type="float" office:value="0.576830524092942">
                <text:p>0.576830524092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15468763108499">
                <text:p>-1.15468763108499</text:p>
              </table:table-cell>
              <table:table-cell office:value-type="float" office:value="0.582072024981317">
                <text:p>0.582072024981317</text:p>
              </table:table-cell>
              <table:table-cell office:value-type="float" office:value="0.572615606103675">
                <text:p>0.572615606103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15468762798689">
                <text:p>-1.15468762798689</text:p>
              </table:table-cell>
              <table:table-cell office:value-type="float" office:value="0.582072590844431">
                <text:p>0.582072590844431</text:p>
              </table:table-cell>
              <table:table-cell office:value-type="float" office:value="0.57261503714246">
                <text:p>0.57261503714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15468819056518">
                <text:p>-1.15468819056518</text:p>
              </table:table-cell>
              <table:table-cell office:value-type="float" office:value="0.581968695479407">
                <text:p>0.581968695479407</text:p>
              </table:table-cell>
              <table:table-cell office:value-type="float" office:value="0.572719495085774">
                <text:p>0.572719495085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15468791365296">
                <text:p>-1.15468791365296</text:p>
              </table:table-cell>
              <table:table-cell office:value-type="float" office:value="0.582020124897347">
                <text:p>0.582020124897347</text:p>
              </table:table-cell>
              <table:table-cell office:value-type="float" office:value="0.572667788755616">
                <text:p>0.572667788755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15468762953608">
                <text:p>-1.15468762953608</text:p>
              </table:table-cell>
              <table:table-cell office:value-type="float" office:value="0.582072307895922">
                <text:p>0.582072307895922</text:p>
              </table:table-cell>
              <table:table-cell office:value-type="float" office:value="0.572615321640159">
                <text:p>0.572615321640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15468846590148">
                <text:p>-1.15468846590148</text:p>
              </table:table-cell>
              <table:table-cell office:value-type="float" office:value="0.581916982185679">
                <text:p>0.581916982185679</text:p>
              </table:table-cell>
              <table:table-cell office:value-type="float" office:value="0.572771483715801">
                <text:p>0.572771483715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15468846735008">
                <text:p>-1.15468846735008</text:p>
              </table:table-cell>
              <table:table-cell office:value-type="float" office:value="0.58191670855625">
                <text:p>0.58191670855625</text:p>
              </table:table-cell>
              <table:table-cell office:value-type="float" office:value="0.572771758793832">
                <text:p>0.572771758793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15468873942081">
                <text:p>-1.15468873942081</text:p>
              </table:table-cell>
              <table:table-cell office:value-type="float" office:value="0.581865021331755">
                <text:p>0.581865021331755</text:p>
              </table:table-cell>
              <table:table-cell office:value-type="float" office:value="0.572823718089057">
                <text:p>0.5728237180890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15468873927922">
                <text:p>-1.15468873927922</text:p>
              </table:table-cell>
              <table:table-cell office:value-type="float" office:value="0.58186504838475">
                <text:p>0.58186504838475</text:p>
              </table:table-cell>
              <table:table-cell office:value-type="float" office:value="0.572823690894474">
                <text:p>0.5728236908944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15468900965173">
                <text:p>-1.15468900965173</text:p>
              </table:table-cell>
              <table:table-cell office:value-type="float" office:value="0.581813088733041">
                <text:p>0.581813088733041</text:p>
              </table:table-cell>
              <table:table-cell office:value-type="float" office:value="0.572875920918686">
                <text:p>0.5728759209186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15468900965173">
                <text:p>-1.15468900965173</text:p>
              </table:table-cell>
              <table:table-cell office:value-type="float" office:value="0.581813088733041">
                <text:p>0.581813088733041</text:p>
              </table:table-cell>
              <table:table-cell office:value-type="float" office:value="0.572875920918686">
                <text:p>0.5728759209186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15468900951338">
                <text:p>-1.15468900951338</text:p>
              </table:table-cell>
              <table:table-cell office:value-type="float" office:value="0.581813115474624">
                <text:p>0.581813115474624</text:p>
              </table:table-cell>
              <table:table-cell office:value-type="float" office:value="0.572875894038762">
                <text:p>0.572875894038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15468953962892">
                <text:p>-1.15468953962892</text:p>
              </table:table-cell>
              <table:table-cell office:value-type="float" office:value="0.581709435168945">
                <text:p>0.581709435168945</text:p>
              </table:table-cell>
              <table:table-cell office:value-type="float" office:value="0.57298010445998">
                <text:p>0.57298010445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5468953949694">
                <text:p>-1.15468953949694</text:p>
              </table:table-cell>
              <table:table-cell office:value-type="float" office:value="0.581709461290237">
                <text:p>0.581709461290237</text:p>
              </table:table-cell>
              <table:table-cell office:value-type="float" office:value="0.572980078206705">
                <text:p>0.5729800782067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5468953949694">
                <text:p>-1.15468953949694</text:p>
              </table:table-cell>
              <table:table-cell office:value-type="float" office:value="0.581709461290237">
                <text:p>0.581709461290237</text:p>
              </table:table-cell>
              <table:table-cell office:value-type="float" office:value="0.572980078206705">
                <text:p>0.572980078206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154690057011">
                <text:p>-1.154690057011</text:p>
              </table:table-cell>
              <table:table-cell office:value-type="float" office:value="0.581605800729694">
                <text:p>0.581605800729694</text:p>
              </table:table-cell>
              <table:table-cell office:value-type="float" office:value="0.573084256281308">
                <text:p>0.5730842562813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54690057011">
                <text:p>-1.154690057011</text:p>
              </table:table-cell>
              <table:table-cell office:value-type="float" office:value="0.581605800729694">
                <text:p>0.581605800729694</text:p>
              </table:table-cell>
              <table:table-cell office:value-type="float" office:value="0.573084256281308">
                <text:p>0.573084256281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154690057011">
                <text:p>-1.154690057011</text:p>
              </table:table-cell>
              <table:table-cell office:value-type="float" office:value="0.581605800729694">
                <text:p>0.581605800729694</text:p>
              </table:table-cell>
              <table:table-cell office:value-type="float" office:value="0.573084256281308">
                <text:p>0.573084256281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1546903104783">
                <text:p>-1.1546903104783</text:p>
              </table:table-cell>
              <table:table-cell office:value-type="float" office:value="0.581554094017498">
                <text:p>0.581554094017498</text:p>
              </table:table-cell>
              <table:table-cell office:value-type="float" office:value="0.573136216460805">
                <text:p>0.573136216460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15469056205551">
                <text:p>-1.15469056205551</text:p>
              </table:table-cell>
              <table:table-cell office:value-type="float" office:value="0.581502133796335">
                <text:p>0.581502133796335</text:p>
              </table:table-cell>
              <table:table-cell office:value-type="float" office:value="0.57318842825918">
                <text:p>0.573188428259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15469056205551">
                <text:p>-1.15469056205551</text:p>
              </table:table-cell>
              <table:table-cell office:value-type="float" office:value="0.581502133796335">
                <text:p>0.581502133796335</text:p>
              </table:table-cell>
              <table:table-cell office:value-type="float" office:value="0.57318842825918">
                <text:p>0.573188428259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15469080931795">
                <text:p>-1.15469080931795</text:p>
              </table:table-cell>
              <table:table-cell office:value-type="float" office:value="0.581450420796457">
                <text:p>0.581450420796457</text:p>
              </table:table-cell>
              <table:table-cell office:value-type="float" office:value="0.573240388521496">
                <text:p>0.5732403885214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15469105451663">
                <text:p>-1.15469105451663</text:p>
              </table:table-cell>
              <table:table-cell office:value-type="float" office:value="0.581398484753752">
                <text:p>0.581398484753752</text:p>
              </table:table-cell>
              <table:table-cell office:value-type="float" office:value="0.573292569762875">
                <text:p>0.573292569762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15469105463043">
                <text:p>-1.15469105463043</text:p>
              </table:table-cell>
              <table:table-cell office:value-type="float" office:value="0.581398460493503">
                <text:p>0.581398460493503</text:p>
              </table:table-cell>
              <table:table-cell office:value-type="float" office:value="0.573292594136928">
                <text:p>0.5732925941369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546915347357">
                <text:p>-1.1546915347357</text:p>
              </table:table-cell>
              <table:table-cell office:value-type="float" office:value="0.58129478082454">
                <text:p>0.58129478082454</text:p>
              </table:table-cell>
              <table:table-cell office:value-type="float" office:value="0.573396753911163">
                <text:p>0.5733967539111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15469153462766">
                <text:p>-1.15469153462766</text:p>
              </table:table-cell>
              <table:table-cell office:value-type="float" office:value="0.581294804464182">
                <text:p>0.581294804464182</text:p>
              </table:table-cell>
              <table:table-cell office:value-type="float" office:value="0.573396730163478">
                <text:p>0.5733967301634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15469153462766">
                <text:p>-1.15469153462766</text:p>
              </table:table-cell>
              <table:table-cell office:value-type="float" office:value="0.581294804464182">
                <text:p>0.581294804464182</text:p>
              </table:table-cell>
              <table:table-cell office:value-type="float" office:value="0.573396730163478">
                <text:p>0.573396730163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5469153462766">
                <text:p>-1.15469153462766</text:p>
              </table:table-cell>
              <table:table-cell office:value-type="float" office:value="0.581294804464182">
                <text:p>0.581294804464182</text:p>
              </table:table-cell>
              <table:table-cell office:value-type="float" office:value="0.573396730163478">
                <text:p>0.573396730163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5469200226885">
                <text:p>-1.15469200226885</text:p>
              </table:table-cell>
              <table:table-cell office:value-type="float" office:value="0.581191117811748">
                <text:p>0.581191117811748</text:p>
              </table:table-cell>
              <table:table-cell office:value-type="float" office:value="0.573500884457104">
                <text:p>0.5735008844571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15469200226885">
                <text:p>-1.15469200226885</text:p>
              </table:table-cell>
              <table:table-cell office:value-type="float" office:value="0.581191117811748">
                <text:p>0.581191117811748</text:p>
              </table:table-cell>
              <table:table-cell office:value-type="float" office:value="0.573500884457104">
                <text:p>0.5735008844571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15469200226885">
                <text:p>-1.15469200226885</text:p>
              </table:table-cell>
              <table:table-cell office:value-type="float" office:value="0.581191117811748">
                <text:p>0.581191117811748</text:p>
              </table:table-cell>
              <table:table-cell office:value-type="float" office:value="0.573500884457104">
                <text:p>0.573500884457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15469245744016">
                <text:p>-1.15469245744016</text:p>
              </table:table-cell>
              <table:table-cell office:value-type="float" office:value="0.581087424799793">
                <text:p>0.581087424799793</text:p>
              </table:table-cell>
              <table:table-cell office:value-type="float" office:value="0.573605032640365">
                <text:p>0.573605032640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15469245744016">
                <text:p>-1.15469245744016</text:p>
              </table:table-cell>
              <table:table-cell office:value-type="float" office:value="0.581087424799793">
                <text:p>0.581087424799793</text:p>
              </table:table-cell>
              <table:table-cell office:value-type="float" office:value="0.573605032640365">
                <text:p>0.5736050326403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15469245744016">
                <text:p>-1.15469245744016</text:p>
              </table:table-cell>
              <table:table-cell office:value-type="float" office:value="0.581087424799793">
                <text:p>0.581087424799793</text:p>
              </table:table-cell>
              <table:table-cell office:value-type="float" office:value="0.573605032640365">
                <text:p>0.5736050326403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15469290014153">
                <text:p>-1.15469290014153</text:p>
              </table:table-cell>
              <table:table-cell office:value-type="float" office:value="0.580983725431662">
                <text:p>0.580983725431662</text:p>
              </table:table-cell>
              <table:table-cell office:value-type="float" office:value="0.573709174709872">
                <text:p>0.573709174709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15469290014153">
                <text:p>-1.15469290014153</text:p>
              </table:table-cell>
              <table:table-cell office:value-type="float" office:value="0.580983725431662">
                <text:p>0.580983725431662</text:p>
              </table:table-cell>
              <table:table-cell office:value-type="float" office:value="0.573709174709872">
                <text:p>0.5737091747098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15469311726125">
                <text:p>-1.15469311726125</text:p>
              </table:table-cell>
              <table:table-cell office:value-type="float" office:value="0.580931766033085">
                <text:p>0.580931766033085</text:p>
              </table:table-cell>
              <table:table-cell office:value-type="float" office:value="0.573761351228167">
                <text:p>0.5737613512281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15469333037294">
                <text:p>-1.15469333037294</text:p>
              </table:table-cell>
              <table:table-cell office:value-type="float" office:value="0.5808800197107">
                <text:p>0.5808800197107</text:p>
              </table:table-cell>
              <table:table-cell office:value-type="float" office:value="0.573813310662236">
                <text:p>0.573813310662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15469333037294">
                <text:p>-1.15469333037294</text:p>
              </table:table-cell>
              <table:table-cell office:value-type="float" office:value="0.5808800197107">
                <text:p>0.5808800197107</text:p>
              </table:table-cell>
              <table:table-cell office:value-type="float" office:value="0.573813310662236">
                <text:p>0.5738133106622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15469354123221">
                <text:p>-1.15469354123221</text:p>
              </table:table-cell>
              <table:table-cell office:value-type="float" office:value="0.580828060241654">
                <text:p>0.580828060241654</text:p>
              </table:table-cell>
              <table:table-cell office:value-type="float" office:value="0.57386548099056">
                <text:p>0.57386548099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15469354123221">
                <text:p>-1.15469354123221</text:p>
              </table:table-cell>
              <table:table-cell office:value-type="float" office:value="0.580828060241654">
                <text:p>0.580828060241654</text:p>
              </table:table-cell>
              <table:table-cell office:value-type="float" office:value="0.57386548099056">
                <text:p>0.573865480990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15469374813432">
                <text:p>-1.15469374813432</text:p>
              </table:table-cell>
              <table:table-cell office:value-type="float" office:value="0.580776307640253">
                <text:p>0.580776307640253</text:p>
              </table:table-cell>
              <table:table-cell office:value-type="float" office:value="0.573917440494069">
                <text:p>0.5739174404940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15469395273389">
                <text:p>-1.15469395273389</text:p>
              </table:table-cell>
              <table:table-cell office:value-type="float" office:value="0.580724348102795">
                <text:p>0.580724348102795</text:p>
              </table:table-cell>
              <table:table-cell office:value-type="float" office:value="0.573969604631093">
                <text:p>0.5739696046310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15469415342565">
                <text:p>-1.15469415342565</text:p>
              </table:table-cell>
              <table:table-cell office:value-type="float" office:value="0.580672589223668">
                <text:p>0.580672589223668</text:p>
              </table:table-cell>
              <table:table-cell office:value-type="float" office:value="0.574021564201986">
                <text:p>0.5740215642019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15469415342565">
                <text:p>-1.15469415342565</text:p>
              </table:table-cell>
              <table:table-cell office:value-type="float" office:value="0.580672589223668">
                <text:p>0.580672589223668</text:p>
              </table:table-cell>
              <table:table-cell office:value-type="float" office:value="0.574021564201986">
                <text:p>0.5740215642019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15469435176623">
                <text:p>-1.15469435176623</text:p>
              </table:table-cell>
              <table:table-cell office:value-type="float" office:value="0.580620629619855">
                <text:p>0.580620629619855</text:p>
              </table:table-cell>
              <table:table-cell office:value-type="float" office:value="0.57407372214638">
                <text:p>0.574073722146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15469454624689">
                <text:p>-1.15469454624689</text:p>
              </table:table-cell>
              <table:table-cell office:value-type="float" office:value="0.580568864464291">
                <text:p>0.580568864464291</text:p>
              </table:table-cell>
              <table:table-cell office:value-type="float" office:value="0.574125681782598">
                <text:p>0.5741256817825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15469454624689">
                <text:p>-1.15469454624689</text:p>
              </table:table-cell>
              <table:table-cell office:value-type="float" office:value="0.580568864464291">
                <text:p>0.580568864464291</text:p>
              </table:table-cell>
              <table:table-cell office:value-type="float" office:value="0.574125681782598">
                <text:p>0.5741256817825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15469454631879">
                <text:p>-1.15469454631879</text:p>
              </table:table-cell>
              <table:table-cell office:value-type="float" office:value="0.58056884517105">
                <text:p>0.58056884517105</text:p>
              </table:table-cell>
              <table:table-cell office:value-type="float" office:value="0.574125701147744">
                <text:p>0.574125701147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15469473839881">
                <text:p>-1.15469473839881</text:p>
              </table:table-cell>
              <table:table-cell office:value-type="float" office:value="0.580516885814679">
                <text:p>0.580516885814679</text:p>
              </table:table-cell>
              <table:table-cell office:value-type="float" office:value="0.574177852584133">
                <text:p>0.574177852584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15469492666533">
                <text:p>-1.15469492666533</text:p>
              </table:table-cell>
              <table:table-cell office:value-type="float" office:value="0.580465114693452">
                <text:p>0.580465114693452</text:p>
              </table:table-cell>
              <table:table-cell office:value-type="float" office:value="0.574229811971881">
                <text:p>0.5742298119718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15469492666533">
                <text:p>-1.15469492666533</text:p>
              </table:table-cell>
              <table:table-cell office:value-type="float" office:value="0.580465114693452">
                <text:p>0.580465114693452</text:p>
              </table:table-cell>
              <table:table-cell office:value-type="float" office:value="0.574229811971881">
                <text:p>0.574229811971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15469529454185">
                <text:p>-1.15469529454185</text:p>
              </table:table-cell>
              <table:table-cell office:value-type="float" office:value="0.580361377879834">
                <text:p>0.580361377879834</text:p>
              </table:table-cell>
              <table:table-cell office:value-type="float" office:value="0.574333916662016">
                <text:p>0.574333916662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15469529454185">
                <text:p>-1.15469529454185</text:p>
              </table:table-cell>
              <table:table-cell office:value-type="float" office:value="0.580361377879834">
                <text:p>0.580361377879834</text:p>
              </table:table-cell>
              <table:table-cell office:value-type="float" office:value="0.574333916662016">
                <text:p>0.5743339166620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15469529454185">
                <text:p>-1.15469529454185</text:p>
              </table:table-cell>
              <table:table-cell office:value-type="float" office:value="0.580361377879834">
                <text:p>0.580361377879834</text:p>
              </table:table-cell>
              <table:table-cell office:value-type="float" office:value="0.574333916662016">
                <text:p>0.5743339166620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15469547386461">
                <text:p>-1.15469547386461</text:p>
              </table:table-cell>
              <table:table-cell office:value-type="float" office:value="0.580309489358235">
                <text:p>0.580309489358235</text:p>
              </table:table-cell>
              <table:table-cell office:value-type="float" office:value="0.574385984506378">
                <text:p>0.5743859845063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15469547386461">
                <text:p>-1.15469547386461</text:p>
              </table:table-cell>
              <table:table-cell office:value-type="float" office:value="0.580309489358235">
                <text:p>0.580309489358235</text:p>
              </table:table-cell>
              <table:table-cell office:value-type="float" office:value="0.574385984506378">
                <text:p>0.574385984506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15469564971366">
                <text:p>-1.15469564971366</text:p>
              </table:table-cell>
              <table:table-cell office:value-type="float" office:value="0.580257704452183">
                <text:p>0.580257704452183</text:p>
              </table:table-cell>
              <table:table-cell office:value-type="float" office:value="0.574437945261479">
                <text:p>0.5744379452614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15469582303184">
                <text:p>-1.15469582303184</text:p>
              </table:table-cell>
              <table:table-cell office:value-type="float" office:value="0.580205743668275">
                <text:p>0.580205743668275</text:p>
              </table:table-cell>
              <table:table-cell office:value-type="float" office:value="0.574490079363568">
                <text:p>0.5744900793635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15469582303184">
                <text:p>-1.15469582303184</text:p>
              </table:table-cell>
              <table:table-cell office:value-type="float" office:value="0.580205743668275">
                <text:p>0.580205743668275</text:p>
              </table:table-cell>
              <table:table-cell office:value-type="float" office:value="0.574490079363568">
                <text:p>0.5744900793635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15469599266649">
                <text:p>-1.15469599266649</text:p>
              </table:table-cell>
              <table:table-cell office:value-type="float" office:value="0.580153952490724">
                <text:p>0.580153952490724</text:p>
              </table:table-cell>
              <table:table-cell office:value-type="float" office:value="0.574542040175768">
                <text:p>0.5745420401757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15469615972911">
                <text:p>-1.15469615972911</text:p>
              </table:table-cell>
              <table:table-cell office:value-type="float" office:value="0.580101991650746">
                <text:p>0.580101991650746</text:p>
              </table:table-cell>
              <table:table-cell office:value-type="float" office:value="0.574594168078368">
                <text:p>0.5745941680783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15469615972911">
                <text:p>-1.15469615972911</text:p>
              </table:table-cell>
              <table:table-cell office:value-type="float" office:value="0.580101991650746">
                <text:p>0.580101991650746</text:p>
              </table:table-cell>
              <table:table-cell office:value-type="float" office:value="0.574594168078368">
                <text:p>0.5745941680783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1546963231486">
                <text:p>-1.1546963231486</text:p>
              </table:table-cell>
              <table:table-cell office:value-type="float" office:value="0.58005019420299">
                <text:p>0.58005019420299</text:p>
              </table:table-cell>
              <table:table-cell office:value-type="float" office:value="0.57464612894561">
                <text:p>0.574646128945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1546963231486">
                <text:p>-1.1546963231486</text:p>
              </table:table-cell>
              <table:table-cell office:value-type="float" office:value="0.58005019420299">
                <text:p>0.58005019420299</text:p>
              </table:table-cell>
              <table:table-cell office:value-type="float" office:value="0.57464612894561">
                <text:p>0.574646128945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1546964839564">
                <text:p>-1.1546964839564</text:p>
              </table:table-cell>
              <table:table-cell office:value-type="float" office:value="0.579998233308999">
                <text:p>0.579998233308999</text:p>
              </table:table-cell>
              <table:table-cell office:value-type="float" office:value="0.574698250647396">
                <text:p>0.574698250647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15469664115995">
                <text:p>-1.15469664115995</text:p>
              </table:table-cell>
              <table:table-cell office:value-type="float" office:value="0.579946429592331">
                <text:p>0.579946429592331</text:p>
              </table:table-cell>
              <table:table-cell office:value-type="float" office:value="0.574750211567623">
                <text:p>0.5747502115676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15469664115995">
                <text:p>-1.15469664115995</text:p>
              </table:table-cell>
              <table:table-cell office:value-type="float" office:value="0.579946429592331">
                <text:p>0.579946429592331</text:p>
              </table:table-cell>
              <table:table-cell office:value-type="float" office:value="0.574750211567623">
                <text:p>0.5747502115676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15469679571365">
                <text:p>-1.15469679571365</text:p>
              </table:table-cell>
              <table:table-cell office:value-type="float" office:value="0.579894468646384">
                <text:p>0.579894468646384</text:p>
              </table:table-cell>
              <table:table-cell office:value-type="float" office:value="0.574802327067269">
                <text:p>0.5748023270672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15469694670052">
                <text:p>-1.15469694670052</text:p>
              </table:table-cell>
              <table:table-cell office:value-type="float" office:value="0.579842658662099">
                <text:p>0.579842658662099</text:p>
              </table:table-cell>
              <table:table-cell office:value-type="float" office:value="0.574854288038423">
                <text:p>0.5748542880384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15469709500086">
                <text:p>-1.15469709500086</text:p>
              </table:table-cell>
              <table:table-cell office:value-type="float" office:value="0.579790697666254">
                <text:p>0.579790697666254</text:p>
              </table:table-cell>
              <table:table-cell office:value-type="float" office:value="0.574906397334605">
                <text:p>0.5749063973346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15469709500086">
                <text:p>-1.15469709500086</text:p>
              </table:table-cell>
              <table:table-cell office:value-type="float" office:value="0.579790697666254">
                <text:p>0.579790697666254</text:p>
              </table:table-cell>
              <table:table-cell office:value-type="float" office:value="0.574906397334605">
                <text:p>0.5749063973346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15469723977027">
                <text:p>-1.15469723977027</text:p>
              </table:table-cell>
              <table:table-cell office:value-type="float" office:value="0.579738881415646">
                <text:p>0.579738881415646</text:p>
              </table:table-cell>
              <table:table-cell office:value-type="float" office:value="0.574958358354628">
                <text:p>0.5749583583546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5469723977027">
                <text:p>-1.15469723977027</text:p>
              </table:table-cell>
              <table:table-cell office:value-type="float" office:value="0.579738881415646">
                <text:p>0.579738881415646</text:p>
              </table:table-cell>
              <table:table-cell office:value-type="float" office:value="0.574958358354628">
                <text:p>0.5749583583546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15469738181798">
                <text:p>-1.15469738181798</text:p>
              </table:table-cell>
              <table:table-cell office:value-type="float" office:value="0.57968692037196">
                <text:p>0.57968692037196</text:p>
              </table:table-cell>
              <table:table-cell office:value-type="float" office:value="0.575010461446022">
                <text:p>0.5750104614460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15469738181798">
                <text:p>-1.15469738181798</text:p>
              </table:table-cell>
              <table:table-cell office:value-type="float" office:value="0.57968692037196">
                <text:p>0.57968692037196</text:p>
              </table:table-cell>
              <table:table-cell office:value-type="float" office:value="0.575010461446022">
                <text:p>0.5750104614460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154697656165">
                <text:p>-1.154697656165</text:p>
              </table:table-cell>
              <table:table-cell office:value-type="float" office:value="0.579583136766856">
                <text:p>0.579583136766856</text:p>
              </table:table-cell>
              <table:table-cell office:value-type="float" office:value="0.57511451939814">
                <text:p>0.575114519398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154697656165">
                <text:p>-1.154697656165</text:p>
              </table:table-cell>
              <table:table-cell office:value-type="float" office:value="0.579583136766856">
                <text:p>0.579583136766856</text:p>
              </table:table-cell>
              <table:table-cell office:value-type="float" office:value="0.57511451939814">
                <text:p>0.575114519398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154697656165">
                <text:p>-1.154697656165</text:p>
              </table:table-cell>
              <table:table-cell office:value-type="float" office:value="0.579583136766856">
                <text:p>0.579583136766856</text:p>
              </table:table-cell>
              <table:table-cell office:value-type="float" office:value="0.57511451939814">
                <text:p>0.575114519398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15469778849722">
                <text:p>-1.15469778849722</text:p>
              </table:table-cell>
              <table:table-cell office:value-type="float" office:value="0.579531307987488">
                <text:p>0.579531307987488</text:p>
              </table:table-cell>
              <table:table-cell office:value-type="float" office:value="0.575166480509729">
                <text:p>0.5751664805097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15469791804187">
                <text:p>-1.15469791804187</text:p>
              </table:table-cell>
              <table:table-cell office:value-type="float" office:value="0.579479346854295">
                <text:p>0.579479346854295</text:p>
              </table:table-cell>
              <table:table-cell office:value-type="float" office:value="0.57521857118758">
                <text:p>0.575218571187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15469791804187">
                <text:p>-1.15469791804187</text:p>
              </table:table-cell>
              <table:table-cell office:value-type="float" office:value="0.579479346854295">
                <text:p>0.579479346854295</text:p>
              </table:table-cell>
              <table:table-cell office:value-type="float" office:value="0.57521857118758">
                <text:p>0.575218571187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15469804415436">
                <text:p>-1.15469804415436</text:p>
              </table:table-cell>
              <table:table-cell office:value-type="float" office:value="0.579427511812491">
                <text:p>0.579427511812491</text:p>
              </table:table-cell>
              <table:table-cell office:value-type="float" office:value="0.575270532341864">
                <text:p>0.5752705323418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15469816744859">
                <text:p>-1.15469816744859</text:p>
              </table:table-cell>
              <table:table-cell office:value-type="float" office:value="0.57937555063763">
                <text:p>0.57937555063763</text:p>
              </table:table-cell>
              <table:table-cell office:value-type="float" office:value="0.57532261681096">
                <text:p>0.575322616810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15469816744859">
                <text:p>-1.15469816744859</text:p>
              </table:table-cell>
              <table:table-cell office:value-type="float" office:value="0.57937555063763">
                <text:p>0.57937555063763</text:p>
              </table:table-cell>
              <table:table-cell office:value-type="float" office:value="0.57532261681096">
                <text:p>0.575322616810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15469840438512">
                <text:p>-1.15469840438512</text:p>
              </table:table-cell>
              <table:table-cell office:value-type="float" office:value="0.579271748120218">
                <text:p>0.579271748120218</text:p>
              </table:table-cell>
              <table:table-cell office:value-type="float" office:value="0.575426656264901">
                <text:p>0.5754266562649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15469840438512">
                <text:p>-1.15469840438512</text:p>
              </table:table-cell>
              <table:table-cell office:value-type="float" office:value="0.579271748120218">
                <text:p>0.579271748120218</text:p>
              </table:table-cell>
              <table:table-cell office:value-type="float" office:value="0.575426656264901">
                <text:p>0.5754266562649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15469840441073">
                <text:p>-1.15469840441073</text:p>
              </table:table-cell>
              <table:table-cell office:value-type="float" office:value="0.579271736598019">
                <text:p>0.579271736598019</text:p>
              </table:table-cell>
              <table:table-cell office:value-type="float" office:value="0.575426667812707">
                <text:p>0.5754266678127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15469851808009">
                <text:p>-1.15469851808009</text:p>
              </table:table-cell>
              <table:table-cell office:value-type="float" office:value="0.579219889345636">
                <text:p>0.579219889345636</text:p>
              </table:table-cell>
              <table:table-cell office:value-type="float" office:value="0.57547862873445">
                <text:p>0.575478628734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15469862887435">
                <text:p>-1.15469862887435</text:p>
              </table:table-cell>
              <table:table-cell office:value-type="float" office:value="0.579167928405374">
                <text:p>0.579167928405374</text:p>
              </table:table-cell>
              <table:table-cell office:value-type="float" office:value="0.575530700468979">
                <text:p>0.5755307004689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15469862887435">
                <text:p>-1.15469862887435</text:p>
              </table:table-cell>
              <table:table-cell office:value-type="float" office:value="0.579167928405374">
                <text:p>0.579167928405374</text:p>
              </table:table-cell>
              <table:table-cell office:value-type="float" office:value="0.575530700468979">
                <text:p>0.5755307004689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15469873632177">
                <text:p>-1.15469873632177</text:p>
              </table:table-cell>
              <table:table-cell office:value-type="float" office:value="0.579116074894524">
                <text:p>0.579116074894524</text:p>
              </table:table-cell>
              <table:table-cell office:value-type="float" office:value="0.575582661427245">
                <text:p>0.575582661427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1546988408679">
                <text:p>-1.1546988408679</text:p>
              </table:table-cell>
              <table:table-cell office:value-type="float" office:value="0.579064113918769">
                <text:p>0.579064113918769</text:p>
              </table:table-cell>
              <table:table-cell office:value-type="float" office:value="0.575634726949131">
                <text:p>0.5756347269491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1546988408679">
                <text:p>-1.1546988408679</text:p>
              </table:table-cell>
              <table:table-cell office:value-type="float" office:value="0.579064113918769">
                <text:p>0.579064113918769</text:p>
              </table:table-cell>
              <table:table-cell office:value-type="float" office:value="0.575634726949131">
                <text:p>0.5756347269491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15469894209261">
                <text:p>-1.15469894209261</text:p>
              </table:table-cell>
              <table:table-cell office:value-type="float" office:value="0.57901225415075">
                <text:p>0.57901225415075</text:p>
              </table:table-cell>
              <table:table-cell office:value-type="float" office:value="0.575686687941861">
                <text:p>0.5756866879418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15469904039134">
                <text:p>-1.15469904039134</text:p>
              </table:table-cell>
              <table:table-cell office:value-type="float" office:value="0.578960293141559">
                <text:p>0.578960293141559</text:p>
              </table:table-cell>
              <table:table-cell office:value-type="float" office:value="0.575738747249784">
                <text:p>0.5757387472497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15469913539259">
                <text:p>-1.15469913539259</text:p>
              </table:table-cell>
              <table:table-cell office:value-type="float" office:value="0.578908427117672">
                <text:p>0.578908427117672</text:p>
              </table:table-cell>
              <table:table-cell office:value-type="float" office:value="0.575790708274923">
                <text:p>0.5757907082749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15469913539259">
                <text:p>-1.15469913539259</text:p>
              </table:table-cell>
              <table:table-cell office:value-type="float" office:value="0.578908427117672">
                <text:p>0.578908427117672</text:p>
              </table:table-cell>
              <table:table-cell office:value-type="float" office:value="0.575790708274923">
                <text:p>0.5757907082749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15469913539259">
                <text:p>-1.15469913539259</text:p>
              </table:table-cell>
              <table:table-cell office:value-type="float" office:value="0.578908427117672">
                <text:p>0.578908427117672</text:p>
              </table:table-cell>
              <table:table-cell office:value-type="float" office:value="0.575790708274923">
                <text:p>0.5757907082749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15469922744467">
                <text:p>-1.15469922744467</text:p>
              </table:table-cell>
              <table:table-cell office:value-type="float" office:value="0.578856466077101">
                <text:p>0.578856466077101</text:p>
              </table:table-cell>
              <table:table-cell office:value-type="float" office:value="0.575842761367565">
                <text:p>0.5758427613675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546993162217">
                <text:p>-1.1546993162217</text:p>
              </table:table-cell>
              <table:table-cell office:value-type="float" office:value="0.578804593798646">
                <text:p>0.578804593798646</text:p>
              </table:table-cell>
              <table:table-cell office:value-type="float" office:value="0.575894722423053">
                <text:p>0.5758947224230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15469940202785">
                <text:p>-1.15469940202785</text:p>
              </table:table-cell>
              <table:table-cell office:value-type="float" office:value="0.578752632728754">
                <text:p>0.578752632728754</text:p>
              </table:table-cell>
              <table:table-cell office:value-type="float" office:value="0.575946769299095">
                <text:p>0.5759467692990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15469940202785">
                <text:p>-1.15469940202785</text:p>
              </table:table-cell>
              <table:table-cell office:value-type="float" office:value="0.578752632728754">
                <text:p>0.578752632728754</text:p>
              </table:table-cell>
              <table:table-cell office:value-type="float" office:value="0.575946769299095">
                <text:p>0.5759467692990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15469948457991">
                <text:p>-1.15469948457991</text:p>
              </table:table-cell>
              <table:table-cell office:value-type="float" office:value="0.578700754197031">
                <text:p>0.578700754197031</text:p>
              </table:table-cell>
              <table:table-cell office:value-type="float" office:value="0.575998730382876">
                <text:p>0.5759987303828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15469956414088">
                <text:p>-1.15469956414088</text:p>
              </table:table-cell>
              <table:table-cell office:value-type="float" office:value="0.578648793099875">
                <text:p>0.578648793099875</text:p>
              </table:table-cell>
              <table:table-cell office:value-type="float" office:value="0.576050771040999">
                <text:p>0.5760507710409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15469956414088">
                <text:p>-1.15469956414088</text:p>
              </table:table-cell>
              <table:table-cell office:value-type="float" office:value="0.578648793099875">
                <text:p>0.578648793099875</text:p>
              </table:table-cell>
              <table:table-cell office:value-type="float" office:value="0.576050771040999">
                <text:p>0.5760507710409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1546996404672">
                <text:p>-1.1546996404672</text:p>
              </table:table-cell>
              <table:table-cell office:value-type="float" office:value="0.578596908316186">
                <text:p>0.578596908316186</text:p>
              </table:table-cell>
              <table:table-cell office:value-type="float" office:value="0.576102732151016">
                <text:p>0.5761027321510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15469971378373">
                <text:p>-1.15469971378373</text:p>
              </table:table-cell>
              <table:table-cell office:value-type="float" office:value="0.578544947193825">
                <text:p>0.578544947193825</text:p>
              </table:table-cell>
              <table:table-cell office:value-type="float" office:value="0.576154766589904">
                <text:p>0.5761547665899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15469971378373">
                <text:p>-1.15469971378373</text:p>
              </table:table-cell>
              <table:table-cell office:value-type="float" office:value="0.578544947193825">
                <text:p>0.578544947193825</text:p>
              </table:table-cell>
              <table:table-cell office:value-type="float" office:value="0.576154766589904">
                <text:p>0.5761547665899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15469978388357">
                <text:p>-1.15469978388357</text:p>
              </table:table-cell>
              <table:table-cell office:value-type="float" office:value="0.578493056159472">
                <text:p>0.578493056159472</text:p>
              </table:table-cell>
              <table:table-cell office:value-type="float" office:value="0.576206727724098">
                <text:p>0.5762067277240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15469978388357">
                <text:p>-1.15469978388357</text:p>
              </table:table-cell>
              <table:table-cell office:value-type="float" office:value="0.578493056159472">
                <text:p>0.578493056159472</text:p>
              </table:table-cell>
              <table:table-cell office:value-type="float" office:value="0.576206727724098">
                <text:p>0.5762067277240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1546998509564">
                <text:p>-1.1546998509564</text:p>
              </table:table-cell>
              <table:table-cell office:value-type="float" office:value="0.578441095013961">
                <text:p>0.578441095013961</text:p>
              </table:table-cell>
              <table:table-cell office:value-type="float" office:value="0.576258755942435">
                <text:p>0.5762587559424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154699914829">
                <text:p>-1.154699914829</text:p>
              </table:table-cell>
              <table:table-cell office:value-type="float" office:value="0.578389197730247">
                <text:p>0.578389197730247</text:p>
              </table:table-cell>
              <table:table-cell office:value-type="float" office:value="0.576310717098748">
                <text:p>0.5763107170987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154699914829">
                <text:p>-1.154699914829</text:p>
              </table:table-cell>
              <table:table-cell office:value-type="float" office:value="0.578389197730247">
                <text:p>0.578389197730247</text:p>
              </table:table-cell>
              <table:table-cell office:value-type="float" office:value="0.576310717098748">
                <text:p>0.5763107170987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15469997565886">
                <text:p>-1.15469997565886</text:p>
              </table:table-cell>
              <table:table-cell office:value-type="float" office:value="0.578337236563646">
                <text:p>0.578337236563646</text:p>
              </table:table-cell>
              <table:table-cell office:value-type="float" office:value="0.576362739095218">
                <text:p>0.5763627390952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15470003330347">
                <text:p>-1.15470003330347</text:p>
              </table:table-cell>
              <table:table-cell office:value-type="float" office:value="0.578285333031873">
                <text:p>0.578285333031873</text:p>
              </table:table-cell>
              <table:table-cell office:value-type="float" office:value="0.576414700271593">
                <text:p>0.5764147002715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15470003330347">
                <text:p>-1.15470003330347</text:p>
              </table:table-cell>
              <table:table-cell office:value-type="float" office:value="0.578285333031873">
                <text:p>0.578285333031873</text:p>
              </table:table-cell>
              <table:table-cell office:value-type="float" office:value="0.576414700271593">
                <text:p>0.5764147002715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15470008789112">
                <text:p>-1.15470008789112</text:p>
              </table:table-cell>
              <table:table-cell office:value-type="float" office:value="0.578233371846238">
                <text:p>0.578233371846238</text:p>
              </table:table-cell>
              <table:table-cell office:value-type="float" office:value="0.576466716044881">
                <text:p>0.5764667160448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15470008789112">
                <text:p>-1.15470008789112</text:p>
              </table:table-cell>
              <table:table-cell office:value-type="float" office:value="0.578233371846238">
                <text:p>0.578233371846238</text:p>
              </table:table-cell>
              <table:table-cell office:value-type="float" office:value="0.576466716044881">
                <text:p>0.5764667160448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15470018765315">
                <text:p>-1.15470018765315</text:p>
              </table:table-cell>
              <table:table-cell office:value-type="float" office:value="0.578129500865101">
                <text:p>0.578129500865101</text:p>
              </table:table-cell>
              <table:table-cell office:value-type="float" office:value="0.576570686788051">
                <text:p>0.5765706867880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15470018765315">
                <text:p>-1.15470018765315</text:p>
              </table:table-cell>
              <table:table-cell office:value-type="float" office:value="0.578129500865101">
                <text:p>0.578129500865101</text:p>
              </table:table-cell>
              <table:table-cell office:value-type="float" office:value="0.576570686788051">
                <text:p>0.5765706867880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1547002328395">
                <text:p>-1.1547002328395</text:p>
              </table:table-cell>
              <table:table-cell office:value-type="float" office:value="0.578077584841123">
                <text:p>0.578077584841123</text:p>
              </table:table-cell>
              <table:table-cell office:value-type="float" office:value="0.576622647998377">
                <text:p>0.5766226479983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1547002328395">
                <text:p>-1.1547002328395</text:p>
              </table:table-cell>
              <table:table-cell office:value-type="float" office:value="0.578077584841123">
                <text:p>0.578077584841123</text:p>
              </table:table-cell>
              <table:table-cell office:value-type="float" office:value="0.576622647998377">
                <text:p>0.5766226479983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15470027494495">
                <text:p>-1.15470027494495</text:p>
              </table:table-cell>
              <table:table-cell office:value-type="float" office:value="0.578025623623595">
                <text:p>0.578025623623595</text:p>
              </table:table-cell>
              <table:table-cell office:value-type="float" office:value="0.576674651321356">
                <text:p>0.5766746513213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15470031390104">
                <text:p>-1.15470031390104</text:p>
              </table:table-cell>
              <table:table-cell office:value-type="float" office:value="0.577973701355472">
                <text:p>0.577973701355472</text:p>
              </table:table-cell>
              <table:table-cell office:value-type="float" office:value="0.576726612545571">
                <text:p>0.5767266125455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15470031390104">
                <text:p>-1.15470031390104</text:p>
              </table:table-cell>
              <table:table-cell office:value-type="float" office:value="0.577973701355472">
                <text:p>0.577973701355472</text:p>
              </table:table-cell>
              <table:table-cell office:value-type="float" office:value="0.576726612545571">
                <text:p>0.5767266125455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15470034976651">
                <text:p>-1.15470034976651</text:p>
              </table:table-cell>
              <table:table-cell office:value-type="float" office:value="0.577921740125084">
                <text:p>0.577921740125084</text:p>
              </table:table-cell>
              <table:table-cell office:value-type="float" office:value="0.576778609641425">
                <text:p>0.576778609641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15470038249159">
                <text:p>-1.15470038249159</text:p>
              </table:table-cell>
              <table:table-cell office:value-type="float" office:value="0.577869811614121">
                <text:p>0.577869811614121</text:p>
              </table:table-cell>
              <table:table-cell office:value-type="float" office:value="0.576830570877471">
                <text:p>0.5768305708774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15305701077988">
                <text:p>-1.15305701077988</text:p>
              </table:table-cell>
              <table:table-cell office:value-type="float" office:value="0.629863741571386">
                <text:p>0.629863741571386</text:p>
              </table:table-cell>
              <table:table-cell office:value-type="float" office:value="0.52319326920849">
                <text:p>0.523193269208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695763682709549">
                <text:p>-0.695763682709549</text:p>
              </table:table-cell>
              <table:table-cell office:value-type="float" office:value="-0.450200029988532">
                <text:p>-0.450200029988532</text:p>
              </table:table-cell>
              <table:table-cell office:value-type="float" office:value="1.14596371269808">
                <text:p>1.145963712698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713093419247401">
                <text:p>-0.713093419247401</text:p>
              </table:table-cell>
              <table:table-cell office:value-type="float" office:value="-0.429979406642974">
                <text:p>-0.429979406642974</text:p>
              </table:table-cell>
              <table:table-cell office:value-type="float" office:value="1.14307282589037">
                <text:p>1.143072825890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83605932469415">
                <text:p>-0.83605932469415</text:p>
              </table:table-cell>
              <table:table-cell office:value-type="float" office:value="-0.271719280525599">
                <text:p>-0.271719280525599</text:p>
              </table:table-cell>
              <table:table-cell office:value-type="float" office:value="1.10777860521975">
                <text:p>1.107778605219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01678809683141">
                <text:p>-1.01678809683141</text:p>
              </table:table-cell>
              <table:table-cell office:value-type="float" office:value="0.0344673931129289">
                <text:p>0.0344673931129289</text:p>
              </table:table-cell>
              <table:table-cell office:value-type="float" office:value="0.982320703718477">
                <text:p>0.9823207037184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15230477878583">
                <text:p>-1.15230477878583</text:p>
              </table:table-cell>
              <table:table-cell office:value-type="float" office:value="0.511768598028089">
                <text:p>0.511768598028089</text:p>
              </table:table-cell>
              <table:table-cell office:value-type="float" office:value="0.640536180757738">
                <text:p>0.640536180757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12200090435515">
                <text:p>-1.12200090435515</text:p>
              </table:table-cell>
              <table:table-cell office:value-type="float" office:value="0.79729577157615">
                <text:p>0.79729577157615</text:p>
              </table:table-cell>
              <table:table-cell office:value-type="float" office:value="0.324705132778996">
                <text:p>0.3247051327789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10758289766762">
                <text:p>-1.10758289766762</text:p>
              </table:table-cell>
              <table:table-cell office:value-type="float" office:value="0.836537082921496">
                <text:p>0.836537082921496</text:p>
              </table:table-cell>
              <table:table-cell office:value-type="float" office:value="0.271045814746125">
                <text:p>0.271045814746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